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2060">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0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4">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0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8">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0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2">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0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6">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0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0">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0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4">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0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8">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0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2">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0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6">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0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1">
      <style:graphic-properties draw:fill="none" draw:stroke="none"/>
    </style:style>
    <style:style style:family="presentation" style:name="a12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0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5">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0">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3">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04">
      <style:text-properties fo:font-variant="normal" fo:text-transform="none" fo:color="#004a8c"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5">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6">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4">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505">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0">
      <style:graphic-properties fo:wrap-option="wrap" fo:padding-top="0in" fo:padding-bottom="0.31496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9">
      <style:graphic-properties draw:fill="none" draw:stroke="non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9">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7">
      <style:graphic-properties fo:wrap-option="wrap" fo:padding-top="0.05in" fo:padding-bottom="0.05in" fo:padding-left="0.1in" fo:padding-right="0.1in" draw:textarea-vertical-align="top" draw:textarea-horizontal-align="left" draw:fill="solid" draw:fill-color="#ffffff" draw:opacity="81%" draw:stroke="none" draw:auto-grow-width="false" draw:auto-grow-height="true"/>
      <style:paragraph-properties style:font-independent-line-spacing="true" style:writing-mode="lr-tb"/>
    </style:style>
    <style:style style:family="text" style:name="a180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1.0889in" fo:margin-left="0.19685in" fo:margin-right="0in" fo:text-indent="-0.1968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3">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6">
      <style:graphic-properties fo:wrap-option="wrap" fo:padding-top="0.05in" fo:padding-bottom="0.05in" fo:padding-left="0.1in" fo:padding-right="0.1in" draw:textarea-vertical-align="top" draw:textarea-horizontal-align="left" draw:fill="solid" draw:fill-color="#ffffff" draw:opacity="81%" draw:stroke="none" draw:auto-grow-width="false" draw:auto-grow-height="true"/>
      <style:paragraph-properties style:font-independent-line-spacing="true" style:writing-mode="lr-tb"/>
    </style:style>
    <style:style style:family="paragraph" style:name="a1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0">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1">
      <style:text-properties fo:font-variant="normal" fo:text-transform="none" fo:color="#004a8c"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19">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902">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03">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513">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8">
      <style:graphic-properties fo:wrap-option="wrap" fo:padding-top="0in" fo:padding-bottom="0.31496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17">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2">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15">
      <style:graphic-properties fo:wrap-option="wrap" fo:padding-top="0.05in" fo:padding-bottom="0.05in" fo:padding-left="0.1in" fo:padding-right="0.1in" draw:textarea-vertical-align="top" draw:textarea-horizontal-align="left" draw:fill="solid" draw:fill-color="#ffffff" draw:opacity="81%" draw:stroke="none" draw:auto-grow-width="false" draw:auto-grow-height="true"/>
      <style:paragraph-properties style:font-independent-line-spacing="true" style:writing-mode="lr-tb"/>
    </style:style>
    <style:style style:family="text" style:name="a1325">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5">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81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0">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81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2">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5">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916">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526">
      <style:text-properties fo:font-variant="normal" fo:text-transform="none" fo:color="#004a8c"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8">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26">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2">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2">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82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6">
      <style:graphic-properties fo:wrap-option="wrap" fo:padding-top="0.05in" fo:padding-bottom="0.05in" fo:padding-left="0.1in" fo:padding-right="0.1in" draw:textarea-vertical-align="top" draw:textarea-horizontal-align="left" draw:fill="solid" draw:fill-color="#ffffff" draw:opacity="81%" draw:stroke="none" draw:auto-grow-width="false" draw:auto-grow-height="true"/>
      <style:paragraph-properties style:font-independent-line-spacing="true" style:writing-mode="lr-tb"/>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7">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8">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9">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2">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5">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9">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3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6">
      <style:graphic-properties fo:wrap-option="wrap" fo:padding-top="0.05in" fo:padding-bottom="0.05in" fo:padding-left="0.1in" fo:padding-right="0.1in" draw:textarea-vertical-align="top" draw:textarea-horizontal-align="left" draw:fill="solid" draw:fill-color="#ffffff" draw:opacity="81%" draw:stroke="none" draw:auto-grow-width="false" draw:auto-grow-height="tru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2">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34">
      <style:graphic-properties fo:wrap-option="wrap" fo:padding-top="0.05in" fo:padding-bottom="0.05in" fo:padding-left="0.1in" fo:padding-right="0.1in" draw:textarea-vertical-align="top" draw:textarea-horizontal-align="left" draw:fill="solid" draw:fill-color="#ffffff" draw:opacity="81%" draw:stroke="none" draw:auto-grow-width="false" draw:auto-grow-height="true"/>
      <style:paragraph-properties style:font-independent-line-spacing="true" style:writing-mode="lr-tb"/>
    </style:style>
    <style:style style:family="text" style:name="a1344">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3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31">
      <style:graphic-properties draw:fill="none" draw:stroke="none"/>
    </style:style>
    <style:style style:family="text" style:name="a173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0">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348">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3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5">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1">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449">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7">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547">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100%" fo:text-align="left" style:tab-stop-distance="1.0889in" fo:margin-left="0.19685in" fo:margin-right="0in" fo:text-indent="-0.1968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2">
      <style:paragraph-properties fo:line-height="100%" fo:text-align="left"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4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4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74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0">
      <style:graphic-properties fo:wrap-option="wrap" fo:padding-top="0in" fo:padding-bottom="0.31496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4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41">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3">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4">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4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7">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4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8">
      <style:text-properties fo:font-variant="normal" fo:text-transform="none" fo:color="#004a8c"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57">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9">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4">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9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6">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1">
      <style:graphic-properties fo:wrap-option="wrap" fo:padding-top="0.05in" fo:padding-bottom="0.05in" fo:padding-left="0.1in" fo:padding-right="0.1in" draw:textarea-vertical-align="top" draw:textarea-horizontal-align="left" draw:fill="solid" draw:fill-color="#ffffff" draw:opacity="81%" draw:stroke="none" draw:auto-grow-width="false" draw:auto-grow-height="true"/>
      <style:paragraph-properties style:font-independent-line-spacing="true" style:writing-mode="lr-tb"/>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0889in" fo:margin-left="0.19685in" fo:margin-right="0in" fo:text-indent="-0.1968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0">
      <style:graphic-properties fo:wrap-option="wrap" fo:padding-top="0.05in" fo:padding-bottom="0.05in" fo:padding-left="0.1in" fo:padding-right="0.1in" draw:textarea-vertical-align="top" draw:textarea-horizontal-align="left" draw:fill="solid" draw:fill-color="#ffffff" draw:opacity="81%" draw:stroke="none" draw:auto-grow-width="false" draw:auto-grow-height="true"/>
      <style:paragraph-properties style:font-independent-line-spacing="true" style:writing-mode="lr-tb"/>
    </style:style>
    <style:style style:family="text" style:name="a165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75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5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5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5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5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850">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5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8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8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8">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2">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9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4">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3">
      <style:graphic-properties fo:wrap-option="wrap" fo:padding-top="0.05in" fo:padding-bottom="0.05in" fo:padding-left="0.1in" fo:padding-right="0.1in" draw:textarea-vertical-align="top" draw:textarea-horizontal-align="left" draw:fill="solid" draw:fill-color="#ffffff" draw:opacity="81%" draw:stroke="none" draw:auto-grow-width="false" draw:auto-grow-height="true"/>
      <style:paragraph-properties style:font-independent-line-spacing="true" style:writing-mode="lr-tb"/>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ffffff"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9">
      <style:paragraph-properties fo:line-height="100%" fo:text-align="left" style:tab-stop-distance="1.0889in" fo:margin-left="0.19685in" fo:margin-right="0in" fo:text-indent="-0.1968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2">
      <style:graphic-properties fo:wrap-option="wrap" fo:padding-top="0.11811in" fo:padding-bottom="0.11811in" fo:padding-left="0.51181in" fo:padding-right="0.11811in" draw:textarea-vertical-align="middle" draw:textarea-horizontal-align="left" draw:fill="solid" draw:fill-color="#004a8c" draw:opacity="100%" draw:stroke="none" draw:auto-grow-width="false" draw:auto-grow-height="false"/>
      <style:paragraph-properties style:font-independent-line-spacing="true" style:writing-mode="lr-tb"/>
    </style:style>
    <style:style style:family="paragraph" style:name="a1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5">
      <style:graphic-properties fo:wrap-option="wrap" fo:padding-top="0.05in" fo:padding-bottom="0.05in" fo:padding-left="0.1in" fo:padding-right="0.1in" draw:textarea-vertical-align="top" draw:textarea-horizontal-align="left" draw:fill="solid" draw:fill-color="#ffffff" draw:opacity="81%" draw:stroke="none" draw:auto-grow-width="false" draw:auto-grow-height="true"/>
      <style:paragraph-properties style:font-independent-line-spacing="true" style:writing-mode="lr-tb"/>
    </style:style>
    <style:style style:family="text" style:name="a176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6">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6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1">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20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9">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1">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4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476">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8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8">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0">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1">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20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9">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1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65">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4">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184">
      <style:text-properties fo:text-transform="uppercase" fo:color="#ffffff" style:text-line-through-type="none" style:text-line-through-style="none" style:text-line-through-width="auto" style:text-line-through-color="font-color" style:text-position="0% 100%" fo:font-family="Arial"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text-transform="uppercase" fo:color="#ffffff" style:text-line-through-type="none" style:text-line-through-style="none" style:text-line-through-width="auto" style:text-line-through-color="font-color" style:text-position="0% 100%" fo:font-family="Arial"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text-transform="uppercase" fo:color="#ffffff" style:text-line-through-type="none" style:text-line-through-style="none" style:text-line-through-width="auto" style:text-line-through-color="font-color" style:text-position="0% 100%" fo:font-family="Arial"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7">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187">
      <style:text-properties fo:text-transform="uppercase" fo:color="#ffffff" style:text-line-through-type="none" style:text-line-through-style="none" style:text-line-through-width="auto" style:text-line-through-color="font-color" style:text-position="0% 100%" fo:font-family="Arial"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9">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1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text-transform="uppercase" fo:color="#ffffff" style:text-line-through-type="none" style:text-line-through-style="none" style:text-line-through-width="auto" style:text-line-through-color="font-color" style:text-position="0% 100%" fo:font-family="Arial"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7">
      <style:graphic-properties fo:wrap-option="wrap" fo:padding-top="0.05in" fo:padding-bottom="0.05in" fo:padding-left="0.1in" fo:padding-right="0.1in" draw:textarea-vertical-align="top" draw:textarea-horizontal-align="left" draw:fill="solid" draw:fill-color="#ffffff" draw:opacity="81%" draw:stroke="none" draw:auto-grow-width="false" draw:auto-grow-height="true"/>
      <style:paragraph-properties style:font-independent-line-spacing="true" style:writing-mode="lr-tb"/>
    </style:style>
    <style:style style:family="text" style:name="a177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004a8c"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2">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7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7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7">
      <style:graphic-properties draw:fill="none" draw:stroke="none"/>
    </style:style>
    <style:style style:family="text" style:name="a18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4">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2012">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7">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6">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9">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191">
      <style:text-properties fo:text-transform="uppercas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3">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195">
      <style:paragraph-properties fo:line-height="100%" fo:text-align="center"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6">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6">
      <style:graphic-properties fo:wrap-option="wrap" fo:padding-top="0.11811in" fo:padding-bottom="0.11811in" fo:padding-left="0.11811in" fo:padding-right="0.11811in" draw:textarea-vertical-align="middle" draw:textarea-horizontal-align="center" draw:fill="solid" draw:fill-color="#929395" draw:opacity="100%" draw:stroke="none" draw:auto-grow-width="false" draw:auto-grow-height="false"/>
      <style:paragraph-properties style:font-independent-line-spacing="true" style:writing-mode="lr-tb"/>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7">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8">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99">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1.0889in" fo:margin-left="0.19685in" fo:margin-right="0in" fo:text-indent="-0.1968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90">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4">
      <style:graphic-properties fo:wrap-option="wrap" fo:padding-top="0.05in" fo:padding-bottom="0.05in" fo:padding-left="0.1in" fo:padding-right="0.1in" draw:textarea-vertical-align="top" draw:textarea-horizontal-align="left" draw:fill="solid" draw:fill-color="#ffffff" draw:opacity="81%" draw:stroke="none" draw:auto-grow-width="false" draw:auto-grow-height="true"/>
      <style:paragraph-properties style:font-independent-line-spacing="true" style:writing-mode="lr-tb"/>
    </style:style>
    <style:style style:family="text" style:name="a1393">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6">
      <style:graphic-properties fo:wrap-option="wrap" fo:padding-top="0in" fo:padding-bottom="0.31496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8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1">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9">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2">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0">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4">
      <style:graphic-properties draw:fill="none" draw:stroke="none"/>
    </style:style>
    <style:style style:family="text" style:name="a20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5">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drawing-page" style:name="a18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2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87">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0">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20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0">
      <style:graphic-properties draw:fill="none" draw:stroke="none"/>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0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84">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5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0">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3">
      <style:graphic-properties fo:wrap-option="wrap" fo:padding-top="0in" fo:padding-bottom="0.31496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03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894">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7">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03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9">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2">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20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0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4">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0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8">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0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2">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0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6">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0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19">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37in" text:min-label-width="0.19685in"/>
        <style:text-properties fo:color="#004a8c" fo:font-family="Wingdings" style:font-pitch="variable" fo:font-size="100%"/>
      </text:list-level-style-bullet>
      <text:list-level-style-bullet text:level="6" text:bullet-char="§">
        <style:list-level-properties text:space-before="2.55315in" text:min-label-width="0.19685in"/>
        <style:text-properties fo:color="#004a8c" fo:font-family="Wingdings" style:font-pitch="variable" fo:font-size="100%"/>
      </text:list-level-style-bullet>
      <text:list-level-style-bullet text:level="7" text:bullet-char="§">
        <style:list-level-properties text:space-before="3.05315in" text:min-label-width="0.19685in"/>
        <style:text-properties fo:color="#004a8c" fo:font-family="Wingdings" style:font-pitch="variable" fo:font-size="100%"/>
      </text:list-level-style-bullet>
      <text:list-level-style-bullet text:level="8" text:bullet-char="§">
        <style:list-level-properties text:space-before="3.55315in" text:min-label-width="0.19685in"/>
        <style:text-properties fo:color="#004a8c" fo:font-family="Wingdings" style:font-pitch="variable" fo:font-size="100%"/>
      </text:list-level-style-bullet>
      <text:list-level-style-bullet text:level="9" text:bullet-char="§">
        <style:list-level-properties text:space-before="4.05315in" text:min-label-width="0.19685in"/>
        <style:text-properties fo:color="#004a8c" fo:font-family="Wingdings" style:font-pitch="variable" fo:font-size="100%"/>
      </text:list-level-style-bullet>
    </text:list-style>
    <text:list-style style:name="a135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19685in"/>
      </text:list-level-style-number>
      <text:list-level-style-number text:level="5" style:num-format="">
        <style:list-level-properties text:space-before="0.3937in"/>
      </text:list-level-style-number>
      <text:list-level-style-number text:level="6" style:num-format="">
        <style:list-level-properties text:space-before="2.55315in"/>
      </text:list-level-style-number>
      <text:list-level-style-number text:level="7" style:num-format="">
        <style:list-level-properties text:space-before="3.05315in"/>
      </text:list-level-style-number>
      <text:list-level-style-number text:level="8" style:num-format="">
        <style:list-level-properties text:space-before="3.55315in"/>
      </text:list-level-style-number>
      <text:list-level-style-number text:level="9" style:num-format="">
        <style:list-level-properties text:space-before="4.05315in"/>
      </text:list-level-style-number>
    </text:list-style>
    <text:list-style style:name="a122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905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80">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37in" text:min-label-width="0.19685in"/>
        <style:text-properties fo:color="#004a8c" fo:font-family="Wingdings" style:font-pitch="variable" fo:font-size="100%"/>
      </text:list-level-style-bullet>
      <text:list-level-style-bullet text:level="6" text:bullet-char="§">
        <style:list-level-properties text:space-before="2.55315in" text:min-label-width="0.19685in"/>
        <style:text-properties fo:color="#004a8c" fo:font-family="Wingdings" style:font-pitch="variable" fo:font-size="100%"/>
      </text:list-level-style-bullet>
      <text:list-level-style-bullet text:level="7" text:bullet-char="§">
        <style:list-level-properties text:space-before="3.05315in" text:min-label-width="0.19685in"/>
        <style:text-properties fo:color="#004a8c" fo:font-family="Wingdings" style:font-pitch="variable" fo:font-size="100%"/>
      </text:list-level-style-bullet>
      <text:list-level-style-bullet text:level="8" text:bullet-char="§">
        <style:list-level-properties text:space-before="3.55315in" text:min-label-width="0.19685in"/>
        <style:text-properties fo:color="#004a8c" fo:font-family="Wingdings" style:font-pitch="variable" fo:font-size="100%"/>
      </text:list-level-style-bullet>
      <text:list-level-style-bullet text:level="9" text:bullet-char="§">
        <style:list-level-properties text:space-before="4.05315in" text:min-label-width="0.19685in"/>
        <style:text-properties fo:color="#004a8c" fo:font-family="Wingdings" style:font-pitch="variable" fo:font-size="100%"/>
      </text:list-level-style-bullet>
    </text:list-style>
    <text:list-style style:name="a1251">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37in" text:min-label-width="0.19685in"/>
        <style:text-properties fo:color="#004a8c" fo:font-family="Wingdings" style:font-pitch="variable" fo:font-size="100%"/>
      </text:list-level-style-bullet>
      <text:list-level-style-bullet text:level="6" text:bullet-char="§">
        <style:list-level-properties text:space-before="2.55315in" text:min-label-width="0.19685in"/>
        <style:text-properties fo:color="#004a8c" fo:font-family="Wingdings" style:font-pitch="variable" fo:font-size="100%"/>
      </text:list-level-style-bullet>
      <text:list-level-style-bullet text:level="7" text:bullet-char="§">
        <style:list-level-properties text:space-before="3.05315in" text:min-label-width="0.19685in"/>
        <style:text-properties fo:color="#004a8c" fo:font-family="Wingdings" style:font-pitch="variable" fo:font-size="100%"/>
      </text:list-level-style-bullet>
      <text:list-level-style-bullet text:level="8" text:bullet-char="§">
        <style:list-level-properties text:space-before="3.55315in" text:min-label-width="0.19685in"/>
        <style:text-properties fo:color="#004a8c" fo:font-family="Wingdings" style:font-pitch="variable" fo:font-size="100%"/>
      </text:list-level-style-bullet>
      <text:list-level-style-bullet text:level="9" text:bullet-char="§">
        <style:list-level-properties text:space-before="4.05315in" text:min-label-width="0.19685in"/>
        <style:text-properties fo:color="#004a8c" fo:font-family="Wingdings" style:font-pitch="variable" fo:font-size="100%"/>
      </text:list-level-style-bullet>
    </text:list-style>
    <text:list-style style:name="a1294">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37in" text:min-label-width="0.19685in"/>
        <style:text-properties fo:color="#004a8c" fo:font-family="Wingdings" style:font-pitch="variable" fo:font-size="100%"/>
      </text:list-level-style-bullet>
      <text:list-level-style-bullet text:level="6" text:bullet-char="§">
        <style:list-level-properties text:space-before="2.55315in" text:min-label-width="0.19685in"/>
        <style:text-properties fo:color="#004a8c" fo:font-family="Wingdings" style:font-pitch="variable" fo:font-size="100%"/>
      </text:list-level-style-bullet>
      <text:list-level-style-bullet text:level="7" text:bullet-char="§">
        <style:list-level-properties text:space-before="3.05315in" text:min-label-width="0.19685in"/>
        <style:text-properties fo:color="#004a8c" fo:font-family="Wingdings" style:font-pitch="variable" fo:font-size="100%"/>
      </text:list-level-style-bullet>
      <text:list-level-style-bullet text:level="8" text:bullet-char="§">
        <style:list-level-properties text:space-before="3.55315in" text:min-label-width="0.19685in"/>
        <style:text-properties fo:color="#004a8c" fo:font-family="Wingdings" style:font-pitch="variable" fo:font-size="100%"/>
      </text:list-level-style-bullet>
      <text:list-level-style-bullet text:level="9" text:bullet-char="§">
        <style:list-level-properties text:space-before="4.05315in" text:min-label-width="0.19685in"/>
        <style:text-properties fo:color="#004a8c" fo:font-family="Wingdings" style:font-pitch="variable" fo:font-size="100%"/>
      </text:list-level-style-bullet>
    </text:list-style>
    <text:list-style style:name="a122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905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905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7">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37in" text:min-label-width="0.19685in"/>
        <style:text-properties fo:color="#004a8c" fo:font-family="Wingdings" style:font-pitch="variable" fo:font-size="100%"/>
      </text:list-level-style-bullet>
      <text:list-level-style-bullet text:level="6" text:bullet-char="§">
        <style:list-level-properties text:space-before="2.55315in" text:min-label-width="0.19685in"/>
        <style:text-properties fo:color="#004a8c" fo:font-family="Wingdings" style:font-pitch="variable" fo:font-size="100%"/>
      </text:list-level-style-bullet>
      <text:list-level-style-bullet text:level="7" text:bullet-char="§">
        <style:list-level-properties text:space-before="3.05315in" text:min-label-width="0.19685in"/>
        <style:text-properties fo:color="#004a8c" fo:font-family="Wingdings" style:font-pitch="variable" fo:font-size="100%"/>
      </text:list-level-style-bullet>
      <text:list-level-style-bullet text:level="8" text:bullet-char="§">
        <style:list-level-properties text:space-before="3.55315in" text:min-label-width="0.19685in"/>
        <style:text-properties fo:color="#004a8c" fo:font-family="Wingdings" style:font-pitch="variable" fo:font-size="100%"/>
      </text:list-level-style-bullet>
      <text:list-level-style-bullet text:level="9" text:bullet-char="§">
        <style:list-level-properties text:space-before="4.05315in" text:min-label-width="0.19685in"/>
        <style:text-properties fo:color="#004a8c" fo:font-family="Wingdings" style:font-pitch="variable" fo:font-size="100%"/>
      </text:list-level-style-bullet>
    </text:list-style>
    <number:date-style xmlns:number="urn:oasis:names:tc:opendocument:xmlns:datastyle:1.0" style:name="a18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9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body>
    <office:presentation>
      <draw:page draw:name="Slide1" draw:style-name="a1183" draw:master-page-name="Master1-Layout1-cust-Titelfolie" presentation:presentation-page-layout-name="Master1-PPL1" draw:id="Slide-256">
        <draw:frame draw:id="id561" presentation:style-name="a1190" draw:name="Titel 1" svg:x="0.53125in" svg:y="0.54955in" svg:width="7.00868in" svg:height="1.0596in" presentation:class="title" presentation:placeholder="false">
          <draw:text-box>
            <text:p text:style-name="a1189" text:class-names="" text:cond-style-name=""><text:span text:style-name="a1184" text:class-names="">12-Factor-App, <text:line-break/></text:span><text:span text:style-name="a1185" text:class-names="">Build</text:span><text:span text:style-name="a1186" text:class-names=""><text:s text:c="1"/>Cloud Ready<text:s text:c="1"/></text:span><text:span text:style-name="a1187" text:class-names="">Applications</text:span><text:span text:style-name="a1188" text:class-names=""/></text:p>
          </draw:text-box>
          <svg:title/>
          <svg:desc/>
        </draw:frame>
        <draw:frame draw:id="id562" presentation:style-name="a1193" draw:name="Untertitel 6" svg:x="0.53125in" svg:y="2.11546in" svg:width="7.00868in" svg:height="0.16305in" presentation:class="subtitle" presentation:placeholder="false">
          <draw:text-box>
            <text:p text:style-name="a1192" text:class-names="" text:cond-style-name=""><text:span text:style-name="a1191" text:class-names="">2018-02-01, Uwe Eisele / Dieter Baier, UAS Frankfurt</text:span></text:p>
          </draw:text-box>
          <svg:title/>
          <svg:desc/>
        </draw:frame>
        <draw:custom-shape svg:x="2.57914in" svg:y="7.11524in" svg:width="1.57537in" svg:height="0.39209in" draw:id="id563" draw:style-name="a1196" draw:name="Rechteck 5">
          <svg:title/>
          <svg:desc/>
          <text:p text:style-name="a1195" text:class-names="" text:cond-style-name=""><text:span text:style-name="a1194" text:class-names="">Kundenlogo bitte hier platzieren</text:span></text:p>
          <draw:enhanced-geometry xmlns:dr3d="urn:oasis:names:tc:opendocument:xmlns:dr3d:1.0" draw:type="non-primitive" svg:viewBox="0 0 21600 21600" draw:enhanced-path="M 0 0 L 21600 0 21600 21600 0 21600 Z N"/>
        </draw:custom-shape>
        <presentation:notes draw:style-name="a1203">
          <draw:frame draw:id="id564" draw:style-name="a1200" draw:name="Foliennummernplatzhalter 7" svg:x="0.46479in" svg:y="0.64577in" svg:width="6.52564in" svg:height="0.3717in">
            <draw:text-box>
              <text:p text:style-name="a1199" text:class-names="" text:cond-style-name=""><text:span text:style-name="a1197" text:class-names="">Folie<text:s text:c="1"/></text:span><text:span text:style-name="a1198" text:class-names=""><text:page-number style:num-format="1" text:fixed="false"/></text:span></text:p>
            </draw:text-box>
            <svg:title/>
            <svg:desc/>
          </draw:frame>
          <draw:page-thumbnail draw:page-number="1" svg:x="0.73958in" svg:y="1.18056in" svg:width="5.98958in" svg:height="4.23611in" presentation:class="page" draw:id="id565" presentation:style-name="a1201" draw:name="Folienbildplatzhalter 21">
            <svg:title/>
            <svg:desc/>
          </draw:page-thumbnail>
          <draw:frame draw:id="id566" presentation:style-name="a1202" draw:name="Notizenplatzhalter 22" svg:x="7.27014in" svg:y="1.1805in" svg:width="3.06166in" svg:height="5.26921in" presentation:class="notes" presentation:placeholder="true">
            <draw:text-box/>
            <svg:title/>
            <svg:desc/>
          </draw:frame>
        </presentation:notes>
      </draw:page>
      <draw:page draw:name="Slide21" draw:style-name="a1204" draw:master-page-name="Master1-Layout4-cust-Titel-und-Inhalt" presentation:presentation-page-layout-name="Master1-PPL4" draw:id="Slide-276">
        <draw:frame draw:id="id567" presentation:style-name="a1210" draw:name="Titel 3" svg:x="0.53125in" svg:y="0.27585in" svg:width="10.63194in" svg:height="1.32774in" presentation:class="title" presentation:placeholder="false">
          <draw:text-box>
            <text:p text:style-name="a1209" text:class-names="" text:cond-style-name=""><text:span text:style-name="a1205" text:class-names="">The<text:s text:c="1"/></text:span><text:span text:style-name="a1206" text:class-names="">Twelve-Factor</text:span><text:span text:style-name="a1207" text:class-names=""><text:s text:c="1"/>App (https://12factor.net)</text:span><text:span text:style-name="a1208" text:class-names=""/></text:p>
          </draw:text-box>
          <svg:title/>
          <svg:desc/>
        </draw:frame>
        <draw:frame draw:id="id568" presentation:style-name="a1354" draw:name="Textplatzhalter 4" svg:x="0.53125in" svg:y="1.61458in" svg:width="10.70131in" svg:height="4.41643in" presentation:class="outline" presentation:placeholder="false">
          <draw:text-box>
            <text:list text:style-name="a1222">
              <text:list-item>
                <text:list text:style-name="a1222">
                  <text:list-item>
                    <text:p text:style-name="a1221" text:class-names="" text:cond-style-name=""><text:span text:style-name="a1211" text:class-names="">(</text:span><text:span text:style-name="a1212" text:class-names="">From</text:span><text:span text:style-name="a1213" text:class-names=""><text:s text:c="1"/></text:span><text:span text:style-name="a1214" text:class-names="">the</text:span><text:span text:style-name="a1215" text:class-names=""><text:s text:c="1"/></text:span><text:span text:style-name="a1216" text:class-names="">manifesto</text:span><text:span text:style-name="a1217" text:class-names=""><text:s text:c="1"/></text:span><text:span text:style-name="a1218" text:class-names="">itself</text:span><text:span text:style-name="a1219" text:class-names="">)</text:span><text:span text:style-name="a1220" text:class-names=""/></text:p>
                  </text:list-item>
                </text:list>
              </text:list-item>
            </text:list>
            <text:list text:style-name="a1225">
              <text:list-item>
                <text:list text:style-name="a1225">
                  <text:list-item>
                    <text:p text:style-name="a1224" text:class-names="" text:cond-style-name=""><text:span text:style-name="a1223" text:class-names=""/></text:p>
                  </text:list-item>
                </text:list>
              </text:list-item>
            </text:list>
            <text:list text:style-name="a1238">
              <text:list-item>
                <text:list text:style-name="a1238">
                  <text:list-item>
                    <text:p text:style-name="a1237" text:class-names="" text:cond-style-name=""><text:span text:style-name="a1226" text:class-names="">Methodology</text:span><text:span text:style-name="a1227" text:class-names=""><text:s text:c="1"/></text:span><text:span text:style-name="a1228" text:class-names="">for</text:span><text:span text:style-name="a1229" text:class-names=""><text:s text:c="1"/></text:span><text:span text:style-name="a1230" text:class-names="">building</text:span><text:span text:style-name="a1231" text:class-names=""><text:s text:c="1"/></text:span><text:span text:style-name="a1232" text:class-names="">SAAS<text:s text:c="1"/></text:span><text:span text:style-name="a1233" text:class-names="">apps</text:span><text:span text:style-name="a1234" text:class-names=""><text:s text:c="1"/></text:span><text:span text:style-name="a1235" text:class-names="">that</text:span><text:span text:style-name="a1236" text:class-names=""/></text:p>
                  </text:list-item>
                </text:list>
              </text:list-item>
            </text:list>
            <text:list text:style-name="a1251">
              <text:list-item>
                <text:list text:style-name="a1251">
                  <text:list-item>
                    <text:list text:style-name="a1251">
                      <text:list-item>
                        <text:p text:style-name="a1250" text:class-names="" text:cond-style-name=""><text:span text:style-name="a1239" text:class-names="">Use<text:s text:c="1"/></text:span><text:span text:style-name="a1240" text:class-names="">declarative</text:span><text:span text:style-name="a1241" text:class-names=""><text:s text:c="1"/></text:span><text:span text:style-name="a1242" text:class-names="">formats</text:span><text:span text:style-name="a1243" text:class-names=""><text:s text:c="1"/></text:span><text:span text:style-name="a1244" text:class-names="">for</text:span><text:span text:style-name="a1245" text:class-names=""><text:s text:c="1"/></text:span><text:span text:style-name="a1246" text:class-names="">setup</text:span><text:span text:style-name="a1247" text:class-names=""><text:s text:c="1"/></text:span><text:span text:style-name="a1248" text:class-names="">automation</text:span><text:span text:style-name="a1249" text:class-names=""/></text:p>
                      </text:list-item>
                    </text:list>
                  </text:list-item>
                </text:list>
              </text:list-item>
            </text:list>
            <text:list text:style-name="a1267">
              <text:list-item>
                <text:list text:style-name="a1267">
                  <text:list-item>
                    <text:list text:style-name="a1267">
                      <text:list-item>
                        <text:p text:style-name="a1266" text:class-names="" text:cond-style-name=""><text:span text:style-name="a1252" text:class-names="">Have</text:span><text:span text:style-name="a1253" text:class-names=""><text:s text:c="1"/>a clean<text:s text:c="1"/></text:span><text:span text:style-name="a1254" text:class-names="">contract</text:span><text:span text:style-name="a1255" text:class-names=""><text:s text:c="1"/></text:span><text:span text:style-name="a1256" text:class-names="">with</text:span><text:span text:style-name="a1257" text:class-names=""><text:s text:c="1"/></text:span><text:span text:style-name="a1258" text:class-names="">the</text:span><text:span text:style-name="a1259" text:class-names=""><text:s text:c="1"/></text:span><text:span text:style-name="a1260" text:class-names="">underlying</text:span><text:span text:style-name="a1261" text:class-names=""><text:s text:c="1"/></text:span><text:span text:style-name="a1262" text:class-names="">operating</text:span><text:span text:style-name="a1263" text:class-names=""><text:s text:c="1"/></text:span><text:span text:style-name="a1264" text:class-names="">system</text:span><text:span text:style-name="a1265" text:class-names=""/></text:p>
                      </text:list-item>
                    </text:list>
                  </text:list-item>
                </text:list>
              </text:list-item>
            </text:list>
            <text:list text:style-name="a1280">
              <text:list-item>
                <text:list text:style-name="a1280">
                  <text:list-item>
                    <text:list text:style-name="a1280">
                      <text:list-item>
                        <text:p text:style-name="a1279" text:class-names="" text:cond-style-name=""><text:span text:style-name="a1268" text:class-names="">Are<text:s text:c="1"/></text:span><text:span text:style-name="a1269" text:class-names="">suitable</text:span><text:span text:style-name="a1270" text:class-names=""><text:s text:c="1"/></text:span><text:span text:style-name="a1271" text:class-names="">for</text:span><text:span text:style-name="a1272" text:class-names=""><text:s text:c="1"/></text:span><text:span text:style-name="a1273" text:class-names="">deployment</text:span><text:span text:style-name="a1274" text:class-names=""><text:s text:c="1"/>on modern<text:s text:c="1"/></text:span><text:span text:style-name="a1275" text:class-names="">cloud</text:span><text:span text:style-name="a1276" text:class-names=""><text:s text:c="1"/></text:span><text:span text:style-name="a1277" text:class-names="">platforms</text:span><text:span text:style-name="a1278" text:class-names=""/></text:p>
                      </text:list-item>
                    </text:list>
                  </text:list-item>
                </text:list>
              </text:list-item>
            </text:list>
            <text:list text:style-name="a1294">
              <text:list-item>
                <text:list text:style-name="a1294">
                  <text:list-item>
                    <text:list text:style-name="a1294">
                      <text:list-item>
                        <text:p text:style-name="a1293" text:class-names="" text:cond-style-name=""><text:span text:style-name="a1281" text:class-names="">Minimize</text:span><text:span text:style-name="a1282" text:class-names=""><text:s text:c="1"/></text:span><text:span text:style-name="a1283" text:class-names="">divergence</text:span><text:span text:style-name="a1284" text:class-names=""><text:s text:c="1"/></text:span><text:span text:style-name="a1285" text:class-names="">between</text:span><text:span text:style-name="a1286" text:class-names=""><text:s text:c="1"/></text:span><text:span text:style-name="a1287" text:class-names="">development</text:span><text:span text:style-name="a1288" text:class-names=""><text:s text:c="1"/></text:span><text:span text:style-name="a1289" text:class-names="">and</text:span><text:span text:style-name="a1290" text:class-names=""><text:s text:c="1"/></text:span><text:span text:style-name="a1291" text:class-names="">production</text:span><text:span text:style-name="a1292" text:class-names=""/></text:p>
                      </text:list-item>
                    </text:list>
                  </text:list-item>
                </text:list>
              </text:list-item>
            </text:list>
            <text:list text:style-name="a1319">
              <text:list-item>
                <text:list text:style-name="a1319">
                  <text:list-item>
                    <text:list text:style-name="a1319">
                      <text:list-item>
                        <text:p text:style-name="a1318" text:class-names="" text:cond-style-name=""><text:span text:style-name="a1295" text:class-names="">Can<text:s text:c="1"/></text:span><text:span text:style-name="a1296" text:class-names="">scale</text:span><text:span text:style-name="a1297" text:class-names=""><text:s text:c="1"/></text:span><text:span text:style-name="a1298" text:class-names="">up</text:span><text:span text:style-name="a1299" text:class-names=""><text:s text:c="1"/></text:span><text:span text:style-name="a1300" text:class-names="">without</text:span><text:span text:style-name="a1301" text:class-names=""><text:s text:c="1"/></text:span><text:span text:style-name="a1302" text:class-names="">significant</text:span><text:span text:style-name="a1303" text:class-names=""><text:s text:c="1"/></text:span><text:span text:style-name="a1304" text:class-names="">changes</text:span><text:span text:style-name="a1305" text:class-names=""><text:s text:c="1"/></text:span><text:span text:style-name="a1306" text:class-names="">to</text:span><text:span text:style-name="a1307" text:class-names=""><text:s text:c="1"/></text:span><text:span text:style-name="a1308" text:class-names="">tooling</text:span><text:span text:style-name="a1309" text:class-names="">,<text:s text:c="1"/></text:span><text:span text:style-name="a1310" text:class-names="">architecture</text:span><text:span text:style-name="a1311" text:class-names=""><text:s text:c="1"/></text:span><text:span text:style-name="a1312" text:class-names="">or</text:span><text:span text:style-name="a1313" text:class-names=""><text:s text:c="1"/></text:span><text:span text:style-name="a1314" text:class-names="">development</text:span><text:span text:style-name="a1315" text:class-names=""><text:s text:c="1"/></text:span><text:span text:style-name="a1316" text:class-names="">practices</text:span><text:span text:style-name="a1317" text:class-names=""><text:line-break/></text:span></text:p>
                      </text:list-item>
                    </text:list>
                  </text:list-item>
                </text:list>
              </text:list-item>
            </text:list>
            <text:list text:style-name="a1353">
              <text:list-item>
                <text:list text:style-name="a1353">
                  <text:list-item>
                    <text:list text:style-name="a1353">
                      <text:list-item>
                        <text:p text:style-name="a1352" text:class-names="" text:cond-style-name=""><text:span text:style-name="a1320" text:class-names="">Can<text:s text:c="1"/></text:span><text:span text:style-name="a1321" text:class-names="">be</text:span><text:span text:style-name="a1322" text:class-names=""><text:s text:c="1"/></text:span><text:span text:style-name="a1323" text:class-names="">applied</text:span><text:span text:style-name="a1324" text:class-names=""><text:s text:c="1"/></text:span><text:span text:style-name="a1325" text:class-names="">to</text:span><text:span text:style-name="a1326" text:class-names=""><text:s text:c="1"/></text:span><text:span text:style-name="a1327" text:class-names="">apps</text:span><text:span text:style-name="a1328" text:class-names=""><text:s text:c="1"/></text:span><text:span text:style-name="a1329" text:class-names="">written</text:span><text:span text:style-name="a1330" text:class-names=""><text:s text:c="1"/>in<text:s text:c="1"/></text:span><text:span text:style-name="a1331" text:class-names="">any</text:span><text:span text:style-name="a1332" text:class-names=""><text:s text:c="1"/></text:span><text:span text:style-name="a1333" text:class-names="">programming</text:span><text:span text:style-name="a1334" text:class-names=""><text:s text:c="1"/></text:span><text:span text:style-name="a1335" text:class-names="">language</text:span><text:span text:style-name="a1336" text:class-names="">, and<text:s text:c="1"/></text:span><text:span text:style-name="a1337" text:class-names="">which</text:span><text:span text:style-name="a1338" text:class-names=""><text:s text:c="1"/></text:span><text:span text:style-name="a1339" text:class-names="">use</text:span><text:span text:style-name="a1340" text:class-names=""><text:s text:c="1"/></text:span><text:span text:style-name="a1341" text:class-names="">any</text:span><text:span text:style-name="a1342" text:class-names=""><text:s text:c="1"/></text:span><text:span text:style-name="a1343" text:class-names="">combination</text:span><text:span text:style-name="a1344" text:class-names=""><text:s text:c="1"/></text:span><text:span text:style-name="a1345" text:class-names="">of</text:span><text:span text:style-name="a1346" text:class-names=""><text:s text:c="1"/></text:span><text:span text:style-name="a1347" text:class-names="">backing</text:span><text:span text:style-name="a1348" text:class-names=""><text:s text:c="1"/></text:span><text:span text:style-name="a1349" text:class-names="">services</text:span><text:span text:style-name="a1350" text:class-names="">.<text:s text:c="1"/></text:span><text:span text:style-name="a1351" text:class-names=""/></text:p>
                      </text:list-item>
                    </text:list>
                  </text:list-item>
                </text:list>
              </text:list-item>
            </text:list>
          </draw:text-box>
          <svg:title/>
          <svg:desc/>
        </draw:frame>
        <draw:custom-shape svg:x="0in" svg:y="6.13653in" svg:width="11.14533in" svg:height="0.99048in" draw:id="id569" draw:style-name="a1372" draw:name="Rechteck 16">
          <svg:title/>
          <svg:desc/>
          <text:p text:style-name="a1371" text:class-names="" text:cond-style-name=""><text:span text:style-name="a1355" text:class-names="">It is a triangulation on<text:s text:c="1"/></text:span><text:span text:style-name="a1356" text:class-names="">ideal practices for app development</text:span><text:span text:style-name="a1357" text:class-names="">, paying particular<text:s text:c="1"/></text:span><text:span text:style-name="a1358" text:class-names="">attention to the dynamics<text:s text:c="1"/></text:span><text:span text:style-name="a1359" text:class-names="">of<text:line-break/>the<text:s text:c="1"/></text:span><text:span text:style-name="a1360" text:class-names="">organic growth of an app over time</text:span><text:span text:style-name="a1361" text:class-names="">, the<text:s text:c="1"/></text:span><text:span text:style-name="a1362" text:class-names="">dynamics of collaboration between developers</text:span><text:span text:style-name="a1363" text:class-names=""><text:s text:c="1"/>working<text:s text:c="1"/></text:span><text:span text:style-name="a1364" text:class-names="">on</text:span><text:span text:style-name="a1365" text:class-names=""><text:line-break/></text:span><text:span text:style-name="a1366" text:class-names="">the<text:s text:c="1"/></text:span><text:span text:style-name="a1367" text:class-names="">app’s codebase, and<text:s text:c="1"/></text:span><text:span text:style-name="a1368" text:class-names="">avoiding the cost of software<text:s text:c="1"/></text:span><text:span text:style-name="a1369" text:class-names="">erosion</text:span><text:span text:style-name="a1370" text:class-names=""/></text:p>
          <draw:enhanced-geometry xmlns:dr3d="urn:oasis:names:tc:opendocument:xmlns:dr3d:1.0" draw:type="non-primitive" svg:viewBox="0 0 10191287 905695" draw:enhanced-path="M ?f3 ?f0 L ?f1 ?f0 ?f4 ?f2 ?f5 ?f2 Z M ?f6 ?f0 L ?f7 ?f0 ?f8 ?f2 ?f9 ?f2 Z M ?f0 ?f0 L ?f10 ?f0 ?f11 ?f12 ?f13 ?f14 ?f15 ?f2 ?f0 ?f2 ?f0 ?f16 ?f0 ?f14 ?f0 ?f12 ?f0 ?f17 Z N" draw:text-areas="?f22 ?f24 ?f23 ?f25">
            <draw:equation draw:name="f0" draw:formula="0"/>
            <draw:equation draw:name="f1" draw:formula="10191287"/>
            <draw:equation draw:name="f2" draw:formula="905695"/>
            <draw:equation draw:name="f3" draw:formula="9963770"/>
            <draw:equation draw:name="f4" draw:formula="9841261"/>
            <draw:equation draw:name="f5" draw:formula="9615932"/>
            <draw:equation draw:name="f6" draw:formula="9655644"/>
            <draw:equation draw:name="f7" draw:formula="9880973"/>
            <draw:equation draw:name="f8" draw:formula="9533136"/>
            <draw:equation draw:name="f9" draw:formula="9307807"/>
            <draw:equation draw:name="f10" draw:formula="9553146"/>
            <draw:equation draw:name="f11" draw:formula="9345296"/>
            <draw:equation draw:name="f12" draw:formula="540060"/>
            <draw:equation draw:name="f13" draw:formula="9344627"/>
            <draw:equation draw:name="f14" draw:formula="543483"/>
            <draw:equation draw:name="f15" draw:formula="9205224"/>
            <draw:equation draw:name="f16" draw:formula="869691"/>
            <draw:equation draw:name="f17" draw:formula="329631"/>
            <draw:equation draw:name="f18" draw:formula="?f2 - ?f0"/>
            <draw:equation draw:name="f19" draw:formula="?f1 - ?f0"/>
            <draw:equation draw:name="f20" draw:formula="?f19 / 10191287"/>
            <draw:equation draw:name="f21" draw:formula="?f18 / 905695"/>
            <draw:equation draw:name="f22" draw:formula="?f0 / ?f20"/>
            <draw:equation draw:name="f23" draw:formula="?f1 / ?f20"/>
            <draw:equation draw:name="f24" draw:formula="?f0 / ?f21"/>
            <draw:equation draw:name="f25" draw:formula="?f2 / ?f21"/>
          </draw:enhanced-geometry>
        </draw:custom-shape>
        <draw:frame draw:id="id570" draw:style-name="a1376" draw:name="Datumsplatzhalter 1" svg:x="0.97348in" svg:y="7.66423in" svg:width="0.86624in" svg:height="0.43577in">
          <draw:text-box>
            <text:p text:style-name="a1375" text:class-names="" text:cond-style-name=""><text:span text:style-name="a1373" text:class-names=""><text:date text:fixed="false" style:data-style-name="a1374">22.01.2018</text:date></text:span></text:p>
          </draw:text-box>
          <svg:title/>
          <svg:desc/>
        </draw:frame>
        <draw:frame draw:id="id571" draw:style-name="a1379" draw:name="Fußzeilenplatzhalter 2" svg:x="1.89011in" svg:y="7.66423in" svg:width="5.64322in" svg:height="0.43577in">
          <draw:text-box>
            <text:p text:style-name="a1378" text:class-names="" text:cond-style-name=""><text:span text:style-name="a1377" text:class-names="">Fußzeile ändern unter: Einfügen &gt; Kopf- und Fußzeile</text:span></text:p>
          </draw:text-box>
          <svg:title/>
          <svg:desc/>
        </draw:frame>
        <draw:frame draw:id="id572" draw:style-name="a1382" draw:name="Foliennummernplatzhalter 5" svg:x="0.53125in" svg:y="7.66423in" svg:width="0.39183in" svg:height="0.43577in">
          <draw:text-box>
            <text:p text:style-name="a1381" text:class-names="" text:cond-style-name=""><text:span text:style-name="a1380" text:class-names=""><text:page-number style:num-format="1" text:fixed="false"/></text:span></text:p>
          </draw:text-box>
          <svg:title/>
          <svg:desc/>
        </draw:frame>
        <presentation:notes draw:style-name="a1389">
          <draw:frame draw:id="id573" draw:style-name="a1386" draw:name="Foliennummernplatzhalter 4" svg:x="0.46479in" svg:y="0.64577in" svg:width="6.52564in" svg:height="0.3717in">
            <draw:text-box>
              <text:p text:style-name="a1385" text:class-names="" text:cond-style-name=""><text:span text:style-name="a1383" text:class-names="">Folie<text:s text:c="1"/></text:span><text:span text:style-name="a1384" text:class-names=""><text:page-number style:num-format="1" text:fixed="false"/></text:span></text:p>
            </draw:text-box>
            <svg:title/>
            <svg:desc/>
          </draw:frame>
          <draw:page-thumbnail draw:page-number="2" svg:x="0.73958in" svg:y="1.18056in" svg:width="5.98958in" svg:height="4.23611in" presentation:class="page" draw:id="id574" presentation:style-name="a1387" draw:name="Folienbildplatzhalter 6">
            <svg:title/>
            <svg:desc/>
          </draw:page-thumbnail>
          <draw:frame draw:id="id575" presentation:style-name="a1388" draw:name="Notizenplatzhalter 7" svg:x="7.27014in" svg:y="1.1805in" svg:width="3.06166in" svg:height="5.26921in" presentation:class="notes" presentation:placeholder="true">
            <draw:text-box/>
            <svg:title/>
            <svg:desc/>
          </draw:frame>
        </presentation:notes>
      </draw:page>
      <draw:page draw:name="Slide50" draw:style-name="a1390" draw:master-page-name="Master1-Layout4-cust-Titel-und-Inhalt" presentation:presentation-page-layout-name="Master1-PPL4" draw:id="Slide-305">
        <draw:frame draw:id="id576" presentation:style-name="a1396" draw:name="Titel 3" svg:x="0.53125in" svg:y="0.27585in" svg:width="10.63194in" svg:height="1.32774in" presentation:class="title" presentation:placeholder="false">
          <draw:text-box>
            <text:p text:style-name="a1395" text:class-names="" text:cond-style-name=""><text:span text:style-name="a1391" text:class-names="">The<text:s text:c="1"/></text:span><text:span text:style-name="a1392" text:class-names="">Twelve-Factor</text:span><text:span text:style-name="a1393" text:class-names=""><text:s text:c="1"/>App (https://12factor.net)</text:span><text:span text:style-name="a1394" text:class-names=""/></text:p>
          </draw:text-box>
          <svg:title/>
          <svg:desc/>
        </draw:frame>
        <draw:frame draw:id="id577" draw:style-name="a1400" draw:name="Datumsplatzhalter 1" svg:x="0.97348in" svg:y="7.66423in" svg:width="0.86624in" svg:height="0.43577in">
          <draw:text-box>
            <text:p text:style-name="a1399" text:class-names="" text:cond-style-name=""><text:span text:style-name="a1397" text:class-names=""><text:date text:fixed="false" style:data-style-name="a1398">22.01.2018</text:date></text:span></text:p>
          </draw:text-box>
          <svg:title/>
          <svg:desc/>
        </draw:frame>
        <draw:frame draw:id="id578" draw:style-name="a1403" draw:name="Fußzeilenplatzhalter 2" svg:x="1.89011in" svg:y="7.66423in" svg:width="5.64322in" svg:height="0.43577in">
          <draw:text-box>
            <text:p text:style-name="a1402" text:class-names="" text:cond-style-name=""><text:span text:style-name="a1401" text:class-names="">Fußzeile ändern unter: Einfügen &gt; Kopf- und Fußzeile</text:span></text:p>
          </draw:text-box>
          <svg:title/>
          <svg:desc/>
        </draw:frame>
        <draw:frame draw:id="id579" draw:style-name="a1406" draw:name="Foliennummernplatzhalter 5" svg:x="0.53125in" svg:y="7.66423in" svg:width="0.39183in" svg:height="0.43577in">
          <draw:text-box>
            <text:p text:style-name="a1405" text:class-names="" text:cond-style-name=""><text:span text:style-name="a1404" text:class-names=""><text:page-number style:num-format="1" text:fixed="false"/></text:span></text:p>
          </draw:text-box>
          <svg:title/>
          <svg:desc/>
        </draw:frame>
        <draw:custom-shape svg:x="0.53125in" svg:y="1.98062in" svg:width="1.96899in" svg:height="0.78295in" draw:id="id580" draw:style-name="a1413" draw:name="Rechteck: abgerundete Ecken 2">
          <svg:title/>
          <svg:desc/>
          <text:p text:style-name="a1408" text:class-names="" text:cond-style-name=""><text:span text:style-name="a1407" text:class-names="">I</text:span></text:p>
          <text:p text:style-name="a1412" text:class-names="" text:cond-style-name=""><text:span text:style-name="a1409" text:class-names="">Codebas</text:span><text:span text:style-name="a1410" text:class-names="">e</text:span><text:span text:style-name="a141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53125in" svg:y="3.48194in" svg:width="1.96899in" svg:height="0.78295in" draw:id="id581" draw:style-name="a1419" draw:name="Rechteck: abgerundete Ecken 13">
          <svg:title/>
          <svg:desc/>
          <text:p text:style-name="a1415" text:class-names="" text:cond-style-name=""><text:span text:style-name="a1414" text:class-names="">II</text:span></text:p>
          <text:p text:style-name="a1418" text:class-names="" text:cond-style-name=""><text:span text:style-name="a1416" text:class-names="">Dependencies</text:span><text:span text:style-name="a141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53125in" svg:y="4.98326in" svg:width="1.96899in" svg:height="0.78295in" draw:id="id582" draw:style-name="a1425" draw:name="Rechteck: abgerundete Ecken 14">
          <svg:title/>
          <svg:desc/>
          <text:p text:style-name="a1421" text:class-names="" text:cond-style-name=""><text:span text:style-name="a1420" text:class-names="">III</text:span></text:p>
          <text:p text:style-name="a1424" text:class-names="" text:cond-style-name=""><text:span text:style-name="a1422" text:class-names="">Config</text:span><text:span text:style-name="a142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53125in" svg:y="6.63178in" svg:width="1.96899in" svg:height="0.78295in" draw:id="id583" draw:style-name="a1432" draw:name="Rechteck: abgerundete Ecken 15">
          <svg:title/>
          <svg:desc/>
          <text:p text:style-name="a1427" text:class-names="" text:cond-style-name=""><text:span text:style-name="a1426" text:class-names="">IV</text:span></text:p>
          <text:p text:style-name="a1431" text:class-names="" text:cond-style-name=""><text:span text:style-name="a1428" text:class-names="">Backing</text:span><text:span text:style-name="a1429" text:class-names=""><text:s text:c="1"/>Services</text:span><text:span text:style-name="a143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91493in" svg:y="6.63178in" svg:width="1.96899in" svg:height="0.78295in" draw:id="id584" draw:style-name="a1440" draw:name="Rechteck: abgerundete Ecken 16">
          <svg:title/>
          <svg:desc/>
          <text:p text:style-name="a1436" text:class-names="" text:cond-style-name=""><text:span text:style-name="a1433" text:class-names="">VII</text:span><text:span text:style-name="a1434" text:class-names="">I</text:span><text:span text:style-name="a1435" text:class-names=""/></text:p>
          <text:p text:style-name="a1439" text:class-names="" text:cond-style-name=""><text:span text:style-name="a1437" text:class-names="">Concurrency</text:span><text:span text:style-name="a143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9188in" svg:y="4.98326in" svg:width="1.96899in" svg:height="0.78295in" draw:id="id585" draw:style-name="a1449" draw:name="Rechteck: abgerundete Ecken 17">
          <svg:title/>
          <svg:desc/>
          <text:p text:style-name="a1444" text:class-names="" text:cond-style-name=""><text:span text:style-name="a1441" text:class-names="">VI</text:span><text:span text:style-name="a1442" text:class-names="">I</text:span><text:span text:style-name="a1443" text:class-names=""/></text:p>
          <text:p text:style-name="a1448" text:class-names="" text:cond-style-name=""><text:span text:style-name="a1445" text:class-names="">Port<text:s text:c="1"/></text:span><text:span text:style-name="a1446" text:class-names="">binding</text:span><text:span text:style-name="a144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91493in" svg:y="3.48194in" svg:width="1.96899in" svg:height="0.78295in" draw:id="id586" draw:style-name="a1457" draw:name="Rechteck: abgerundete Ecken 18">
          <svg:title/>
          <svg:desc/>
          <text:p text:style-name="a1453" text:class-names="" text:cond-style-name=""><text:span text:style-name="a1450" text:class-names="">V</text:span><text:span text:style-name="a1451" text:class-names="">I</text:span><text:span text:style-name="a1452" text:class-names=""/></text:p>
          <text:p text:style-name="a1456" text:class-names="" text:cond-style-name=""><text:span text:style-name="a1454" text:class-names="">Processes</text:span><text:span text:style-name="a145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91493in" svg:y="1.98739in" svg:width="1.96899in" svg:height="0.78295in" draw:id="id587" draw:style-name="a1468" draw:name="Rechteck: abgerundete Ecken 19">
          <svg:title/>
          <svg:desc/>
          <text:p text:style-name="a1460" text:class-names="" text:cond-style-name=""><text:span text:style-name="a1458" text:class-names="">V</text:span><text:span text:style-name="a1459" text:class-names=""/></text:p>
          <text:p text:style-name="a1467" text:class-names="" text:cond-style-name=""><text:span text:style-name="a1461" text:class-names="">Build</text:span><text:span text:style-name="a1462" text:class-names="">,<text:s text:c="1"/></text:span><text:span text:style-name="a1463" text:class-names="">release</text:span><text:span text:style-name="a1464" text:class-names="">,<text:s text:c="1"/></text:span><text:span text:style-name="a1465" text:class-names="">run</text:span><text:span text:style-name="a146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9.1942in" svg:y="1.98062in" svg:width="1.96899in" svg:height="0.78295in" draw:id="id588" draw:style-name="a1476" draw:name="Rechteck: abgerundete Ecken 20">
          <svg:title/>
          <svg:desc/>
          <text:p text:style-name="a1472" text:class-names="" text:cond-style-name=""><text:span text:style-name="a1469" text:class-names="">I</text:span><text:span text:style-name="a1470" text:class-names="">X</text:span><text:span text:style-name="a1471" text:class-names=""/></text:p>
          <text:p text:style-name="a1475" text:class-names="" text:cond-style-name=""><text:span text:style-name="a1473" text:class-names="">Disposability</text:span><text:span text:style-name="a147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9.1942in" svg:y="3.48194in" svg:width="1.96899in" svg:height="0.78295in" draw:id="id589" draw:style-name="a1487" draw:name="Rechteck: abgerundete Ecken 21">
          <svg:title/>
          <svg:desc/>
          <text:p text:style-name="a1479" text:class-names="" text:cond-style-name=""><text:span text:style-name="a1477" text:class-names="">X</text:span><text:span text:style-name="a1478" text:class-names=""/></text:p>
          <text:p text:style-name="a1486" text:class-names="" text:cond-style-name=""><text:span text:style-name="a1480" text:class-names="">Dev</text:span><text:span text:style-name="a1481" text:class-names="">/</text:span><text:span text:style-name="a1482" text:class-names="">prod</text:span><text:span text:style-name="a1483" text:class-names=""><text:s text:c="1"/></text:span><text:span text:style-name="a1484" text:class-names="">parity</text:span><text:span text:style-name="a148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9.1942in" svg:y="4.98326in" svg:width="1.96899in" svg:height="0.78295in" draw:id="id590" draw:style-name="a1495" draw:name="Rechteck: abgerundete Ecken 22">
          <svg:title/>
          <svg:desc/>
          <text:p text:style-name="a1491" text:class-names="" text:cond-style-name=""><text:span text:style-name="a1488" text:class-names="">X</text:span><text:span text:style-name="a1489" text:class-names="">I</text:span><text:span text:style-name="a1490" text:class-names=""/></text:p>
          <text:p text:style-name="a1494" text:class-names="" text:cond-style-name=""><text:span text:style-name="a1492" text:class-names="">Logs</text:span><text:span text:style-name="a149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9.1942in" svg:y="6.63178in" svg:width="1.96899in" svg:height="0.78295in" draw:id="id591" draw:style-name="a1504" draw:name="Rechteck: abgerundete Ecken 23">
          <svg:title/>
          <svg:desc/>
          <text:p text:style-name="a1499" text:class-names="" text:cond-style-name=""><text:span text:style-name="a1496" text:class-names="">XI</text:span><text:span text:style-name="a1497" text:class-names="">I</text:span><text:span text:style-name="a1498" text:class-names=""/></text:p>
          <text:p text:style-name="a1503" text:class-names="" text:cond-style-name=""><text:span text:style-name="a1500" text:class-names="">Admin<text:s text:c="1"/></text:span><text:span text:style-name="a1501" text:class-names="">processes</text:span><text:span text:style-name="a150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presentation:notes draw:style-name="a1511">
          <draw:frame draw:id="id592" draw:style-name="a1508" draw:name="Foliennummernplatzhalter 4" svg:x="0.46479in" svg:y="0.64577in" svg:width="6.52564in" svg:height="0.3717in">
            <draw:text-box>
              <text:p text:style-name="a1507" text:class-names="" text:cond-style-name=""><text:span text:style-name="a1505" text:class-names="">Folie<text:s text:c="1"/></text:span><text:span text:style-name="a1506" text:class-names=""><text:page-number style:num-format="1" text:fixed="false"/></text:span></text:p>
            </draw:text-box>
            <svg:title/>
            <svg:desc/>
          </draw:frame>
          <draw:page-thumbnail draw:page-number="3" svg:x="0.73958in" svg:y="1.18056in" svg:width="5.98958in" svg:height="4.23611in" presentation:class="page" draw:id="id593" presentation:style-name="a1509" draw:name="Folienbildplatzhalter 6">
            <svg:title/>
            <svg:desc/>
          </draw:page-thumbnail>
          <draw:frame draw:id="id594" presentation:style-name="a1510" draw:name="Notizenplatzhalter 7" svg:x="7.27014in" svg:y="1.1805in" svg:width="3.06166in" svg:height="5.26921in" presentation:class="notes" presentation:placeholder="true">
            <draw:text-box/>
            <svg:title/>
            <svg:desc/>
          </draw:frame>
        </presentation:notes>
      </draw:page>
      <draw:page draw:name="Slide51" draw:style-name="a1512" draw:master-page-name="Master1-Layout4-cust-Titel-und-Inhalt" presentation:presentation-page-layout-name="Master1-PPL4" draw:id="Slide-306">
        <draw:frame draw:id="id595" presentation:style-name="a1518" draw:name="Titel 3" svg:x="0.53125in" svg:y="0.27585in" svg:width="10.63194in" svg:height="1.32774in" presentation:class="title" presentation:placeholder="false">
          <draw:text-box>
            <text:p text:style-name="a1517" text:class-names="" text:cond-style-name=""><text:span text:style-name="a1513" text:class-names="">The<text:s text:c="1"/></text:span><text:span text:style-name="a1514" text:class-names="">Twelve-Factor</text:span><text:span text:style-name="a1515" text:class-names=""><text:s text:c="1"/>App (https://12factor.net)</text:span><text:span text:style-name="a1516" text:class-names=""/></text:p>
          </draw:text-box>
          <svg:title/>
          <svg:desc/>
        </draw:frame>
        <draw:frame draw:id="id596" draw:style-name="a1522" draw:name="Datumsplatzhalter 1" svg:x="0.97348in" svg:y="7.66423in" svg:width="0.86624in" svg:height="0.43577in">
          <draw:text-box>
            <text:p text:style-name="a1521" text:class-names="" text:cond-style-name=""><text:span text:style-name="a1519" text:class-names=""><text:date text:fixed="false" style:data-style-name="a1520">22.01.2018</text:date></text:span></text:p>
          </draw:text-box>
          <svg:title/>
          <svg:desc/>
        </draw:frame>
        <draw:frame draw:id="id597" draw:style-name="a1525" draw:name="Fußzeilenplatzhalter 2" svg:x="1.89011in" svg:y="7.66423in" svg:width="5.64322in" svg:height="0.43577in">
          <draw:text-box>
            <text:p text:style-name="a1524" text:class-names="" text:cond-style-name=""><text:span text:style-name="a1523" text:class-names="">Fußzeile ändern unter: Einfügen &gt; Kopf- und Fußzeile</text:span></text:p>
          </draw:text-box>
          <svg:title/>
          <svg:desc/>
        </draw:frame>
        <draw:frame draw:id="id598" draw:style-name="a1528" draw:name="Foliennummernplatzhalter 5" svg:x="0.53125in" svg:y="7.66423in" svg:width="0.39183in" svg:height="0.43577in">
          <draw:text-box>
            <text:p text:style-name="a1527" text:class-names="" text:cond-style-name=""><text:span text:style-name="a1526" text:class-names=""><text:page-number style:num-format="1" text:fixed="false"/></text:span></text:p>
          </draw:text-box>
          <svg:title/>
          <svg:desc/>
        </draw:frame>
        <draw:custom-shape svg:x="0.53125in" svg:y="1.98062in" svg:width="1.96899in" svg:height="0.78295in" draw:id="id599" draw:style-name="a1535" draw:name="Rechteck: abgerundete Ecken 2">
          <svg:title/>
          <svg:desc/>
          <text:p text:style-name="a1530" text:class-names="" text:cond-style-name=""><text:span text:style-name="a1529" text:class-names="">I</text:span></text:p>
          <text:p text:style-name="a1534" text:class-names="" text:cond-style-name=""><text:span text:style-name="a1531" text:class-names="">Codebas</text:span><text:span text:style-name="a1532" text:class-names="">e</text:span><text:span text:style-name="a153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53125in" svg:y="3.48194in" svg:width="1.96899in" svg:height="0.78295in" draw:id="id600" draw:style-name="a1541" draw:name="Rechteck: abgerundete Ecken 13">
          <svg:title/>
          <svg:desc/>
          <text:p text:style-name="a1537" text:class-names="" text:cond-style-name=""><text:span text:style-name="a1536" text:class-names="">II</text:span></text:p>
          <text:p text:style-name="a1540" text:class-names="" text:cond-style-name=""><text:span text:style-name="a1538" text:class-names="">Dependencies</text:span><text:span text:style-name="a153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53125in" svg:y="4.98326in" svg:width="1.96899in" svg:height="0.78295in" draw:id="id601" draw:style-name="a1547" draw:name="Rechteck: abgerundete Ecken 14">
          <svg:title/>
          <svg:desc/>
          <text:p text:style-name="a1543" text:class-names="" text:cond-style-name=""><text:span text:style-name="a1542" text:class-names="">III</text:span></text:p>
          <text:p text:style-name="a1546" text:class-names="" text:cond-style-name=""><text:span text:style-name="a1544" text:class-names="">Config</text:span><text:span text:style-name="a154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53125in" svg:y="6.63178in" svg:width="1.96899in" svg:height="0.78295in" draw:id="id602" draw:style-name="a1554" draw:name="Rechteck: abgerundete Ecken 15">
          <svg:title/>
          <svg:desc/>
          <text:p text:style-name="a1549" text:class-names="" text:cond-style-name=""><text:span text:style-name="a1548" text:class-names="">IV</text:span></text:p>
          <text:p text:style-name="a1553" text:class-names="" text:cond-style-name=""><text:span text:style-name="a1550" text:class-names="">Backing</text:span><text:span text:style-name="a1551" text:class-names=""><text:s text:c="1"/>Services</text:span><text:span text:style-name="a155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91493in" svg:y="6.63178in" svg:width="1.96899in" svg:height="0.78295in" draw:id="id603" draw:style-name="a1562" draw:name="Rechteck: abgerundete Ecken 16">
          <svg:title/>
          <svg:desc/>
          <text:p text:style-name="a1558" text:class-names="" text:cond-style-name=""><text:span text:style-name="a1555" text:class-names="">VII</text:span><text:span text:style-name="a1556" text:class-names="">I</text:span><text:span text:style-name="a1557" text:class-names=""/></text:p>
          <text:p text:style-name="a1561" text:class-names="" text:cond-style-name=""><text:span text:style-name="a1559" text:class-names="">Concurrency</text:span><text:span text:style-name="a156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9188in" svg:y="4.98326in" svg:width="1.96899in" svg:height="0.78295in" draw:id="id604" draw:style-name="a1571" draw:name="Rechteck: abgerundete Ecken 17">
          <svg:title/>
          <svg:desc/>
          <text:p text:style-name="a1566" text:class-names="" text:cond-style-name=""><text:span text:style-name="a1563" text:class-names="">VI</text:span><text:span text:style-name="a1564" text:class-names="">I</text:span><text:span text:style-name="a1565" text:class-names=""/></text:p>
          <text:p text:style-name="a1570" text:class-names="" text:cond-style-name=""><text:span text:style-name="a1567" text:class-names="">Port<text:s text:c="1"/></text:span><text:span text:style-name="a1568" text:class-names="">binding</text:span><text:span text:style-name="a156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91493in" svg:y="3.48194in" svg:width="1.96899in" svg:height="0.78295in" draw:id="id605" draw:style-name="a1579" draw:name="Rechteck: abgerundete Ecken 18">
          <svg:title/>
          <svg:desc/>
          <text:p text:style-name="a1575" text:class-names="" text:cond-style-name=""><text:span text:style-name="a1572" text:class-names="">V</text:span><text:span text:style-name="a1573" text:class-names="">I</text:span><text:span text:style-name="a1574" text:class-names=""/></text:p>
          <text:p text:style-name="a1578" text:class-names="" text:cond-style-name=""><text:span text:style-name="a1576" text:class-names="">Processes</text:span><text:span text:style-name="a157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91493in" svg:y="1.98739in" svg:width="1.96899in" svg:height="0.78295in" draw:id="id606" draw:style-name="a1590" draw:name="Rechteck: abgerundete Ecken 19">
          <svg:title/>
          <svg:desc/>
          <text:p text:style-name="a1582" text:class-names="" text:cond-style-name=""><text:span text:style-name="a1580" text:class-names="">V</text:span><text:span text:style-name="a1581" text:class-names=""/></text:p>
          <text:p text:style-name="a1589" text:class-names="" text:cond-style-name=""><text:span text:style-name="a1583" text:class-names="">Build</text:span><text:span text:style-name="a1584" text:class-names="">,<text:s text:c="1"/></text:span><text:span text:style-name="a1585" text:class-names="">release</text:span><text:span text:style-name="a1586" text:class-names="">,<text:s text:c="1"/></text:span><text:span text:style-name="a1587" text:class-names="">run</text:span><text:span text:style-name="a158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9.1942in" svg:y="1.98062in" svg:width="1.96899in" svg:height="0.78295in" draw:id="id607" draw:style-name="a1598" draw:name="Rechteck: abgerundete Ecken 20">
          <svg:title/>
          <svg:desc/>
          <text:p text:style-name="a1594" text:class-names="" text:cond-style-name=""><text:span text:style-name="a1591" text:class-names="">I</text:span><text:span text:style-name="a1592" text:class-names="">X</text:span><text:span text:style-name="a1593" text:class-names=""/></text:p>
          <text:p text:style-name="a1597" text:class-names="" text:cond-style-name=""><text:span text:style-name="a1595" text:class-names="">Disposability</text:span><text:span text:style-name="a159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9.1942in" svg:y="3.48194in" svg:width="1.96899in" svg:height="0.78295in" draw:id="id608" draw:style-name="a1609" draw:name="Rechteck: abgerundete Ecken 21">
          <svg:title/>
          <svg:desc/>
          <text:p text:style-name="a1601" text:class-names="" text:cond-style-name=""><text:span text:style-name="a1599" text:class-names="">X</text:span><text:span text:style-name="a1600" text:class-names=""/></text:p>
          <text:p text:style-name="a1608" text:class-names="" text:cond-style-name=""><text:span text:style-name="a1602" text:class-names="">Dev</text:span><text:span text:style-name="a1603" text:class-names="">/</text:span><text:span text:style-name="a1604" text:class-names="">prod</text:span><text:span text:style-name="a1605" text:class-names=""><text:s text:c="1"/></text:span><text:span text:style-name="a1606" text:class-names="">parity</text:span><text:span text:style-name="a160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9.1942in" svg:y="4.98326in" svg:width="1.96899in" svg:height="0.78295in" draw:id="id609" draw:style-name="a1617" draw:name="Rechteck: abgerundete Ecken 22">
          <svg:title/>
          <svg:desc/>
          <text:p text:style-name="a1613" text:class-names="" text:cond-style-name=""><text:span text:style-name="a1610" text:class-names="">X</text:span><text:span text:style-name="a1611" text:class-names="">I</text:span><text:span text:style-name="a1612" text:class-names=""/></text:p>
          <text:p text:style-name="a1616" text:class-names="" text:cond-style-name=""><text:span text:style-name="a1614" text:class-names="">Logs</text:span><text:span text:style-name="a161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9.1942in" svg:y="6.63178in" svg:width="1.96899in" svg:height="0.78295in" draw:id="id610" draw:style-name="a1626" draw:name="Rechteck: abgerundete Ecken 23">
          <svg:title/>
          <svg:desc/>
          <text:p text:style-name="a1621" text:class-names="" text:cond-style-name=""><text:span text:style-name="a1618" text:class-names="">XI</text:span><text:span text:style-name="a1619" text:class-names="">I</text:span><text:span text:style-name="a1620" text:class-names=""/></text:p>
          <text:p text:style-name="a1625" text:class-names="" text:cond-style-name=""><text:span text:style-name="a1622" text:class-names="">Admin<text:s text:c="1"/></text:span><text:span text:style-name="a1623" text:class-names="">processes</text:span><text:span text:style-name="a162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611" draw:style-name="a1636" draw:transform="translate(-1.03893in -0.35342in) rotate(-5.68346) translate(1.06998in 2.19481in)" draw:name="Textfeld 4" svg:width="2.07786in" svg:height="0.70684in">
          <draw:text-box>
            <text:p text:style-name="a1635" text:class-names="" text:cond-style-name=""><text:span text:style-name="a1627" text:class-names="">One</text:span><text:span text:style-name="a1628" text:class-names=""><text:s text:c="1"/></text:span><text:span text:style-name="a1629" text:class-names="">codebase</text:span><text:span text:style-name="a1630" text:class-names="">,<text:s text:c="1"/></text:span><text:span text:style-name="a1631" text:class-names="">many</text:span><text:span text:style-name="a1632" text:class-names=""><text:s text:c="1"/></text:span><text:span text:style-name="a1633" text:class-names="">deploys</text:span><text:span text:style-name="a1634" text:class-names=""/></text:p>
          </draw:text-box>
          <svg:title/>
          <svg:desc/>
        </draw:frame>
        <draw:frame draw:id="id612" draw:style-name="a1651" draw:transform="translate(-1.03893in -0.65635in) rotate(-5.68346) translate(1.22025in 3.7258in)" draw:name="Textfeld 24" svg:width="2.07786in" svg:height="1.3127in">
          <draw:text-box>
            <text:p text:style-name="a1650" text:class-names="" text:cond-style-name=""><text:span text:style-name="a1637" text:class-names="">Never<text:s text:c="1"/></text:span><text:span text:style-name="a1638" text:class-names="">relies</text:span><text:span text:style-name="a1639" text:class-names=""><text:s text:c="1"/>on<text:s text:c="1"/></text:span><text:span text:style-name="a1640" text:class-names="">implicit</text:span><text:span text:style-name="a1641" text:class-names=""><text:s text:c="1"/></text:span><text:span text:style-name="a1642" text:class-names="">existence</text:span><text:span text:style-name="a1643" text:class-names=""><text:s text:c="1"/></text:span><text:span text:style-name="a1644" text:class-names="">of</text:span><text:span text:style-name="a1645" text:class-names=""><text:s text:c="1"/>system-</text:span><text:span text:style-name="a1646" text:class-names="">wide</text:span><text:span text:style-name="a1647" text:class-names=""><text:s text:c="1"/></text:span><text:span text:style-name="a1648" text:class-names="">packages</text:span><text:span text:style-name="a1649" text:class-names=""/></text:p>
          </draw:text-box>
          <svg:title/>
          <svg:desc/>
        </draw:frame>
        <draw:frame draw:id="id613" draw:style-name="a1663" draw:transform="translate(-1.03893in -0.35342in) rotate(-5.68346) translate(1.14274in 5.27083in)" draw:name="Textfeld 25" svg:width="2.07786in" svg:height="0.70684in">
          <draw:text-box>
            <text:p text:style-name="a1662" text:class-names="" text:cond-style-name=""><text:span text:style-name="a1652" text:class-names="">Strict</text:span><text:span text:style-name="a1653" text:class-names=""><text:s text:c="1"/></text:span><text:span text:style-name="a1654" text:class-names="">seperation</text:span><text:span text:style-name="a1655" text:class-names=""><text:s text:c="1"/></text:span><text:span text:style-name="a1656" text:class-names="">of</text:span><text:span text:style-name="a1657" text:class-names=""><text:s text:c="1"/></text:span><text:span text:style-name="a1658" text:class-names="">code</text:span><text:span text:style-name="a1659" text:class-names=""><text:s text:c="1"/>and<text:s text:c="1"/></text:span><text:span text:style-name="a1660" text:class-names="">config</text:span><text:span text:style-name="a1661" text:class-names=""/></text:p>
          </draw:text-box>
          <svg:title/>
          <svg:desc/>
        </draw:frame>
        <draw:frame draw:id="id614" draw:style-name="a1677" draw:transform="translate(-1.03893in -0.50488in) rotate(-5.68346) translate(1.08262in 6.86734in)" draw:name="Textfeld 26" svg:width="2.07786in" svg:height="1.00977in">
          <draw:text-box>
            <text:p text:style-name="a1676" text:class-names="" text:cond-style-name=""><text:span text:style-name="a1664" text:class-names="">Doesn‘t</text:span><text:span text:style-name="a1665" text:class-names=""><text:s text:c="1"/></text:span><text:span text:style-name="a1666" text:class-names="">distinct</text:span><text:span text:style-name="a1667" text:class-names=""><text:s text:c="1"/></text:span><text:span text:style-name="a1668" text:class-names="">between</text:span><text:span text:style-name="a1669" text:class-names=""><text:s text:c="1"/>a<text:s text:c="1"/></text:span><text:span text:style-name="a1670" text:class-names="">local</text:span><text:span text:style-name="a1671" text:class-names=""><text:s text:c="1"/></text:span><text:span text:style-name="a1672" text:class-names="">or</text:span><text:span text:style-name="a1673" text:class-names=""><text:s text:c="1"/>remote<text:s text:c="1"/></text:span><text:span text:style-name="a1674" text:class-names="">service</text:span><text:span text:style-name="a1675" text:class-names=""/></text:p>
          </draw:text-box>
          <svg:title/>
          <svg:desc/>
        </draw:frame>
        <draw:frame draw:id="id615" draw:style-name="a1707" draw:transform="translate(-1.38952in -0.65635in) rotate(-5.68346) translate(5.31489in 2.14156in)" draw:name="Textfeld 27" svg:width="2.77904in" svg:height="1.3127in">
          <draw:text-box>
            <text:p text:style-name="a1706" text:class-names="" text:cond-style-name=""><text:span text:style-name="a1678" text:class-names="">Strict</text:span><text:span text:style-name="a1679" text:class-names=""><text:s text:c="1"/></text:span><text:span text:style-name="a1680" text:class-names="">seperation</text:span><text:span text:style-name="a1681" text:class-names=""><text:s text:c="1"/></text:span><text:span text:style-name="a1682" text:class-names="">of</text:span><text:span text:style-name="a1683" text:class-names=""><text:s text:c="1"/></text:span><text:span text:style-name="a1684" text:class-names="">the</text:span><text:span text:style-name="a1685" text:class-names=""><text:s text:c="1"/></text:span><text:span text:style-name="a1686" text:class-names="">three</text:span><text:span text:style-name="a1687" text:class-names=""><text:s text:c="1"/></text:span><text:span text:style-name="a1688" text:class-names="">dev-steps</text:span><text:span text:style-name="a1689" text:class-names=""><text:s text:c="1"/>–<text:s text:c="1"/></text:span><text:span text:style-name="a1690" text:class-names="">no</text:span><text:span text:style-name="a1691" text:class-names=""><text:s text:c="1"/></text:span><text:span text:style-name="a1692" text:class-names="">way</text:span><text:span text:style-name="a1693" text:class-names=""><text:s text:c="1"/></text:span><text:span text:style-name="a1694" text:class-names="">to</text:span><text:span text:style-name="a1695" text:class-names=""><text:s text:c="1"/></text:span><text:span text:style-name="a1696" text:class-names="">change</text:span><text:span text:style-name="a1697" text:class-names=""><text:s text:c="1"/></text:span><text:span text:style-name="a1698" text:class-names="">the</text:span><text:span text:style-name="a1699" text:class-names=""><text:s text:c="1"/></text:span><text:span text:style-name="a1700" text:class-names="">app</text:span><text:span text:style-name="a1701" text:class-names=""><text:s text:c="1"/></text:span><text:span text:style-name="a1702" text:class-names="">during</text:span><text:span text:style-name="a1703" text:class-names=""><text:s text:c="1"/></text:span><text:span text:style-name="a1704" text:class-names="">runtime</text:span><text:span text:style-name="a1705" text:class-names=""/></text:p>
          </draw:text-box>
          <svg:title/>
          <svg:desc/>
        </draw:frame>
        <draw:frame draw:id="id616" draw:style-name="a1715" draw:transform="translate(-1.03893in -0.35342in) rotate(-5.68346) translate(5.09572in 3.82344in)" draw:name="Textfeld 28" svg:width="2.07786in" svg:height="0.70684in">
          <draw:text-box>
            <text:p text:style-name="a1714" text:class-names="" text:cond-style-name=""><text:span text:style-name="a1708" text:class-names="">Stateless</text:span><text:span text:style-name="a1709" text:class-names=""><text:s text:c="1"/>and<text:s text:c="1"/></text:span><text:span text:style-name="a1710" text:class-names="">share</text:span><text:span text:style-name="a1711" text:class-names=""><text:s text:c="1"/></text:span><text:span text:style-name="a1712" text:class-names="">nothing</text:span><text:span text:style-name="a1713" text:class-names=""/></text:p>
          </draw:text-box>
          <svg:title/>
          <svg:desc/>
        </draw:frame>
        <draw:frame draw:id="id617" draw:style-name="a1734" draw:transform="translate(-1.47492in -0.50488in) rotate(-5.68346) translate(4.82714in 5.41318in)" draw:name="Textfeld 29" svg:width="2.94985in" svg:height="1.00977in">
          <draw:text-box>
            <text:p text:style-name="a1733" text:class-names="" text:cond-style-name=""><text:span text:style-name="a1716" text:class-names="">Is</text:span><text:span text:style-name="a1717" text:class-names=""><text:s text:c="1"/></text:span><text:span text:style-name="a1718" text:class-names="">completely</text:span><text:span text:style-name="a1719" text:class-names=""><text:s text:c="1"/></text:span><text:span text:style-name="a1720" text:class-names="">self-contained</text:span><text:span text:style-name="a1721" text:class-names=""><text:s text:c="1"/>and<text:s text:c="1"/></text:span><text:span text:style-name="a1722" text:class-names="">doesn‘t</text:span><text:span text:style-name="a1723" text:class-names=""><text:s text:c="1"/></text:span><text:span text:style-name="a1724" text:class-names="">rely</text:span><text:span text:style-name="a1725" text:class-names=""><text:s text:c="1"/></text:span><text:span text:style-name="a1726" text:class-names="">on</text:span><text:span text:style-name="a1727" text:class-names=""><text:s text:c="1"/></text:span><text:span text:style-name="a1728" text:class-names="">runtime</text:span><text:span text:style-name="a1729" text:class-names=""><text:s text:c="1"/></text:span><text:span text:style-name="a1730" text:class-names="">service</text:span><text:span text:style-name="a1731" text:class-names="">s</text:span><text:span text:style-name="a1732" text:class-names=""/></text:p>
          </draw:text-box>
          <svg:title/>
          <svg:desc/>
        </draw:frame>
        <draw:frame draw:id="id618" draw:style-name="a1750" draw:transform="translate(-1.03893in -0.35342in) rotate(-5.68346) translate(5.07073in 6.76642in)" draw:name="Textfeld 30" svg:width="2.07786in" svg:height="0.70684in">
          <draw:text-box>
            <text:p text:style-name="a1749" text:class-names="" text:cond-style-name=""><text:span text:style-name="a1735" text:class-names="">It‘s</text:span><text:span text:style-name="a1736" text:class-names=""><text:s text:c="1"/></text:span><text:span text:style-name="a1737" text:class-names="">processes</text:span><text:span text:style-name="a1738" text:class-names=""><text:s text:c="1"/></text:span><text:span text:style-name="a1739" text:class-names="">are</text:span><text:span text:style-name="a1740" text:class-names=""><text:s text:c="1"/></text:span><text:span text:style-name="a1741" text:class-names="">‚</text:span><text:span text:style-name="a1742" text:class-names="">first</text:span><text:span text:style-name="a1743" text:class-names=""><text:s text:c="1"/></text:span><text:span text:style-name="a1744" text:class-names="">class</text:span><text:span text:style-name="a1745" text:class-names=""><text:s text:c="1"/></text:span><text:span text:style-name="a1746" text:class-names="">citizens</text:span><text:span text:style-name="a1747" text:class-names="">‘</text:span><text:span text:style-name="a1748" text:class-names=""/></text:p>
          </draw:text-box>
          <svg:title/>
          <svg:desc/>
        </draw:frame>
        <draw:frame draw:id="id619" draw:style-name="a1765" draw:transform="translate(-1.03893in -0.50488in) rotate(-5.68346) translate(9.22978in 2.21232in)" draw:name="Textfeld 31" svg:width="2.07786in" svg:height="1.00977in">
          <draw:text-box>
            <text:p text:style-name="a1764" text:class-names="" text:cond-style-name=""><text:span text:style-name="a1751" text:class-names="">Can<text:s text:c="1"/></text:span><text:span text:style-name="a1752" text:class-names="">be</text:span><text:span text:style-name="a1753" text:class-names=""><text:s text:c="1"/></text:span><text:span text:style-name="a1754" text:class-names="">started</text:span><text:span text:style-name="a1755" text:class-names=""><text:s text:c="1"/></text:span><text:span text:style-name="a1756" text:class-names="">or</text:span><text:span text:style-name="a1757" text:class-names=""><text:s text:c="1"/></text:span><text:span text:style-name="a1758" text:class-names="">stopped</text:span><text:span text:style-name="a1759" text:class-names=""><text:s text:c="1"/>at a<text:s text:c="1"/></text:span><text:span text:style-name="a1760" text:class-names="">moment‘s</text:span><text:span text:style-name="a1761" text:class-names=""><text:s text:c="1"/></text:span><text:span text:style-name="a1762" text:class-names="">notice</text:span><text:span text:style-name="a1763" text:class-names=""/></text:p>
          </draw:text-box>
          <svg:title/>
          <svg:desc/>
        </draw:frame>
        <draw:frame draw:id="id620" draw:style-name="a1784" draw:transform="translate(-1.03893in -0.50488in) rotate(-5.68346) translate(9.11097in 3.7258in)" draw:name="Textfeld 32" svg:width="2.07786in" svg:height="1.00977in">
          <draw:text-box>
            <text:p text:style-name="a1783" text:class-names="" text:cond-style-name=""><text:span text:style-name="a1766" text:class-names="">Use</text:span><text:span text:style-name="a1767" text:class-names=""><text:s text:c="1"/></text:span><text:span text:style-name="a1768" text:class-names="">the</text:span><text:span text:style-name="a1769" text:class-names=""><text:s text:c="1"/></text:span><text:span text:style-name="a1770" text:class-names="">same</text:span><text:span text:style-name="a1771" text:class-names=""><text:s text:c="1"/></text:span><text:span text:style-name="a1772" text:class-names="">backing</text:span><text:span text:style-name="a1773" text:class-names=""><text:s text:c="1"/></text:span><text:span text:style-name="a1774" text:class-names="">services</text:span><text:span text:style-name="a1775" text:class-names=""><text:s text:c="1"/></text:span><text:span text:style-name="a1776" text:class-names="">in</text:span><text:span text:style-name="a1777" text:class-names=""><text:s text:c="1"/></text:span><text:span text:style-name="a1778" text:class-names="">all</text:span><text:span text:style-name="a1779" text:class-names=""><text:s text:c="1"/></text:span><text:span text:style-name="a1780" text:class-names="">stage</text:span><text:span text:style-name="a1781" text:class-names="">s</text:span><text:span text:style-name="a1782" text:class-names=""/></text:p>
          </draw:text-box>
          <svg:title/>
          <svg:desc/>
        </draw:frame>
        <draw:frame draw:id="id621" draw:style-name="a1806" draw:transform="translate(-1.28747in -0.50488in) rotate(-5.68346) translate(9.19079in 5.29224in)" draw:name="Textfeld 33" svg:width="2.57495in" svg:height="1.00977in">
          <draw:text-box>
            <text:p text:style-name="a1805" text:class-names="" text:cond-style-name=""><text:span text:style-name="a1785" text:class-names="">Logs</text:span><text:span text:style-name="a1786" text:class-names=""><text:s text:c="1"/></text:span><text:span text:style-name="a1787" text:class-names="">to</text:span><text:span text:style-name="a1788" text:class-names=""><text:s text:c="1"/></text:span><text:span text:style-name="a1789" text:class-names="">the</text:span><text:span text:style-name="a1790" text:class-names=""><text:s text:c="1"/></text:span><text:span text:style-name="a1791" text:class-names="">output</text:span><text:span text:style-name="a1792" text:class-names=""><text:s text:c="1"/></text:span><text:span text:style-name="a1793" text:class-names="">stream</text:span><text:span text:style-name="a1794" text:class-names=""><text:s text:c="1"/></text:span><text:span text:style-name="a1795" text:class-names="">and</text:span><text:span text:style-name="a1796" text:class-names=""><text:s text:c="1"/></text:span><text:span text:style-name="a1797" text:class-names="">doesn‘t</text:span><text:span text:style-name="a1798" text:class-names=""><text:s text:c="1"/></text:span><text:span text:style-name="a1799" text:class-names="">concern</text:span><text:span text:style-name="a1800" text:class-names=""><text:s text:c="1"/></text:span><text:span text:style-name="a1801" text:class-names="">of</text:span><text:span text:style-name="a1802" text:class-names=""><text:s text:c="1"/>ist<text:s text:c="1"/></text:span><text:span text:style-name="a1803" text:class-names="">storage</text:span><text:span text:style-name="a1804" text:class-names=""/></text:p>
          </draw:text-box>
          <svg:title/>
          <svg:desc/>
        </draw:frame>
        <draw:frame draw:id="id622" draw:style-name="a1826" draw:transform="translate(-1.52856in -0.50488in) rotate(-5.68346) translate(9.28563in 6.92803in)" draw:name="Textfeld 34" svg:width="3.05711in" svg:height="1.00977in">
          <draw:text-box>
            <text:p text:style-name="a1825" text:class-names="" text:cond-style-name=""><text:span text:style-name="a1807" text:class-names="">Provide</text:span><text:span text:style-name="a1808" text:class-names=""><text:s text:c="1"/></text:span><text:span text:style-name="a1809" text:class-names="">possibilities</text:span><text:span text:style-name="a1810" text:class-names=""><text:s text:c="1"/></text:span><text:span text:style-name="a1811" text:class-names="">to</text:span><text:span text:style-name="a1812" text:class-names=""><text:s text:c="1"/></text:span><text:span text:style-name="a1813" text:class-names="">run</text:span><text:span text:style-name="a1814" text:class-names=""><text:s text:c="1"/></text:span><text:span text:style-name="a1815" text:class-names="">run</text:span><text:span text:style-name="a1816" text:class-names=""><text:s text:c="1"/></text:span><text:span text:style-name="a1817" text:class-names="">one</text:span><text:span text:style-name="a1818" text:class-names="">-time-tasks<text:s text:c="1"/></text:span><text:span text:style-name="a1819" text:class-names="">within</text:span><text:span text:style-name="a1820" text:class-names=""><text:s text:c="1"/></text:span><text:span text:style-name="a1821" text:class-names="">the</text:span><text:span text:style-name="a1822" text:class-names=""><text:s text:c="1"/>same<text:s text:c="1"/></text:span><text:span text:style-name="a1823" text:class-names="">environment</text:span><text:span text:style-name="a1824" text:class-names=""/></text:p>
          </draw:text-box>
          <svg:title/>
          <svg:desc/>
        </draw:frame>
        <presentation:notes draw:style-name="a1833">
          <draw:frame draw:id="id623" draw:style-name="a1830" draw:name="Foliennummernplatzhalter 4" svg:x="0.46479in" svg:y="0.64577in" svg:width="6.52564in" svg:height="0.3717in">
            <draw:text-box>
              <text:p text:style-name="a1829" text:class-names="" text:cond-style-name=""><text:span text:style-name="a1827" text:class-names="">Folie<text:s text:c="1"/></text:span><text:span text:style-name="a1828" text:class-names=""><text:page-number style:num-format="1" text:fixed="false"/></text:span></text:p>
            </draw:text-box>
            <svg:title/>
            <svg:desc/>
          </draw:frame>
          <draw:page-thumbnail draw:page-number="4" svg:x="0.73958in" svg:y="1.18056in" svg:width="5.98958in" svg:height="4.23611in" presentation:class="page" draw:id="id624" presentation:style-name="a1831" draw:name="Folienbildplatzhalter 6">
            <svg:title/>
            <svg:desc/>
          </draw:page-thumbnail>
          <draw:frame draw:id="id625" presentation:style-name="a1832" draw:name="Notizenplatzhalter 7" svg:x="7.27014in" svg:y="1.1805in" svg:width="3.06166in" svg:height="5.26921in" presentation:class="notes" presentation:placeholder="true">
            <draw:text-box/>
            <svg:title/>
            <svg:desc/>
          </draw:frame>
        </presentation:notes>
      </draw:page>
      <draw:page draw:name="Slide49" draw:style-name="a1834" draw:master-page-name="Master1-Layout4-cust-Titel-und-Inhalt" presentation:presentation-page-layout-name="Master1-PPL4" draw:id="Slide-304">
        <draw:frame draw:id="id626" presentation:style-name="a1840" draw:name="Titel 3" svg:x="0.53125in" svg:y="0.27585in" svg:width="10.63194in" svg:height="1.32774in" presentation:class="title" presentation:placeholder="false">
          <draw:text-box>
            <text:p text:style-name="a1839" text:class-names="" text:cond-style-name=""><text:span text:style-name="a1835" text:class-names="">The<text:s text:c="1"/></text:span><text:span text:style-name="a1836" text:class-names="">Twelve-Factor</text:span><text:span text:style-name="a1837" text:class-names=""><text:s text:c="1"/>App (https://12factor.net)</text:span><text:span text:style-name="a1838" text:class-names=""/></text:p>
          </draw:text-box>
          <svg:title/>
          <svg:desc/>
        </draw:frame>
        <draw:frame draw:id="id627" draw:style-name="a1844" draw:name="Datumsplatzhalter 1" svg:x="0.97348in" svg:y="7.66423in" svg:width="0.86624in" svg:height="0.43577in">
          <draw:text-box>
            <text:p text:style-name="a1843" text:class-names="" text:cond-style-name=""><text:span text:style-name="a1841" text:class-names=""><text:date text:fixed="false" style:data-style-name="a1842">22.01.2018</text:date></text:span></text:p>
          </draw:text-box>
          <svg:title/>
          <svg:desc/>
        </draw:frame>
        <draw:frame draw:id="id628" draw:style-name="a1847" draw:name="Fußzeilenplatzhalter 2" svg:x="1.89011in" svg:y="7.66423in" svg:width="5.64322in" svg:height="0.43577in">
          <draw:text-box>
            <text:p text:style-name="a1846" text:class-names="" text:cond-style-name=""><text:span text:style-name="a1845" text:class-names="">Fußzeile ändern unter: Einfügen &gt; Kopf- und Fußzeile</text:span></text:p>
          </draw:text-box>
          <svg:title/>
          <svg:desc/>
        </draw:frame>
        <draw:frame draw:id="id629" draw:style-name="a1850" draw:name="Foliennummernplatzhalter 5" svg:x="0.53125in" svg:y="7.66423in" svg:width="0.39183in" svg:height="0.43577in">
          <draw:text-box>
            <text:p text:style-name="a1849" text:class-names="" text:cond-style-name=""><text:span text:style-name="a1848" text:class-names=""><text:page-number style:num-format="1" text:fixed="false"/></text:span></text:p>
          </draw:text-box>
          <svg:title/>
          <svg:desc/>
        </draw:frame>
        <draw:custom-shape svg:x="0.53125in" svg:y="2.63423in" svg:width="3.0155in" svg:height="1.21705in" draw:id="id630" draw:style-name="a1855" draw:name="Ellipse 3">
          <svg:title/>
          <svg:desc/>
          <text:p text:style-name="a1854" text:class-names="" text:cond-style-name=""><text:span text:style-name="a1851" text:class-names="">S<text:s text:c="1"/></text:span><text:span text:style-name="a1852" text:class-names="">tability</text:span><text:span text:style-name="a185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33946in" svg:y="2.63423in" svg:width="3.0155in" svg:height="1.21705in" draw:id="id631" draw:style-name="a1861" draw:name="Ellipse 9">
          <svg:title/>
          <svg:desc/>
          <text:p text:style-name="a1860" text:class-names="" text:cond-style-name=""><text:span text:style-name="a1856" text:class-names="">M</text:span><text:span text:style-name="a1857" text:class-names=""><text:s text:c="1"/></text:span><text:span text:style-name="a1858" text:class-names="">aintainability</text:span><text:span text:style-name="a185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2254in" svg:y="5.41654in" svg:width="3.0155in" svg:height="1.21705in" draw:id="id632" draw:style-name="a1868" draw:name="Ellipse 10">
          <svg:title/>
          <svg:desc/>
          <text:p text:style-name="a1867" text:class-names="" text:cond-style-name=""><text:span text:style-name="a1862" text:class-names="">S<text:s text:c="1"/></text:span><text:span text:style-name="a1863" text:class-names="">c</text:span><text:span text:style-name="a1864" text:class-names=""><text:s text:c="1"/></text:span><text:span text:style-name="a1865" text:class-names="">aleability</text:span><text:span text:style-name="a186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29069in" svg:y="5.41654in" svg:width="3.0155in" svg:height="1.21705in" draw:id="id633" draw:style-name="a1874" draw:name="Ellipse 11">
          <svg:title/>
          <svg:desc/>
          <text:p text:style-name="a1873" text:class-names="" text:cond-style-name=""><text:span text:style-name="a1869" text:class-names="">F</text:span><text:span text:style-name="a1870" text:class-names=""><text:s text:c="1"/></text:span><text:span text:style-name="a1871" text:class-names="">lexibility</text:span><text:span text:style-name="a187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14768in" svg:y="2.63423in" svg:width="3.0155in" svg:height="1.21705in" draw:id="id634" draw:style-name="a1879" draw:name="Ellipse 12">
          <svg:title/>
          <svg:desc/>
          <text:p text:style-name="a1878" text:class-names="" text:cond-style-name=""><text:span text:style-name="a1875" text:class-names="">I<text:s text:c="1"/></text:span><text:span text:style-name="a1876" text:class-names="">ndependency</text:span><text:span text:style-name="a187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1886">
          <draw:frame draw:id="id635" draw:style-name="a1883" draw:name="Foliennummernplatzhalter 4" svg:x="0.46479in" svg:y="0.64577in" svg:width="6.52564in" svg:height="0.3717in">
            <draw:text-box>
              <text:p text:style-name="a1882" text:class-names="" text:cond-style-name=""><text:span text:style-name="a1880" text:class-names="">Folie<text:s text:c="1"/></text:span><text:span text:style-name="a1881" text:class-names=""><text:page-number style:num-format="1" text:fixed="false"/></text:span></text:p>
            </draw:text-box>
            <svg:title/>
            <svg:desc/>
          </draw:frame>
          <draw:page-thumbnail draw:page-number="5" svg:x="0.73958in" svg:y="1.18056in" svg:width="5.98958in" svg:height="4.23611in" presentation:class="page" draw:id="id636" presentation:style-name="a1884" draw:name="Folienbildplatzhalter 6">
            <svg:title/>
            <svg:desc/>
          </draw:page-thumbnail>
          <draw:frame draw:id="id637" presentation:style-name="a1885" draw:name="Notizenplatzhalter 7" svg:x="7.27014in" svg:y="1.1805in" svg:width="3.06166in" svg:height="5.26921in" presentation:class="notes" presentation:placeholder="true">
            <draw:text-box/>
            <svg:title/>
            <svg:desc/>
          </draw:frame>
        </presentation:notes>
      </draw:page>
      <draw:page draw:name="Slide52" draw:style-name="a1887" draw:master-page-name="Master1-Layout4-cust-Titel-und-Inhalt" presentation:presentation-page-layout-name="Master1-PPL4" draw:id="Slide-307">
        <draw:frame draw:id="id638" presentation:style-name="a1893" draw:name="Titel 3" svg:x="0.53125in" svg:y="0.27585in" svg:width="10.63194in" svg:height="1.32774in" presentation:class="title" presentation:placeholder="false">
          <draw:text-box>
            <text:p text:style-name="a1892" text:class-names="" text:cond-style-name=""><text:span text:style-name="a1888" text:class-names="">The<text:s text:c="1"/></text:span><text:span text:style-name="a1889" text:class-names="">Twelve-Factor</text:span><text:span text:style-name="a1890" text:class-names=""><text:s text:c="1"/>App (https://12factor.net)</text:span><text:span text:style-name="a1891" text:class-names=""/></text:p>
          </draw:text-box>
          <svg:title/>
          <svg:desc/>
        </draw:frame>
        <draw:frame draw:id="id639" draw:style-name="a1897" draw:name="Datumsplatzhalter 1" svg:x="0.97348in" svg:y="7.66423in" svg:width="0.86624in" svg:height="0.43577in">
          <draw:text-box>
            <text:p text:style-name="a1896" text:class-names="" text:cond-style-name=""><text:span text:style-name="a1894" text:class-names=""><text:date text:fixed="false" style:data-style-name="a1895">22.01.2018</text:date></text:span></text:p>
          </draw:text-box>
          <svg:title/>
          <svg:desc/>
        </draw:frame>
        <draw:frame draw:id="id640" draw:style-name="a1900" draw:name="Fußzeilenplatzhalter 2" svg:x="1.89011in" svg:y="7.66423in" svg:width="5.64322in" svg:height="0.43577in">
          <draw:text-box>
            <text:p text:style-name="a1899" text:class-names="" text:cond-style-name=""><text:span text:style-name="a1898" text:class-names="">Fußzeile ändern unter: Einfügen &gt; Kopf- und Fußzeile</text:span></text:p>
          </draw:text-box>
          <svg:title/>
          <svg:desc/>
        </draw:frame>
        <draw:frame draw:id="id641" draw:style-name="a1903" draw:name="Foliennummernplatzhalter 5" svg:x="0.53125in" svg:y="7.66423in" svg:width="0.39183in" svg:height="0.43577in">
          <draw:text-box>
            <text:p text:style-name="a1902" text:class-names="" text:cond-style-name=""><text:span text:style-name="a1901" text:class-names=""><text:page-number style:num-format="1" text:fixed="false"/></text:span></text:p>
          </draw:text-box>
          <svg:title/>
          <svg:desc/>
        </draw:frame>
        <draw:custom-shape svg:x="0.53125in" svg:y="1.98062in" svg:width="1.96899in" svg:height="0.78295in" draw:id="id642" draw:style-name="a1910" draw:name="Rechteck: abgerundete Ecken 2">
          <svg:title/>
          <svg:desc/>
          <text:p text:style-name="a1905" text:class-names="" text:cond-style-name=""><text:span text:style-name="a1904" text:class-names="">I</text:span></text:p>
          <text:p text:style-name="a1909" text:class-names="" text:cond-style-name=""><text:span text:style-name="a1906" text:class-names="">Codebas</text:span><text:span text:style-name="a1907" text:class-names="">e</text:span><text:span text:style-name="a190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53125in" svg:y="3.48194in" svg:width="1.96899in" svg:height="0.78295in" draw:id="id643" draw:style-name="a1916" draw:name="Rechteck: abgerundete Ecken 13">
          <svg:title/>
          <svg:desc/>
          <text:p text:style-name="a1912" text:class-names="" text:cond-style-name=""><text:span text:style-name="a1911" text:class-names="">II</text:span></text:p>
          <text:p text:style-name="a1915" text:class-names="" text:cond-style-name=""><text:span text:style-name="a1913" text:class-names="">Dependencies</text:span><text:span text:style-name="a191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53125in" svg:y="4.98326in" svg:width="1.96899in" svg:height="0.78295in" draw:id="id644" draw:style-name="a1922" draw:name="Rechteck: abgerundete Ecken 14">
          <svg:title/>
          <svg:desc/>
          <text:p text:style-name="a1918" text:class-names="" text:cond-style-name=""><text:span text:style-name="a1917" text:class-names="">III</text:span></text:p>
          <text:p text:style-name="a1921" text:class-names="" text:cond-style-name=""><text:span text:style-name="a1919" text:class-names="">Config</text:span><text:span text:style-name="a192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53125in" svg:y="6.63178in" svg:width="1.96899in" svg:height="0.78295in" draw:id="id645" draw:style-name="a1929" draw:name="Rechteck: abgerundete Ecken 15">
          <svg:title/>
          <svg:desc/>
          <text:p text:style-name="a1924" text:class-names="" text:cond-style-name=""><text:span text:style-name="a1923" text:class-names="">IV</text:span></text:p>
          <text:p text:style-name="a1928" text:class-names="" text:cond-style-name=""><text:span text:style-name="a1925" text:class-names="">Backing</text:span><text:span text:style-name="a1926" text:class-names=""><text:s text:c="1"/>Services</text:span><text:span text:style-name="a192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91493in" svg:y="6.63178in" svg:width="1.96899in" svg:height="0.78295in" draw:id="id646" draw:style-name="a1937" draw:name="Rechteck: abgerundete Ecken 16">
          <svg:title/>
          <svg:desc/>
          <text:p text:style-name="a1933" text:class-names="" text:cond-style-name=""><text:span text:style-name="a1930" text:class-names="">VII</text:span><text:span text:style-name="a1931" text:class-names="">I</text:span><text:span text:style-name="a1932" text:class-names=""/></text:p>
          <text:p text:style-name="a1936" text:class-names="" text:cond-style-name=""><text:span text:style-name="a1934" text:class-names="">Concurrency</text:span><text:span text:style-name="a193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9188in" svg:y="4.98326in" svg:width="1.96899in" svg:height="0.78295in" draw:id="id647" draw:style-name="a1946" draw:name="Rechteck: abgerundete Ecken 17">
          <svg:title/>
          <svg:desc/>
          <text:p text:style-name="a1941" text:class-names="" text:cond-style-name=""><text:span text:style-name="a1938" text:class-names="">VI</text:span><text:span text:style-name="a1939" text:class-names="">I</text:span><text:span text:style-name="a1940" text:class-names=""/></text:p>
          <text:p text:style-name="a1945" text:class-names="" text:cond-style-name=""><text:span text:style-name="a1942" text:class-names="">Port<text:s text:c="1"/></text:span><text:span text:style-name="a1943" text:class-names="">binding</text:span><text:span text:style-name="a194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91493in" svg:y="3.48194in" svg:width="1.96899in" svg:height="0.78295in" draw:id="id648" draw:style-name="a1954" draw:name="Rechteck: abgerundete Ecken 18">
          <svg:title/>
          <svg:desc/>
          <text:p text:style-name="a1950" text:class-names="" text:cond-style-name=""><text:span text:style-name="a1947" text:class-names="">V</text:span><text:span text:style-name="a1948" text:class-names="">I</text:span><text:span text:style-name="a1949" text:class-names=""/></text:p>
          <text:p text:style-name="a1953" text:class-names="" text:cond-style-name=""><text:span text:style-name="a1951" text:class-names="">Processes</text:span><text:span text:style-name="a195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91493in" svg:y="1.98739in" svg:width="1.96899in" svg:height="0.78295in" draw:id="id649" draw:style-name="a1965" draw:name="Rechteck: abgerundete Ecken 19">
          <svg:title/>
          <svg:desc/>
          <text:p text:style-name="a1957" text:class-names="" text:cond-style-name=""><text:span text:style-name="a1955" text:class-names="">V</text:span><text:span text:style-name="a1956" text:class-names=""/></text:p>
          <text:p text:style-name="a1964" text:class-names="" text:cond-style-name=""><text:span text:style-name="a1958" text:class-names="">Build</text:span><text:span text:style-name="a1959" text:class-names="">,<text:s text:c="1"/></text:span><text:span text:style-name="a1960" text:class-names="">release</text:span><text:span text:style-name="a1961" text:class-names="">,<text:s text:c="1"/></text:span><text:span text:style-name="a1962" text:class-names="">run</text:span><text:span text:style-name="a196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9.1942in" svg:y="1.98062in" svg:width="1.96899in" svg:height="0.78295in" draw:id="id650" draw:style-name="a1973" draw:name="Rechteck: abgerundete Ecken 20">
          <svg:title/>
          <svg:desc/>
          <text:p text:style-name="a1969" text:class-names="" text:cond-style-name=""><text:span text:style-name="a1966" text:class-names="">I</text:span><text:span text:style-name="a1967" text:class-names="">X</text:span><text:span text:style-name="a1968" text:class-names=""/></text:p>
          <text:p text:style-name="a1972" text:class-names="" text:cond-style-name=""><text:span text:style-name="a1970" text:class-names="">Disposability</text:span><text:span text:style-name="a197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9.1942in" svg:y="3.48194in" svg:width="1.96899in" svg:height="0.78295in" draw:id="id651" draw:style-name="a1984" draw:name="Rechteck: abgerundete Ecken 21">
          <svg:title/>
          <svg:desc/>
          <text:p text:style-name="a1976" text:class-names="" text:cond-style-name=""><text:span text:style-name="a1974" text:class-names="">X</text:span><text:span text:style-name="a1975" text:class-names=""/></text:p>
          <text:p text:style-name="a1983" text:class-names="" text:cond-style-name=""><text:span text:style-name="a1977" text:class-names="">Dev</text:span><text:span text:style-name="a1978" text:class-names="">/</text:span><text:span text:style-name="a1979" text:class-names="">prod</text:span><text:span text:style-name="a1980" text:class-names=""><text:s text:c="1"/></text:span><text:span text:style-name="a1981" text:class-names="">parity</text:span><text:span text:style-name="a198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9.1942in" svg:y="4.98326in" svg:width="1.96899in" svg:height="0.78295in" draw:id="id652" draw:style-name="a1992" draw:name="Rechteck: abgerundete Ecken 22">
          <svg:title/>
          <svg:desc/>
          <text:p text:style-name="a1988" text:class-names="" text:cond-style-name=""><text:span text:style-name="a1985" text:class-names="">X</text:span><text:span text:style-name="a1986" text:class-names="">I</text:span><text:span text:style-name="a1987" text:class-names=""/></text:p>
          <text:p text:style-name="a1991" text:class-names="" text:cond-style-name=""><text:span text:style-name="a1989" text:class-names="">Logs</text:span><text:span text:style-name="a199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9.1942in" svg:y="6.63178in" svg:width="1.96899in" svg:height="0.78295in" draw:id="id653" draw:style-name="a2001" draw:name="Rechteck: abgerundete Ecken 23">
          <svg:title/>
          <svg:desc/>
          <text:p text:style-name="a1996" text:class-names="" text:cond-style-name=""><text:span text:style-name="a1993" text:class-names="">XI</text:span><text:span text:style-name="a1994" text:class-names="">I</text:span><text:span text:style-name="a1995" text:class-names=""/></text:p>
          <text:p text:style-name="a2000" text:class-names="" text:cond-style-name=""><text:span text:style-name="a1997" text:class-names="">Admin<text:s text:c="1"/></text:span><text:span text:style-name="a1998" text:class-names="">processes</text:span><text:span text:style-name="a199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2.28371in" svg:y="1.89681in" svg:width="0.43307in" svg:height="0.37402in" draw:id="id654" draw:style-name="a2005" draw:name="Ellipse 24">
          <svg:title/>
          <svg:desc/>
          <text:p text:style-name="a2004" text:class-names="" text:cond-style-name=""><text:span text:style-name="a2002" text:class-names="">S</text:span><text:span text:style-name="a200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94665in" svg:y="7.22772in" svg:width="0.43307in" svg:height="0.37402in" draw:id="id655" draw:style-name="a2009" draw:name="Ellipse 25">
          <svg:title/>
          <svg:desc/>
          <text:p text:style-name="a2008" text:class-names="" text:cond-style-name=""><text:span text:style-name="a2006" text:class-names="">M</text:span><text:span text:style-name="a200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68289in" svg:y="6.3412in" svg:width="0.43307in" svg:height="0.37402in" draw:id="id656" draw:style-name="a2012" draw:name="Ellipse 26">
          <svg:title/>
          <svg:desc/>
          <text:p text:style-name="a2011" text:class-names="" text:cond-style-name=""><text:span text:style-name="a2010" text:class-names="">c</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36692in" svg:y="2.54888in" svg:width="0.43307in" svg:height="0.37402in" draw:id="id657" draw:style-name="a2016" draw:name="Ellipse 27">
          <svg:title/>
          <svg:desc/>
          <text:p text:style-name="a2015" text:class-names="" text:cond-style-name=""><text:span text:style-name="a2013" text:class-names="">F</text:span><text:span text:style-name="a201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36692in" svg:y="1.85849in" svg:width="0.43307in" svg:height="0.37402in" draw:id="id658" draw:style-name="a2020" draw:name="Ellipse 28">
          <svg:title/>
          <svg:desc/>
          <text:p text:style-name="a2019" text:class-names="" text:cond-style-name=""><text:span text:style-name="a2017" text:class-names="">I</text:span><text:span text:style-name="a201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17933in" svg:y="3.41446in" svg:width="0.43307in" svg:height="0.37402in" draw:id="id659" draw:style-name="a2024" draw:name="Ellipse 29">
          <svg:title/>
          <svg:desc/>
          <text:p text:style-name="a2023" text:class-names="" text:cond-style-name=""><text:span text:style-name="a2021" text:class-names="">S</text:span><text:span text:style-name="a202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17933in" svg:y="4.9321in" svg:width="0.43307in" svg:height="0.37402in" draw:id="id660" draw:style-name="a2028" draw:name="Ellipse 30">
          <svg:title/>
          <svg:desc/>
          <text:p text:style-name="a2027" text:class-names="" text:cond-style-name=""><text:span text:style-name="a2025" text:class-names="">S</text:span><text:span text:style-name="a202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17158in" svg:y="6.5073in" svg:width="0.43307in" svg:height="0.37402in" draw:id="id661" draw:style-name="a2032" draw:name="Ellipse 31">
          <svg:title/>
          <svg:desc/>
          <text:p text:style-name="a2031" text:class-names="" text:cond-style-name=""><text:span text:style-name="a2029" text:class-names="">S</text:span><text:span text:style-name="a203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94665in" svg:y="1.85849in" svg:width="0.43307in" svg:height="0.37402in" draw:id="id662" draw:style-name="a2036" draw:name="Ellipse 32">
          <svg:title/>
          <svg:desc/>
          <text:p text:style-name="a2035" text:class-names="" text:cond-style-name=""><text:span text:style-name="a2033" text:class-names="">S</text:span><text:span text:style-name="a203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92328in" svg:y="3.39288in" svg:width="0.43307in" svg:height="0.37402in" draw:id="id663" draw:style-name="a2040" draw:name="Ellipse 33">
          <svg:title/>
          <svg:desc/>
          <text:p text:style-name="a2039" text:class-names="" text:cond-style-name=""><text:span text:style-name="a2037" text:class-names="">S</text:span><text:span text:style-name="a203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92328in" svg:y="5.5792in" svg:width="0.43307in" svg:height="0.37402in" draw:id="id664" draw:style-name="a2044" draw:name="Ellipse 35">
          <svg:title/>
          <svg:desc/>
          <text:p text:style-name="a2043" text:class-names="" text:cond-style-name=""><text:span text:style-name="a2041" text:class-names="">M</text:span><text:span text:style-name="a204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90765in" svg:y="4.14631in" svg:width="0.43307in" svg:height="0.38856in" draw:id="id665" draw:style-name="a2048" draw:name="Ellipse 36">
          <svg:title/>
          <svg:desc/>
          <text:p text:style-name="a2047" text:class-names="" text:cond-style-name=""><text:span text:style-name="a2045" text:class-names="">M</text:span><text:span text:style-name="a204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94665in" svg:y="2.62295in" svg:width="0.43307in" svg:height="0.37402in" draw:id="id666" draw:style-name="a2052" draw:name="Ellipse 37">
          <svg:title/>
          <svg:desc/>
          <text:p text:style-name="a2051" text:class-names="" text:cond-style-name=""><text:span text:style-name="a2049" text:class-names="">M</text:span><text:span text:style-name="a205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28371in" svg:y="2.52799in" svg:width="0.43307in" svg:height="0.37402in" draw:id="id667" draw:style-name="a2056" draw:name="Ellipse 38">
          <svg:title/>
          <svg:desc/>
          <text:p text:style-name="a2055" text:class-names="" text:cond-style-name=""><text:span text:style-name="a2053" text:class-names="">M</text:span><text:span text:style-name="a205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17933in" svg:y="4.07729in" svg:width="0.43307in" svg:height="0.37402in" draw:id="id668" draw:style-name="a2060" draw:name="Ellipse 39">
          <svg:title/>
          <svg:desc/>
          <text:p text:style-name="a2059" text:class-names="" text:cond-style-name=""><text:span text:style-name="a2057" text:class-names="">M</text:span><text:span text:style-name="a205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19483in" svg:y="5.5519in" svg:width="0.43307in" svg:height="0.37402in" draw:id="id669" draw:style-name="a2064" draw:name="Ellipse 40">
          <svg:title/>
          <svg:desc/>
          <text:p text:style-name="a2063" text:class-names="" text:cond-style-name=""><text:span text:style-name="a2061" text:class-names="">M</text:span><text:span text:style-name="a206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17933in" svg:y="7.24518in" svg:width="0.43307in" svg:height="0.37402in" draw:id="id670" draw:style-name="a2068" draw:name="Ellipse 41">
          <svg:title/>
          <svg:desc/>
          <text:p text:style-name="a2067" text:class-names="" text:cond-style-name=""><text:span text:style-name="a2065" text:class-names="">M</text:span><text:span text:style-name="a206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61279in" svg:y="2.52799in" svg:width="0.43307in" svg:height="0.37402in" draw:id="id671" draw:style-name="a2072" draw:name="Ellipse 42">
          <svg:title/>
          <svg:desc/>
          <text:p text:style-name="a2071" text:class-names="" text:cond-style-name=""><text:span text:style-name="a2069" text:class-names="">M</text:span><text:span text:style-name="a207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61279in" svg:y="4.07676in" svg:width="0.43307in" svg:height="0.37402in" draw:id="id672" draw:style-name="a2076" draw:name="Ellipse 43">
          <svg:title/>
          <svg:desc/>
          <text:p text:style-name="a2075" text:class-names="" text:cond-style-name=""><text:span text:style-name="a2073" text:class-names="">M</text:span><text:span text:style-name="a207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37459in" svg:y="3.41446in" svg:width="0.43307in" svg:height="0.37402in" draw:id="id673" draw:style-name="a2080" draw:name="Ellipse 44">
          <svg:title/>
          <svg:desc/>
          <text:p text:style-name="a2079" text:class-names="" text:cond-style-name=""><text:span text:style-name="a2077" text:class-names="">I</text:span><text:span text:style-name="a207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3626in" svg:y="6.50388in" svg:width="0.43307in" svg:height="0.37402in" draw:id="id674" draw:style-name="a2084" draw:name="Ellipse 45">
          <svg:title/>
          <svg:desc/>
          <text:p text:style-name="a2083" text:class-names="" text:cond-style-name=""><text:span text:style-name="a2081" text:class-names="">I</text:span><text:span text:style-name="a20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74826in" svg:y="4.91305in" svg:width="0.43307in" svg:height="0.37402in" draw:id="id675" draw:style-name="a2088" draw:name="Ellipse 46">
          <svg:title/>
          <svg:desc/>
          <text:p text:style-name="a2087" text:class-names="" text:cond-style-name=""><text:span text:style-name="a2085" text:class-names="">I</text:span><text:span text:style-name="a208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31403in" svg:y="5.5519in" svg:width="0.43307in" svg:height="0.37402in" draw:id="id676" draw:style-name="a2092" draw:name="Ellipse 47">
          <svg:title/>
          <svg:desc/>
          <text:p text:style-name="a2091" text:class-names="" text:cond-style-name=""><text:span text:style-name="a2089" text:class-names="">F</text:span><text:span text:style-name="a209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36692in" svg:y="7.25371in" svg:width="0.43307in" svg:height="0.37402in" draw:id="id677" draw:style-name="a2096" draw:name="Ellipse 48">
          <svg:title/>
          <svg:desc/>
          <text:p text:style-name="a2095" text:class-names="" text:cond-style-name=""><text:span text:style-name="a2093" text:class-names="">F</text:span><text:span text:style-name="a209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74826in" svg:y="5.53285in" svg:width="0.43307in" svg:height="0.37402in" draw:id="id678" draw:style-name="a2100" draw:name="Ellipse 49">
          <svg:title/>
          <svg:desc/>
          <text:p text:style-name="a2099" text:class-names="" text:cond-style-name=""><text:span text:style-name="a2097" text:class-names="">F</text:span><text:span text:style-name="a209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73212in" svg:y="7.25371in" svg:width="0.43307in" svg:height="0.37402in" draw:id="id679" draw:style-name="a2104" draw:name="Ellipse 50">
          <svg:title/>
          <svg:desc/>
          <text:p text:style-name="a2103" text:class-names="" text:cond-style-name=""><text:span text:style-name="a2101" text:class-names="">F</text:span><text:span text:style-name="a210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96216in" svg:y="1.69265in" svg:width="0.43307in" svg:height="0.37402in" draw:id="id680" draw:style-name="a2107" draw:name="Ellipse 51">
          <svg:title/>
          <svg:desc/>
          <text:p text:style-name="a2106" text:class-names="" text:cond-style-name=""><text:span text:style-name="a2105" text:class-names="">c</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61279in" svg:y="1.8503in" svg:width="0.43307in" svg:height="0.37402in" draw:id="id681" draw:style-name="a2111" draw:name="Ellipse 52">
          <svg:title/>
          <svg:desc/>
          <text:p text:style-name="a2110" text:class-names="" text:cond-style-name=""><text:span text:style-name="a2108" text:class-names="">S</text:span><text:span text:style-name="a210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61279in" svg:y="3.39288in" svg:width="0.43307in" svg:height="0.37402in" draw:id="id682" draw:style-name="a2115" draw:name="Ellipse 53">
          <svg:title/>
          <svg:desc/>
          <text:p text:style-name="a2114" text:class-names="" text:cond-style-name=""><text:span text:style-name="a2112" text:class-names="">S</text:span><text:span text:style-name="a211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2122">
          <draw:frame draw:id="id683" draw:style-name="a2119" draw:name="Foliennummernplatzhalter 4" svg:x="0.46479in" svg:y="0.64577in" svg:width="6.52564in" svg:height="0.3717in">
            <draw:text-box>
              <text:p text:style-name="a2118" text:class-names="" text:cond-style-name=""><text:span text:style-name="a2116" text:class-names="">Folie<text:s text:c="1"/></text:span><text:span text:style-name="a2117" text:class-names=""><text:page-number style:num-format="1" text:fixed="false"/></text:span></text:p>
            </draw:text-box>
            <svg:title/>
            <svg:desc/>
          </draw:frame>
          <draw:page-thumbnail draw:page-number="6" svg:x="0.73958in" svg:y="1.18056in" svg:width="5.98958in" svg:height="4.23611in" presentation:class="page" draw:id="id684" presentation:style-name="a2120" draw:name="Folienbildplatzhalter 6">
            <svg:title/>
            <svg:desc/>
          </draw:page-thumbnail>
          <draw:frame draw:id="id685" presentation:style-name="a2121" draw:name="Notizenplatzhalter 7" svg:x="7.27014in" svg:y="1.1805in" svg:width="3.06166in" svg:height="5.2692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0.53125in" svg:y="0.54955in" svg:width="7.00868in" svg:height="1.0596in"/>
      <presentation:placeholder presentation:object="subtitle" svg:x="0.53125in" svg:y="2.11546in" svg:width="7.00868in" svg:height="0.16305in"/>
    </style:presentation-page-layout>
    <style:presentation-page-layout style:name="Master1-PPL2" style:display-name="Agenda">
      <presentation:placeholder presentation:object="subtitle" svg:x="0.53125in" svg:y="2.11381in" svg:width="10.63194in" svg:height="4.5545in"/>
      <presentation:placeholder presentation:object="title" svg:x="0.53125in" svg:y="0.54955in" svg:width="7.00868in" svg:height="1.0596in"/>
    </style:presentation-page-layout>
    <style:presentation-page-layout style:name="Master1-PPL3" style:display-name="Kapiteltrenner">
      <presentation:placeholder presentation:object="title" svg:x="5.72917in" svg:y="3.87132in" svg:width="5.42165in" svg:height="1.6009in"/>
    </style:presentation-page-layout>
    <style:presentation-page-layout style:name="Master1-PPL4" style:display-name="Titel und Inhalt">
      <presentation:placeholder presentation:object="title" svg:x="0.53125in" svg:y="0.27585in" svg:width="10.63194in" svg:height="1.32774in"/>
      <presentation:placeholder presentation:object="date-time" svg:x="0.97348in" svg:y="7.66423in" svg:width="0.86624in" svg:height="0.43577in"/>
      <presentation:placeholder presentation:object="footer" svg:x="1.89011in" svg:y="7.66423in" svg:width="5.64322in" svg:height="0.43577in"/>
      <presentation:placeholder presentation:object="page-number" svg:x="0.53125in" svg:y="7.66423in" svg:width="0.39183in" svg:height="0.43577in"/>
      <presentation:placeholder presentation:object="outline" svg:x="0.53125in" svg:y="1.61458in" svg:width="10.63194in" svg:height="5.90451in"/>
    </style:presentation-page-layout>
    <style:presentation-page-layout style:name="Master1-PPL5" style:display-name="Text + Bild M">
      <presentation:placeholder presentation:object="title" svg:x="0.53125in" svg:y="0.27585in" svg:width="10.63194in" svg:height="1.32774in"/>
      <presentation:placeholder presentation:object="date-time" svg:x="0.97348in" svg:y="7.66423in" svg:width="0.86624in" svg:height="0.43577in"/>
      <presentation:placeholder presentation:object="footer" svg:x="1.89011in" svg:y="7.66423in" svg:width="5.64322in" svg:height="0.43577in"/>
      <presentation:placeholder presentation:object="page-number" svg:x="0.53125in" svg:y="7.66423in" svg:width="0.39183in" svg:height="0.43577in"/>
      <presentation:placeholder presentation:object="outline" svg:x="5.96528in" svg:y="1.61458in" svg:width="5.19792in" svg:height="5.90451in"/>
      <presentation:placeholder presentation:object="graphic" svg:x="0.53125in" svg:y="1.61458in" svg:width="5.19792in" svg:height="5.90451in"/>
    </style:presentation-page-layout>
    <style:presentation-page-layout style:name="Master1-PPL6" style:display-name="Text + Bild horizontal">
      <presentation:placeholder presentation:object="outline" svg:x="0.53125in" svg:y="4.68576in" svg:width="10.63195in" svg:height="2.83333in"/>
      <presentation:placeholder presentation:object="graphic" svg:x="0.53125in" svg:y="1.61458in" svg:width="10.63194in" svg:height="2.83333in"/>
      <presentation:placeholder presentation:object="date-time" svg:x="0.97348in" svg:y="7.66423in" svg:width="0.86624in" svg:height="0.43577in"/>
      <presentation:placeholder presentation:object="footer" svg:x="1.89011in" svg:y="7.66423in" svg:width="5.64322in" svg:height="0.43577in"/>
      <presentation:placeholder presentation:object="page-number" svg:x="0.53125in" svg:y="7.66423in" svg:width="0.39183in" svg:height="0.43577in"/>
      <presentation:placeholder presentation:object="title" svg:x="0.53125in" svg:y="0.27585in" svg:width="10.63194in" svg:height="1.32774in"/>
    </style:presentation-page-layout>
    <style:presentation-page-layout style:name="Master1-PPL7" style:display-name="Bild vollflächig">
      <presentation:placeholder presentation:object="title" svg:x="0.53125in" svg:y="0.27585in" svg:width="10.63194in" svg:height="1.32774in"/>
      <presentation:placeholder presentation:object="date-time" svg:x="0.97348in" svg:y="7.66423in" svg:width="0.86624in" svg:height="0.43577in"/>
      <presentation:placeholder presentation:object="footer" svg:x="1.89011in" svg:y="7.66423in" svg:width="5.64322in" svg:height="0.43577in"/>
      <presentation:placeholder presentation:object="page-number" svg:x="0.53125in" svg:y="7.66423in" svg:width="0.39183in" svg:height="0.43577in"/>
      <presentation:placeholder presentation:object="graphic" svg:x="0.53125in" svg:y="1.61458in" svg:width="10.63194in" svg:height="5.90451in"/>
    </style:presentation-page-layout>
    <style:presentation-page-layout style:name="Master1-PPL8" style:display-name="Nur Titel">
      <presentation:placeholder presentation:object="title" svg:x="0.53125in" svg:y="0.27585in" svg:width="10.63194in" svg:height="1.32774in"/>
      <presentation:placeholder presentation:object="date-time" svg:x="0.97348in" svg:y="7.66423in" svg:width="0.86624in" svg:height="0.43577in"/>
      <presentation:placeholder presentation:object="footer" svg:x="1.89011in" svg:y="7.66423in" svg:width="5.64322in" svg:height="0.43577in"/>
      <presentation:placeholder presentation:object="page-number" svg:x="0.53125in" svg:y="7.66423in" svg:width="0.39183in" svg:height="0.43577in"/>
    </style:presentation-page-layout>
    <style:presentation-page-layout style:name="Master1-PPL9" style:display-name="Leer"/>
    <style:style style:family="table-cell" style:name="a1178">
      <style:table-cell-properties fo:background-color="#cbd0db"/>
    </style:style>
    <style:style style:family="table-cell" style:name="a1179">
      <style:table-cell-properties fo:background-color="#004a8c" fo:border-bottom="0.04167in solid #ffffff"/>
      <style:text-properties fo:color="#ffffff" fo:font-family="+mn-lt" style:font-family-asian="+mn-ea" style:font-family-complex="+mn-cs" fo:font-weight="bold" style:font-weight-asian="bold" style:font-weight-complex="bold"/>
    </style:style>
    <style:style style:family="table-cell" style:name="a1174">
      <style:table-cell-properties fo:background-color="#e7e9ee" fo:border-top="0.01389in solid #ffffff" fo:border-bottom="0.01389in solid #ffffff" fo:border-left="0.01389in solid #ffffff" fo:border-right="0.01389in solid #ffffff"/>
      <style:text-properties fo:color="#000000" fo:font-family="+mn-lt" style:font-family-asian="+mn-ea" style:font-family-complex="+mn-cs"/>
    </style:style>
    <style:style style:family="graphic" style:name="Graphics"/>
    <style:style style:family="table-cell" style:name="a1180">
      <style:table-cell-properties fo:background-color="#004a8c" fo:border-top="0.04167in solid #ffffff"/>
      <style:text-properties fo:color="#ffffff" fo:font-family="+mn-lt" style:font-family-asian="+mn-ea" style:font-family-complex="+mn-cs" fo:font-weight="bold" style:font-weight-asian="bold" style:font-weight-complex="bold"/>
    </style:style>
    <style:style style:family="table-cell" style:name="a1175">
      <style:table-cell-properties/>
    </style:style>
    <style:style style:family="table-cell" style:name="a1176">
      <style:table-cell-properties fo:background-color="#cbd0db"/>
    </style:style>
    <style:style style:family="table-cell" style:name="a1181">
      <style:table-cell-properties fo:background-color="#004a8c"/>
      <style:text-properties fo:color="#ffffff" fo:font-family="+mn-lt" style:font-family-asian="+mn-ea" style:font-family-complex="+mn-cs" fo:font-weight="bold" style:font-weight-asian="bold" style:font-weight-complex="bold"/>
    </style:style>
    <style:style style:family="table-cell" style:name="a1177">
      <style:table-cell-properties/>
    </style:style>
    <style:style style:family="table-cell" style:name="a1182">
      <style:table-cell-properties fo:background-color="#004a8c"/>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391" draw:style="radial" draw:cx="50%" draw:cy="50%" draw:start-color="#004a8c" draw:end-color="#0071d6" draw:start-intensity="100%" draw:end-intensity="100%"/>
    <draw:gradient draw:name="a127" draw:style="radial" draw:cx="50%" draw:cy="50%" draw:start-color="#004a8c" draw:end-color="#0071d6" draw:start-intensity="100%" draw:end-intensity="100%"/>
    <draw:gradient draw:name="a259" draw:style="radial" draw:cx="50%" draw:cy="50%" draw:start-color="#004a8c" draw:end-color="#0071d6" draw:start-intensity="100%" draw:end-intensity="100%"/>
    <table:table-template table:name="{5C22544A-7EE6-4342-B048-85BDC9FD1C3A}">
      <table:first-row table:style-name="a1179" table:paragraph-style-name=""/>
      <table:last-row table:style-name="a1180" table:paragraph-style-name=""/>
      <table:first-column table:style-name="a1181" table:paragraph-style-name=""/>
      <table:last-column table:style-name="a1182" table:paragraph-style-name=""/>
      <table:body table:style-name="a1174" table:paragraph-style-name=""/>
      <table:even-rows table:style-name="a1177" table:paragraph-style-name=""/>
      <table:odd-rows table:style-name="a1178" table:paragraph-style-name=""/>
      <table:even-columns table:style-name="a1175" table:paragraph-style-name=""/>
      <table:odd-columns table:style-name="a1176" table:paragraph-style-name=""/>
    </table:table-template>
  </office:styles>
  <office:automatic-styles>
    <style:page-layout style:name="pageLayout1">
      <style:page-layout-properties fo:page-width="11.69444in" fo:page-height="8.2691in" style:print-orientation="landscape" style:register-truth-ref-style-name=""/>
    </style:page-layout>
    <style:page-layout style:name="pageLayout2">
      <style:page-layout-properties fo:page-width="10.79861in" fo:page-height="7.43403in" style:print-orientation="landscape" style:register-truth-ref-style-name=""/>
    </style:page-layout>
    <style:page-layout style:name="pageLayout3">
      <style:page-layout-properties fo:page-width="10.79861in" fo:page-height="7.43403in" style:print-orientation="landscape" style:register-truth-ref-style-name=""/>
    </style:page-layout>
    <style:style style:family="paragraph" style:name="a227">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3">
      <style:graphic-properties draw:fill="none" draw:stroke="solid" svg:stroke-width="0.01042in" svg:stroke-color="#ffffff" svg:stroke-opacity="100%" svg:stroke-linecap="butt"/>
    </style:style>
    <style:style style:family="presentation" style:name="a2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304">
      <style:graphic-properties draw:fill="none" draw:stroke="solid" svg:stroke-width="0.01042in" svg:stroke-color="#ffffff" svg:stroke-opacity="100%" svg:stroke-linecap="butt"/>
    </style:style>
    <style:style style:family="presentation" style:name="a229">
      <style:graphic-properties draw:fill="none" draw:stroke="none"/>
    </style:style>
    <style:style style:family="graphic" style:name="a305">
      <style:graphic-properties draw:fill="none" draw:stroke="solid" svg:stroke-width="0.01042in" svg:stroke-color="#ffffff" svg:stroke-opacity="100%" svg:stroke-linecap="butt"/>
    </style:style>
    <style:style style:family="graphic" style:name="a306">
      <style:graphic-properties draw:fill="none" draw:stroke="solid" svg:stroke-width="0.01042in" svg:stroke-color="#ffffff" svg:stroke-opacity="100%" svg:stroke-linecap="butt"/>
    </style:style>
    <style:style style:family="graphic" style:name="a307">
      <style:graphic-properties draw:fill="none" draw:stroke="solid" svg:stroke-width="0.01042in" svg:stroke-color="#ffffff" svg:stroke-opacity="100%" svg:stroke-linecap="butt"/>
    </style:style>
    <style:style style:family="graphic" style:name="a308">
      <style:graphic-properties draw:fill="none" draw:stroke="solid" svg:stroke-width="0.01042in" svg:stroke-color="#ffffff" svg:stroke-opacity="100%" svg:stroke-linecap="butt"/>
    </style:style>
    <style:style style:family="graphic" style:name="a309">
      <style:graphic-properties draw:fill="none" draw:stroke="solid" svg:stroke-width="0.01042in" svg:stroke-color="#ffffff" svg:stroke-opacity="100%" svg:stroke-linecap="butt"/>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0">
      <style:graphic-properties draw:fill="none" draw:stroke="solid" svg:stroke-width="0.00694in" svg:stroke-color="#bebebe" svg:stroke-opacity="100%" svg:stroke-linecap="butt"/>
    </style:style>
    <style:style style:family="paragraph" style:name="a154">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 style:parent-style-name="Graphics">
      <style:graphic-properties draw:fill="none" fo:clip="rect(0in, 0in, 0in, 0in)" draw:stroke="none"/>
    </style:style>
    <style:style style:family="graphic" style:name="a15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232">
      <style:graphic-properties draw:fill="none" draw:stroke="solid" svg:stroke-width="0.01042in" svg:stroke-color="#ffffff" svg:stroke-opacity="100%" svg:stroke-linecap="butt"/>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3">
      <style:graphic-properties draw:fill="none" draw:stroke="solid" svg:stroke-width="0.01042in" svg:stroke-color="#ffffff" svg:stroke-opacity="100%" svg:stroke-linecap="butt"/>
    </style:style>
    <style:style style:family="paragraph" style:name="a157">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
      <style:graphic-properties draw:fill="none" draw:stroke="solid" svg:stroke-width="0.01042in" svg:stroke-color="#ffffff" svg:stroke-opacity="100%" svg:stroke-linecap="butt"/>
    </style:style>
    <style:style style:family="graphic" style:name="a15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10">
      <style:graphic-properties draw:fill="none" draw:stroke="solid" svg:stroke-width="0.01042in" svg:stroke-color="#ffffff" svg:stroke-opacity="100%" svg:stroke-linecap="butt"/>
    </style:style>
    <style:style style:family="graphic" style:name="a235">
      <style:graphic-properties draw:fill="none" draw:stroke="solid" svg:stroke-width="0.01042in" svg:stroke-color="#ffffff" svg:stroke-opacity="100%" svg:stroke-linecap="butt"/>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1">
      <style:graphic-properties draw:fill="none" draw:stroke="solid" svg:stroke-width="0.01042in" svg:stroke-color="#ffffff" svg:stroke-opacity="100%" svg:stroke-linecap="butt"/>
    </style:style>
    <style:style style:family="graphic" style:name="a236">
      <style:graphic-properties draw:fill="none" draw:stroke="solid" svg:stroke-width="0.01042in" svg:stroke-color="#ffffff" svg:stroke-opacity="100%" svg:stroke-linecap="butt"/>
    </style:style>
    <style:style style:family="graphic" style:name="a312">
      <style:graphic-properties draw:fill="none" draw:stroke="solid" svg:stroke-width="0.01042in" svg:stroke-color="#ffffff" svg:stroke-opacity="100%" svg:stroke-linecap="butt"/>
    </style:style>
    <style:style style:family="graphic" style:name="a237">
      <style:graphic-properties draw:fill="none" draw:stroke="solid" svg:stroke-width="0.01042in" svg:stroke-color="#ffffff" svg:stroke-opacity="100%" svg:stroke-linecap="butt"/>
    </style:style>
    <style:style style:family="graphic" style:name="a313">
      <style:graphic-properties draw:fill="none" draw:stroke="solid" svg:stroke-width="0.01042in" svg:stroke-color="#ffffff" svg:stroke-opacity="100%" svg:stroke-linecap="butt"/>
    </style:style>
    <style:style style:family="graphic" style:name="a238">
      <style:graphic-properties draw:fill="none" draw:stroke="solid" svg:stroke-width="0.01042in" svg:stroke-color="#ffffff" svg:stroke-opacity="100%" svg:stroke-linecap="butt"/>
    </style:style>
    <style:style style:family="graphic" style:name="a314">
      <style:graphic-properties draw:fill="none" draw:stroke="solid" svg:stroke-width="0.01042in" svg:stroke-color="#ffffff" svg:stroke-opacity="100%" svg:stroke-linecap="butt"/>
    </style:style>
    <style:style style:family="graphic" style:name="a239">
      <style:graphic-properties draw:fill="none" draw:stroke="solid" svg:stroke-width="0.01042in" svg:stroke-color="#ffffff" svg:stroke-opacity="100%" svg:stroke-linecap="butt"/>
    </style:style>
    <style:style style:family="graphic" style:name="a315">
      <style:graphic-properties draw:fill="none" draw:stroke="solid" svg:stroke-width="0.01042in" svg:stroke-color="#ffffff" svg:stroke-opacity="100%" svg:stroke-linecap="butt"/>
    </style:style>
    <style:style style:family="graphic" style:name="a316">
      <style:graphic-properties draw:fill="none" draw:stroke="solid" svg:stroke-width="0.01042in" svg:stroke-color="#ffffff" svg:stroke-opacity="100%" svg:stroke-linecap="butt"/>
    </style:style>
    <style:style style:family="graphic" style:name="a317">
      <style:graphic-properties draw:fill="none" draw:stroke="solid" svg:stroke-width="0.01042in" svg:stroke-color="#ffffff" svg:stroke-opacity="100%" svg:stroke-linecap="butt"/>
    </style:style>
    <style:style style:family="graphic" style:name="a318">
      <style:graphic-properties draw:fill="none" draw:stroke="solid" svg:stroke-width="0.01042in" svg:stroke-color="#ffffff" svg:stroke-opacity="100%" svg:stroke-linecap="butt"/>
    </style:style>
    <style:style style:family="graphic" style:name="a319">
      <style:graphic-properties draw:fill="none" draw:stroke="solid" svg:stroke-width="0.01042in" svg:stroke-color="#ffffff" svg:stroke-opacity="100%" svg:stroke-linecap="butt"/>
    </style:style>
    <style:style style:family="paragraph" style:name="a160">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
      <style:graphic-properties draw:fill="none" draw:stroke="solid" svg:stroke-width="0.01042in" svg:stroke-color="#ffffff" svg:stroke-opacity="100%" svg:stroke-linecap="butt"/>
    </style:style>
    <style:style style:family="graphic" style:name="a16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241">
      <style:graphic-properties draw:fill="none" draw:stroke="solid" svg:stroke-width="0.01042in" svg:stroke-color="#ffffff" svg:stroke-opacity="100%" svg:stroke-linecap="butt"/>
    </style:style>
    <style:style style:family="graphic" style:name="a165">
      <style:graphic-properties draw:fill="none" draw:stroke="solid" svg:stroke-width="0.01042in" svg:stroke-color="#ffffff" svg:stroke-opacity="100%" svg:stroke-linecap="butt"/>
    </style:style>
    <style:style style:family="graphic" style:name="a242">
      <style:graphic-properties draw:fill="none" draw:stroke="solid" svg:stroke-width="0.01042in" svg:stroke-color="#ffffff" svg:stroke-opacity="100%" svg:stroke-linecap="butt"/>
    </style:style>
    <style:style style:family="graphic" style:name="a166">
      <style:graphic-properties draw:fill="none" draw:stroke="solid" svg:stroke-width="0.01042in" svg:stroke-color="#ffffff" svg:stroke-opacity="100%" svg:stroke-linecap="butt"/>
    </style:style>
    <style:style style:family="graphic" style:name="a243">
      <style:graphic-properties draw:fill="none" draw:stroke="solid" svg:stroke-width="0.01042in" svg:stroke-color="#ffffff" svg:stroke-opacity="100%" svg:stroke-linecap="butt"/>
    </style:style>
    <style:style style:family="graphic" style:name="a167">
      <style:graphic-properties draw:fill="none" draw:stroke="solid" svg:stroke-width="0.01042in" svg:stroke-color="#ffffff" svg:stroke-opacity="100%" svg:stroke-linecap="butt"/>
    </style:style>
    <style:style style:family="graphic" style:name="a244">
      <style:graphic-properties draw:fill="none" draw:stroke="solid" svg:stroke-width="0.01042in" svg:stroke-color="#ffffff" svg:stroke-opacity="100%" svg:stroke-linecap="butt"/>
    </style:style>
    <style:style style:family="graphic" style:name="a168">
      <style:graphic-properties draw:fill="none" draw:stroke="solid" svg:stroke-width="0.01042in" svg:stroke-color="#ffffff" svg:stroke-opacity="100%" svg:stroke-linecap="butt"/>
    </style:style>
    <style:style style:family="graphic" style:name="a320">
      <style:graphic-properties draw:fill="none" draw:stroke="solid" svg:stroke-width="0.01042in" svg:stroke-color="#ffffff" svg:stroke-opacity="100%" svg:stroke-linecap="butt"/>
    </style:style>
    <style:style style:family="graphic" style:name="a245">
      <style:graphic-properties draw:fill="none" draw:stroke="solid" svg:stroke-width="0.01042in" svg:stroke-color="#ffffff" svg:stroke-opacity="100%" svg:stroke-linecap="butt"/>
    </style:style>
    <style:style style:family="graphic" style:name="a169">
      <style:graphic-properties draw:fill="none" draw:stroke="solid" svg:stroke-width="0.01042in" svg:stroke-color="#ffffff" svg:stroke-opacity="100%" svg:stroke-linecap="butt"/>
    </style:style>
    <style:style style:family="graphic" style:name="a321">
      <style:graphic-properties draw:fill="none" draw:stroke="solid" svg:stroke-width="0.01042in" svg:stroke-color="#ffffff" svg:stroke-opacity="100%" svg:stroke-linecap="butt"/>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2">
      <style:graphic-properties draw:fill="none" draw:stroke="solid" svg:stroke-width="0.01042in" svg:stroke-color="#ffffff" svg:stroke-opacity="100%" svg:stroke-linecap="butt"/>
    </style:style>
    <style:style style:family="paragraph" style:name="a247">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draw:fill="none" draw:stroke="solid" svg:stroke-width="0.01042in" svg:stroke-color="#ffffff" svg:stroke-opacity="100%" svg:stroke-linecap="butt"/>
    </style:style>
    <style:style style:family="graphic" style:name="a248">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graphic" style:name="a400">
      <style:graphic-properties draw:fill="none" draw:stroke="solid" svg:stroke-width="0.01042in" svg:stroke-color="#ffffff" svg:stroke-opacity="100%" svg:stroke-linecap="butt"/>
    </style:style>
    <style:style style:family="graphic" style:name="a324">
      <style:graphic-properties draw:fill="none" draw:stroke="solid" svg:stroke-width="0.01042in" svg:stroke-color="#ffffff" svg:stroke-opacity="100%" svg:stroke-linecap="butt"/>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1">
      <style:graphic-properties draw:fill="none" draw:stroke="solid" svg:stroke-width="0.01042in" svg:stroke-color="#ffffff" svg:stroke-opacity="100%" svg:stroke-linecap="butt"/>
    </style:style>
    <style:style style:family="graphic" style:name="a325">
      <style:graphic-properties draw:fill="none" draw:stroke="solid" svg:stroke-width="0.01042in" svg:stroke-color="#ffffff" svg:stroke-opacity="100%" svg:stroke-linecap="butt"/>
    </style:style>
    <style:style style:family="graphic" style:name="a326">
      <style:graphic-properties draw:fill="none" draw:stroke="solid" svg:stroke-width="0.01042in" svg:stroke-color="#ffffff" svg:stroke-opacity="100%" svg:stroke-linecap="butt"/>
    </style:style>
    <style:style style:family="graphic" style:name="a402">
      <style:graphic-properties draw:fill="none" draw:stroke="solid" svg:stroke-width="0.01042in" svg:stroke-color="#ffffff" svg:stroke-opacity="100%" svg:stroke-linecap="butt"/>
    </style:style>
    <style:style style:family="graphic" style:name="a327">
      <style:graphic-properties draw:fill="none" draw:stroke="solid" svg:stroke-width="0.01042in" svg:stroke-color="#ffffff" svg:stroke-opacity="100%" svg:stroke-linecap="butt"/>
    </style:style>
    <style:style style:family="graphic" style:name="a403">
      <style:graphic-properties draw:fill="none" draw:stroke="solid" svg:stroke-width="0.01042in" svg:stroke-color="#ffffff" svg:stroke-opacity="100%" svg:stroke-linecap="butt"/>
    </style:style>
    <style:style style:family="graphic" style:name="a328">
      <style:graphic-properties draw:fill="none" draw:stroke="solid" svg:stroke-width="0.01042in" svg:stroke-color="#ffffff" svg:stroke-opacity="100%" svg:stroke-linecap="butt"/>
    </style:style>
    <style:style style:family="graphic" style:name="a404">
      <style:graphic-properties draw:fill="none" draw:stroke="solid" svg:stroke-width="0.01042in" svg:stroke-color="#ffffff" svg:stroke-opacity="100%" svg:stroke-linecap="butt"/>
    </style:style>
    <style:style style:family="text" style:name="a329">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05">
      <style:graphic-properties draw:fill="none" draw:stroke="solid" svg:stroke-width="0.01042in" svg:stroke-color="#ffffff" svg:stroke-opacity="100%" svg:stroke-linecap="butt"/>
    </style:style>
    <style:style style:family="graphic" style:name="a406">
      <style:graphic-properties draw:fill="none" draw:stroke="solid" svg:stroke-width="0.01042in" svg:stroke-color="#ffffff" svg:stroke-opacity="100%" svg:stroke-linecap="butt"/>
    </style:style>
    <style:style style:family="graphic" style:name="a407">
      <style:graphic-properties draw:fill="none" draw:stroke="solid" svg:stroke-width="0.01042in" svg:stroke-color="#ffffff" svg:stroke-opacity="100%" svg:stroke-linecap="butt"/>
    </style:style>
    <style:style style:family="graphic" style:name="a408">
      <style:graphic-properties draw:fill="none" draw:stroke="solid" svg:stroke-width="0.01042in" svg:stroke-color="#ffffff" svg:stroke-opacity="100%" svg:stroke-linecap="butt"/>
    </style:style>
    <style:style style:family="graphic" style:name="a409">
      <style:graphic-properties draw:fill="none" draw:stroke="solid" svg:stroke-width="0.01042in" svg:stroke-color="#ffffff" svg:stroke-opacity="100%" svg:stroke-linecap="butt"/>
    </style:style>
    <style:style style:family="graphic" style:name="a170">
      <style:graphic-properties draw:fill="none" draw:stroke="solid" svg:stroke-width="0.01042in" svg:stroke-color="#ffffff" svg:stroke-opacity="100%" svg:stroke-linecap="butt"/>
    </style:style>
    <style:style style:family="graphic" style:name="a171">
      <style:graphic-properties draw:fill="none" draw:stroke="solid" svg:stroke-width="0.01042in" svg:stroke-color="#ffffff" svg:stroke-opacity="100%" svg:stroke-linecap="butt"/>
    </style:style>
    <style:style style:family="graphic" style:name="a172">
      <style:graphic-properties draw:fill="none" draw:stroke="solid" svg:stroke-width="0.01042in" svg:stroke-color="#ffffff" svg:stroke-opacity="100%" svg:stroke-linecap="butt"/>
    </style:style>
    <style:style style:family="graphic" style:name="a173">
      <style:graphic-properties draw:fill="none" draw:stroke="solid" svg:stroke-width="0.01042in" svg:stroke-color="#ffffff" svg:stroke-opacity="100%" svg:stroke-linecap="butt"/>
    </style:style>
    <style:style style:family="paragraph" style:name="a250">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
      <style:graphic-properties draw:fill="none" draw:stroke="solid" svg:stroke-width="0.01042in" svg:stroke-color="#ffffff" svg:stroke-opacity="100%" svg:stroke-linecap="butt"/>
    </style:style>
    <style:style style:family="graphic" style:name="a251">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bebebe" svg:stroke-opacity="100%" svg:stroke-linecap="butt" draw:auto-grow-width="false" draw:auto-grow-height="false"/>
      <style:paragraph-properties style:font-independent-line-spacing="true" style:writing-mode="lr-tb"/>
    </style:style>
    <style:style style:family="graphic" style:name="a175">
      <style:graphic-properties draw:fill="none" draw:stroke="solid" svg:stroke-width="0.01042in" svg:stroke-color="#ffffff" svg:stroke-opacity="100%" svg:stroke-linecap="butt"/>
    </style:style>
    <style:style style:family="drawing-page" style:name="a2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76">
      <style:graphic-properties draw:fill="none" draw:stroke="solid" svg:stroke-width="0.01042in" svg:stroke-color="#ffffff" svg:stroke-opacity="100%" svg:stroke-linecap="butt"/>
    </style:style>
    <style:style style:family="drawing-page" style:name="a25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7">
      <style:graphic-properties draw:fill="none" draw:stroke="solid" svg:stroke-width="0.01042in" svg:stroke-color="#ffffff" svg:stroke-opacity="100%" svg:stroke-linecap="butt"/>
    </style:style>
    <style:style style:family="graphic" style:name="a254">
      <style:graphic-properties draw:fill="none" draw:stroke="solid" svg:stroke-width="0.02083in" svg:stroke-color="#004a8c" svg:stroke-opacity="100%" svg:stroke-linecap="butt"/>
    </style:style>
    <style:style style:family="graphic" style:name="a178">
      <style:graphic-properties draw:fill="none" draw:stroke="solid" svg:stroke-width="0.01042in" svg:stroke-color="#ffffff" svg:stroke-opacity="100%" svg:stroke-linecap="butt"/>
    </style:style>
    <style:style style:family="paragraph" style:name="a330">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
      <style:graphic-properties draw:fill="none" draw:stroke="solid" svg:stroke-width="0.01042in" svg:stroke-color="#929395" svg:stroke-opacity="100%" svg:stroke-linecap="butt"/>
    </style:style>
    <style:style style:family="graphic" style:name="a179">
      <style:graphic-properties draw:fill="none" draw:stroke="solid" svg:stroke-width="0.01042in" svg:stroke-color="#ffffff" svg:stroke-opacity="100%" svg:stroke-linecap="butt"/>
    </style:style>
    <style:style style:family="presentation" style:name="a3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56" style:parent-style-name="Graphics">
      <style:graphic-properties draw:fill="none" fo:clip="rect(0in, 0in, 0.0814in, 0in)" draw:stroke="none"/>
    </style:style>
    <style:style style:family="text" style:name="a332">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center" style:tab-stop-distance="1.0877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draw:fill="none" draw:stroke="solid" svg:stroke-width="0.01042in" svg:stroke-color="#ffffff" svg:stroke-opacity="100%" svg:stroke-linecap="butt"/>
    </style:style>
    <style:style style:family="paragraph" style:name="a334">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11">
      <style:graphic-properties draw:fill="none" draw:stroke="solid" svg:stroke-width="0.01042in" svg:stroke-color="#ffffff" svg:stroke-opacity="100%" svg:stroke-linecap="butt"/>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draw:fill="none" draw:stroke="solid" svg:stroke-width="0.01042in" svg:stroke-color="#ffffff" svg:stroke-opacity="100%" svg:stroke-linecap="butt"/>
    </style:style>
    <style:style style:family="paragraph" style:name="a337">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draw:fill="none" draw:stroke="solid" svg:stroke-width="0.01042in" svg:stroke-color="#ffffff" svg:stroke-opacity="100%" svg:stroke-linecap="butt"/>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14">
      <style:graphic-properties draw:fill="none" draw:stroke="solid" svg:stroke-width="0.01042in" svg:stroke-color="#ffffff" svg:stroke-opacity="100%" svg:stroke-linecap="butt"/>
    </style:style>
    <style:style style:family="paragraph" style:name="a339">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draw:fill="none" draw:stroke="solid" svg:stroke-width="0.01042in" svg:stroke-color="#ffffff" svg:stroke-opacity="100%" svg:stroke-linecap="butt"/>
    </style:style>
    <style:style style:family="graphic" style:name="a416">
      <style:graphic-properties draw:fill="none" draw:stroke="solid" svg:stroke-width="0.01042in" svg:stroke-color="#ffffff" svg:stroke-opacity="100%" svg:stroke-linecap="butt"/>
    </style:style>
    <style:style style:family="graphic" style:name="a417">
      <style:graphic-properties draw:fill="none" draw:stroke="solid" svg:stroke-width="0.01042in" svg:stroke-color="#ffffff" svg:stroke-opacity="100%" svg:stroke-linecap="butt"/>
    </style:style>
    <style:style style:family="graphic" style:name="a418">
      <style:graphic-properties draw:fill="none" draw:stroke="solid" svg:stroke-width="0.01042in" svg:stroke-color="#ffffff" svg:stroke-opacity="100%" svg:stroke-linecap="butt"/>
    </style:style>
    <style:style style:family="graphic" style:name="a419">
      <style:graphic-properties draw:fill="none" draw:stroke="solid" svg:stroke-width="0.01042in" svg:stroke-color="#ffffff" svg:stroke-opacity="100%" svg:stroke-linecap="butt"/>
    </style:style>
    <style:style style:family="graphic" style:name="a180">
      <style:graphic-properties draw:fill="none" draw:stroke="solid" svg:stroke-width="0.01042in" svg:stroke-color="#ffffff" svg:stroke-opacity="100%" svg:stroke-linecap="butt"/>
    </style:style>
    <style:style style:family="graphic" style:name="a181">
      <style:graphic-properties draw:fill="none" draw:stroke="solid" svg:stroke-width="0.01042in" svg:stroke-color="#ffffff" svg:stroke-opacity="100%" svg:stroke-linecap="butt"/>
    </style:style>
    <style:style style:family="graphic" style:name="a182">
      <style:graphic-properties draw:fill="none" draw:stroke="solid" svg:stroke-width="0.01042in" svg:stroke-color="#ffffff" svg:stroke-opacity="100%" svg:stroke-linecap="butt"/>
    </style:style>
    <style:style style:family="graphic" style:name="a183">
      <style:graphic-properties draw:fill="none" draw:stroke="solid" svg:stroke-width="0.01042in" svg:stroke-color="#ffffff" svg:stroke-opacity="100%" svg:stroke-linecap="butt"/>
    </style:style>
    <style:style style:family="graphic" style:name="a260">
      <style:graphic-properties fo:wrap-option="wrap" fo:padding-top="0.05439in" fo:padding-bottom="0.05439in" fo:padding-left="0.10878in" fo:padding-right="0.10878in" draw:textarea-vertical-align="middle" draw:textarea-horizontal-align="center" draw:fill="gradient" draw:fill-gradient-name="a259" draw:stroke="none" draw:auto-grow-width="false" draw:auto-grow-height="false"/>
      <style:paragraph-properties style:font-independent-line-spacing="true" style:writing-mode="lr-tb"/>
    </style:style>
    <style:style style:family="graphic" style:name="a184">
      <style:graphic-properties draw:fill="none" draw:stroke="solid" svg:stroke-width="0.01042in" svg:stroke-color="#ffffff" svg:stroke-opacity="100%" svg:stroke-linecap="butt"/>
    </style:style>
    <style:style style:family="graphic" style:name="a261">
      <style:graphic-properties draw:fill="none" draw:stroke="solid" svg:stroke-width="0.04167in" svg:stroke-color="#ffffff" svg:stroke-opacity="100%" svg:stroke-linecap="butt"/>
    </style:style>
    <style:style style:family="graphic" style:name="a185">
      <style:graphic-properties draw:fill="none" draw:stroke="solid" svg:stroke-width="0.01042in" svg:stroke-color="#ffffff" svg:stroke-opacity="100%" svg:stroke-linecap="butt"/>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
      <style:graphic-properties draw:fill="none" draw:stroke="solid" svg:stroke-width="0.01042in" svg:stroke-color="#ffffff" svg:stroke-opacity="100%" svg:stroke-linecap="butt"/>
    </style:style>
    <style:style style:family="paragraph" style:name="a263">
      <style:paragraph-properties fo:line-height="100%" fo:text-align="left" style:tab-stop-distance="1.0889in" fo:margin-left="0.375in" fo:margin-right="0in" fo:text-indent="-0.375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
      <style:graphic-properties draw:fill="none" draw:stroke="solid" svg:stroke-width="0.01042in" svg:stroke-color="#ffffff" svg:stroke-opacity="100%" svg:stroke-linecap="butt"/>
    </style:style>
    <style:style style:family="graphic" style:name="a188">
      <style:graphic-properties draw:fill="none" draw:stroke="solid" svg:stroke-width="0.01042in" svg:stroke-color="#ffffff" svg:stroke-opacity="100%" svg:stroke-linecap="butt"/>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89">
      <style:graphic-properties draw:fill="none" draw:stroke="solid" svg:stroke-width="0.01042in" svg:stroke-color="#ffffff" svg:stroke-opacity="100%" svg:stroke-linecap="butt"/>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text-transform="uppercase" fo:color="#ffffff" style:text-line-through-type="none" style:text-line-through-style="none" style:text-line-through-width="auto" style:text-line-through-color="font-color" style:text-position="0% 100%" fo:font-family="Arial"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0889in" fo:margin-left="0.19685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420">
      <style:graphic-properties draw:fill="none" draw:stroke="solid" svg:stroke-width="0.01042in" svg:stroke-color="#ffffff" svg:stroke-opacity="100%" svg:stroke-linecap="butt"/>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9">
      <style:graphic-properties draw:fill="none" draw:stroke="solid" svg:stroke-width="0.01389in" svg:stroke-color="#ffffff" svg:stroke-opacity="100%" svg:stroke-linecap="butt"/>
    </style:style>
    <style:style style:family="graphic" style:name="a421">
      <style:graphic-properties draw:fill="none" draw:stroke="solid" svg:stroke-width="0.01042in" svg:stroke-color="#ffffff" svg:stroke-opacity="100%" svg:stroke-linecap="butt"/>
    </style:style>
    <style:style style:family="paragraph" style:name="a345">
      <style:paragraph-properties fo:line-height="100%" fo:text-align="left" style:tab-stop-distance="1.0889in" fo:margin-left="0.3937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draw:fill="none" draw:stroke="solid" svg:stroke-width="0.01042in" svg:stroke-color="#ffffff" svg:stroke-opacity="100%" svg:stroke-linecap="butt"/>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3">
      <style:graphic-properties draw:fill="none" draw:stroke="solid" svg:stroke-width="0.01042in" svg:stroke-color="#ffffff" svg:stroke-opacity="100%" svg:stroke-linecap="butt"/>
    </style:style>
    <style:style style:family="presentation" style:name="a500">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424">
      <style:graphic-properties draw:fill="none" draw:stroke="solid" svg:stroke-width="0.01042in" svg:stroke-color="#ffffff" svg:stroke-opacity="100%" svg:stroke-linecap="butt"/>
    </style:style>
    <style:style style:family="paragraph" style:name="a348">
      <style:paragraph-properties fo:line-height="100%" fo:text-align="left" style:tab-stop-distance="1.0889in" fo:margin-left="0.58854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4a8c"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25">
      <style:graphic-properties draw:fill="none" draw:stroke="solid" svg:stroke-width="0.01042in" svg:stroke-color="#ffffff" svg:stroke-opacity="100%" svg:stroke-linecap="butt"/>
    </style:style>
    <style:style style:family="paragraph" style:name="a502">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draw:fill="none" draw:stroke="solid" svg:stroke-width="0.01042in" svg:stroke-color="#ffffff" svg:stroke-opacity="100%" svg:stroke-linecap="butt"/>
    </style:style>
    <style:style style:family="presentation" style:name="a503">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427">
      <style:graphic-properties draw:fill="none" draw:stroke="solid" svg:stroke-width="0.01042in" svg:stroke-color="#ffffff" svg:stroke-opacity="100%" svg:stroke-linecap="butt"/>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8">
      <style:graphic-properties draw:fill="none" draw:stroke="solid" svg:stroke-width="0.01042in" svg:stroke-color="#ffffff" svg:stroke-opacity="100%" svg:stroke-linecap="butt"/>
    </style:style>
    <style:style style:family="paragraph" style:name="a505">
      <style:paragraph-properties fo:line-height="100%" fo:text-align="left"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draw:fill="none" draw:stroke="solid" svg:stroke-width="0.01042in" svg:stroke-color="#ffffff" svg:stroke-opacity="100%" svg:stroke-linecap="butt"/>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8">
      <style:paragraph-properties fo:line-height="100%" fo:text-align="left"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draw:fill="none" draw:stroke="solid" svg:stroke-width="0.01042in" svg:stroke-color="#ffffff" svg:stroke-opacity="100%" svg:stroke-linecap="butt"/>
    </style:style>
    <style:style style:family="graphic" style:name="a191">
      <style:graphic-properties draw:fill="none" draw:stroke="solid" svg:stroke-width="0.01042in" svg:stroke-color="#ffffff" svg:stroke-opacity="100%" svg:stroke-linecap="butt"/>
    </style:style>
    <style:style style:family="graphic" style:name="a192">
      <style:graphic-properties draw:fill="none" draw:stroke="solid" svg:stroke-width="0.01042in" svg:stroke-color="#ffffff" svg:stroke-opacity="100%" svg:stroke-linecap="butt"/>
    </style:style>
    <style:style style:family="graphic" style:name="a193">
      <style:graphic-properties draw:fill="none" draw:stroke="solid" svg:stroke-width="0.01042in" svg:stroke-color="#ffffff" svg:stroke-opacity="100%" svg:stroke-linecap="butt"/>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
      <style:graphic-properties draw:fill="none" draw:stroke="solid" svg:stroke-width="0.01042in" svg:stroke-color="#ffffff" svg:stroke-opacity="100%" svg:stroke-linecap="butt"/>
    </style:style>
    <style:style style:family="paragraph" style:name="a271">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draw:fill="none" draw:stroke="solid" svg:stroke-width="0.01042in" svg:stroke-color="#ffffff" svg:stroke-opacity="100%" svg:stroke-linecap="butt"/>
    </style:style>
    <style:style style:family="graphic" style:name="a27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96">
      <style:graphic-properties draw:fill="none" draw:stroke="solid" svg:stroke-width="0.01042in" svg:stroke-color="#ffffff" svg:stroke-opacity="100%" svg:stroke-linecap="butt"/>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4">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51">
      <style:paragraph-properties fo:line-height="100%" fo:text-align="left" style:tab-stop-distance="1in" fo:margin-left="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7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430">
      <style:graphic-properties draw:fill="none" draw:stroke="solid" svg:stroke-width="0.01042in" svg:stroke-color="#ffffff" svg:stroke-opacity="100%" svg:stroke-linecap="butt"/>
    </style:style>
    <style:style style:family="text" style:name="a354">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5">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2">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0889in" fo:margin-left="0.19685in" fo:margin-right="0in" fo:text-indent="-0.1968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100%" fo:text-align="left" style:tab-stop-distance="1.0889in" fo:margin-left="0.3937in" fo:margin-right="0in" fo:text-indent="-0.1979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0889in" fo:margin-left="0.59055in" fo:margin-right="0in" fo:text-indent="-0.1979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0">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31496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8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draw:fill="none" draw:stroke="non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draw:fill="none" draw:stroke="solid" svg:stroke-width="0.00694in" svg:stroke-color="#bebebe" svg:stroke-opacity="100%" svg:stroke-linecap="butt"/>
    </style:style>
    <style:style style:family="paragraph" style:name="a286">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63" style:parent-style-name="Graphics">
      <style:graphic-properties draw:fill="none" fo:clip="rect(0in, 0in, 0in, 0in)" draw:stroke="non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64">
      <style:graphic-properties draw:fill="none" draw:stroke="solid" svg:stroke-width="0.01042in" svg:stroke-color="#ffffff" svg:stroke-opacity="100%" svg:stroke-linecap="butt"/>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1">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draw:fill="none" draw:stroke="solid" svg:stroke-width="0.01042in" svg:stroke-color="#ffffff" svg:stroke-opacity="100%" svg:stroke-linecap="butt"/>
    </style:style>
    <style:style style:family="paragraph" style:name="a289">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draw:fill="none" draw:stroke="solid" svg:stroke-width="0.01042in" svg:stroke-color="#ffffff" svg:stroke-opacity="100%" svg:stroke-linecap="butt"/>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7">
      <style:graphic-properties draw:fill="none" draw:stroke="solid" svg:stroke-width="0.01042in" svg:stroke-color="#ffffff" svg:stroke-opacity="100%" svg:stroke-linecap="butt"/>
    </style:style>
    <style:style style:family="paragraph" style:name="a444">
      <style:paragraph-properties fo:line-height="100%" fo:text-align="left" style:tab-stop-distance="1.0889in" fo:margin-left="0.19685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draw:fill="none" draw:stroke="solid" svg:stroke-width="0.01042in" svg:stroke-color="#ffffff" svg:stroke-opacity="100%" svg:stroke-linecap="butt"/>
    </style:style>
    <style:style style:family="graphic" style:name="a520">
      <style:graphic-properties draw:fill="none" draw:stroke="solid" svg:stroke-width="0.01042in" svg:stroke-color="#ffffff" svg:stroke-opacity="100%" svg:stroke-linecap="butt"/>
    </style:style>
    <style:style style:family="graphic" style:name="a521">
      <style:graphic-properties draw:fill="none" draw:stroke="solid" svg:stroke-width="0.01042in" svg:stroke-color="#ffffff" svg:stroke-opacity="100%" svg:stroke-linecap="butt"/>
    </style:style>
    <style:style style:family="graphic" style:name="a369">
      <style:graphic-properties draw:fill="none" draw:stroke="solid" svg:stroke-width="0.01042in" svg:stroke-color="#ffffff" svg:stroke-opacity="100%" svg:stroke-linecap="butt"/>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2">
      <style:graphic-properties draw:fill="none" draw:stroke="solid" svg:stroke-width="0.01042in" svg:stroke-color="#ffffff" svg:stroke-opacity="100%" svg:stroke-linecap="butt"/>
    </style:style>
    <style:style style:family="paragraph" style:name="a447">
      <style:paragraph-properties fo:line-height="100%" fo:text-align="left" style:tab-stop-distance="1.0889in" fo:margin-left="0.3937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draw:fill="none" draw:stroke="solid" svg:stroke-width="0.01042in" svg:stroke-color="#ffffff" svg:stroke-opacity="100%" svg:stroke-linecap="butt"/>
    </style:style>
    <style:style style:family="graphic" style:name="a524">
      <style:graphic-properties draw:fill="none" draw:stroke="solid" svg:stroke-width="0.01042in" svg:stroke-color="#ffffff" svg:stroke-opacity="100%" svg:stroke-linecap="butt"/>
    </style:style>
    <style:style style:family="graphic" style:name="a600">
      <style:graphic-properties draw:fill="none" draw:stroke="solid" svg:stroke-width="0.01042in" svg:stroke-color="#ffffff" svg:stroke-opacity="100%" svg:stroke-linecap="butt"/>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5">
      <style:graphic-properties draw:fill="none" draw:stroke="solid" svg:stroke-width="0.01042in" svg:stroke-color="#ffffff" svg:stroke-opacity="100%" svg:stroke-linecap="butt"/>
    </style:style>
    <style:style style:family="graphic" style:name="a526">
      <style:graphic-properties draw:fill="none" draw:stroke="solid" svg:stroke-width="0.01042in" svg:stroke-color="#ffffff" svg:stroke-opacity="100%" svg:stroke-linecap="butt"/>
    </style:style>
    <style:style style:family="paragraph" style:name="a602">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draw:fill="none" draw:stroke="solid" svg:stroke-width="0.01042in" svg:stroke-color="#ffffff" svg:stroke-opacity="100%" svg:stroke-linecap="butt"/>
    </style:style>
    <style:style style:family="graphic" style:name="a603">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graphic" style:name="a528">
      <style:graphic-properties draw:fill="none" draw:stroke="solid" svg:stroke-width="0.01042in" svg:stroke-color="#ffffff" svg:stroke-opacity="100%" svg:stroke-linecap="butt"/>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9">
      <style:graphic-properties draw:fill="none" draw:stroke="solid" svg:stroke-width="0.01042in" svg:stroke-color="#ffffff" svg:stroke-opacity="100%" svg:stroke-linecap="butt"/>
    </style:style>
    <style:style style:family="paragraph" style:name="a605">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bebebe" svg:stroke-opacity="100%" svg:stroke-linecap="butt" draw:auto-grow-width="false" draw:auto-grow-height="false"/>
      <style:paragraph-properties style:font-independent-line-spacing="true" style:writing-mode="lr-tb"/>
    </style:style>
    <style:style style:family="drawing-page" style:name="a6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8">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09">
      <style:graphic-properties draw:fill="none" draw:stroke="solid" svg:stroke-width="0.02083in" svg:stroke-color="#004a8c" svg:stroke-opacity="100%" svg:stroke-linecap="butt"/>
    </style:style>
    <style:style style:family="graphic" style:name="a29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draw:fill="none" draw:stroke="solid" svg:stroke-width="0.01042in" svg:stroke-color="#ffffff" svg:stroke-opacity="100%" svg:stroke-linecap="butt"/>
    </style:style>
    <style:style style:family="paragraph" style:name="a295">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1">
      <style:graphic-properties draw:fill="none" draw:stroke="solid" svg:stroke-width="0.01042in" svg:stroke-color="#ffffff" svg:stroke-opacity="100%" svg:stroke-linecap="butt"/>
    </style:style>
    <style:style style:family="graphic" style:name="a29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72">
      <style:graphic-properties draw:fill="none" draw:stroke="solid" svg:stroke-width="0.01042in" svg:stroke-color="#ffffff" svg:stroke-opacity="100%" svg:stroke-linecap="butt"/>
    </style:style>
    <style:style style:family="graphic" style:name="a297">
      <style:graphic-properties draw:fill="none" draw:stroke="solid" svg:stroke-width="0.01042in" svg:stroke-color="#ffffff" svg:stroke-opacity="100%" svg:stroke-linecap="butt"/>
    </style:style>
    <style:style style:family="graphic" style:name="a373">
      <style:graphic-properties draw:fill="none" draw:stroke="solid" svg:stroke-width="0.01042in" svg:stroke-color="#ffffff" svg:stroke-opacity="100%" svg:stroke-linecap="butt"/>
    </style:style>
    <style:style style:family="paragraph" style:name="a450">
      <style:paragraph-properties fo:line-height="100%" fo:text-align="left" style:tab-stop-distance="1.0889in" fo:margin-left="0.58854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draw:fill="none" draw:stroke="solid" svg:stroke-width="0.01042in" svg:stroke-color="#ffffff" svg:stroke-opacity="100%" svg:stroke-linecap="butt"/>
    </style:style>
    <style:style style:family="graphic" style:name="a298">
      <style:graphic-properties draw:fill="none" draw:stroke="solid" svg:stroke-width="0.01042in" svg:stroke-color="#ffffff" svg:stroke-opacity="100%" svg:stroke-linecap="butt"/>
    </style:style>
    <style:style style:family="graphic" style:name="a299">
      <style:graphic-properties draw:fill="none" draw:stroke="solid" svg:stroke-width="0.01042in" svg:stroke-color="#ffffff" svg:stroke-opacity="100%" svg:stroke-linecap="butt"/>
    </style:style>
    <style:style style:family="graphic" style:name="a375">
      <style:graphic-properties draw:fill="none" draw:stroke="solid" svg:stroke-width="0.01042in" svg:stroke-color="#ffffff" svg:stroke-opacity="100%" svg:stroke-linecap="butt"/>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6">
      <style:graphic-properties draw:fill="none" draw:stroke="solid" svg:stroke-width="0.01042in" svg:stroke-color="#ffffff" svg:stroke-opacity="100%" svg:stroke-linecap="butt"/>
    </style:style>
    <style:style style:family="paragraph" style:name="a453">
      <style:paragraph-properties fo:line-height="100%" fo:text-align="left" style:tab-stop-distance="1in" fo:margin-left="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draw:fill="none" draw:stroke="solid" svg:stroke-width="0.01042in" svg:stroke-color="#ffffff" svg:stroke-opacity="100%" svg:stroke-linecap="butt"/>
    </style:style>
    <style:style style:family="graphic" style:name="a530">
      <style:graphic-properties draw:fill="none" draw:stroke="solid" svg:stroke-width="0.01042in" svg:stroke-color="#ffffff" svg:stroke-opacity="100%" svg:stroke-linecap="butt"/>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79">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draw:fill="none" draw:stroke="solid" svg:stroke-width="0.01042in" svg:stroke-color="#ffffff" svg:stroke-opacity="100%" svg:stroke-linecap="butt"/>
    </style:style>
    <style:style style:family="text" style:name="a456">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2">
      <style:graphic-properties draw:fill="none" draw:stroke="solid" svg:stroke-width="0.01042in" svg:stroke-color="#ffffff" svg:stroke-opacity="100%" svg:stroke-linecap="butt"/>
    </style:style>
    <style:style style:family="paragraph" style:name="a457">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draw:fill="none" draw:stroke="solid" svg:stroke-width="0.01042in" svg:stroke-color="#ffffff" svg:stroke-opacity="100%" svg:stroke-linecap="butt"/>
    </style:style>
    <style:style style:family="presentation" style:name="a4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10">
      <style:graphic-properties draw:fill="none" draw:stroke="solid" svg:stroke-width="0.01042in" svg:stroke-color="#929395" svg:stroke-opacity="100%" svg:stroke-linecap="butt"/>
    </style:style>
    <style:style style:family="graphic" style:name="a534">
      <style:graphic-properties draw:fill="none" draw:stroke="solid" svg:stroke-width="0.01042in" svg:stroke-color="#ffffff" svg:stroke-opacity="100%" svg:stroke-linecap="butt"/>
    </style:style>
    <style:style style:family="text" style:name="a459">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1" style:parent-style-name="Graphics">
      <style:graphic-properties draw:fill="none" fo:clip="rect(0in, 0in, 0.0814in, 0in)" draw:stroke="none"/>
    </style:style>
    <style:style style:family="graphic" style:name="a535">
      <style:graphic-properties draw:fill="none" draw:stroke="solid" svg:stroke-width="0.01042in" svg:stroke-color="#ffffff" svg:stroke-opacity="100%" svg:stroke-linecap="butt"/>
    </style:style>
    <style:style style:family="graphic" style:name="a536">
      <style:graphic-properties draw:fill="none" draw:stroke="solid" svg:stroke-width="0.01042in" svg:stroke-color="#ffffff" svg:stroke-opacity="100%" svg:stroke-linecap="butt"/>
    </style:style>
    <style:style style:family="text" style:name="a612">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7">
      <style:graphic-properties draw:fill="none" draw:stroke="solid" svg:stroke-width="0.01042in" svg:stroke-color="#ffffff" svg:stroke-opacity="100%" svg:stroke-linecap="butt"/>
    </style:style>
    <style:style style:family="paragraph" style:name="a613">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draw:fill="none" draw:stroke="solid" svg:stroke-width="0.01042in" svg:stroke-color="#ffffff" svg:stroke-opacity="100%" svg:stroke-linecap="butt"/>
    </style:style>
    <style:style style:family="presentation" style:name="a614">
      <style:graphic-properties fo:wrap-option="wrap" fo:padding-top="0in" fo:padding-bottom="0.31496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539">
      <style:graphic-properties draw:fill="none" draw:stroke="solid" svg:stroke-width="0.01042in" svg:stroke-color="#ffffff" svg:stroke-opacity="100%" svg:stroke-linecap="butt"/>
    </style:style>
    <style:style style:family="text" style:name="a615">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0">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bebebe" svg:stroke-opacity="100%" svg:stroke-linecap="butt" draw:auto-grow-width="false" draw:auto-grow-height="false"/>
      <style:paragraph-properties style:font-independent-line-spacing="true" style:writing-mode="lr-tb"/>
    </style:style>
    <style:style style:family="text" style:name="a460">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61">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386">
      <style:graphic-properties draw:fill="none" draw:stroke="solid" svg:stroke-width="0.02083in" svg:stroke-color="#004a8c" svg:stroke-opacity="100%" svg:stroke-linecap="butt"/>
    </style:style>
    <style:style style:family="presentation" style:name="a463">
      <style:graphic-properties draw:fill="none" draw:stroke="none"/>
    </style:style>
    <style:style style:family="graphic" style:name="a387">
      <style:graphic-properties draw:fill="none" draw:stroke="solid" svg:stroke-width="0.01042in" svg:stroke-color="#929395" svg:stroke-opacity="100%" svg:stroke-linecap="butt"/>
    </style:style>
    <style:style style:family="graphic" style:name="a464">
      <style:graphic-properties draw:fill="none" draw:stroke="solid" svg:stroke-width="0.00694in" svg:stroke-color="#bebebe" svg:stroke-opacity="100%" svg:stroke-linecap="butt"/>
    </style:style>
    <style:style style:family="graphic" style:name="a388" style:parent-style-name="Graphics">
      <style:graphic-properties draw:fill="none" fo:clip="rect(0in, 0in, 0.0814in, 0in)" draw:stroke="none"/>
    </style:style>
    <style:style style:family="graphic" style:name="a540">
      <style:graphic-properties draw:fill="none" draw:stroke="solid" svg:stroke-width="0.01042in" svg:stroke-color="#ffffff" svg:stroke-opacity="100%" svg:stroke-linecap="butt"/>
    </style:style>
    <style:style style:family="graphic" style:name="a465" style:parent-style-name="Graphics">
      <style:graphic-properties draw:fill="none" fo:clip="rect(0in, 0in, 0in, 0in)" draw:stroke="non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draw:fill="none" draw:stroke="solid" svg:stroke-width="0.01042in" svg:stroke-color="#ffffff" svg:stroke-opacity="100%" svg:stroke-linecap="butt"/>
    </style:style>
    <style:style style:family="graphic" style:name="a466">
      <style:graphic-properties draw:fill="none" draw:stroke="solid" svg:stroke-width="0.01042in" svg:stroke-color="#ffffff" svg:stroke-opacity="100%" svg:stroke-linecap="butt"/>
    </style:style>
    <style:style style:family="graphic" style:name="a542">
      <style:graphic-properties draw:fill="none" draw:stroke="solid" svg:stroke-width="0.01042in" svg:stroke-color="#ffffff" svg:stroke-opacity="100%" svg:stroke-linecap="butt"/>
    </style:style>
    <style:style style:family="graphic" style:name="a467">
      <style:graphic-properties draw:fill="none" draw:stroke="solid" svg:stroke-width="0.01042in" svg:stroke-color="#ffffff" svg:stroke-opacity="100%" svg:stroke-linecap="butt"/>
    </style:style>
    <style:style style:family="graphic" style:name="a543">
      <style:graphic-properties draw:fill="none" draw:stroke="solid" svg:stroke-width="0.01042in" svg:stroke-color="#ffffff" svg:stroke-opacity="100%" svg:stroke-linecap="butt"/>
    </style:style>
    <style:style style:family="graphic" style:name="a468">
      <style:graphic-properties draw:fill="none" draw:stroke="solid" svg:stroke-width="0.01042in" svg:stroke-color="#ffffff" svg:stroke-opacity="100%" svg:stroke-linecap="butt"/>
    </style:style>
    <style:style style:family="paragraph" style:name="a620">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draw:fill="none" draw:stroke="solid" svg:stroke-width="0.01042in" svg:stroke-color="#ffffff" svg:stroke-opacity="100%" svg:stroke-linecap="butt"/>
    </style:style>
    <style:style style:family="graphic" style:name="a469">
      <style:graphic-properties draw:fill="none" draw:stroke="solid" svg:stroke-width="0.01042in" svg:stroke-color="#ffffff" svg:stroke-opacity="100%" svg:stroke-linecap="butt"/>
    </style:style>
    <style:style style:family="presentation" style:name="a621">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545">
      <style:graphic-properties draw:fill="none" draw:stroke="solid" svg:stroke-width="0.01042in" svg:stroke-color="#ffffff" svg:stroke-opacity="100%" svg:stroke-linecap="butt"/>
    </style:style>
    <style:style style:family="graphic" style:name="a546">
      <style:graphic-properties draw:fill="none" draw:stroke="solid" svg:stroke-width="0.01042in" svg:stroke-color="#ffffff" svg:stroke-opacity="100%" svg:stroke-linecap="butt"/>
    </style:style>
    <style:style style:family="text" style:name="a622">
      <style:text-properties fo:font-variant="normal" fo:text-transform="none" fo:color="#004a8c"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7">
      <style:graphic-properties draw:fill="none" draw:stroke="solid" svg:stroke-width="0.01042in" svg:stroke-color="#ffffff" svg:stroke-opacity="100%" svg:stroke-linecap="butt"/>
    </style:style>
    <style:style style:family="paragraph" style:name="a623">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4">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548">
      <style:graphic-properties draw:fill="none" draw:stroke="solid" svg:stroke-width="0.01042in" svg:stroke-color="#ffffff" svg:stroke-opacity="100%" svg:stroke-linecap="butt"/>
    </style:style>
    <style:style style:family="text" style:name="a701">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9">
      <style:graphic-properties draw:fill="none" draw:stroke="solid" svg:stroke-width="0.01042in" svg:stroke-color="#ffffff" svg:stroke-opacity="100%" svg:stroke-linecap="butt"/>
    </style:style>
    <style:style style:family="paragraph" style:name="a702">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left"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5">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8">
      <style:graphic-properties draw:fill="none" draw:stroke="none"/>
    </style:style>
    <style:style style:family="graphic" style:name="a709">
      <style:graphic-properties draw:fill="none" draw:stroke="solid" svg:stroke-width="0.00694in" svg:stroke-color="#bebebe" svg:stroke-opacity="100%" svg:stroke-linecap="butt"/>
    </style:style>
    <style:style style:family="paragraph" style:name="a390">
      <style:paragraph-properties fo:line-height="100%" fo:text-align="center" style:tab-stop-distance="1.0877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05439in" fo:padding-bottom="0.05439in" fo:padding-left="0.10878in" fo:padding-right="0.10878in" draw:textarea-vertical-align="middle" draw:textarea-horizontal-align="center" draw:fill="gradient" draw:fill-gradient-name="a391" draw:stroke="none" draw:auto-grow-width="false" draw:auto-grow-height="false"/>
      <style:paragraph-properties style:font-independent-line-spacing="true" style:writing-mode="lr-tb"/>
    </style:style>
    <style:style style:family="graphic" style:name="a393" style:parent-style-name="Graphics">
      <style:graphic-properties draw:fill="none" fo:clip="rect(3.50301in, 0in, 1.96981in, 4.0759in)" draw:stroke="none"/>
    </style:style>
    <style:style style:family="graphic" style:name="a470">
      <style:graphic-properties draw:fill="none" draw:stroke="solid" svg:stroke-width="0.01042in" svg:stroke-color="#ffffff" svg:stroke-opacity="100%" svg:stroke-linecap="butt"/>
    </style:style>
    <style:style style:family="graphic" style:name="a394" style:parent-style-name="Graphics">
      <style:graphic-properties draw:fill="none" fo:clip="rect(0.63329in, 4.78518in, 3.57532in, 0in)" draw:stroke="none"/>
    </style:style>
    <style:style style:family="graphic" style:name="a471">
      <style:graphic-properties draw:fill="none" draw:stroke="solid" svg:stroke-width="0.01042in" svg:stroke-color="#ffffff" svg:stroke-opacity="100%" svg:stroke-linecap="butt"/>
    </style:style>
    <style:style style:family="graphic" style:name="a395">
      <style:graphic-properties draw:fill="none" draw:stroke="solid" svg:stroke-width="0.04167in" svg:stroke-color="#ffffff" svg:stroke-opacity="100%" svg:stroke-linecap="butt"/>
    </style:style>
    <style:style style:family="graphic" style:name="a472">
      <style:graphic-properties draw:fill="none" draw:stroke="solid" svg:stroke-width="0.01042in" svg:stroke-color="#ffffff" svg:stroke-opacity="100%" svg:stroke-linecap="butt"/>
    </style:style>
    <style:style style:family="text" style:name="a396">
      <style:text-properties fo:text-transform="uppercase" fo:color="#ffffff" style:text-line-through-type="none" style:text-line-through-style="none" style:text-line-through-width="auto" style:text-line-through-color="font-color" style:text-position="0% 100%" fo:font-family="Arial"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3">
      <style:graphic-properties draw:fill="none" draw:stroke="solid" svg:stroke-width="0.01042in" svg:stroke-color="#ffffff" svg:stroke-opacity="100%" svg:stroke-linecap="butt"/>
    </style:style>
    <style:style style:family="paragraph" style:name="a397">
      <style:paragraph-properties fo:line-height="100%" fo:text-align="righ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draw:fill="none" draw:stroke="solid" svg:stroke-width="0.01042in" svg:stroke-color="#ffffff" svg:stroke-opacity="100%" svg:stroke-linecap="butt"/>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50">
      <style:graphic-properties draw:fill="none" draw:stroke="solid" svg:stroke-width="0.01042in" svg:stroke-color="#ffffff" svg:stroke-opacity="100%" svg:stroke-linecap="butt"/>
    </style:style>
    <style:style style:family="graphic" style:name="a475">
      <style:graphic-properties draw:fill="none" draw:stroke="solid" svg:stroke-width="0.01042in" svg:stroke-color="#ffffff" svg:stroke-opacity="100%" svg:stroke-linecap="butt"/>
    </style:style>
    <style:style style:family="graphic" style:name="a399">
      <style:graphic-properties draw:fill="none" draw:stroke="solid" svg:stroke-width="0.01042in" svg:stroke-color="#ffffff" svg:stroke-opacity="100%" svg:stroke-linecap="butt"/>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1">
      <style:graphic-properties draw:fill="none" draw:stroke="solid" svg:stroke-width="0.01042in" svg:stroke-color="#ffffff" svg:stroke-opacity="100%" svg:stroke-linecap="butt"/>
    </style:style>
    <style:style style:family="graphic" style:name="a476">
      <style:graphic-properties draw:fill="none" draw:stroke="solid" svg:stroke-width="0.01042in" svg:stroke-color="#ffffff" svg:stroke-opacity="100%" svg:stroke-linecap="butt"/>
    </style:style>
    <style:style style:family="paragraph" style:name="a11">
      <style:paragraph-properties fo:line-height="100%" fo:text-align="left" style:tab-stop-distance="1.0889in" fo:margin-left="0.19685in" fo:margin-right="0in" fo:text-indent="-0.1968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77">
      <style:graphic-properties draw:fill="none" draw:stroke="solid" svg:stroke-width="0.01042in" svg:stroke-color="#ffffff" svg:stroke-opacity="100%" svg:stroke-linecap="butt"/>
    </style:style>
    <style:style style:family="paragraph" style:name="a553">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draw:fill="none" draw:stroke="solid" svg:stroke-width="0.01042in" svg:stroke-color="#ffffff" svg:stroke-opacity="100%" svg:stroke-linecap="butt"/>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479">
      <style:graphic-properties draw:fill="none" draw:stroke="solid" svg:stroke-width="0.01042in" svg:stroke-color="#ffffff" svg:stroke-opacity="100%" svg:stroke-linecap="butt"/>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0889in" fo:margin-left="0.3937in" fo:margin-right="0in" fo:text-indent="-0.1979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0889in" fo:margin-left="0.19685in" fo:margin-right="0in" fo:text-indent="-0.1968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parent-style-name="Graphics">
      <style:graphic-properties draw:fill="none" fo:clip="rect(0in, 0in, 0in, 0in)" draw:stroke="non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0889in" fo:margin-left="0.59055in" fo:margin-right="0in" fo:text-indent="-0.1979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11">
      <style:graphic-properties draw:fill="none" draw:stroke="solid" svg:stroke-width="0.01042in" svg:stroke-color="#ffffff" svg:stroke-opacity="100%" svg:stroke-linecap="butt"/>
    </style:style>
    <style:style style:family="paragraph" style:name="a635">
      <style:paragraph-properties fo:line-height="100%" fo:text-align="left" style:tab-stop-distance="1.0889in" fo:margin-left="0.3937in" fo:margin-right="0in" fo:text-indent="-0.1979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2">
      <style:graphic-properties draw:fill="none" draw:stroke="solid" svg:stroke-width="0.01042in" svg:stroke-color="#ffffff" svg:stroke-opacity="100%" svg:stroke-linecap="butt"/>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13">
      <style:graphic-properties draw:fill="none" draw:stroke="solid" svg:stroke-width="0.01042in" svg:stroke-color="#ffffff" svg:stroke-opacity="100%" svg:stroke-linecap="butt"/>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4">
      <style:graphic-properties draw:fill="none" draw:stroke="solid" svg:stroke-width="0.01042in" svg:stroke-color="#ffffff" svg:stroke-opacity="100%" svg:stroke-linecap="butt"/>
    </style:style>
    <style:style style:family="paragraph" style:name="a638">
      <style:paragraph-properties fo:line-height="100%" fo:text-align="left" style:tab-stop-distance="1.0889in" fo:margin-left="0.59055in" fo:margin-right="0in" fo:text-indent="-0.1979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draw:fill="none" draw:stroke="solid" svg:stroke-width="0.01042in" svg:stroke-color="#ffffff" svg:stroke-opacity="100%" svg:stroke-linecap="butt"/>
    </style:style>
    <style:style style:family="graphic" style:name="a716">
      <style:graphic-properties draw:fill="none" draw:stroke="solid" svg:stroke-width="0.01042in" svg:stroke-color="#ffffff" svg:stroke-opacity="100%" svg:stroke-linecap="butt"/>
    </style:style>
    <style:style style:family="graphic" style:name="a717">
      <style:graphic-properties draw:fill="none" draw:stroke="solid" svg:stroke-width="0.01042in" svg:stroke-color="#ffffff" svg:stroke-opacity="100%" svg:stroke-linecap="butt"/>
    </style:style>
    <style:style style:family="graphic" style:name="a718">
      <style:graphic-properties draw:fill="none" draw:stroke="solid" svg:stroke-width="0.01042in" svg:stroke-color="#ffffff" svg:stroke-opacity="100%" svg:stroke-linecap="butt"/>
    </style:style>
    <style:style style:family="graphic" style:name="a719">
      <style:graphic-properties draw:fill="none" draw:stroke="solid" svg:stroke-width="0.01042in" svg:stroke-color="#ffffff" svg:stroke-opacity="100%" svg:stroke-linecap="butt"/>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2">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bebebe" svg:stroke-opacity="100%" svg:stroke-linecap="butt" draw:auto-grow-width="false" draw:auto-grow-height="fals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62">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7">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draw:fill="none" draw:stroke="solid" svg:stroke-width="0.02083in" svg:stroke-color="#004a8c" svg:stroke-opacity="100%" svg:stroke-linecap="butt"/>
    </style:style>
    <style:style style:family="presentation" style:name="a6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graphic-properties draw:fill="none" draw:stroke="solid" svg:stroke-width="0.01042in" svg:stroke-color="#929395" svg:stroke-opacity="100%" svg:stroke-linecap="butt"/>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0889in" fo:margin-left="0.19685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center"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in" fo:padding-bottom="0in" fo:padding-left="0in" fo:padding-right="0in" draw:textarea-vertical-align="middle" draw:textarea-horizontal-align="center" draw:fill="solid" draw:fill-color="#e9e9ea" draw:opacity="100%" draw:stroke="none" draw:auto-grow-width="false" draw:auto-grow-height="false"/>
      <style:paragraph-properties style:font-independent-line-spacing="true" style:writing-mode="lr-tb"/>
    </style:style>
    <style:style style:family="presentation" style:name="a26">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720">
      <style:graphic-properties draw:fill="none" draw:stroke="solid" svg:stroke-width="0.01042in" svg:stroke-color="#ffffff" svg:stroke-opacity="100%" svg:stroke-linecap="butt"/>
    </style:style>
    <style:style style:family="graphic" style:name="a644">
      <style:graphic-properties draw:fill="none" draw:stroke="solid" svg:stroke-width="0.01042in" svg:stroke-color="#ffffff" svg:stroke-opacity="100%" svg:stroke-linecap="butt"/>
    </style:style>
    <style:style style:family="text" style:name="a27">
      <style:text-properties fo:font-variant="normal" fo:text-transform="none" fo:color="#004a8c"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8">
      <style:paragraph-properties fo:line-height="100%" fo:text-align="left" style:tab-stop-distance="1.0889in" fo:margin-left="0.3937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draw:fill="none" draw:stroke="solid" svg:stroke-width="0.01042in" svg:stroke-color="#ffffff" svg:stroke-opacity="100%" svg:stroke-linecap="butt"/>
    </style:style>
    <style:style style:family="graphic" style:name="a645">
      <style:graphic-properties draw:fill="none" draw:stroke="solid" svg:stroke-width="0.01042in" svg:stroke-color="#ffffff" svg:stroke-opacity="100%" svg:stroke-linecap="butt"/>
    </style:style>
    <style:style style:family="paragraph" style:name="a28">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draw:fill="none" draw:stroke="solid" svg:stroke-width="0.01042in" svg:stroke-color="#ffffff" svg:stroke-opacity="100%" svg:stroke-linecap="butt"/>
    </style:style>
    <style:style style:family="graphic" style:name="a646">
      <style:graphic-properties draw:fill="none" draw:stroke="solid" svg:stroke-width="0.01042in" svg:stroke-color="#ffffff" svg:stroke-opacity="100%" svg:stroke-linecap="butt"/>
    </style:style>
    <style:style style:family="presentation" style:name="a29">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723">
      <style:graphic-properties draw:fill="none" draw:stroke="solid" svg:stroke-width="0.01042in" svg:stroke-color="#ffffff" svg:stroke-opacity="100%" svg:stroke-linecap="butt"/>
    </style:style>
    <style:style style:family="graphic" style:name="a647">
      <style:graphic-properties draw:fill="none" draw:stroke="solid" svg:stroke-width="0.01042in" svg:stroke-color="#ffffff" svg:stroke-opacity="100%" svg:stroke-linecap="butt"/>
    </style:style>
    <style:style style:family="graphic" style:name="a724">
      <style:graphic-properties draw:fill="none" draw:stroke="solid" svg:stroke-width="0.01042in" svg:stroke-color="#ffffff" svg:stroke-opacity="100%" svg:stroke-linecap="butt"/>
    </style:style>
    <style:style style:family="graphic" style:name="a648">
      <style:graphic-properties draw:fill="none" draw:stroke="solid" svg:stroke-width="0.01042in" svg:stroke-color="#ffffff" svg:stroke-opacity="100%" svg:stroke-linecap="butt"/>
    </style:style>
    <style:style style:family="text" style:name="a800">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9">
      <style:graphic-properties draw:fill="none" draw:stroke="solid" svg:stroke-width="0.01042in" svg:stroke-color="#ffffff" svg:stroke-opacity="100%" svg:stroke-linecap="butt"/>
    </style:style>
    <style:style style:family="paragraph" style:name="a801">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727">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text" style:name="a803">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90" style:parent-style-name="Graphics">
      <style:graphic-properties draw:fill="none" fo:clip="rect(0in, 0in, 0.0814in, 0in)" draw:stroke="none"/>
    </style:style>
    <style:style style:family="text" style:name="a491">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in" fo:padding-bottom="0.31496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0889in" fo:margin-left="0.58854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draw:fill="none" draw:stroke="solid" svg:stroke-width="0.02083in" svg:stroke-color="#004a8c" svg:stroke-opacity="100%" svg:stroke-linecap="butt"/>
    </style:style>
    <style:style style:family="paragraph" style:name="a496">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
      <style:graphic-properties draw:fill="none" draw:stroke="solid" svg:stroke-width="0.01042in" svg:stroke-color="#929395" svg:stroke-opacity="100%" svg:stroke-linecap="butt"/>
    </style:style>
    <style:style style:family="presentation" style:name="a497">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32" style:parent-style-name="Graphics">
      <style:graphic-properties draw:fill="none" fo:clip="rect(0in, 0in, 0.0814in, 0in)" draw:stroke="non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0">
      <style:graphic-properties draw:fill="none" draw:stroke="solid" svg:stroke-width="0.01042in" svg:stroke-color="#ffffff" svg:stroke-opacity="100%" svg:stroke-linecap="butt"/>
    </style:style>
    <style:style style:family="graphic" style:name="a33">
      <style:graphic-properties draw:fill="none" draw:stroke="solid" svg:stroke-width="0.01042in" svg:stroke-color="#ffffff" svg:stroke-opacity="100%" svg:stroke-linecap="butt"/>
    </style:style>
    <style:style style:family="paragraph" style:name="a574">
      <style:paragraph-properties fo:line-height="100%" fo:text-align="left" style:tab-stop-distance="1in" fo:margin-left="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draw:fill="none" draw:stroke="solid" svg:stroke-width="0.01042in" svg:stroke-color="#ffffff" svg:stroke-opacity="100%" svg:stroke-linecap="butt"/>
    </style:style>
    <style:style style:family="graphic" style:name="a34">
      <style:graphic-properties draw:fill="none" draw:stroke="solid" svg:stroke-width="0.01042in" svg:stroke-color="#ffffff" svg:stroke-opacity="100%" svg:stroke-linecap="butt"/>
    </style:style>
    <style:style style:family="presentation" style:name="a5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52">
      <style:graphic-properties draw:fill="none" draw:stroke="solid" svg:stroke-width="0.01042in" svg:stroke-color="#ffffff" svg:stroke-opacity="100%" svg:stroke-linecap="butt"/>
    </style:style>
    <style:style style:family="graphic" style:name="a35">
      <style:graphic-properties draw:fill="none" draw:stroke="solid" svg:stroke-width="0.01042in" svg:stroke-color="#ffffff" svg:stroke-opacity="100%" svg:stroke-linecap="butt"/>
    </style:style>
    <style:style style:family="text" style:name="a577">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3">
      <style:graphic-properties draw:fill="none" draw:stroke="solid" svg:stroke-width="0.01042in" svg:stroke-color="#ffffff" svg:stroke-opacity="100%" svg:stroke-linecap="butt"/>
    </style:style>
    <style:style style:family="graphic" style:name="a36">
      <style:graphic-properties draw:fill="none" draw:stroke="solid" svg:stroke-width="0.01042in" svg:stroke-color="#ffffff" svg:stroke-opacity="100%" svg:stroke-linecap="butt"/>
    </style:style>
    <style:style style:family="graphic" style:name="a730">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bebebe" svg:stroke-opacity="100%" svg:stroke-linecap="butt" draw:auto-grow-width="false" draw:auto-grow-height="false"/>
      <style:paragraph-properties style:font-independent-line-spacing="true" style:writing-mode="lr-tb"/>
    </style:style>
    <style:style style:family="graphic" style:name="a654">
      <style:graphic-properties draw:fill="none" draw:stroke="solid" svg:stroke-width="0.01042in" svg:stroke-color="#ffffff" svg:stroke-opacity="100%" svg:stroke-linecap="butt"/>
    </style:style>
    <style:style style:family="graphic" style:name="a37">
      <style:graphic-properties draw:fill="none" draw:stroke="solid" svg:stroke-width="0.01042in" svg:stroke-color="#ffffff" svg:stroke-opacity="100%" svg:stroke-linecap="butt"/>
    </style:style>
    <style:style style:family="paragraph" style:name="a578">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55">
      <style:graphic-properties draw:fill="none" draw:stroke="solid" svg:stroke-width="0.01042in" svg:stroke-color="#ffffff" svg:stroke-opacity="100%" svg:stroke-linecap="butt"/>
    </style:style>
    <style:style style:family="graphic" style:name="a38">
      <style:graphic-properties draw:fill="none" draw:stroke="solid" svg:stroke-width="0.01042in" svg:stroke-color="#ffffff" svg:stroke-opacity="100%" svg:stroke-linecap="butt"/>
    </style:style>
    <style:style style:family="presentation" style:name="a5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3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6">
      <style:graphic-properties draw:fill="none" draw:stroke="solid" svg:stroke-width="0.01042in" svg:stroke-color="#ffffff" svg:stroke-opacity="100%" svg:stroke-linecap="butt"/>
    </style:style>
    <style:style style:family="graphic" style:name="a39">
      <style:graphic-properties draw:fill="none" draw:stroke="solid" svg:stroke-width="0.01042in" svg:stroke-color="#ffffff" svg:stroke-opacity="100%" svg:stroke-linecap="butt"/>
    </style:style>
    <style:style style:family="graphic" style:name="a733">
      <style:graphic-properties draw:fill="none" draw:stroke="solid" svg:stroke-width="0.02083in" svg:stroke-color="#004a8c" svg:stroke-opacity="100%" svg:stroke-linecap="butt"/>
    </style:style>
    <style:style style:family="graphic" style:name="a657">
      <style:graphic-properties draw:fill="none" draw:stroke="solid" svg:stroke-width="0.01042in" svg:stroke-color="#ffffff" svg:stroke-opacity="100%" svg:stroke-linecap="butt"/>
    </style:style>
    <style:style style:family="graphic" style:name="a734">
      <style:graphic-properties draw:fill="none" draw:stroke="solid" svg:stroke-width="0.01042in" svg:stroke-color="#929395" svg:stroke-opacity="100%" svg:stroke-linecap="butt"/>
    </style:style>
    <style:style style:family="graphic" style:name="a658">
      <style:graphic-properties draw:fill="none" draw:stroke="solid" svg:stroke-width="0.01042in" svg:stroke-color="#ffffff" svg:stroke-opacity="100%" svg:stroke-linecap="butt"/>
    </style:style>
    <style:style style:family="paragraph" style:name="a810">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parent-style-name="Graphics">
      <style:graphic-properties draw:fill="none" fo:clip="rect(0in, 0in, 0.0814in, 0in)" draw:stroke="none"/>
    </style:style>
    <style:style style:family="graphic" style:name="a659">
      <style:graphic-properties draw:fill="none" draw:stroke="solid" svg:stroke-width="0.01042in" svg:stroke-color="#ffffff" svg:stroke-opacity="100%" svg:stroke-linecap="butt"/>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0889in" fo:margin-left="0.19685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0889in" fo:margin-left="0.3937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0889in" fo:margin-left="0.58854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graphic-properties draw:fill="none" draw:stroke="solid" svg:stroke-width="0.01042in" svg:stroke-color="#ffffff" svg:stroke-opacity="100%" svg:stroke-linecap="butt"/>
    </style:style>
    <style:style style:family="paragraph" style:name="a582">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draw:fill="none" draw:stroke="solid" svg:stroke-width="0.01042in" svg:stroke-color="#ffffff" svg:stroke-opacity="100%" svg:stroke-linecap="butt"/>
    </style:style>
    <style:style style:family="presentation" style:name="a5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42">
      <style:graphic-properties draw:fill="none" draw:stroke="solid" svg:stroke-width="0.01042in" svg:stroke-color="#ffffff" svg:stroke-opacity="100%" svg:stroke-linecap="butt"/>
    </style:style>
    <style:style style:family="presentation" style:name="a584">
      <style:graphic-properties draw:fill="none" draw:stroke="none"/>
    </style:style>
    <style:style style:family="graphic" style:name="a660">
      <style:graphic-properties draw:fill="none" draw:stroke="solid" svg:stroke-width="0.01042in" svg:stroke-color="#ffffff" svg:stroke-opacity="100%" svg:stroke-linecap="butt"/>
    </style:style>
    <style:style style:family="graphic" style:name="a43">
      <style:graphic-properties draw:fill="none" draw:stroke="solid" svg:stroke-width="0.01042in" svg:stroke-color="#ffffff" svg:stroke-opacity="100%" svg:stroke-linecap="butt"/>
    </style:style>
    <style:style style:family="graphic" style:name="a585">
      <style:graphic-properties draw:fill="none" draw:stroke="solid" svg:stroke-width="0.00694in" svg:stroke-color="#bebebe" svg:stroke-opacity="100%" svg:stroke-linecap="butt"/>
    </style:style>
    <style:style style:family="graphic" style:name="a661">
      <style:graphic-properties draw:fill="none" draw:stroke="solid" svg:stroke-width="0.01042in" svg:stroke-color="#ffffff" svg:stroke-opacity="100%" svg:stroke-linecap="butt"/>
    </style:style>
    <style:style style:family="graphic" style:name="a44">
      <style:graphic-properties draw:fill="none" draw:stroke="solid" svg:stroke-width="0.01042in" svg:stroke-color="#ffffff" svg:stroke-opacity="100%" svg:stroke-linecap="butt"/>
    </style:style>
    <style:style style:family="graphic" style:name="a586" style:parent-style-name="Graphics">
      <style:graphic-properties draw:fill="none" fo:clip="rect(0in, 0in, 0in, 0in)" draw:stroke="none"/>
    </style:style>
    <style:style style:family="graphic" style:name="a662">
      <style:graphic-properties draw:fill="none" draw:stroke="solid" svg:stroke-width="0.01042in" svg:stroke-color="#ffffff" svg:stroke-opacity="100%" svg:stroke-linecap="butt"/>
    </style:style>
    <style:style style:family="graphic" style:name="a45">
      <style:graphic-properties draw:fill="none" draw:stroke="solid" svg:stroke-width="0.01042in" svg:stroke-color="#ffffff" svg:stroke-opacity="100%" svg:stroke-linecap="butt"/>
    </style:style>
    <style:style style:family="graphic" style:name="a587">
      <style:graphic-properties draw:fill="none" draw:stroke="solid" svg:stroke-width="0.01042in" svg:stroke-color="#ffffff" svg:stroke-opacity="100%" svg:stroke-linecap="butt"/>
    </style:style>
    <style:style style:family="graphic" style:name="a663">
      <style:graphic-properties draw:fill="none" draw:stroke="solid" svg:stroke-width="0.01042in" svg:stroke-color="#ffffff" svg:stroke-opacity="100%" svg:stroke-linecap="butt"/>
    </style:style>
    <style:style style:family="graphic" style:name="a46">
      <style:graphic-properties draw:fill="none" draw:stroke="solid" svg:stroke-width="0.01042in" svg:stroke-color="#ffffff" svg:stroke-opacity="100%" svg:stroke-linecap="butt"/>
    </style:style>
    <style:style style:family="paragraph" style:name="a740">
      <style:paragraph-properties fo:line-height="100%" fo:text-align="left"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draw:fill="none" draw:stroke="solid" svg:stroke-width="0.01042in" svg:stroke-color="#ffffff" svg:stroke-opacity="100%" svg:stroke-linecap="butt"/>
    </style:style>
    <style:style style:family="graphic" style:name="a47">
      <style:graphic-properties draw:fill="none" draw:stroke="solid" svg:stroke-width="0.01042in" svg:stroke-color="#ffffff" svg:stroke-opacity="100%" svg:stroke-linecap="butt"/>
    </style:style>
    <style:style style:family="graphic" style:name="a588">
      <style:graphic-properties draw:fill="none" draw:stroke="solid" svg:stroke-width="0.01042in" svg:stroke-color="#ffffff" svg:stroke-opacity="100%" svg:stroke-linecap="butt"/>
    </style:style>
    <style:style style:family="graphic" style:name="a589">
      <style:graphic-properties draw:fill="none" draw:stroke="solid" svg:stroke-width="0.01042in" svg:stroke-color="#ffffff" svg:stroke-opacity="100%" svg:stroke-linecap="butt"/>
    </style:style>
    <style:style style:family="graphic" style:name="a665">
      <style:graphic-properties draw:fill="none" draw:stroke="solid" svg:stroke-width="0.01042in" svg:stroke-color="#ffffff" svg:stroke-opacity="100%" svg:stroke-linecap="butt"/>
    </style:style>
    <style:style style:family="graphic" style:name="a48">
      <style:graphic-properties draw:fill="none" draw:stroke="solid" svg:stroke-width="0.01042in" svg:stroke-color="#ffffff" svg:stroke-opacity="100%" svg:stroke-linecap="butt"/>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6">
      <style:graphic-properties draw:fill="none" draw:stroke="solid" svg:stroke-width="0.01042in" svg:stroke-color="#ffffff" svg:stroke-opacity="100%" svg:stroke-linecap="butt"/>
    </style:style>
    <style:style style:family="graphic" style:name="a49">
      <style:graphic-properties draw:fill="none" draw:stroke="solid" svg:stroke-width="0.01042in" svg:stroke-color="#ffffff" svg:stroke-opacity="100%" svg:stroke-linecap="butt"/>
    </style:style>
    <style:style style:family="paragraph" style:name="a743">
      <style:paragraph-properties fo:line-height="100%" fo:text-align="left" style:tab-stop-distance="1.0889in" fo:margin-left="0.19685in" fo:margin-right="0in" fo:text-indent="-0.1968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draw:fill="none" draw:stroke="solid" svg:stroke-width="0.01042in" svg:stroke-color="#ffffff" svg:stroke-opacity="100%" svg:stroke-linecap="butt"/>
    </style:style>
    <style:style style:family="graphic" style:name="a668">
      <style:graphic-properties draw:fill="none" draw:stroke="solid" svg:stroke-width="0.01042in" svg:stroke-color="#ffffff" svg:stroke-opacity="100%" svg:stroke-linecap="butt"/>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9">
      <style:graphic-properties draw:fill="none" draw:stroke="solid" svg:stroke-width="0.01042in" svg:stroke-color="#ffffff" svg:stroke-opacity="100%" svg:stroke-linecap="butt"/>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0889in" fo:margin-left="0.3937in" fo:margin-right="0in" fo:text-indent="-0.1979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left" style:tab-stop-distance="1in" fo:margin-left="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0">
      <style:graphic-properties draw:fill="none" draw:stroke="solid" svg:stroke-width="0.01042in" svg:stroke-color="#ffffff" svg:stroke-opacity="100%" svg:stroke-linecap="butt"/>
    </style:style>
    <style:style style:family="presentation" style:name="a8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1">
      <style:graphic-properties draw:fill="none" draw:stroke="solid" svg:stroke-width="0.01042in" svg:stroke-color="#ffffff" svg:stroke-opacity="100%" svg:stroke-linecap="butt"/>
    </style:style>
    <style:style style:family="text" style:name="a825">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0889in" fo:margin-left="0.59055in" fo:margin-right="0in" fo:text-indent="-0.1979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2">
      <style:graphic-properties draw:fill="none" draw:stroke="solid" svg:stroke-width="0.01042in" svg:stroke-color="#ffffff" svg:stroke-opacity="100%" svg:stroke-linecap="butt"/>
    </style:style>
    <style:style style:family="paragraph" style:name="a826">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3">
      <style:graphic-properties draw:fill="none" draw:stroke="solid" svg:stroke-width="0.01042in" svg:stroke-color="#ffffff" svg:stroke-opacity="100%" svg:stroke-linecap="butt"/>
    </style:style>
    <style:style style:family="presentation" style:name="a8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04">
      <style:graphic-properties draw:fill="none" draw:stroke="solid" svg:stroke-width="0.01042in" svg:stroke-color="#ffffff" svg:stroke-opacity="100%" svg:stroke-linecap="butt"/>
    </style:style>
    <style:style style:family="text" style:name="a828">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5">
      <style:graphic-properties draw:fill="none" draw:stroke="solid" svg:stroke-width="0.01042in" svg:stroke-color="#ffffff" svg:stroke-opacity="100%" svg:stroke-linecap="butt"/>
    </style:style>
    <style:style style:family="text" style:name="a829">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6">
      <style:graphic-properties draw:fill="none" draw:stroke="solid" svg:stroke-width="0.01042in" svg:stroke-color="#ffffff" svg:stroke-opacity="100%" svg:stroke-linecap="butt"/>
    </style:style>
    <style:style style:family="graphic" style:name="a907">
      <style:graphic-properties draw:fill="none" draw:stroke="solid" svg:stroke-width="0.01042in" svg:stroke-color="#ffffff" svg:stroke-opacity="100%" svg:stroke-linecap="butt"/>
    </style:style>
    <style:style style:family="graphic" style:name="a1000">
      <style:graphic-properties draw:fill="none" draw:stroke="solid" svg:stroke-width="0.01042in" svg:stroke-color="#ffffff" svg:stroke-opacity="100%" svg:stroke-linecap="butt"/>
    </style:style>
    <style:style style:family="text" style:name="a908">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01">
      <style:graphic-properties draw:fill="none" draw:stroke="solid" svg:stroke-width="0.01042in" svg:stroke-color="#ffffff" svg:stroke-opacity="100%" svg:stroke-linecap="butt"/>
    </style:style>
    <style:style style:family="paragraph" style:name="a909">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draw:fill="none" draw:stroke="solid" svg:stroke-width="0.01042in" svg:stroke-color="#ffffff" svg:stroke-opacity="100%" svg:stroke-linecap="butt"/>
    </style:style>
    <style:style style:family="graphic" style:name="a1003">
      <style:graphic-properties draw:fill="none" draw:stroke="solid" svg:stroke-width="0.01042in" svg:stroke-color="#ffffff" svg:stroke-opacity="100%" svg:stroke-linecap="butt"/>
    </style:style>
    <style:style style:family="graphic" style:name="a1004">
      <style:graphic-properties draw:fill="none" draw:stroke="solid" svg:stroke-width="0.01042in" svg:stroke-color="#ffffff" svg:stroke-opacity="100%" svg:stroke-linecap="butt"/>
    </style:style>
    <style:style style:family="graphic" style:name="a1005">
      <style:graphic-properties draw:fill="none" draw:stroke="solid" svg:stroke-width="0.01042in" svg:stroke-color="#ffffff" svg:stroke-opacity="100%" svg:stroke-linecap="butt"/>
    </style:style>
    <style:style style:family="graphic" style:name="a1006">
      <style:graphic-properties draw:fill="none" draw:stroke="solid" svg:stroke-width="0.01042in" svg:stroke-color="#ffffff" svg:stroke-opacity="100%" svg:stroke-linecap="butt"/>
    </style:style>
    <style:style style:family="graphic" style:name="a1007">
      <style:graphic-properties draw:fill="none" draw:stroke="solid" svg:stroke-width="0.01042in" svg:stroke-color="#ffffff" svg:stroke-opacity="100%" svg:stroke-linecap="butt"/>
    </style:style>
    <style:style style:family="graphic" style:name="a1008">
      <style:graphic-properties draw:fill="none" draw:stroke="solid" svg:stroke-width="0.01042in" svg:stroke-color="#ffffff" svg:stroke-opacity="100%" svg:stroke-linecap="butt"/>
    </style:style>
    <style:style style:family="graphic" style:name="a1009">
      <style:graphic-properties draw:fill="none" draw:stroke="solid" svg:stroke-width="0.01042in" svg:stroke-color="#ffffff" svg:stroke-opacity="100%" svg:stroke-linecap="butt"/>
    </style:style>
    <style:style style:family="graphic" style:name="a590">
      <style:graphic-properties draw:fill="none" draw:stroke="solid" svg:stroke-width="0.01042in" svg:stroke-color="#ffffff" svg:stroke-opacity="100%" svg:stroke-linecap="butt"/>
    </style:style>
    <style:style style:family="graphic" style:name="a591">
      <style:graphic-properties draw:fill="none" draw:stroke="solid" svg:stroke-width="0.01042in" svg:stroke-color="#ffffff" svg:stroke-opacity="100%" svg:stroke-linecap="butt"/>
    </style:style>
    <style:style style:family="graphic" style:name="a50">
      <style:graphic-properties draw:fill="none" draw:stroke="solid" svg:stroke-width="0.01042in" svg:stroke-color="#ffffff" svg:stroke-opacity="100%" svg:stroke-linecap="butt"/>
    </style:style>
    <style:style style:family="graphic" style:name="a592">
      <style:graphic-properties draw:fill="none" draw:stroke="solid" svg:stroke-width="0.01042in" svg:stroke-color="#ffffff" svg:stroke-opacity="100%" svg:stroke-linecap="butt"/>
    </style:style>
    <style:style style:family="graphic" style:name="a51">
      <style:graphic-properties draw:fill="none" draw:stroke="solid" svg:stroke-width="0.01042in" svg:stroke-color="#ffffff" svg:stroke-opacity="100%" svg:stroke-linecap="butt"/>
    </style:style>
    <style:style style:family="graphic" style:name="a593">
      <style:graphic-properties draw:fill="none" draw:stroke="solid" svg:stroke-width="0.01042in" svg:stroke-color="#ffffff" svg:stroke-opacity="100%" svg:stroke-linecap="butt"/>
    </style:style>
    <style:style style:family="graphic" style:name="a52">
      <style:graphic-properties draw:fill="none" draw:stroke="solid" svg:stroke-width="0.01042in" svg:stroke-color="#ffffff" svg:stroke-opacity="100%" svg:stroke-linecap="butt"/>
    </style:style>
    <style:style style:family="graphic" style:name="a670">
      <style:graphic-properties draw:fill="none" draw:stroke="solid" svg:stroke-width="0.01042in" svg:stroke-color="#ffffff" svg:stroke-opacity="100%" svg:stroke-linecap="butt"/>
    </style:style>
    <style:style style:family="graphic" style:name="a53">
      <style:graphic-properties draw:fill="none" draw:stroke="solid" svg:stroke-width="0.01042in" svg:stroke-color="#ffffff" svg:stroke-opacity="100%" svg:stroke-linecap="butt"/>
    </style:style>
    <style:style style:family="graphic" style:name="a594">
      <style:graphic-properties draw:fill="none" draw:stroke="solid" svg:stroke-width="0.01042in" svg:stroke-color="#ffffff" svg:stroke-opacity="100%" svg:stroke-linecap="butt"/>
    </style:style>
    <style:style style:family="graphic" style:name="a671">
      <style:graphic-properties draw:fill="none" draw:stroke="solid" svg:stroke-width="0.01042in" svg:stroke-color="#ffffff" svg:stroke-opacity="100%" svg:stroke-linecap="butt"/>
    </style:style>
    <style:style style:family="graphic" style:name="a54">
      <style:graphic-properties draw:fill="none" draw:stroke="solid" svg:stroke-width="0.01042in" svg:stroke-color="#ffffff" svg:stroke-opacity="100%" svg:stroke-linecap="butt"/>
    </style:style>
    <style:style style:family="graphic" style:name="a595">
      <style:graphic-properties draw:fill="none" draw:stroke="solid" svg:stroke-width="0.01042in" svg:stroke-color="#ffffff" svg:stroke-opacity="100%" svg:stroke-linecap="butt"/>
    </style:style>
    <style:style style:family="graphic" style:name="a672">
      <style:graphic-properties draw:fill="none" draw:stroke="solid" svg:stroke-width="0.01042in" svg:stroke-color="#ffffff" svg:stroke-opacity="100%" svg:stroke-linecap="butt"/>
    </style:style>
    <style:style style:family="graphic" style:name="a55">
      <style:graphic-properties draw:fill="none" draw:stroke="solid" svg:stroke-width="0.01042in" svg:stroke-color="#ffffff" svg:stroke-opacity="100%" svg:stroke-linecap="butt"/>
    </style:style>
    <style:style style:family="graphic" style:name="a596">
      <style:graphic-properties draw:fill="none" draw:stroke="solid" svg:stroke-width="0.01042in" svg:stroke-color="#ffffff" svg:stroke-opacity="100%" svg:stroke-linecap="butt"/>
    </style:style>
    <style:style style:family="graphic" style:name="a673">
      <style:graphic-properties draw:fill="none" draw:stroke="solid" svg:stroke-width="0.01042in" svg:stroke-color="#ffffff" svg:stroke-opacity="100%" svg:stroke-linecap="butt"/>
    </style:style>
    <style:style style:family="graphic" style:name="a56">
      <style:graphic-properties draw:fill="none" draw:stroke="solid" svg:stroke-width="0.01042in" svg:stroke-color="#ffffff" svg:stroke-opacity="100%" svg:stroke-linecap="butt"/>
    </style:style>
    <style:style style:family="graphic" style:name="a597">
      <style:graphic-properties draw:fill="none" draw:stroke="solid" svg:stroke-width="0.01042in" svg:stroke-color="#ffffff" svg:stroke-opacity="100%" svg:stroke-linecap="butt"/>
    </style:style>
    <style:style style:family="graphic" style:name="a674">
      <style:graphic-properties draw:fill="none" draw:stroke="solid" svg:stroke-width="0.01042in" svg:stroke-color="#ffffff" svg:stroke-opacity="100%" svg:stroke-linecap="butt"/>
    </style:style>
    <style:style style:family="graphic" style:name="a57">
      <style:graphic-properties draw:fill="none" draw:stroke="solid" svg:stroke-width="0.01042in" svg:stroke-color="#ffffff" svg:stroke-opacity="100%" svg:stroke-linecap="butt"/>
    </style:style>
    <style:style style:family="graphic" style:name="a598">
      <style:graphic-properties draw:fill="none" draw:stroke="solid" svg:stroke-width="0.01042in" svg:stroke-color="#ffffff" svg:stroke-opacity="100%" svg:stroke-linecap="butt"/>
    </style:style>
    <style:style style:family="graphic" style:name="a675">
      <style:graphic-properties draw:fill="none" draw:stroke="solid" svg:stroke-width="0.01042in" svg:stroke-color="#ffffff" svg:stroke-opacity="100%" svg:stroke-linecap="butt"/>
    </style:style>
    <style:style style:family="graphic" style:name="a58">
      <style:graphic-properties draw:fill="none" draw:stroke="solid" svg:stroke-width="0.01042in" svg:stroke-color="#ffffff" svg:stroke-opacity="100%" svg:stroke-linecap="butt"/>
    </style:style>
    <style:style style:family="graphic" style:name="a599">
      <style:graphic-properties draw:fill="none" draw:stroke="solid" svg:stroke-width="0.01042in" svg:stroke-color="#ffffff" svg:stroke-opacity="100%" svg:stroke-linecap="butt"/>
    </style:style>
    <style:style style:family="presentation" style:name="a7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9">
      <style:graphic-properties draw:fill="none" draw:stroke="solid" svg:stroke-width="0.01042in" svg:stroke-color="#ffffff" svg:stroke-opacity="100%" svg:stroke-linecap="butt"/>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center"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30">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in" fo:padding-bottom="0in" fo:padding-left="0in" fo:padding-right="0in" draw:textarea-vertical-align="middle" draw:textarea-horizontal-align="center" draw:fill="solid" draw:fill-color="#e9e9ea" draw:opacity="100%" draw:stroke="none" draw:auto-grow-width="false" draw:auto-grow-height="false"/>
      <style:paragraph-properties style:font-independent-line-spacing="true" style:writing-mode="lr-tb"/>
    </style:style>
    <style:style style:family="text" style:name="a679">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2">
      <style:graphic-properties draw:fill="none" draw:stroke="none"/>
    </style:style>
    <style:style style:family="paragraph" style:name="a757">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draw:fill="none" draw:stroke="solid" svg:stroke-width="0.00694in" svg:stroke-color="#bebebe" svg:stroke-opacity="100%" svg:stroke-linecap="butt"/>
    </style:style>
    <style:style style:family="presentation" style:name="a9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834" style:parent-style-name="Graphics">
      <style:graphic-properties draw:fill="none" fo:clip="rect(0in, 0in, 0in, 0in)" draw:stroke="none"/>
    </style:style>
    <style:style style:family="presentation" style:name="a758">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5">
      <style:graphic-properties draw:fill="none" draw:stroke="solid" svg:stroke-width="0.01042in" svg:stroke-color="#ffffff" svg:stroke-opacity="100%" svg:stroke-linecap="butt"/>
    </style:style>
    <style:style style:family="text" style:name="a759">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6">
      <style:graphic-properties draw:fill="none" draw:stroke="solid" svg:stroke-width="0.01042in" svg:stroke-color="#ffffff" svg:stroke-opacity="100%" svg:stroke-linecap="butt"/>
    </style:style>
    <style:style style:family="paragraph" style:name="a913">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draw:fill="none" draw:stroke="solid" svg:stroke-width="0.01042in" svg:stroke-color="#ffffff" svg:stroke-opacity="100%" svg:stroke-linecap="butt"/>
    </style:style>
    <style:style style:family="presentation" style:name="a9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38">
      <style:graphic-properties draw:fill="none" draw:stroke="solid" svg:stroke-width="0.01042in" svg:stroke-color="#ffffff" svg:stroke-opacity="100%" svg:stroke-linecap="butt"/>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9">
      <style:graphic-properties draw:fill="none" draw:stroke="solid" svg:stroke-width="0.01042in" svg:stroke-color="#ffffff" svg:stroke-opacity="100%" svg:stroke-linecap="butt"/>
    </style:style>
    <style:style style:family="paragraph" style:name="a916">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10">
      <style:graphic-properties draw:fill="none" draw:stroke="solid" svg:stroke-width="0.01042in" svg:stroke-color="#ffffff" svg:stroke-opacity="100%" svg:stroke-linecap="butt"/>
    </style:style>
    <style:style style:family="paragraph" style:name="a918">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1">
      <style:graphic-properties draw:fill="none" draw:stroke="solid" svg:stroke-width="0.01042in" svg:stroke-color="#ffffff" svg:stroke-opacity="100%" svg:stroke-linecap="butt"/>
    </style:style>
    <style:style style:family="graphic" style:name="a1012">
      <style:graphic-properties draw:fill="none" draw:stroke="solid" svg:stroke-width="0.01042in" svg:stroke-color="#ffffff" svg:stroke-opacity="100%" svg:stroke-linecap="butt"/>
    </style:style>
    <style:style style:family="text" style:name="a1013">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4">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6">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0">
      <style:graphic-properties draw:fill="none" draw:stroke="solid" svg:stroke-width="0.01042in" svg:stroke-color="#ffffff" svg:stroke-opacity="100%" svg:stroke-linecap="butt"/>
    </style:style>
    <style:style style:family="graphic" style:name="a61">
      <style:graphic-properties draw:fill="none" draw:stroke="solid" svg:stroke-width="0.01042in" svg:stroke-color="#ffffff" svg:stroke-opacity="100%" svg:stroke-linecap="butt"/>
    </style:style>
    <style:style style:family="graphic" style:name="a62">
      <style:graphic-properties draw:fill="none" draw:stroke="solid" svg:stroke-width="0.01042in" svg:stroke-color="#ffffff" svg:stroke-opacity="100%" svg:stroke-linecap="butt"/>
    </style:style>
    <style:style style:family="graphic" style:name="a63">
      <style:graphic-properties draw:fill="none" draw:stroke="solid" svg:stroke-width="0.01042in" svg:stroke-color="#ffffff" svg:stroke-opacity="100%" svg:stroke-linecap="butt"/>
    </style:style>
    <style:style style:family="paragraph" style:name="a681">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draw:fill="none" draw:stroke="solid" svg:stroke-width="0.01042in" svg:stroke-color="#ffffff" svg:stroke-opacity="100%" svg:stroke-linecap="butt"/>
    </style:style>
    <style:style style:family="presentation" style:name="a6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4">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60">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1">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686">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4a8c"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3">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draw:fill="none" draw:stroke="solid" svg:stroke-width="0.01042in" svg:stroke-color="#ffffff" svg:stroke-opacity="100%" svg:stroke-linecap="butt"/>
    </style:style>
    <style:style style:family="presentation" style:name="a764">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689">
      <style:paragraph-properties fo:line-height="100%" fo:text-align="left" style:tab-stop-distance="1.0889in" fo:margin-left="0.19685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draw:fill="none" draw:stroke="solid" svg:stroke-width="0.01042in" svg:stroke-color="#ffffff" svg:stroke-opacity="100%" svg:stroke-linecap="butt"/>
    </style:style>
    <style:style style:family="text" style:name="a765">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draw:fill="none" draw:stroke="solid" svg:stroke-width="0.01042in" svg:stroke-color="#ffffff" svg:stroke-opacity="100%" svg:stroke-linecap="butt"/>
    </style:style>
    <style:style style:family="presentation" style:name="a767">
      <style:graphic-properties fo:wrap-option="wrap" fo:padding-top="0in" fo:padding-bottom="0.31496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843">
      <style:graphic-properties draw:fill="none" draw:stroke="solid" svg:stroke-width="0.01042in" svg:stroke-color="#ffffff" svg:stroke-opacity="100%" svg:stroke-linecap="butt"/>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4">
      <style:graphic-properties draw:fill="none" draw:stroke="solid" svg:stroke-width="0.01042in" svg:stroke-color="#ffffff" svg:stroke-opacity="100%" svg:stroke-linecap="butt"/>
    </style:style>
    <style:style style:family="graphic" style:name="a768">
      <style:graphic-properties draw:fill="none" draw:stroke="solid" svg:stroke-width="0.01042in" svg:stroke-color="#ffffff" svg:stroke-opacity="100%" svg:stroke-linecap="butt"/>
    </style:style>
    <style:style style:family="paragraph" style:name="a921">
      <style:paragraph-properties fo:line-height="100%" fo:text-align="left" style:tab-stop-distance="1.0889in" fo:margin-left="0.19685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draw:fill="none" draw:stroke="solid" svg:stroke-width="0.01042in" svg:stroke-color="#ffffff" svg:stroke-opacity="100%" svg:stroke-linecap="butt"/>
    </style:style>
    <style:style style:family="graphic" style:name="a769">
      <style:graphic-properties draw:fill="none" draw:stroke="solid" svg:stroke-width="0.01042in" svg:stroke-color="#ffffff" svg:stroke-opacity="100%" svg:stroke-linecap="butt"/>
    </style:style>
    <style:style style:family="graphic" style:name="a846">
      <style:graphic-properties draw:fill="none" draw:stroke="solid" svg:stroke-width="0.01042in" svg:stroke-color="#ffffff" svg:stroke-opacity="100%" svg:stroke-linecap="butt"/>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7">
      <style:graphic-properties draw:fill="none" draw:stroke="solid" svg:stroke-width="0.01042in" svg:stroke-color="#ffffff" svg:stroke-opacity="100%" svg:stroke-linecap="butt"/>
    </style:style>
    <style:style style:family="paragraph" style:name="a924">
      <style:paragraph-properties fo:line-height="100%" fo:text-align="left" style:tab-stop-distance="1.0889in" fo:margin-left="0.3937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draw:fill="none" draw:stroke="solid" svg:stroke-width="0.01042in" svg:stroke-color="#ffffff" svg:stroke-opacity="100%" svg:stroke-linecap="butt"/>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0889in" fo:margin-left="0.58854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3">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0">
      <style:graphic-properties draw:fill="none" draw:stroke="solid" svg:stroke-width="0.01042in" svg:stroke-color="#ffffff" svg:stroke-opacity="100%" svg:stroke-linecap="butt"/>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1">
      <style:graphic-properties draw:fill="none" draw:stroke="solid" svg:stroke-width="0.01042in" svg:stroke-color="#ffffff" svg:stroke-opacity="100%" svg:stroke-linecap="butt"/>
    </style:style>
    <style:style style:family="paragraph" style:name="a1026">
      <style:paragraph-properties fo:line-height="100%" fo:text-align="left" style:tab-stop-distance="1.0889in" fo:margin-left="0.19685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3">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29">
      <style:paragraph-properties fo:line-height="100%" fo:text-align="left" style:tab-stop-distance="1.0889in" fo:margin-left="0.3937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7">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left" style:tab-stop-distance="1.0889in" fo:margin-left="0.3937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draw:fill="none" draw:stroke="solid" svg:stroke-width="0.01042in" svg:stroke-color="#ffffff" svg:stroke-opacity="100%" svg:stroke-linecap="butt"/>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0889in" fo:margin-left="0.19685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draw:fill="none" draw:stroke="solid" svg:stroke-width="0.01042in" svg:stroke-color="#ffffff" svg:stroke-opacity="100%" svg:stroke-linecap="butt"/>
    </style:style>
    <style:style style:family="paragraph" style:name="a695">
      <style:paragraph-properties fo:line-height="100%" fo:text-align="left" style:tab-stop-distance="1.0889in" fo:margin-left="0.58854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draw:fill="none" draw:stroke="solid" svg:stroke-width="0.01042in" svg:stroke-color="#ffffff" svg:stroke-opacity="100%" svg:stroke-linecap="butt"/>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3">
      <style:graphic-properties draw:fill="none" draw:stroke="solid" svg:stroke-width="0.01042in" svg:stroke-color="#ffffff" svg:stroke-opacity="100%" svg:stroke-linecap="butt"/>
    </style:style>
    <style:style style:family="paragraph" style:name="a698">
      <style:paragraph-properties fo:line-height="100%" fo:text-align="left" style:tab-stop-distance="1in" fo:margin-left="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draw:fill="none" draw:stroke="solid" svg:stroke-width="0.01042in" svg:stroke-color="#ffffff" svg:stroke-opacity="100%" svg:stroke-linecap="butt"/>
    </style:style>
    <style:style style:family="graphic" style:name="a775">
      <style:graphic-properties draw:fill="none" draw:stroke="solid" svg:stroke-width="0.01042in" svg:stroke-color="#ffffff" svg:stroke-opacity="100%" svg:stroke-linecap="butt"/>
    </style:style>
    <style:style style:family="graphic" style:name="a851">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graphic" style:name="a776">
      <style:graphic-properties draw:fill="none" draw:stroke="solid" svg:stroke-width="0.01042in" svg:stroke-color="#ffffff" svg:stroke-opacity="100%" svg:stroke-linecap="butt"/>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7">
      <style:graphic-properties draw:fill="none" draw:stroke="solid" svg:stroke-width="0.01042in" svg:stroke-color="#ffffff" svg:stroke-opacity="100%" svg:stroke-linecap="butt"/>
    </style:style>
    <style:style style:family="paragraph" style:name="a853">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bebebe" svg:stroke-opacity="100%" svg:stroke-linecap="butt" draw:auto-grow-width="false" draw:auto-grow-height="false"/>
      <style:paragraph-properties style:font-independent-line-spacing="true" style:writing-mode="lr-tb"/>
    </style:style>
    <style:style style:family="graphic" style:name="a778">
      <style:graphic-properties draw:fill="none" draw:stroke="solid" svg:stroke-width="0.01042in" svg:stroke-color="#ffffff" svg:stroke-opacity="100%" svg:stroke-linecap="butt"/>
    </style:style>
    <style:style style:family="graphic" style:name="a779">
      <style:graphic-properties draw:fill="none" draw:stroke="solid" svg:stroke-width="0.01042in" svg:stroke-color="#ffffff" svg:stroke-opacity="100%" svg:stroke-linecap="butt"/>
    </style:style>
    <style:style style:family="drawing-page" style:name="a8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5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57">
      <style:graphic-properties draw:fill="none" draw:stroke="solid" svg:stroke-width="0.02083in" svg:stroke-color="#004a8c" svg:stroke-opacity="100%" svg:stroke-linecap="butt"/>
    </style:style>
    <style:style style:family="text" style:name="a933">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8">
      <style:graphic-properties draw:fill="none" draw:stroke="solid" svg:stroke-width="0.01042in" svg:stroke-color="#929395" svg:stroke-opacity="100%" svg:stroke-linecap="butt"/>
    </style:style>
    <style:style style:family="paragraph" style:name="a934">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parent-style-name="Graphics">
      <style:graphic-properties draw:fill="none" fo:clip="rect(0in, 0in, 0.0814in, 0in)" draw:stroke="none"/>
    </style:style>
    <style:style style:family="presentation" style:name="a9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32">
      <style:paragraph-properties fo:line-height="100%" fo:text-align="left" style:tab-stop-distance="1.0889in" fo:margin-left="0.58854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5">
      <style:paragraph-properties fo:line-height="100%" fo:text-align="left" style:tab-stop-distance="1in" fo:margin-left="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2">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100%" fo:text-align="left" style:tab-stop-distance="1.0889in" fo:margin-left="0.19685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0889in" fo:margin-left="0.3937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100%" fo:text-align="left" style:tab-stop-distance="1.0889in" fo:margin-left="0.3937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0889in" fo:margin-left="0.58854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0">
      <style:graphic-properties draw:fill="none" draw:stroke="solid" svg:stroke-width="0.01042in" svg:stroke-color="#ffffff" svg:stroke-opacity="100%" svg:stroke-linecap="butt"/>
    </style:style>
    <style:style style:family="graphic" style:name="a781">
      <style:graphic-properties draw:fill="none" draw:stroke="solid" svg:stroke-width="0.01042in" svg:stroke-color="#ffffff" svg:stroke-opacity="100%" svg:stroke-linecap="butt"/>
    </style:style>
    <style:style style:family="presentation" style:name="a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82">
      <style:graphic-properties draw:fill="none" draw:stroke="solid" svg:stroke-width="0.01042in" svg:stroke-color="#ffffff" svg:stroke-opacity="100%" svg:stroke-linecap="butt"/>
    </style:style>
    <style:style style:family="graphic" style:name="a783">
      <style:graphic-properties draw:fill="none" draw:stroke="solid" svg:stroke-width="0.01042in" svg:stroke-color="#ffffff" svg:stroke-opacity="100%" svg:stroke-linecap="butt"/>
    </style:style>
    <style:style style:family="graphic" style:name="a784">
      <style:graphic-properties draw:fill="none" draw:stroke="solid" svg:stroke-width="0.01042in" svg:stroke-color="#ffffff" svg:stroke-opacity="100%" svg:stroke-linecap="butt"/>
    </style:style>
    <style:style style:family="text" style:name="a860">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5">
      <style:graphic-properties draw:fill="none" draw:stroke="solid" svg:stroke-width="0.01042in" svg:stroke-color="#ffffff" svg:stroke-opacity="100%" svg:stroke-linecap="butt"/>
    </style:style>
    <style:style style:family="paragraph" style:name="a861">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draw:fill="none" draw:stroke="solid" svg:stroke-width="0.01042in" svg:stroke-color="#ffffff" svg:stroke-opacity="100%" svg:stroke-linecap="butt"/>
    </style:style>
    <style:style style:family="presentation" style:name="a862">
      <style:graphic-properties fo:wrap-option="wrap" fo:padding-top="0in" fo:padding-bottom="0.31496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787">
      <style:graphic-properties draw:fill="none" draw:stroke="solid" svg:stroke-width="0.01042in" svg:stroke-color="#ffffff" svg:stroke-opacity="100%" svg:stroke-linecap="butt"/>
    </style:style>
    <style:style style:family="text" style:name="a863">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8">
      <style:graphic-properties draw:fill="none" draw:stroke="solid" svg:stroke-width="0.01042in" svg:stroke-color="#ffffff" svg:stroke-opacity="100%" svg:stroke-linecap="butt"/>
    </style:style>
    <style:style style:family="presentation" style:name="a940">
      <style:graphic-properties draw:fill="none" draw:stroke="none"/>
    </style:style>
    <style:style style:family="graphic" style:name="a789">
      <style:graphic-properties draw:fill="none" draw:stroke="solid" svg:stroke-width="0.01042in" svg:stroke-color="#ffffff" svg:stroke-opacity="100%" svg:stroke-linecap="butt"/>
    </style:style>
    <style:style style:family="graphic" style:name="a941">
      <style:graphic-properties draw:fill="none" draw:stroke="solid" svg:stroke-width="0.00694in" svg:stroke-color="#bebebe" svg:stroke-opacity="100%" svg:stroke-linecap="butt"/>
    </style:style>
    <style:style style:family="paragraph" style:name="a865">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942" style:parent-style-name="Graphics">
      <style:graphic-properties draw:fill="none" fo:clip="rect(0in, 0in, 0in, 0in)" draw:stroke="none"/>
    </style:style>
    <style:style style:family="text" style:name="a867">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3">
      <style:graphic-properties draw:fill="none" draw:stroke="solid" svg:stroke-width="0.01042in" svg:stroke-color="#ffffff" svg:stroke-opacity="100%" svg:stroke-linecap="butt"/>
    </style:style>
    <style:style style:family="paragraph" style:name="a868">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draw:fill="none" draw:stroke="solid" svg:stroke-width="0.01042in" svg:stroke-color="#ffffff" svg:stroke-opacity="100%" svg:stroke-linecap="butt"/>
    </style:style>
    <style:style style:family="presentation" style:name="a869">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945">
      <style:graphic-properties draw:fill="none" draw:stroke="solid" svg:stroke-width="0.01042in" svg:stroke-color="#ffffff" svg:stroke-opacity="100%" svg:stroke-linecap="butt"/>
    </style:style>
    <style:style style:family="graphic" style:name="a946">
      <style:graphic-properties draw:fill="none" draw:stroke="solid" svg:stroke-width="0.01042in" svg:stroke-color="#ffffff" svg:stroke-opacity="100%" svg:stroke-linecap="butt"/>
    </style:style>
    <style:style style:family="graphic" style:name="a947">
      <style:graphic-properties draw:fill="none" draw:stroke="solid" svg:stroke-width="0.01042in" svg:stroke-color="#ffffff" svg:stroke-opacity="100%" svg:stroke-linecap="butt"/>
    </style:style>
    <style:style style:family="presentation" style:name="a10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48">
      <style:graphic-properties draw:fill="none" draw:stroke="solid" svg:stroke-width="0.01042in" svg:stroke-color="#ffffff" svg:stroke-opacity="100%" svg:stroke-linecap="butt"/>
    </style:style>
    <style:style style:family="text" style:name="a1041">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9">
      <style:graphic-properties draw:fill="none" draw:stroke="solid" svg:stroke-width="0.01042in" svg:stroke-color="#ffffff" svg:stroke-opacity="100%" svg:stroke-linecap="butt"/>
    </style:style>
    <style:style style:family="text" style:name="a1042">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5">
      <style:graphic-properties draw:fill="none" draw:stroke="none"/>
    </style:style>
    <style:style style:family="paragraph" style:name="a1121">
      <style:paragraph-properties fo:line-height="100%" fo:text-align="left" style:tab-stop-distance="1.0889in" fo:margin-left="0.58854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draw:fill="none" draw:stroke="solid" svg:stroke-width="0.00694in" svg:stroke-color="#bebebe" svg:stroke-opacity="100%" svg:stroke-linecap="butt"/>
    </style:style>
    <style:style style:family="graphic" style:name="a1047" style:parent-style-name="Graphics">
      <style:graphic-properties draw:fill="none" fo:clip="rect(0in, 0in, 0in, 0in)" draw:stroke="non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8">
      <style:graphic-properties draw:fill="none" draw:stroke="solid" svg:stroke-width="0.01042in" svg:stroke-color="#ffffff" svg:stroke-opacity="100%" svg:stroke-linecap="butt"/>
    </style:style>
    <style:style style:family="paragraph" style:name="a1124">
      <style:paragraph-properties fo:line-height="100%" fo:text-align="left" style:tab-stop-distance="1in" fo:margin-left="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draw:fill="none" draw:stroke="solid" svg:stroke-width="0.01042in" svg:stroke-color="#ffffff" svg:stroke-opacity="100%" svg:stroke-linecap="butt"/>
    </style:style>
    <style:style style:family="presentation" style:name="a1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
      <style:graphic-properties draw:fill="none" draw:stroke="none"/>
    </style:style>
    <style:style style:family="graphic" style:name="a790">
      <style:graphic-properties draw:fill="none" draw:stroke="solid" svg:stroke-width="0.01042in" svg:stroke-color="#ffffff" svg:stroke-opacity="100%" svg:stroke-linecap="butt"/>
    </style:style>
    <style:style style:family="graphic" style:name="a98">
      <style:graphic-properties draw:fill="none" draw:stroke="solid" svg:stroke-width="0.00694in" svg:stroke-color="#bebebe" svg:stroke-opacity="100%" svg:stroke-linecap="butt"/>
    </style:style>
    <style:style style:family="graphic" style:name="a791">
      <style:graphic-properties draw:fill="none" draw:stroke="solid" svg:stroke-width="0.01042in" svg:stroke-color="#ffffff" svg:stroke-opacity="100%" svg:stroke-linecap="butt"/>
    </style:style>
    <style:style style:family="graphic" style:name="a99" style:parent-style-name="Graphics">
      <style:graphic-properties draw:fill="none" fo:clip="rect(0in, 0in, 0in, 0in)" draw:stroke="none"/>
    </style:style>
    <style:style style:family="graphic" style:name="a792">
      <style:graphic-properties draw:fill="none" draw:stroke="solid" svg:stroke-width="0.01042in" svg:stroke-color="#ffffff" svg:stroke-opacity="100%" svg:stroke-linecap="butt"/>
    </style:style>
    <style:style style:family="graphic" style:name="a793">
      <style:graphic-properties draw:fill="none" draw:stroke="solid" svg:stroke-width="0.01042in" svg:stroke-color="#ffffff" svg:stroke-opacity="100%" svg:stroke-linecap="butt"/>
    </style:style>
    <style:style style:family="graphic" style:name="a794">
      <style:graphic-properties draw:fill="none" draw:stroke="solid" svg:stroke-width="0.01042in" svg:stroke-color="#ffffff" svg:stroke-opacity="100%" svg:stroke-linecap="butt"/>
    </style:style>
    <style:style style:family="text" style:name="a870">
      <style:text-properties fo:font-variant="normal" fo:text-transform="none" fo:color="#004a8c"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95">
      <style:graphic-properties draw:fill="none" draw:stroke="solid" svg:stroke-width="0.01042in" svg:stroke-color="#ffffff" svg:stroke-opacity="100%" svg:stroke-linecap="butt"/>
    </style:style>
    <style:style style:family="paragraph" style:name="a871">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draw:fill="none" draw:stroke="solid" svg:stroke-width="0.01042in" svg:stroke-color="#ffffff" svg:stroke-opacity="100%" svg:stroke-linecap="butt"/>
    </style:style>
    <style:style style:family="presentation" style:name="a872">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797">
      <style:graphic-properties draw:fill="none" draw:stroke="solid" svg:stroke-width="0.01042in" svg:stroke-color="#ffffff" svg:stroke-opacity="100%" svg:stroke-linecap="butt"/>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8">
      <style:graphic-properties draw:fill="none" draw:stroke="solid" svg:stroke-width="0.01042in" svg:stroke-color="#ffffff" svg:stroke-opacity="100%" svg:stroke-linecap="butt"/>
    </style:style>
    <style:style style:family="graphic" style:name="a950">
      <style:graphic-properties draw:fill="none" draw:stroke="solid" svg:stroke-width="0.01042in" svg:stroke-color="#ffffff" svg:stroke-opacity="100%" svg:stroke-linecap="butt"/>
    </style:style>
    <style:style style:family="paragraph" style:name="a874">
      <style:paragraph-properties fo:line-height="100%" fo:text-align="center"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draw:fill="none" draw:stroke="solid" svg:stroke-width="0.01042in" svg:stroke-color="#ffffff" svg:stroke-opacity="100%" svg:stroke-linecap="butt"/>
    </style:style>
    <style:style style:family="graphic" style:name="a951">
      <style:graphic-properties draw:fill="none" draw:stroke="solid" svg:stroke-width="0.01042in" svg:stroke-color="#ffffff" svg:stroke-opacity="100%" svg:stroke-linecap="butt"/>
    </style:style>
    <style:style style:family="presentation" style:name="a875">
      <style:graphic-properties fo:wrap-option="wrap" fo:padding-top="0in" fo:padding-bottom="0in" fo:padding-left="0in" fo:padding-right="0in" draw:textarea-vertical-align="middle" draw:textarea-horizontal-align="center" draw:fill="solid" draw:fill-color="#e9e9ea" draw:opacity="100%" draw:stroke="none" draw:auto-grow-width="false" draw:auto-grow-height="false"/>
      <style:paragraph-properties style:font-independent-line-spacing="true" style:writing-mode="lr-tb"/>
    </style:style>
    <style:style style:family="graphic" style:name="a876">
      <style:graphic-properties draw:fill="none" draw:stroke="solid" svg:stroke-width="0.01042in" svg:stroke-color="#ffffff" svg:stroke-opacity="100%" svg:stroke-linecap="butt"/>
    </style:style>
    <style:style style:family="graphic" style:name="a952">
      <style:graphic-properties draw:fill="none" draw:stroke="solid" svg:stroke-width="0.01042in" svg:stroke-color="#ffffff" svg:stroke-opacity="100%" svg:stroke-linecap="butt"/>
    </style:style>
    <style:style style:family="graphic" style:name="a877">
      <style:graphic-properties draw:fill="none" draw:stroke="solid" svg:stroke-width="0.01042in" svg:stroke-color="#ffffff" svg:stroke-opacity="100%" svg:stroke-linecap="butt"/>
    </style:style>
    <style:style style:family="graphic" style:name="a953">
      <style:graphic-properties draw:fill="none" draw:stroke="solid" svg:stroke-width="0.01042in" svg:stroke-color="#ffffff" svg:stroke-opacity="100%" svg:stroke-linecap="butt"/>
    </style:style>
    <style:style style:family="graphic" style:name="a878">
      <style:graphic-properties draw:fill="none" draw:stroke="solid" svg:stroke-width="0.01042in" svg:stroke-color="#ffffff" svg:stroke-opacity="100%" svg:stroke-linecap="butt"/>
    </style:style>
    <style:style style:family="graphic" style:name="a954">
      <style:graphic-properties draw:fill="none" draw:stroke="solid" svg:stroke-width="0.01042in" svg:stroke-color="#ffffff" svg:stroke-opacity="100%" svg:stroke-linecap="butt"/>
    </style:style>
    <style:style style:family="graphic" style:name="a879">
      <style:graphic-properties draw:fill="none" draw:stroke="solid" svg:stroke-width="0.01042in" svg:stroke-color="#ffffff" svg:stroke-opacity="100%" svg:stroke-linecap="butt"/>
    </style:style>
    <style:style style:family="graphic" style:name="a955">
      <style:graphic-properties draw:fill="none" draw:stroke="solid" svg:stroke-width="0.01042in" svg:stroke-color="#ffffff" svg:stroke-opacity="100%" svg:stroke-linecap="butt"/>
    </style:style>
    <style:style style:family="graphic" style:name="a956">
      <style:graphic-properties draw:fill="none" draw:stroke="solid" svg:stroke-width="0.01042in" svg:stroke-color="#ffffff" svg:stroke-opacity="100%" svg:stroke-linecap="butt"/>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0">
      <style:graphic-properties draw:fill="none" draw:stroke="solid" svg:stroke-width="0.01042in" svg:stroke-color="#ffffff" svg:stroke-opacity="100%" svg:stroke-linecap="butt"/>
    </style:style>
    <style:style style:family="paragraph" style:name="a958">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1">
      <style:graphic-properties draw:fill="none" draw:stroke="solid" svg:stroke-width="0.01042in" svg:stroke-color="#ffffff" svg:stroke-opacity="100%" svg:stroke-linecap="butt"/>
    </style:style>
    <style:style style:family="graphic" style:name="a959">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graphic" style:name="a1052">
      <style:graphic-properties draw:fill="none" draw:stroke="solid" svg:stroke-width="0.01042in" svg:stroke-color="#ffffff" svg:stroke-opacity="100%" svg:stroke-linecap="butt"/>
    </style:style>
    <style:style style:family="graphic" style:name="a1053">
      <style:graphic-properties draw:fill="none" draw:stroke="solid" svg:stroke-width="0.01042in" svg:stroke-color="#ffffff" svg:stroke-opacity="100%" svg:stroke-linecap="butt"/>
    </style:style>
    <style:style style:family="graphic" style:name="a1054">
      <style:graphic-properties draw:fill="none" draw:stroke="solid" svg:stroke-width="0.01042in" svg:stroke-color="#ffffff" svg:stroke-opacity="100%" svg:stroke-linecap="butt"/>
    </style:style>
    <style:style style:family="text" style:name="a1130">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5">
      <style:graphic-properties draw:fill="none" draw:stroke="solid" svg:stroke-width="0.01042in" svg:stroke-color="#ffffff" svg:stroke-opacity="100%" svg:stroke-linecap="butt"/>
    </style:style>
    <style:style style:family="text" style:name="a1131">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6">
      <style:graphic-properties draw:fill="none" draw:stroke="solid" svg:stroke-width="0.01042in" svg:stroke-color="#ffffff" svg:stroke-opacity="100%" svg:stroke-linecap="butt"/>
    </style:style>
    <style:style style:family="paragraph" style:name="a1132">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7">
      <style:graphic-properties draw:fill="none" draw:stroke="solid" svg:stroke-width="0.01042in" svg:stroke-color="#ffffff" svg:stroke-opacity="100%" svg:stroke-linecap="butt"/>
    </style:style>
    <style:style style:family="presentation" style:name="a11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058">
      <style:graphic-properties draw:fill="none" draw:stroke="solid" svg:stroke-width="0.01042in" svg:stroke-color="#ffffff" svg:stroke-opacity="100%" svg:stroke-linecap="butt"/>
    </style:style>
    <style:style style:family="presentation" style:name="a1134">
      <style:graphic-properties draw:fill="none" draw:stroke="none"/>
    </style:style>
    <style:style style:family="graphic" style:name="a1059">
      <style:graphic-properties draw:fill="none" draw:stroke="solid" svg:stroke-width="0.01042in" svg:stroke-color="#ffffff" svg:stroke-opacity="100%" svg:stroke-linecap="butt"/>
    </style:style>
    <style:style style:family="graphic" style:name="a1135">
      <style:graphic-properties draw:fill="none" draw:stroke="solid" svg:stroke-width="0.00694in" svg:stroke-color="#bebebe" svg:stroke-opacity="100%" svg:stroke-linecap="butt"/>
    </style:style>
    <style:style style:family="graphic" style:name="a1136" style:parent-style-name="Graphics">
      <style:graphic-properties draw:fill="none" fo:clip="rect(0in, 0in, 0in, 0in)" draw:stroke="none"/>
    </style:style>
    <style:style style:family="graphic" style:name="a1137">
      <style:graphic-properties draw:fill="none" draw:stroke="solid" svg:stroke-width="0.01042in" svg:stroke-color="#ffffff" svg:stroke-opacity="100%" svg:stroke-linecap="butt"/>
    </style:style>
    <style:style style:family="graphic" style:name="a1138">
      <style:graphic-properties draw:fill="none" draw:stroke="solid" svg:stroke-width="0.01042in" svg:stroke-color="#ffffff" svg:stroke-opacity="100%" svg:stroke-linecap="butt"/>
    </style:style>
    <style:style style:family="graphic" style:name="a1139">
      <style:graphic-properties draw:fill="none" draw:stroke="solid" svg:stroke-width="0.01042in" svg:stroke-color="#ffffff" svg:stroke-opacity="100%" svg:stroke-linecap="butt"/>
    </style:style>
    <style:style style:family="graphic" style:name="a880">
      <style:graphic-properties draw:fill="none" draw:stroke="solid" svg:stroke-width="0.01042in" svg:stroke-color="#ffffff" svg:stroke-opacity="100%" svg:stroke-linecap="butt"/>
    </style:style>
    <style:style style:family="graphic" style:name="a881">
      <style:graphic-properties draw:fill="none" draw:stroke="solid" svg:stroke-width="0.01042in" svg:stroke-color="#ffffff" svg:stroke-opacity="100%" svg:stroke-linecap="butt"/>
    </style:style>
    <style:style style:family="graphic" style:name="a882">
      <style:graphic-properties draw:fill="none" draw:stroke="solid" svg:stroke-width="0.01042in" svg:stroke-color="#ffffff" svg:stroke-opacity="100%" svg:stroke-linecap="butt"/>
    </style:style>
    <style:style style:family="graphic" style:name="a883">
      <style:graphic-properties draw:fill="none" draw:stroke="solid" svg:stroke-width="0.01042in" svg:stroke-color="#ffffff" svg:stroke-opacity="100%" svg:stroke-linecap="butt"/>
    </style:style>
    <style:style style:family="graphic" style:name="a884">
      <style:graphic-properties draw:fill="none" draw:stroke="solid" svg:stroke-width="0.01042in" svg:stroke-color="#ffffff" svg:stroke-opacity="100%" svg:stroke-linecap="butt"/>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5">
      <style:graphic-properties draw:fill="none" draw:stroke="solid" svg:stroke-width="0.01042in" svg:stroke-color="#ffffff" svg:stroke-opacity="100%" svg:stroke-linecap="butt"/>
    </style:style>
    <style:style style:family="paragraph" style:name="a961">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draw:fill="none" draw:stroke="solid" svg:stroke-width="0.01042in" svg:stroke-color="#ffffff" svg:stroke-opacity="100%" svg:stroke-linecap="butt"/>
    </style:style>
    <style:style style:family="graphic" style:name="a962">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bebebe" svg:stroke-opacity="100%" svg:stroke-linecap="butt" draw:auto-grow-width="false" draw:auto-grow-height="false"/>
      <style:paragraph-properties style:font-independent-line-spacing="true" style:writing-mode="lr-tb"/>
    </style:style>
    <style:style style:family="graphic" style:name="a887">
      <style:graphic-properties draw:fill="none" draw:stroke="solid" svg:stroke-width="0.01042in" svg:stroke-color="#ffffff" svg:stroke-opacity="100%" svg:stroke-linecap="butt"/>
    </style:style>
    <style:style style:family="drawing-page" style:name="a9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888">
      <style:graphic-properties draw:fill="none" draw:stroke="solid" svg:stroke-width="0.01042in" svg:stroke-color="#ffffff" svg:stroke-opacity="100%" svg:stroke-linecap="butt"/>
    </style:style>
    <style:style style:family="drawing-page" style:name="a96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89">
      <style:graphic-properties draw:fill="none" draw:stroke="solid" svg:stroke-width="0.01042in" svg:stroke-color="#ffffff" svg:stroke-opacity="100%" svg:stroke-linecap="butt"/>
    </style:style>
    <style:style style:family="graphic" style:name="a965">
      <style:graphic-properties draw:fill="none" draw:stroke="solid" svg:stroke-width="0.02083in" svg:stroke-color="#004a8c" svg:stroke-opacity="100%" svg:stroke-linecap="butt"/>
    </style:style>
    <style:style style:family="graphic" style:name="a966">
      <style:graphic-properties draw:fill="none" draw:stroke="solid" svg:stroke-width="0.01042in" svg:stroke-color="#929395" svg:stroke-opacity="100%" svg:stroke-linecap="butt"/>
    </style:style>
    <style:style style:family="graphic" style:name="a967" style:parent-style-name="Graphics">
      <style:graphic-properties draw:fill="none" fo:clip="rect(0in, 0in, 0.0814in, 0in)" draw:stroke="none"/>
    </style:style>
    <style:style style:family="graphic" style:name="a1060">
      <style:graphic-properties draw:fill="none" draw:stroke="solid" svg:stroke-width="0.01042in" svg:stroke-color="#ffffff" svg:stroke-opacity="100%" svg:stroke-linecap="butt"/>
    </style:style>
    <style:style style:family="text" style:name="a968">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1">
      <style:graphic-properties draw:fill="none" draw:stroke="solid" svg:stroke-width="0.01042in" svg:stroke-color="#ffffff" svg:stroke-opacity="100%" svg:stroke-linecap="butt"/>
    </style:style>
    <style:style style:family="paragraph" style:name="a969">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graphic" style:name="a1140">
      <style:graphic-properties draw:fill="none" draw:stroke="solid" svg:stroke-width="0.01042in" svg:stroke-color="#ffffff" svg:stroke-opacity="100%" svg:stroke-linecap="butt"/>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1">
      <style:graphic-properties draw:fill="none" draw:stroke="solid" svg:stroke-width="0.01042in" svg:stroke-color="#ffffff" svg:stroke-opacity="100%" svg:stroke-linecap="butt"/>
    </style:style>
    <style:style style:family="paragraph" style:name="a1066">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2">
      <style:graphic-properties draw:fill="none" draw:stroke="solid" svg:stroke-width="0.01042in" svg:stroke-color="#ffffff" svg:stroke-opacity="100%" svg:stroke-linecap="butt"/>
    </style:style>
    <style:style style:family="graphic" style:name="a1067">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bebebe" svg:stroke-opacity="100%" svg:stroke-linecap="butt" draw:auto-grow-width="false" draw:auto-grow-height="false"/>
      <style:paragraph-properties style:font-independent-line-spacing="true" style:writing-mode="lr-tb"/>
    </style:style>
    <style:style style:family="graphic" style:name="a1143">
      <style:graphic-properties draw:fill="none" draw:stroke="solid" svg:stroke-width="0.01042in" svg:stroke-color="#ffffff" svg:stroke-opacity="100%" svg:stroke-linecap="butt"/>
    </style:style>
    <style:style style:family="drawing-page" style:name="a10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144">
      <style:graphic-properties draw:fill="none" draw:stroke="solid" svg:stroke-width="0.01042in" svg:stroke-color="#ffffff" svg:stroke-opacity="100%" svg:stroke-linecap="butt"/>
    </style:style>
    <style:style style:family="drawing-page" style:name="a1069">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145">
      <style:graphic-properties draw:fill="none" draw:stroke="solid" svg:stroke-width="0.01042in" svg:stroke-color="#ffffff" svg:stroke-opacity="100%" svg:stroke-linecap="butt"/>
    </style:style>
    <style:style style:family="graphic" style:name="a1146">
      <style:graphic-properties draw:fill="none" draw:stroke="solid" svg:stroke-width="0.01042in" svg:stroke-color="#ffffff" svg:stroke-opacity="100%" svg:stroke-linecap="butt"/>
    </style:style>
    <style:style style:family="graphic" style:name="a1147">
      <style:graphic-properties draw:fill="none" draw:stroke="solid" svg:stroke-width="0.01042in" svg:stroke-color="#ffffff" svg:stroke-opacity="100%" svg:stroke-linecap="butt"/>
    </style:style>
    <style:style style:family="graphic" style:name="a1148">
      <style:graphic-properties draw:fill="none" draw:stroke="solid" svg:stroke-width="0.01042in" svg:stroke-color="#ffffff" svg:stroke-opacity="100%" svg:stroke-linecap="butt"/>
    </style:style>
    <style:style style:family="graphic" style:name="a1149">
      <style:graphic-properties draw:fill="none" draw:stroke="solid" svg:stroke-width="0.01042in" svg:stroke-color="#ffffff" svg:stroke-opacity="100%" svg:stroke-linecap="butt"/>
    </style:style>
    <style:style style:family="graphic" style:name="a890">
      <style:graphic-properties draw:fill="none" draw:stroke="solid" svg:stroke-width="0.01042in" svg:stroke-color="#ffffff" svg:stroke-opacity="100%" svg:stroke-linecap="butt"/>
    </style:style>
    <style:style style:family="graphic" style:name="a891">
      <style:graphic-properties draw:fill="none" draw:stroke="solid" svg:stroke-width="0.01042in" svg:stroke-color="#ffffff" svg:stroke-opacity="100%" svg:stroke-linecap="butt"/>
    </style:style>
    <style:style style:family="graphic" style:name="a892">
      <style:graphic-properties draw:fill="none" draw:stroke="solid" svg:stroke-width="0.01042in" svg:stroke-color="#ffffff" svg:stroke-opacity="100%" svg:stroke-linecap="butt"/>
    </style:style>
    <style:style style:family="graphic" style:name="a893">
      <style:graphic-properties draw:fill="none" draw:stroke="solid" svg:stroke-width="0.01042in" svg:stroke-color="#ffffff" svg:stroke-opacity="100%" svg:stroke-linecap="butt"/>
    </style:style>
    <style:style style:family="graphic" style:name="a894">
      <style:graphic-properties draw:fill="none" draw:stroke="solid" svg:stroke-width="0.01042in" svg:stroke-color="#ffffff" svg:stroke-opacity="100%" svg:stroke-linecap="butt"/>
    </style:style>
    <style:style style:family="presentation" style:name="a970">
      <style:graphic-properties fo:wrap-option="wrap" fo:padding-top="0in" fo:padding-bottom="0.31496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895">
      <style:graphic-properties draw:fill="none" draw:stroke="solid" svg:stroke-width="0.01042in" svg:stroke-color="#ffffff" svg:stroke-opacity="100%" svg:stroke-linecap="butt"/>
    </style:style>
    <style:style style:family="text" style:name="a971">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6">
      <style:graphic-properties draw:fill="none" draw:stroke="solid" svg:stroke-width="0.01042in" svg:stroke-color="#ffffff" svg:stroke-opacity="100%" svg:stroke-linecap="butt"/>
    </style:style>
    <style:style style:family="graphic" style:name="a897">
      <style:graphic-properties draw:fill="none" draw:stroke="solid" svg:stroke-width="0.01042in" svg:stroke-color="#ffffff" svg:stroke-opacity="100%" svg:stroke-linecap="butt"/>
    </style:style>
    <style:style style:family="paragraph" style:name="a973">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8">
      <style:graphic-properties draw:fill="none" draw:stroke="solid" svg:stroke-width="0.01042in" svg:stroke-color="#ffffff" svg:stroke-opacity="100%" svg:stroke-linecap="butt"/>
    </style:style>
    <style:style style:family="presentation" style:name="a974">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899">
      <style:graphic-properties draw:fill="none" draw:stroke="solid" svg:stroke-width="0.01042in" svg:stroke-color="#ffffff" svg:stroke-opacity="100%" svg:stroke-linecap="butt"/>
    </style:style>
    <style:style style:family="text" style:name="a975">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070">
      <style:graphic-properties draw:fill="none" draw:stroke="solid" svg:stroke-width="0.01042in" svg:stroke-color="#ffffff" svg:stroke-opacity="100%" svg:stroke-linecap="butt"/>
    </style:style>
    <style:style style:family="text" style:name="a978">
      <style:text-properties fo:font-variant="normal" fo:text-transform="none" fo:color="#004a8c"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71">
      <style:graphic-properties draw:fill="none" draw:stroke="solid" svg:stroke-width="0.01042in" svg:stroke-color="#ffffff" svg:stroke-opacity="100%" svg:stroke-linecap="butt"/>
    </style:style>
    <style:style style:family="paragraph" style:name="a979">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2">
      <style:graphic-properties draw:fill="none" draw:stroke="solid" svg:stroke-width="0.01042in" svg:stroke-color="#ffffff" svg:stroke-opacity="100%" svg:stroke-linecap="butt"/>
    </style:style>
    <style:style style:family="graphic" style:name="a1073">
      <style:graphic-properties draw:fill="none" draw:stroke="solid" svg:stroke-width="0.01042in" svg:stroke-color="#ffffff" svg:stroke-opacity="100%" svg:stroke-linecap="butt"/>
    </style:style>
    <style:style style:family="graphic" style:name="a1074">
      <style:graphic-properties draw:fill="none" draw:stroke="solid" svg:stroke-width="0.01042in" svg:stroke-color="#ffffff" svg:stroke-opacity="100%" svg:stroke-linecap="butt"/>
    </style:style>
    <style:style style:family="graphic" style:name="a1150">
      <style:graphic-properties draw:fill="none" draw:stroke="solid" svg:stroke-width="0.01042in" svg:stroke-color="#ffffff" svg:stroke-opacity="100%" svg:stroke-linecap="butt"/>
    </style:style>
    <style:style style:family="graphic" style:name="a1075">
      <style:graphic-properties draw:fill="none" draw:stroke="solid" svg:stroke-width="0.01042in" svg:stroke-color="#ffffff" svg:stroke-opacity="100%" svg:stroke-linecap="butt"/>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6">
      <style:graphic-properties draw:fill="none" draw:stroke="solid" svg:stroke-width="0.01042in" svg:stroke-color="#ffffff" svg:stroke-opacity="100%" svg:stroke-linecap="butt"/>
    </style:style>
    <style:style style:family="paragraph" style:name="a1152">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draw:fill="none" draw:stroke="solid" svg:stroke-width="0.01042in" svg:stroke-color="#ffffff" svg:stroke-opacity="100%" svg:stroke-linecap="butt"/>
    </style:style>
    <style:style style:family="graphic" style:name="a1153">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graphic" style:name="a1078">
      <style:graphic-properties draw:fill="none" draw:stroke="solid" svg:stroke-width="0.01042in" svg:stroke-color="#ffffff" svg:stroke-opacity="100%" svg:stroke-linecap="butt"/>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9">
      <style:graphic-properties draw:fill="none" draw:stroke="solid" svg:stroke-width="0.01042in" svg:stroke-color="#ffffff" svg:stroke-opacity="100%" svg:stroke-linecap="butt"/>
    </style:style>
    <style:style style:family="paragraph" style:name="a1155">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bebebe" svg:stroke-opacity="100%" svg:stroke-linecap="butt" draw:auto-grow-width="false" draw:auto-grow-height="false"/>
      <style:paragraph-properties style:font-independent-line-spacing="true" style:writing-mode="lr-tb"/>
    </style:style>
    <style:style style:family="drawing-page" style:name="a1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59">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80">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981">
      <style:graphic-properties draw:fill="none" draw:stroke="solid" svg:stroke-width="0.01042in" svg:stroke-color="#ffffff" svg:stroke-opacity="100%" svg:stroke-linecap="butt"/>
    </style:style>
    <style:style style:family="graphic" style:name="a982">
      <style:graphic-properties draw:fill="none" draw:stroke="solid" svg:stroke-width="0.01042in" svg:stroke-color="#ffffff" svg:stroke-opacity="100%" svg:stroke-linecap="butt"/>
    </style:style>
    <style:style style:family="graphic" style:name="a983">
      <style:graphic-properties draw:fill="none" draw:stroke="solid" svg:stroke-width="0.01042in" svg:stroke-color="#ffffff" svg:stroke-opacity="100%" svg:stroke-linecap="butt"/>
    </style:style>
    <style:style style:family="graphic" style:name="a984">
      <style:graphic-properties draw:fill="none" draw:stroke="solid" svg:stroke-width="0.01042in" svg:stroke-color="#ffffff" svg:stroke-opacity="100%" svg:stroke-linecap="butt"/>
    </style:style>
    <style:style style:family="graphic" style:name="a985">
      <style:graphic-properties draw:fill="none" draw:stroke="solid" svg:stroke-width="0.01042in" svg:stroke-color="#ffffff" svg:stroke-opacity="100%" svg:stroke-linecap="butt"/>
    </style:style>
    <style:style style:family="graphic" style:name="a986">
      <style:graphic-properties draw:fill="none" draw:stroke="solid" svg:stroke-width="0.01042in" svg:stroke-color="#ffffff" svg:stroke-opacity="100%" svg:stroke-linecap="butt"/>
    </style:style>
    <style:style style:family="graphic" style:name="a987">
      <style:graphic-properties draw:fill="none" draw:stroke="solid" svg:stroke-width="0.01042in" svg:stroke-color="#ffffff" svg:stroke-opacity="100%" svg:stroke-linecap="butt"/>
    </style:style>
    <style:style style:family="graphic" style:name="a1080">
      <style:graphic-properties draw:fill="none" draw:stroke="solid" svg:stroke-width="0.01042in" svg:stroke-color="#ffffff" svg:stroke-opacity="100%" svg:stroke-linecap="butt"/>
    </style:style>
    <style:style style:family="graphic" style:name="a988">
      <style:graphic-properties draw:fill="none" draw:stroke="solid" svg:stroke-width="0.01042in" svg:stroke-color="#ffffff" svg:stroke-opacity="100%" svg:stroke-linecap="butt"/>
    </style:style>
    <style:style style:family="graphic" style:name="a1081">
      <style:graphic-properties draw:fill="none" draw:stroke="solid" svg:stroke-width="0.01042in" svg:stroke-color="#ffffff" svg:stroke-opacity="100%" svg:stroke-linecap="butt"/>
    </style:style>
    <style:style style:family="graphic" style:name="a989">
      <style:graphic-properties draw:fill="none" draw:stroke="solid" svg:stroke-width="0.01042in" svg:stroke-color="#ffffff" svg:stroke-opacity="100%" svg:stroke-linecap="butt"/>
    </style:style>
    <style:style style:family="graphic" style:name="a1082">
      <style:graphic-properties draw:fill="none" draw:stroke="solid" svg:stroke-width="0.01042in" svg:stroke-color="#ffffff" svg:stroke-opacity="100%" svg:stroke-linecap="butt"/>
    </style:style>
    <style:style style:family="graphic" style:name="a1083">
      <style:graphic-properties draw:fill="none" draw:stroke="solid" svg:stroke-width="0.01042in" svg:stroke-color="#ffffff" svg:stroke-opacity="100%" svg:stroke-linecap="butt"/>
    </style:style>
    <style:style style:family="graphic" style:name="a1084">
      <style:graphic-properties draw:fill="none" draw:stroke="solid" svg:stroke-width="0.01042in" svg:stroke-color="#ffffff" svg:stroke-opacity="100%" svg:stroke-linecap="butt"/>
    </style:style>
    <style:style style:family="paragraph" style:name="a1160">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5">
      <style:graphic-properties draw:fill="none" draw:stroke="solid" svg:stroke-width="0.01042in" svg:stroke-color="#ffffff" svg:stroke-opacity="100%" svg:stroke-linecap="butt"/>
    </style:style>
    <style:style style:family="presentation" style:name="a116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086">
      <style:graphic-properties draw:fill="none" draw:stroke="solid" svg:stroke-width="0.01042in" svg:stroke-color="#ffffff" svg:stroke-opacity="100%" svg:stroke-linecap="butt"/>
    </style:style>
    <style:style style:family="text" style:name="a1162">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7">
      <style:graphic-properties draw:fill="none" draw:stroke="solid" svg:stroke-width="0.01042in" svg:stroke-color="#ffffff" svg:stroke-opacity="100%" svg:stroke-linecap="butt"/>
    </style:style>
    <style:style style:family="graphic" style:name="a1088">
      <style:graphic-properties draw:fill="none" draw:stroke="solid" svg:stroke-width="0.01042in" svg:stroke-color="#ffffff" svg:stroke-opacity="100%" svg:stroke-linecap="butt"/>
    </style:style>
    <style:style style:family="paragraph" style:name="a1164">
      <style:paragraph-properties fo:line-height="100%" fo:text-align="righ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draw:fill="none" draw:stroke="solid" svg:stroke-width="0.01042in" svg:stroke-color="#ffffff" svg:stroke-opacity="100%" svg:stroke-linecap="butt"/>
    </style:style>
    <style:style style:family="presentation" style:name="a116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66">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righ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69">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0">
      <style:graphic-properties draw:fill="none" draw:stroke="solid" svg:stroke-width="0.01042in" svg:stroke-color="#ffffff" svg:stroke-opacity="100%" svg:stroke-linecap="butt"/>
    </style:style>
    <style:style style:family="graphic" style:name="a991">
      <style:graphic-properties draw:fill="none" draw:stroke="solid" svg:stroke-width="0.01042in" svg:stroke-color="#ffffff" svg:stroke-opacity="100%" svg:stroke-linecap="butt"/>
    </style:style>
    <style:style style:family="graphic" style:name="a992">
      <style:graphic-properties draw:fill="none" draw:stroke="solid" svg:stroke-width="0.01042in" svg:stroke-color="#ffffff" svg:stroke-opacity="100%" svg:stroke-linecap="butt"/>
    </style:style>
    <style:style style:family="graphic" style:name="a993">
      <style:graphic-properties draw:fill="none" draw:stroke="solid" svg:stroke-width="0.01042in" svg:stroke-color="#ffffff" svg:stroke-opacity="100%" svg:stroke-linecap="butt"/>
    </style:style>
    <style:style style:family="graphic" style:name="a994">
      <style:graphic-properties draw:fill="none" draw:stroke="solid" svg:stroke-width="0.01042in" svg:stroke-color="#ffffff" svg:stroke-opacity="100%" svg:stroke-linecap="butt"/>
    </style:style>
    <style:style style:family="graphic" style:name="a995">
      <style:graphic-properties draw:fill="none" draw:stroke="solid" svg:stroke-width="0.01042in" svg:stroke-color="#ffffff" svg:stroke-opacity="100%" svg:stroke-linecap="butt"/>
    </style:style>
    <style:style style:family="graphic" style:name="a996">
      <style:graphic-properties draw:fill="none" draw:stroke="solid" svg:stroke-width="0.01042in" svg:stroke-color="#ffffff" svg:stroke-opacity="100%" svg:stroke-linecap="butt"/>
    </style:style>
    <style:style style:family="graphic" style:name="a997">
      <style:graphic-properties draw:fill="none" draw:stroke="solid" svg:stroke-width="0.01042in" svg:stroke-color="#ffffff" svg:stroke-opacity="100%" svg:stroke-linecap="butt"/>
    </style:style>
    <style:style style:family="graphic" style:name="a1090">
      <style:graphic-properties draw:fill="none" draw:stroke="solid" svg:stroke-width="0.01042in" svg:stroke-color="#ffffff" svg:stroke-opacity="100%" svg:stroke-linecap="butt"/>
    </style:style>
    <style:style style:family="graphic" style:name="a998">
      <style:graphic-properties draw:fill="none" draw:stroke="solid" svg:stroke-width="0.01042in" svg:stroke-color="#ffffff" svg:stroke-opacity="100%" svg:stroke-linecap="butt"/>
    </style:style>
    <style:style style:family="graphic" style:name="a1091">
      <style:graphic-properties draw:fill="none" draw:stroke="solid" svg:stroke-width="0.01042in" svg:stroke-color="#ffffff" svg:stroke-opacity="100%" svg:stroke-linecap="butt"/>
    </style:style>
    <style:style style:family="graphic" style:name="a999">
      <style:graphic-properties draw:fill="none" draw:stroke="solid" svg:stroke-width="0.01042in" svg:stroke-color="#ffffff" svg:stroke-opacity="100%" svg:stroke-linecap="butt"/>
    </style:style>
    <style:style style:family="graphic" style:name="a1092">
      <style:graphic-properties draw:fill="none" draw:stroke="solid" svg:stroke-width="0.01042in" svg:stroke-color="#ffffff" svg:stroke-opacity="100%" svg:stroke-linecap="butt"/>
    </style:style>
    <style:style style:family="graphic" style:name="a1093">
      <style:graphic-properties draw:fill="none" draw:stroke="solid" svg:stroke-width="0.01042in" svg:stroke-color="#ffffff" svg:stroke-opacity="100%" svg:stroke-linecap="butt"/>
    </style:style>
    <style:style style:family="graphic" style:name="a1094">
      <style:graphic-properties draw:fill="none" draw:stroke="solid" svg:stroke-width="0.01042in" svg:stroke-color="#ffffff" svg:stroke-opacity="100%" svg:stroke-linecap="butt"/>
    </style:style>
    <style:style style:family="text" style:name="a1170">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5">
      <style:graphic-properties draw:fill="none" draw:stroke="solid" svg:stroke-width="0.01042in" svg:stroke-color="#ffffff" svg:stroke-opacity="100%" svg:stroke-linecap="butt"/>
    </style:style>
    <style:style style:family="paragraph" style:name="a1171">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6">
      <style:graphic-properties draw:fill="none" draw:stroke="solid" svg:stroke-width="0.01042in" svg:stroke-color="#ffffff" svg:stroke-opacity="100%" svg:stroke-linecap="butt"/>
    </style:style>
    <style:style style:family="presentation" style:name="a11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097">
      <style:graphic-properties draw:fill="none" draw:stroke="solid" svg:stroke-width="0.01042in" svg:stroke-color="#ffffff" svg:stroke-opacity="100%" svg:stroke-linecap="butt"/>
    </style:style>
    <style:style style:family="graphic" style:name="a1173">
      <style:graphic-properties draw:fill="none" draw:stroke="solid" svg:stroke-width="0.00694in" svg:stroke-color="#bebebe" svg:stroke-opacity="100%" svg:stroke-linecap="butt"/>
    </style:style>
    <style:style style:family="graphic" style:name="a1098">
      <style:graphic-properties draw:fill="none" draw:stroke="solid" svg:stroke-width="0.01042in" svg:stroke-color="#ffffff" svg:stroke-opacity="100%" svg:stroke-linecap="butt"/>
    </style:style>
    <style:style style:family="graphic" style:name="a1099">
      <style:graphic-properties draw:fill="none" draw:stroke="solid" svg:stroke-width="0.01042in" svg:stroke-color="#ffffff" svg:stroke-opacity="100%" svg:stroke-linecap="butt"/>
    </style:style>
    <style:style style:family="graphic" style:name="a100">
      <style:graphic-properties draw:fill="none" draw:stroke="solid" svg:stroke-width="0.01042in" svg:stroke-color="#ffffff" svg:stroke-opacity="100%" svg:stroke-linecap="butt"/>
    </style:style>
    <style:style style:family="graphic" style:name="a101">
      <style:graphic-properties draw:fill="none" draw:stroke="solid" svg:stroke-width="0.01042in" svg:stroke-color="#ffffff" svg:stroke-opacity="100%" svg:stroke-linecap="butt"/>
    </style:style>
    <style:style style:family="graphic" style:name="a102">
      <style:graphic-properties draw:fill="none" draw:stroke="solid" svg:stroke-width="0.01042in" svg:stroke-color="#ffffff" svg:stroke-opacity="100%" svg:stroke-linecap="butt"/>
    </style:style>
    <style:style style:family="graphic" style:name="a103">
      <style:graphic-properties draw:fill="none" draw:stroke="solid" svg:stroke-width="0.01042in" svg:stroke-color="#ffffff" svg:stroke-opacity="100%" svg:stroke-linecap="butt"/>
    </style:style>
    <style:style style:family="graphic" style:name="a104">
      <style:graphic-properties draw:fill="none" draw:stroke="solid" svg:stroke-width="0.01042in" svg:stroke-color="#ffffff" svg:stroke-opacity="100%" svg:stroke-linecap="butt"/>
    </style:style>
    <style:style style:family="graphic" style:name="a105">
      <style:graphic-properties draw:fill="none" draw:stroke="solid" svg:stroke-width="0.01042in" svg:stroke-color="#ffffff" svg:stroke-opacity="100%" svg:stroke-linecap="butt"/>
    </style:style>
    <style:style style:family="graphic" style:name="a106">
      <style:graphic-properties draw:fill="none" draw:stroke="solid" svg:stroke-width="0.01042in" svg:stroke-color="#ffffff" svg:stroke-opacity="100%" svg:stroke-linecap="butt"/>
    </style:style>
    <style:style style:family="graphic" style:name="a107">
      <style:graphic-properties draw:fill="none" draw:stroke="solid" svg:stroke-width="0.01042in" svg:stroke-color="#ffffff" svg:stroke-opacity="100%" svg:stroke-linecap="butt"/>
    </style:style>
    <style:style style:family="graphic" style:name="a108">
      <style:graphic-properties draw:fill="none" draw:stroke="solid" svg:stroke-width="0.01042in" svg:stroke-color="#ffffff" svg:stroke-opacity="100%" svg:stroke-linecap="butt"/>
    </style:style>
    <style:style style:family="graphic" style:name="a109">
      <style:graphic-properties draw:fill="none" draw:stroke="solid" svg:stroke-width="0.01042in" svg:stroke-color="#ffffff" svg:stroke-opacity="100%" svg:stroke-linecap="butt"/>
    </style:style>
    <style:style style:family="graphic" style:name="a110">
      <style:graphic-properties draw:fill="none" draw:stroke="solid" svg:stroke-width="0.01042in" svg:stroke-color="#ffffff" svg:stroke-opacity="100%" svg:stroke-linecap="butt"/>
    </style:style>
    <style:style style:family="graphic" style:name="a111">
      <style:graphic-properties draw:fill="none" draw:stroke="solid" svg:stroke-width="0.01042in" svg:stroke-color="#ffffff" svg:stroke-opacity="100%" svg:stroke-linecap="butt"/>
    </style:style>
    <style:style style:family="graphic" style:name="a112">
      <style:graphic-properties draw:fill="none" draw:stroke="solid" svg:stroke-width="0.01042in" svg:stroke-color="#ffffff" svg:stroke-opacity="100%" svg:stroke-linecap="butt"/>
    </style:style>
    <style:style style:family="graphic" style:name="a113">
      <style:graphic-properties draw:fill="none" draw:stroke="solid" svg:stroke-width="0.01042in" svg:stroke-color="#ffffff" svg:stroke-opacity="100%" svg:stroke-linecap="butt"/>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bebebe" svg:stroke-opacity="100%" svg:stroke-linecap="butt" draw:auto-grow-width="false" draw:auto-grow-height="false"/>
      <style:paragraph-properties style:font-independent-line-spacing="true" style:writing-mode="lr-tb"/>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2">
      <style:graphic-properties draw:fill="none" draw:stroke="solid" svg:stroke-width="0.02083in" svg:stroke-color="#004a8c" svg:stroke-opacity="100%" svg:stroke-linecap="butt"/>
    </style:style>
    <style:style style:family="graphic" style:name="a123">
      <style:graphic-properties draw:fill="none" draw:stroke="solid" svg:stroke-width="0.01042in" svg:stroke-color="#929395" svg:stroke-opacity="100%" svg:stroke-linecap="butt"/>
    </style:style>
    <style:style style:family="graphic" style:name="a124" style:parent-style-name="Graphics">
      <style:graphic-properties draw:fill="none" fo:clip="rect(0in, 0in, 0.0814in, 0in)" draw:stroke="none"/>
    </style:style>
    <style:style style:family="text" style:name="a200">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center" style:tab-stop-distance="1.0877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8">
      <style:graphic-properties fo:wrap-option="wrap" fo:padding-top="0.05439in" fo:padding-bottom="0.05439in" fo:padding-left="0.10878in" fo:padding-right="0.10878in" draw:textarea-vertical-align="middle" draw:textarea-horizontal-align="center" draw:fill="gradient" draw:fill-gradient-name="a127"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 style:parent-style-name="Graphics">
      <style:graphic-properties draw:fill="none" fo:clip="rect(1.89648in, 4.78854in, 3.57647in, 0in)" draw:stroke="none"/>
    </style:style>
    <style:style style:family="paragraph" style:name="a205">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
      <style:graphic-properties draw:fill="none" draw:stroke="solid" svg:stroke-width="0.04167in" svg:stroke-color="#ffffff" svg:stroke-opacity="100%" svg:stroke-linecap="butt"/>
    </style:style>
    <style:style style:family="text" style:name="a131">
      <style:text-properties fo:text-transform="uppercase" fo:color="#ffffff" style:text-line-through-type="none" style:text-line-through-style="none" style:text-line-through-width="auto" style:text-line-through-color="font-color" style:text-position="0% 100%" fo:font-family="Arial"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10">
      <style:paragraph-properties fo:line-height="100%" fo:text-align="left" style:tab-stop-distance="1.0889in" fo:margin-left="0.19685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text-transform="uppercas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3">
      <style:paragraph-properties fo:line-height="100%" fo:text-align="left" style:tab-stop-distance="1.0889in" fo:margin-left="0.3937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draw:fill="none" draw:stroke="solid" svg:stroke-width="0.01389in" svg:stroke-color="#ffffff" svg:stroke-opacity="100%" svg:stroke-linecap="butt"/>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1.0889in" fo:margin-left="0.58854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in" fo:margin-left="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5">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23">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
      <style:graphic-properties draw:fill="none" draw:stroke="solid" svg:stroke-width="0.01042in" svg:stroke-color="#ffffff" svg:stroke-opacity="100%" svg:stroke-linecap="butt"/>
    </style:style>
    <style:style style:family="text" style:name="a225">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01">
      <style:graphic-properties draw:fill="none" draw:stroke="solid" svg:stroke-width="0.01042in" svg:stroke-color="#ffffff" svg:stroke-opacity="100%" svg:stroke-linecap="butt"/>
    </style:style>
    <style:style style:family="text" style:name="a226">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2">
      <style:graphic-properties draw:fill="none" draw:stroke="solid" svg:stroke-width="0.01042in" svg:stroke-color="#ffffff" svg:stroke-opacity="100%" svg:stroke-linecap="butt"/>
    </style:style>
    <text:list-style style:name="a346">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0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569">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0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112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0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0">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0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8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0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9">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0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693">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0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696">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0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1030">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0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69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0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905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3">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0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44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0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905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0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0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0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91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0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905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8">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0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633">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37in" text:min-label-width="0.19685in"/>
        <style:text-properties fo:color="#004a8c" fo:font-family="Wingdings" style:font-pitch="variable" fo:font-size="100%"/>
      </text:list-level-style-bullet>
      <text:list-level-style-bullet text:level="6" text:bullet-char="§">
        <style:list-level-properties text:space-before="2.55315in" text:min-label-width="0.19685in"/>
        <style:text-properties fo:color="#004a8c" fo:font-family="Wingdings" style:font-pitch="variable" fo:font-size="100%"/>
      </text:list-level-style-bullet>
      <text:list-level-style-bullet text:level="7" text:bullet-char="§">
        <style:list-level-properties text:space-before="3.05315in" text:min-label-width="0.19685in"/>
        <style:text-properties fo:color="#004a8c" fo:font-family="Wingdings" style:font-pitch="variable" fo:font-size="100%"/>
      </text:list-level-style-bullet>
      <text:list-level-style-bullet text:level="8" text:bullet-char="§">
        <style:list-level-properties text:space-before="3.55315in" text:min-label-width="0.19685in"/>
        <style:text-properties fo:color="#004a8c" fo:font-family="Wingdings" style:font-pitch="variable" fo:font-size="100%"/>
      </text:list-level-style-bullet>
      <text:list-level-style-bullet text:level="9" text:bullet-char="§">
        <style:list-level-properties text:space-before="4.05315in" text:min-label-width="0.19685in"/>
        <style:text-properties fo:color="#004a8c" fo:font-family="Wingdings" style:font-pitch="variable" fo:font-size="100%"/>
      </text:list-level-style-bullet>
    </text:list-style>
    <text:list-style style:name="a820">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0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636">
      <text:list-level-style-bullet text:level="1" text:bullet-char="§">
        <style:list-level-properties text:space-before="0in" text:min-label-width="0.19792in"/>
        <style:text-properties fo:color="#004a8c" fo:font-family="Wingdings" style:font-pitch="variable" fo:font-size="100%"/>
      </text:list-level-style-bullet>
      <text:list-level-style-bullet text:level="2" text:bullet-char="§">
        <style:list-level-properties text:space-before="0in" text:min-label-width="0.19792in"/>
        <style:text-properties fo:color="#004a8c" fo:font-family="Wingdings" style:font-pitch="variable" fo:font-size="100%"/>
      </text:list-level-style-bullet>
      <text:list-level-style-bullet text:level="3" text:bullet-char="§">
        <style:list-level-properties text:space-before="0in" text:min-label-width="0.19792in"/>
        <style:text-properties fo:color="#004a8c" fo:font-family="Wingdings" style:font-pitch="variable" fo:font-size="100%"/>
      </text:list-level-style-bullet>
      <text:list-level-style-bullet text:level="4" text:bullet-char="§">
        <style:list-level-properties text:space-before="0.19578in" text:min-label-width="0.19792in"/>
        <style:text-properties fo:color="#004a8c" fo:font-family="Wingdings" style:font-pitch="variable" fo:font-size="100%"/>
      </text:list-level-style-bullet>
      <text:list-level-style-bullet text:level="5" text:bullet-char="§">
        <style:list-level-properties text:space-before="0.39263in" text:min-label-width="0.19792in"/>
        <style:text-properties fo:color="#004a8c" fo:font-family="Wingdings" style:font-pitch="variable" fo:font-size="100%"/>
      </text:list-level-style-bullet>
      <text:list-level-style-bullet text:level="6" text:bullet-char="§">
        <style:list-level-properties text:space-before="2.55208in" text:min-label-width="0.19792in"/>
        <style:text-properties fo:color="#004a8c" fo:font-family="Wingdings" style:font-pitch="variable" fo:font-size="100%"/>
      </text:list-level-style-bullet>
      <text:list-level-style-bullet text:level="7" text:bullet-char="§">
        <style:list-level-properties text:space-before="3.05208in" text:min-label-width="0.19792in"/>
        <style:text-properties fo:color="#004a8c" fo:font-family="Wingdings" style:font-pitch="variable" fo:font-size="100%"/>
      </text:list-level-style-bullet>
      <text:list-level-style-bullet text:level="8" text:bullet-char="§">
        <style:list-level-properties text:space-before="3.55208in" text:min-label-width="0.19792in"/>
        <style:text-properties fo:color="#004a8c" fo:font-family="Wingdings" style:font-pitch="variable" fo:font-size="100%"/>
      </text:list-level-style-bullet>
      <text:list-level-style-bullet text:level="9" text:bullet-char="§">
        <style:list-level-properties text:space-before="4.05208in" text:min-label-width="0.19792in"/>
        <style:text-properties fo:color="#004a8c" fo:font-family="Wingdings" style:font-pitch="variable" fo:font-size="100%"/>
      </text:list-level-style-bullet>
    </text:list-style>
    <text:list-style style:name="a572">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0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82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0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9">
      <text:list-level-style-bullet text:level="1" text:bullet-char="§">
        <style:list-level-properties text:space-before="0in" text:min-label-width="0.19792in"/>
        <style:text-properties fo:color="#004a8c" fo:font-family="Wingdings" style:font-pitch="variable" fo:font-size="100%"/>
      </text:list-level-style-bullet>
      <text:list-level-style-bullet text:level="2" text:bullet-char="§">
        <style:list-level-properties text:space-before="0in" text:min-label-width="0.19792in"/>
        <style:text-properties fo:color="#004a8c" fo:font-family="Wingdings" style:font-pitch="variable" fo:font-size="100%"/>
      </text:list-level-style-bullet>
      <text:list-level-style-bullet text:level="3" text:bullet-char="§">
        <style:list-level-properties text:space-before="0in" text:min-label-width="0.19792in"/>
        <style:text-properties fo:color="#004a8c" fo:font-family="Wingdings" style:font-pitch="variable" fo:font-size="100%"/>
      </text:list-level-style-bullet>
      <text:list-level-style-bullet text:level="4" text:bullet-char="§">
        <style:list-level-properties text:space-before="0.19578in" text:min-label-width="0.19792in"/>
        <style:text-properties fo:color="#004a8c" fo:font-family="Wingdings" style:font-pitch="variable" fo:font-size="100%"/>
      </text:list-level-style-bullet>
      <text:list-level-style-bullet text:level="5" text:bullet-char="§">
        <style:list-level-properties text:space-before="0.39263in" text:min-label-width="0.19792in"/>
        <style:text-properties fo:color="#004a8c" fo:font-family="Wingdings" style:font-pitch="variable" fo:font-size="100%"/>
      </text:list-level-style-bullet>
      <text:list-level-style-bullet text:level="6" text:bullet-char="§">
        <style:list-level-properties text:space-before="2.55208in" text:min-label-width="0.19792in"/>
        <style:text-properties fo:color="#004a8c" fo:font-family="Wingdings" style:font-pitch="variable" fo:font-size="100%"/>
      </text:list-level-style-bullet>
      <text:list-level-style-bullet text:level="7" text:bullet-char="§">
        <style:list-level-properties text:space-before="3.05208in" text:min-label-width="0.19792in"/>
        <style:text-properties fo:color="#004a8c" fo:font-family="Wingdings" style:font-pitch="variable" fo:font-size="100%"/>
      </text:list-level-style-bullet>
      <text:list-level-style-bullet text:level="8" text:bullet-char="§">
        <style:list-level-properties text:space-before="3.55208in" text:min-label-width="0.19792in"/>
        <style:text-properties fo:color="#004a8c" fo:font-family="Wingdings" style:font-pitch="variable" fo:font-size="100%"/>
      </text:list-level-style-bullet>
      <text:list-level-style-bullet text:level="9" text:bullet-char="§">
        <style:list-level-properties text:space-before="4.05208in" text:min-label-width="0.19792in"/>
        <style:text-properties fo:color="#004a8c" fo:font-family="Wingdings" style:font-pitch="variable" fo:font-size="100%"/>
      </text:list-level-style-bullet>
    </text:list-style>
    <text:list-style style:name="a57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0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0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2">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37in" text:min-label-width="0.19685in"/>
        <style:text-properties fo:color="#004a8c" fo:font-family="Wingdings" style:font-pitch="variable" fo:font-size="100%"/>
      </text:list-level-style-bullet>
      <text:list-level-style-bullet text:level="6" text:bullet-char="§">
        <style:list-level-properties text:space-before="2.55315in" text:min-label-width="0.19685in"/>
        <style:text-properties fo:color="#004a8c" fo:font-family="Wingdings" style:font-pitch="variable" fo:font-size="100%"/>
      </text:list-level-style-bullet>
      <text:list-level-style-bullet text:level="7" text:bullet-char="§">
        <style:list-level-properties text:space-before="3.05315in" text:min-label-width="0.19685in"/>
        <style:text-properties fo:color="#004a8c" fo:font-family="Wingdings" style:font-pitch="variable" fo:font-size="100%"/>
      </text:list-level-style-bullet>
      <text:list-level-style-bullet text:level="8" text:bullet-char="§">
        <style:list-level-properties text:space-before="3.55315in" text:min-label-width="0.19685in"/>
        <style:text-properties fo:color="#004a8c" fo:font-family="Wingdings" style:font-pitch="variable" fo:font-size="100%"/>
      </text:list-level-style-bullet>
      <text:list-level-style-bullet text:level="9" text:bullet-char="§">
        <style:list-level-properties text:space-before="4.05315in" text:min-label-width="0.19685in"/>
        <style:text-properties fo:color="#004a8c" fo:font-family="Wingdings" style:font-pitch="variable" fo:font-size="100%"/>
      </text:list-level-style-bullet>
    </text:list-style>
    <text:list-style style:name="a922">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0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73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905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905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4">
      <text:list-level-style-number text:level="1" style:num-format="1" style:num-suffix=".">
        <style:list-level-properties text:space-before="0in" text:min-label-width="0.375in"/>
        <style:text-properties fo:color="#ffeecc" fo:font-family="Arial" fo:font-size="110%"/>
      </text:list-level-style-number>
      <text:list-level-style-number text:level="2" style:num-format="1" style:num-suffix=".">
        <style:list-level-properties text:space-before="0in" text:min-label-width="0.375in"/>
        <style:text-properties fo:color="#ffeecc" fo:font-family="Arial" fo:font-size="110%"/>
      </text:list-level-style-number>
      <text:list-level-style-number text:level="3" style:num-format="1" style:num-suffix=".">
        <style:list-level-properties text:space-before="0in" text:min-label-width="0.375in"/>
        <style:text-properties fo:color="#ffeecc" fo:font-family="Arial" fo:font-size="110%"/>
      </text:list-level-style-number>
      <text:list-level-style-number text:level="4" style:num-format="1" style:num-suffix=".">
        <style:list-level-properties text:space-before="0.0187in" text:min-label-width="0.375in"/>
        <style:text-properties fo:color="#ffeecc" fo:font-family="Arial" fo:font-size="110%"/>
      </text:list-level-style-number>
      <text:list-level-style-number text:level="5" style:num-format="1" style:num-suffix=".">
        <style:list-level-properties text:space-before="0.21555in" text:min-label-width="0.375in"/>
        <style:text-properties fo:color="#ffeecc" fo:font-family="Arial" fo:font-size="110%"/>
      </text:list-level-style-number>
      <text:list-level-style-number text:level="6" style:num-format="1" style:num-suffix=".">
        <style:list-level-properties text:space-before="2.375in" text:min-label-width="0.375in"/>
        <style:text-properties fo:color="#ffeecc" fo:font-family="Arial" fo:font-size="110%"/>
      </text:list-level-style-number>
      <text:list-level-style-number text:level="7" style:num-format="1" style:num-suffix=".">
        <style:list-level-properties text:space-before="2.875in" text:min-label-width="0.375in"/>
        <style:text-properties fo:color="#ffeecc" fo:font-family="Arial" fo:font-size="110%"/>
      </text:list-level-style-number>
      <text:list-level-style-number text:level="8" style:num-format="1" style:num-suffix=".">
        <style:list-level-properties text:space-before="3.375in" text:min-label-width="0.375in"/>
        <style:text-properties fo:color="#ffeecc" fo:font-family="Arial" fo:font-size="110%"/>
      </text:list-level-style-number>
      <text:list-level-style-number text:level="9" style:num-format="1" style:num-suffix=".">
        <style:list-level-properties text:space-before="3.875in" text:min-label-width="0.375in"/>
        <style:text-properties fo:color="#ffeecc" fo:font-family="Arial" fo:font-size="110%"/>
      </text:list-level-style-number>
    </text:list-style>
    <text:list-style style:name="a515">
      <text:list-level-style-bullet text:level="1" text:bullet-char="§">
        <style:list-level-properties text:space-before="0in" text:min-label-width="0.19792in"/>
        <style:text-properties fo:color="#004a8c" fo:font-family="Wingdings" style:font-pitch="variable" fo:font-size="100%"/>
      </text:list-level-style-bullet>
      <text:list-level-style-bullet text:level="2" text:bullet-char="§">
        <style:list-level-properties text:space-before="0in" text:min-label-width="0.19792in"/>
        <style:text-properties fo:color="#004a8c" fo:font-family="Wingdings" style:font-pitch="variable" fo:font-size="100%"/>
      </text:list-level-style-bullet>
      <text:list-level-style-bullet text:level="3" text:bullet-char="§">
        <style:list-level-properties text:space-before="0in" text:min-label-width="0.19792in"/>
        <style:text-properties fo:color="#004a8c" fo:font-family="Wingdings" style:font-pitch="variable" fo:font-size="100%"/>
      </text:list-level-style-bullet>
      <text:list-level-style-bullet text:level="4" text:bullet-char="§">
        <style:list-level-properties text:space-before="0.19578in" text:min-label-width="0.19792in"/>
        <style:text-properties fo:color="#004a8c" fo:font-family="Wingdings" style:font-pitch="variable" fo:font-size="100%"/>
      </text:list-level-style-bullet>
      <text:list-level-style-bullet text:level="5" text:bullet-char="§">
        <style:list-level-properties text:space-before="0.39263in" text:min-label-width="0.19792in"/>
        <style:text-properties fo:color="#004a8c" fo:font-family="Wingdings" style:font-pitch="variable" fo:font-size="100%"/>
      </text:list-level-style-bullet>
      <text:list-level-style-bullet text:level="6" text:bullet-char="§">
        <style:list-level-properties text:space-before="2.55208in" text:min-label-width="0.19792in"/>
        <style:text-properties fo:color="#004a8c" fo:font-family="Wingdings" style:font-pitch="variable" fo:font-size="100%"/>
      </text:list-level-style-bullet>
      <text:list-level-style-bullet text:level="7" text:bullet-char="§">
        <style:list-level-properties text:space-before="3.05208in" text:min-label-width="0.19792in"/>
        <style:text-properties fo:color="#004a8c" fo:font-family="Wingdings" style:font-pitch="variable" fo:font-size="100%"/>
      </text:list-level-style-bullet>
      <text:list-level-style-bullet text:level="8" text:bullet-char="§">
        <style:list-level-properties text:space-before="3.55208in" text:min-label-width="0.19792in"/>
        <style:text-properties fo:color="#004a8c" fo:font-family="Wingdings" style:font-pitch="variable" fo:font-size="100%"/>
      </text:list-level-style-bullet>
      <text:list-level-style-bullet text:level="9" text:bullet-char="§">
        <style:list-level-properties text:space-before="4.05208in" text:min-label-width="0.19792in"/>
        <style:text-properties fo:color="#004a8c" fo:font-family="Wingdings" style:font-pitch="variable" fo:font-size="100%"/>
      </text:list-level-style-bullet>
    </text:list-style>
    <text:list-style style:name="a925">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0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451">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0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518">
      <text:list-level-style-bullet text:level="1" text:bullet-char="§">
        <style:list-level-properties text:space-before="0in" text:min-label-width="0.19792in"/>
        <style:text-properties fo:color="#004a8c" fo:font-family="Wingdings" style:font-pitch="variable" fo:font-size="100%"/>
      </text:list-level-style-bullet>
      <text:list-level-style-bullet text:level="2" text:bullet-char="§">
        <style:list-level-properties text:space-before="0in" text:min-label-width="0.19792in"/>
        <style:text-properties fo:color="#004a8c" fo:font-family="Wingdings" style:font-pitch="variable" fo:font-size="100%"/>
      </text:list-level-style-bullet>
      <text:list-level-style-bullet text:level="3" text:bullet-char="§">
        <style:list-level-properties text:space-before="0in" text:min-label-width="0.19792in"/>
        <style:text-properties fo:color="#004a8c" fo:font-family="Wingdings" style:font-pitch="variable" fo:font-size="100%"/>
      </text:list-level-style-bullet>
      <text:list-level-style-bullet text:level="4" text:bullet-char="§">
        <style:list-level-properties text:space-before="0.19578in" text:min-label-width="0.19792in"/>
        <style:text-properties fo:color="#004a8c" fo:font-family="Wingdings" style:font-pitch="variable" fo:font-size="100%"/>
      </text:list-level-style-bullet>
      <text:list-level-style-bullet text:level="5" text:bullet-char="§">
        <style:list-level-properties text:space-before="0.39263in" text:min-label-width="0.19792in"/>
        <style:text-properties fo:color="#004a8c" fo:font-family="Wingdings" style:font-pitch="variable" fo:font-size="100%"/>
      </text:list-level-style-bullet>
      <text:list-level-style-bullet text:level="6" text:bullet-char="§">
        <style:list-level-properties text:space-before="2.55208in" text:min-label-width="0.19792in"/>
        <style:text-properties fo:color="#004a8c" fo:font-family="Wingdings" style:font-pitch="variable" fo:font-size="100%"/>
      </text:list-level-style-bullet>
      <text:list-level-style-bullet text:level="7" text:bullet-char="§">
        <style:list-level-properties text:space-before="3.05208in" text:min-label-width="0.19792in"/>
        <style:text-properties fo:color="#004a8c" fo:font-family="Wingdings" style:font-pitch="variable" fo:font-size="100%"/>
      </text:list-level-style-bullet>
      <text:list-level-style-bullet text:level="8" text:bullet-char="§">
        <style:list-level-properties text:space-before="3.55208in" text:min-label-width="0.19792in"/>
        <style:text-properties fo:color="#004a8c" fo:font-family="Wingdings" style:font-pitch="variable" fo:font-size="100%"/>
      </text:list-level-style-bullet>
      <text:list-level-style-bullet text:level="9" text:bullet-char="§">
        <style:list-level-properties text:space-before="4.05208in" text:min-label-width="0.19792in"/>
        <style:text-properties fo:color="#004a8c" fo:font-family="Wingdings" style:font-pitch="variable" fo:font-size="100%"/>
      </text:list-level-style-bullet>
    </text:list-style>
    <text:list-style style:name="a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905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8">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0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45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0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0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905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0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0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4">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37in" text:min-label-width="0.19685in"/>
        <style:text-properties fo:color="#004a8c" fo:font-family="Wingdings" style:font-pitch="variable" fo:font-size="100%"/>
      </text:list-level-style-bullet>
      <text:list-level-style-bullet text:level="6" text:bullet-char="§">
        <style:list-level-properties text:space-before="2.55315in" text:min-label-width="0.19685in"/>
        <style:text-properties fo:color="#004a8c" fo:font-family="Wingdings" style:font-pitch="variable" fo:font-size="100%"/>
      </text:list-level-style-bullet>
      <text:list-level-style-bullet text:level="7" text:bullet-char="§">
        <style:list-level-properties text:space-before="3.05315in" text:min-label-width="0.19685in"/>
        <style:text-properties fo:color="#004a8c" fo:font-family="Wingdings" style:font-pitch="variable" fo:font-size="100%"/>
      </text:list-level-style-bullet>
      <text:list-level-style-bullet text:level="8" text:bullet-char="§">
        <style:list-level-properties text:space-before="3.55315in" text:min-label-width="0.19685in"/>
        <style:text-properties fo:color="#004a8c" fo:font-family="Wingdings" style:font-pitch="variable" fo:font-size="100%"/>
      </text:list-level-style-bullet>
      <text:list-level-style-bullet text:level="9" text:bullet-char="§">
        <style:list-level-properties text:space-before="4.05315in" text:min-label-width="0.19685in"/>
        <style:text-properties fo:color="#004a8c" fo:font-family="Wingdings" style:font-pitch="variable" fo:font-size="100%"/>
      </text:list-level-style-bullet>
    </text:list-style>
    <text:list-style style:name="a1116">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0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93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0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0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747">
      <text:list-level-style-bullet text:level="1" text:bullet-char="§">
        <style:list-level-properties text:space-before="0in" text:min-label-width="0.19792in"/>
        <style:text-properties fo:color="#004a8c" fo:font-family="Wingdings" style:font-pitch="variable" fo:font-size="100%"/>
      </text:list-level-style-bullet>
      <text:list-level-style-bullet text:level="2" text:bullet-char="§">
        <style:list-level-properties text:space-before="0in" text:min-label-width="0.19792in"/>
        <style:text-properties fo:color="#004a8c" fo:font-family="Wingdings" style:font-pitch="variable" fo:font-size="100%"/>
      </text:list-level-style-bullet>
      <text:list-level-style-bullet text:level="3" text:bullet-char="§">
        <style:list-level-properties text:space-before="0in" text:min-label-width="0.19792in"/>
        <style:text-properties fo:color="#004a8c" fo:font-family="Wingdings" style:font-pitch="variable" fo:font-size="100%"/>
      </text:list-level-style-bullet>
      <text:list-level-style-bullet text:level="4" text:bullet-char="§">
        <style:list-level-properties text:space-before="0.19578in" text:min-label-width="0.19792in"/>
        <style:text-properties fo:color="#004a8c" fo:font-family="Wingdings" style:font-pitch="variable" fo:font-size="100%"/>
      </text:list-level-style-bullet>
      <text:list-level-style-bullet text:level="5" text:bullet-char="§">
        <style:list-level-properties text:space-before="0.39263in" text:min-label-width="0.19792in"/>
        <style:text-properties fo:color="#004a8c" fo:font-family="Wingdings" style:font-pitch="variable" fo:font-size="100%"/>
      </text:list-level-style-bullet>
      <text:list-level-style-bullet text:level="6" text:bullet-char="§">
        <style:list-level-properties text:space-before="2.55208in" text:min-label-width="0.19792in"/>
        <style:text-properties fo:color="#004a8c" fo:font-family="Wingdings" style:font-pitch="variable" fo:font-size="100%"/>
      </text:list-level-style-bullet>
      <text:list-level-style-bullet text:level="7" text:bullet-char="§">
        <style:list-level-properties text:space-before="3.05208in" text:min-label-width="0.19792in"/>
        <style:text-properties fo:color="#004a8c" fo:font-family="Wingdings" style:font-pitch="variable" fo:font-size="100%"/>
      </text:list-level-style-bullet>
      <text:list-level-style-bullet text:level="8" text:bullet-char="§">
        <style:list-level-properties text:space-before="3.55208in" text:min-label-width="0.19792in"/>
        <style:text-properties fo:color="#004a8c" fo:font-family="Wingdings" style:font-pitch="variable" fo:font-size="100%"/>
      </text:list-level-style-bullet>
      <text:list-level-style-bullet text:level="9" text:bullet-char="§">
        <style:list-level-properties text:space-before="4.05208in" text:min-label-width="0.19792in"/>
        <style:text-properties fo:color="#004a8c" fo:font-family="Wingdings" style:font-pitch="variable" fo:font-size="100%"/>
      </text:list-level-style-bullet>
    </text:list-style>
    <text:list-style style:name="a1119">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0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68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0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37in" text:min-label-width="0.19685in"/>
        <style:text-properties fo:color="#004a8c" fo:font-family="Wingdings" style:font-pitch="variable" fo:font-size="100%"/>
      </text:list-level-style-bullet>
      <text:list-level-style-bullet text:level="6" text:bullet-char="§">
        <style:list-level-properties text:space-before="2.55315in" text:min-label-width="0.19685in"/>
        <style:text-properties fo:color="#004a8c" fo:font-family="Wingdings" style:font-pitch="variable" fo:font-size="100%"/>
      </text:list-level-style-bullet>
      <text:list-level-style-bullet text:level="7" text:bullet-char="§">
        <style:list-level-properties text:space-before="3.05315in" text:min-label-width="0.19685in"/>
        <style:text-properties fo:color="#004a8c" fo:font-family="Wingdings" style:font-pitch="variable" fo:font-size="100%"/>
      </text:list-level-style-bullet>
      <text:list-level-style-bullet text:level="8" text:bullet-char="§">
        <style:list-level-properties text:space-before="3.55315in" text:min-label-width="0.19685in"/>
        <style:text-properties fo:color="#004a8c" fo:font-family="Wingdings" style:font-pitch="variable" fo:font-size="100%"/>
      </text:list-level-style-bullet>
      <text:list-level-style-bullet text:level="9" text:bullet-char="§">
        <style:list-level-properties text:space-before="4.05315in" text:min-label-width="0.19685in"/>
        <style:text-properties fo:color="#004a8c" fo:font-family="Wingdings" style:font-pitch="variable" fo:font-size="100%"/>
      </text:list-level-style-bullet>
    </text:list-style>
    <text:list-style style:name="a102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0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19792in"/>
        <style:text-properties fo:color="#004a8c" fo:font-family="Wingdings" style:font-pitch="variable" fo:font-size="100%"/>
      </text:list-level-style-bullet>
      <text:list-level-style-bullet text:level="2" text:bullet-char="§">
        <style:list-level-properties text:space-before="0in" text:min-label-width="0.19792in"/>
        <style:text-properties fo:color="#004a8c" fo:font-family="Wingdings" style:font-pitch="variable" fo:font-size="100%"/>
      </text:list-level-style-bullet>
      <text:list-level-style-bullet text:level="3" text:bullet-char="§">
        <style:list-level-properties text:space-before="0in" text:min-label-width="0.19792in"/>
        <style:text-properties fo:color="#004a8c" fo:font-family="Wingdings" style:font-pitch="variable" fo:font-size="100%"/>
      </text:list-level-style-bullet>
      <text:list-level-style-bullet text:level="4" text:bullet-char="§">
        <style:list-level-properties text:space-before="0.19578in" text:min-label-width="0.19792in"/>
        <style:text-properties fo:color="#004a8c" fo:font-family="Wingdings" style:font-pitch="variable" fo:font-size="100%"/>
      </text:list-level-style-bullet>
      <text:list-level-style-bullet text:level="5" text:bullet-char="§">
        <style:list-level-properties text:space-before="0.39263in" text:min-label-width="0.19792in"/>
        <style:text-properties fo:color="#004a8c" fo:font-family="Wingdings" style:font-pitch="variable" fo:font-size="100%"/>
      </text:list-level-style-bullet>
      <text:list-level-style-bullet text:level="6" text:bullet-char="§">
        <style:list-level-properties text:space-before="2.55208in" text:min-label-width="0.19792in"/>
        <style:text-properties fo:color="#004a8c" fo:font-family="Wingdings" style:font-pitch="variable" fo:font-size="100%"/>
      </text:list-level-style-bullet>
      <text:list-level-style-bullet text:level="7" text:bullet-char="§">
        <style:list-level-properties text:space-before="3.05208in" text:min-label-width="0.19792in"/>
        <style:text-properties fo:color="#004a8c" fo:font-family="Wingdings" style:font-pitch="variable" fo:font-size="100%"/>
      </text:list-level-style-bullet>
      <text:list-level-style-bullet text:level="8" text:bullet-char="§">
        <style:list-level-properties text:space-before="3.55208in" text:min-label-width="0.19792in"/>
        <style:text-properties fo:color="#004a8c" fo:font-family="Wingdings" style:font-pitch="variable" fo:font-size="100%"/>
      </text:list-level-style-bullet>
      <text:list-level-style-bullet text:level="9" text:bullet-char="§">
        <style:list-level-properties text:space-before="4.05208in" text:min-label-width="0.19792in"/>
        <style:text-properties fo:color="#004a8c" fo:font-family="Wingdings" style:font-pitch="variable" fo:font-size="100%"/>
      </text:list-level-style-bullet>
    </text:list-style>
    <text:list-style style:name="a211">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0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1027">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0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18">
      <text:list-level-style-bullet text:level="1" text:bullet-char="§">
        <style:list-level-properties text:space-before="0in" text:min-label-width="0.19792in"/>
        <style:text-properties fo:color="#004a8c" fo:font-family="Wingdings" style:font-pitch="variable" fo:font-size="100%"/>
      </text:list-level-style-bullet>
      <text:list-level-style-bullet text:level="2" text:bullet-char="§">
        <style:list-level-properties text:space-before="0in" text:min-label-width="0.19792in"/>
        <style:text-properties fo:color="#004a8c" fo:font-family="Wingdings" style:font-pitch="variable" fo:font-size="100%"/>
      </text:list-level-style-bullet>
      <text:list-level-style-bullet text:level="3" text:bullet-char="§">
        <style:list-level-properties text:space-before="0in" text:min-label-width="0.19792in"/>
        <style:text-properties fo:color="#004a8c" fo:font-family="Wingdings" style:font-pitch="variable" fo:font-size="100%"/>
      </text:list-level-style-bullet>
      <text:list-level-style-bullet text:level="4" text:bullet-char="§">
        <style:list-level-properties text:space-before="0.19578in" text:min-label-width="0.19792in"/>
        <style:text-properties fo:color="#004a8c" fo:font-family="Wingdings" style:font-pitch="variable" fo:font-size="100%"/>
      </text:list-level-style-bullet>
      <text:list-level-style-bullet text:level="5" text:bullet-char="§">
        <style:list-level-properties text:space-before="0.39263in" text:min-label-width="0.19792in"/>
        <style:text-properties fo:color="#004a8c" fo:font-family="Wingdings" style:font-pitch="variable" fo:font-size="100%"/>
      </text:list-level-style-bullet>
      <text:list-level-style-bullet text:level="6" text:bullet-char="§">
        <style:list-level-properties text:space-before="2.55208in" text:min-label-width="0.19792in"/>
        <style:text-properties fo:color="#004a8c" fo:font-family="Wingdings" style:font-pitch="variable" fo:font-size="100%"/>
      </text:list-level-style-bullet>
      <text:list-level-style-bullet text:level="7" text:bullet-char="§">
        <style:list-level-properties text:space-before="3.05208in" text:min-label-width="0.19792in"/>
        <style:text-properties fo:color="#004a8c" fo:font-family="Wingdings" style:font-pitch="variable" fo:font-size="100%"/>
      </text:list-level-style-bullet>
      <text:list-level-style-bullet text:level="8" text:bullet-char="§">
        <style:list-level-properties text:space-before="3.55208in" text:min-label-width="0.19792in"/>
        <style:text-properties fo:color="#004a8c" fo:font-family="Wingdings" style:font-pitch="variable" fo:font-size="100%"/>
      </text:list-level-style-bullet>
      <text:list-level-style-bullet text:level="9" text:bullet-char="§">
        <style:list-level-properties text:space-before="4.05208in" text:min-label-width="0.19792in"/>
        <style:text-properties fo:color="#004a8c" fo:font-family="Wingdings" style:font-pitch="variable" fo:font-size="100%"/>
      </text:list-level-style-bullet>
    </text:list-style>
    <text:list-style style:name="a214">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0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217">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0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81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0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905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0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0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4">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0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82">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0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750">
      <text:list-level-style-bullet text:level="1" text:bullet-char="§">
        <style:list-level-properties text:space-before="0in" text:min-label-width="0.19792in"/>
        <style:text-properties fo:color="#004a8c" fo:font-family="Wingdings" style:font-pitch="variable" fo:font-size="100%"/>
      </text:list-level-style-bullet>
      <text:list-level-style-bullet text:level="2" text:bullet-char="§">
        <style:list-level-properties text:space-before="0in" text:min-label-width="0.19792in"/>
        <style:text-properties fo:color="#004a8c" fo:font-family="Wingdings" style:font-pitch="variable" fo:font-size="100%"/>
      </text:list-level-style-bullet>
      <text:list-level-style-bullet text:level="3" text:bullet-char="§">
        <style:list-level-properties text:space-before="0in" text:min-label-width="0.19792in"/>
        <style:text-properties fo:color="#004a8c" fo:font-family="Wingdings" style:font-pitch="variable" fo:font-size="100%"/>
      </text:list-level-style-bullet>
      <text:list-level-style-bullet text:level="4" text:bullet-char="§">
        <style:list-level-properties text:space-before="0.19578in" text:min-label-width="0.19792in"/>
        <style:text-properties fo:color="#004a8c" fo:font-family="Wingdings" style:font-pitch="variable" fo:font-size="100%"/>
      </text:list-level-style-bullet>
      <text:list-level-style-bullet text:level="5" text:bullet-char="§">
        <style:list-level-properties text:space-before="0.39263in" text:min-label-width="0.19792in"/>
        <style:text-properties fo:color="#004a8c" fo:font-family="Wingdings" style:font-pitch="variable" fo:font-size="100%"/>
      </text:list-level-style-bullet>
      <text:list-level-style-bullet text:level="6" text:bullet-char="§">
        <style:list-level-properties text:space-before="2.55208in" text:min-label-width="0.19792in"/>
        <style:text-properties fo:color="#004a8c" fo:font-family="Wingdings" style:font-pitch="variable" fo:font-size="100%"/>
      </text:list-level-style-bullet>
      <text:list-level-style-bullet text:level="7" text:bullet-char="§">
        <style:list-level-properties text:space-before="3.05208in" text:min-label-width="0.19792in"/>
        <style:text-properties fo:color="#004a8c" fo:font-family="Wingdings" style:font-pitch="variable" fo:font-size="100%"/>
      </text:list-level-style-bullet>
      <text:list-level-style-bullet text:level="8" text:bullet-char="§">
        <style:list-level-properties text:space-before="3.55208in" text:min-label-width="0.19792in"/>
        <style:text-properties fo:color="#004a8c" fo:font-family="Wingdings" style:font-pitch="variable" fo:font-size="100%"/>
      </text:list-level-style-bullet>
      <text:list-level-style-bullet text:level="9" text:bullet-char="§">
        <style:list-level-properties text:space-before="4.05208in" text:min-label-width="0.19792in"/>
        <style:text-properties fo:color="#004a8c" fo:font-family="Wingdings" style:font-pitch="variable" fo:font-size="100%"/>
      </text:list-level-style-bullet>
    </text:list-style>
    <text:list-style style:name="a343">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0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566">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0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817">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0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1122">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0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85">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0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number:date-style xmlns:number="urn:oasis:names:tc:opendocument:xmlns:datastyle:1.0" style:name="a3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NOVATEC_TEMPLATE_02_EXP" style:page-layout-name="pageLayout1" draw:style-name="a0">
      <draw:frame draw:id="id0" presentation:style-name="a3" draw:name="Titelplatzhalter 1" svg:x="0.53125in" svg:y="0.27585in" svg:width="10.63194in" svg:height="1.32774in" presentation:class="title" presentation:placeholder="false">
        <draw:text-box>
          <text:p text:style-name="a2" text:class-names="" text:cond-style-name=""><text:span text:style-name="a1" text:class-names="">Titelmasterformat durch Klicken bearbeiten</text:span></text:p>
        </draw:text-box>
        <svg:title/>
        <svg:desc/>
      </draw:frame>
      <draw:frame draw:id="id1" presentation:style-name="a19" draw:name="Textplatzhalter 2" svg:x="0.53125in" svg:y="1.61458in" svg:width="10.63194in" svg:height="5.90172in" presentation:class="outline" presentation:placeholder="false">
        <draw:text-box>
          <text:list text:style-name="a6">
            <text:list-item>
              <text:p text:style-name="a5" text:class-names="" text:cond-style-name=""><text:span text:style-name="a4" text:class-names="">Textmasterformat bearbeiten</text:span></text:p>
            </text:list-item>
          </text:list>
          <text:list text:style-name="a9">
            <text:list-item>
              <text:list text:style-name="a9">
                <text:list-item>
                  <text:p text:style-name="a8" text:class-names="" text:cond-style-name=""><text:span text:style-name="a7" text:class-names="">Zweite Ebene</text:span></text:p>
                </text:list-item>
              </text:list>
            </text:list-item>
          </text:list>
          <text:list text:style-name="a12">
            <text:list-item>
              <text:list text:style-name="a12">
                <text:list-item>
                  <text:list text:style-name="a12">
                    <text:list-item>
                      <text:p text:style-name="a11" text:class-names="" text:cond-style-name=""><text:span text:style-name="a10" text:class-names="">Dritte Eben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Vierte Ebene</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ünfte Ebene</text:span></text:p>
                            </text:list-item>
                          </text:list>
                        </text:list-item>
                      </text:list>
                    </text:list-item>
                  </text:list>
                </text:list-item>
              </text:list>
            </text:list-item>
          </text:list>
        </draw:text-box>
        <svg:title/>
        <svg:desc/>
      </draw:frame>
      <draw:frame draw:id="id2" presentation:style-name="a23" draw:name="Datumsplatzhalter 3" svg:x="0.97348in" svg:y="7.66423in" svg:width="0.86624in" svg:height="0.43577in" presentation:class="date-time" presentation:placeholder="false">
        <draw:text-box>
          <text:p text:style-name="a22" text:class-names="" text:cond-style-name=""><text:span text:style-name="a20" text:class-names=""><text:date text:fixed="false" style:data-style-name="a21">22.01.2018</text:date></text:span></text:p>
        </draw:text-box>
        <svg:title/>
        <svg:desc/>
      </draw:frame>
      <draw:frame draw:id="id3" presentation:style-name="a26" draw:name="Fußzeilenplatzhalter 4" svg:x="1.89011in" svg:y="7.66423in" svg:width="5.64322in" svg:height="0.43577in" presentation:class="footer" presentation:placeholder="false">
        <draw:text-box>
          <text:p text:style-name="a25" text:class-names="" text:cond-style-name=""><text:span text:style-name="a24" text:class-names="">Fußzeile ändern unter: Einfügen &gt; Kopf- und Fußzeile</text:span></text:p>
        </draw:text-box>
        <svg:title/>
        <svg:desc/>
      </draw:frame>
      <draw:frame draw:id="id4" presentation:style-name="a29" draw:name="Foliennummernplatzhalter 5" svg:x="0.53125in" svg:y="7.66423in" svg:width="0.39183in" svg:height="0.43577in" presentation:class="page-number" presentation:placeholder="false">
        <draw:text-box>
          <text:p text:style-name="a28" text:class-names="" text:cond-style-name=""><text:span text:style-name="a27" text:class-names=""><text:page-number style:num-format="1" text:fixed="false"/></text:span></text:p>
        </draw:text-box>
        <svg:title/>
        <svg:desc/>
      </draw:frame>
      <draw:connector draw:type="line" svg:x1="0.53167in" svg:y1="1.43644in" svg:x2="11.16277in" svg:y2="1.43644in" draw:id="id5" draw:style-name="a30" draw:name="Straight Connector 5">
        <svg:title/>
        <svg:desc/>
      </draw:connector>
      <draw:connector draw:type="line" svg:x1="0.53167in" svg:y1="7.5995in" svg:x2="11.16277in" svg:y2="7.5995in" draw:id="id6" draw:style-name="a31" draw:name="Straight Connector 5">
        <svg:title/>
        <svg:desc/>
      </draw:connector>
      <draw:g draw:name="Gruppieren 135" draw:id="id7">
        <svg:title/>
        <svg:desc/>
        <draw:g draw:name="Gruppieren 7" draw:id="id9">
          <svg:title/>
          <svg:desc/>
          <draw:connector draw:type="line" svg:x1="-0.16608in" svg:y1="1.60359in" svg:x2="-0.04797in" svg:y2="1.60359in" draw:id="id43" draw:style-name="a57" draw:name="Gerade Verbindung 37">
            <svg:title/>
            <svg:desc/>
          </draw:connector>
          <draw:connector draw:type="line" svg:x1="-0.16608in" svg:y1="7.51631in" svg:x2="-0.04797in" svg:y2="7.51631in" draw:id="id44" draw:style-name="a58" draw:name="Gerade Verbindung 38">
            <svg:title/>
            <svg:desc/>
          </draw:connector>
          <draw:connector draw:type="line" svg:x1="-0.16608in" svg:y1="4.43215in" svg:x2="-0.04797in" svg:y2="4.43215in" draw:id="id45" draw:style-name="a59" draw:name="Gerade Verbindung 39">
            <svg:title/>
            <svg:desc/>
          </draw:connector>
          <draw:connector draw:type="line" svg:x1="-0.16608in" svg:y1="4.66484in" svg:x2="-0.04797in" svg:y2="4.66484in" draw:id="id46" draw:style-name="a60" draw:name="Gerade Verbindung 40">
            <svg:title/>
            <svg:desc/>
          </draw:connector>
          <draw:connector draw:type="line" svg:x1="-0.16608in" svg:y1="3.41482in" svg:x2="-0.04797in" svg:y2="3.41482in" draw:id="id47" draw:style-name="a61" draw:name="Gerade Verbindung 82">
            <svg:title/>
            <svg:desc/>
          </draw:connector>
          <draw:connector draw:type="line" svg:x1="-0.16608in" svg:y1="3.64751in" svg:x2="-0.04797in" svg:y2="3.64751in" draw:id="id48" draw:style-name="a62" draw:name="Gerade Verbindung 83">
            <svg:title/>
            <svg:desc/>
          </draw:connector>
          <draw:connector draw:type="line" svg:x1="-0.16608in" svg:y1="5.46229in" svg:x2="-0.04797in" svg:y2="5.46229in" draw:id="id49" draw:style-name="a63" draw:name="Gerade Verbindung 85">
            <svg:title/>
            <svg:desc/>
          </draw:connector>
          <draw:connector draw:type="line" svg:x1="-0.16608in" svg:y1="5.69498in" svg:x2="-0.04797in" svg:y2="5.69498in" draw:id="id50" draw:style-name="a64" draw:name="Gerade Verbindung 86">
            <svg:title/>
            <svg:desc/>
          </draw:connector>
        </draw:g>
        <draw:g draw:name="Gruppieren 8" draw:id="id10">
          <svg:title/>
          <svg:desc/>
          <draw:g draw:name="Gruppieren 26" draw:id="id32">
            <svg:title/>
            <svg:desc/>
            <draw:connector draw:type="line" svg:x1="3.85883in" svg:y1="8.36731in" svg:x2="3.97693in" svg:y2="8.36731in" draw:id="id40" draw:style-name="a54" draw:transform="translate(-3.91788in -8.36731in) rotate(-1.5708) translate(3.91788in 8.36731in)" draw:name="Gerade Verbindung 34">
              <svg:title/>
              <svg:desc/>
            </draw:connector>
            <draw:connector draw:type="line" svg:x1="0.47261in" svg:y1="8.36731in" svg:x2="0.59073in" svg:y2="8.36731in" draw:id="id41" draw:style-name="a55" draw:transform="translate(-0.53167in -8.36731in) rotate(-1.5708) translate(0.53167in 8.36731in)" draw:name="Gerade Verbindung 35">
              <svg:title/>
              <svg:desc/>
            </draw:connector>
            <draw:connector draw:type="line" svg:x1="5.67011in" svg:y1="8.3673in" svg:x2="5.78823in" svg:y2="8.3673in" draw:id="id42" draw:style-name="a56" draw:transform="translate(-5.72917in -8.3673in) rotate(-1.5708) translate(5.72917in 8.3673in)" draw:name="Gerade Verbindung 36">
              <svg:title/>
              <svg:desc/>
            </draw:connector>
          </draw:g>
          <draw:g draw:name="Gruppieren 27" draw:id="id33">
            <svg:title/>
            <svg:desc/>
            <draw:connector draw:type="line" svg:x1="7.48087in" svg:y1="8.36732in" svg:x2="7.59898in" svg:y2="8.36732in" draw:id="id37" draw:style-name="a51" draw:transform="translate(-7.53993in -8.36732in) rotate(-1.5708) translate(7.53993in 8.36732in)" draw:name="Gerade Verbindung 31">
              <svg:title/>
              <svg:desc/>
            </draw:connector>
            <draw:connector draw:type="line" svg:x1="4.09298in" svg:y1="8.3673in" svg:x2="4.21109in" svg:y2="8.3673in" draw:id="id38" draw:style-name="a52" draw:transform="translate(-4.15204in -8.3673in) rotate(-1.5708) translate(4.15204in 8.3673in)" draw:name="Gerade Verbindung 32">
              <svg:title/>
              <svg:desc/>
            </draw:connector>
            <draw:connector draw:type="line" svg:x1="5.90427in" svg:y1="8.36732in" svg:x2="6.02238in" svg:y2="8.36732in" draw:id="id39" draw:style-name="a53" draw:transform="translate(-5.96333in -8.36732in) rotate(-1.5708) translate(5.96333in 8.36732in)" draw:name="Gerade Verbindung 33">
              <svg:title/>
              <svg:desc/>
            </draw:connector>
          </draw:g>
          <draw:g draw:name="Gruppieren 28" draw:id="id34">
            <svg:title/>
            <svg:desc/>
            <draw:connector draw:type="line" svg:x1="11.10371in" svg:y1="8.36732in" svg:x2="11.22182in" svg:y2="8.36732in" draw:id="id35" draw:style-name="a49" draw:transform="translate(-11.16277in -8.36732in) rotate(-1.5708) translate(11.16277in 8.36732in)" draw:name="Gerade Verbindung 29">
              <svg:title/>
              <svg:desc/>
            </draw:connector>
            <draw:connector draw:type="line" svg:x1="7.71751in" svg:y1="8.36732in" svg:x2="7.83562in" svg:y2="8.36732in" draw:id="id36" draw:style-name="a50" draw:transform="translate(-7.77657in -8.36732in) rotate(-1.5708) translate(7.77657in 8.36732in)" draw:name="Gerade Verbindung 30">
              <svg:title/>
              <svg:desc/>
            </draw:connector>
          </draw:g>
        </draw:g>
        <draw:g draw:name="Gruppieren 9" draw:id="id11">
          <svg:title/>
          <svg:desc/>
          <draw:g draw:name="Gruppieren 15" draw:id="id21">
            <svg:title/>
            <svg:desc/>
            <draw:connector draw:type="line" svg:x1="3.85883in" svg:y1="-0.08128in" svg:x2="3.97693in" svg:y2="-0.08128in" draw:id="id29" draw:style-name="a46" draw:transform="translate(-3.91788in 0.08128in) rotate(-1.5708) translate(3.91788in -0.08128in)" draw:name="Gerade Verbindung 23">
              <svg:title/>
              <svg:desc/>
            </draw:connector>
            <draw:connector draw:type="line" svg:x1="0.47261in" svg:y1="-0.08128in" svg:x2="0.59073in" svg:y2="-0.08128in" draw:id="id30" draw:style-name="a47" draw:transform="translate(-0.53167in 0.08128in) rotate(-1.5708) translate(0.53167in -0.08128in)" draw:name="Gerade Verbindung 24">
              <svg:title/>
              <svg:desc/>
            </draw:connector>
            <draw:connector draw:type="line" svg:x1="5.67011in" svg:y1="-0.08128in" svg:x2="5.78823in" svg:y2="-0.08128in" draw:id="id31" draw:style-name="a48" draw:transform="translate(-5.72917in 0.08128in) rotate(-1.5708) translate(5.72917in -0.08128in)" draw:name="Gerade Verbindung 25">
              <svg:title/>
              <svg:desc/>
            </draw:connector>
          </draw:g>
          <draw:g draw:name="Gruppieren 16" draw:id="id22">
            <svg:title/>
            <svg:desc/>
            <draw:connector draw:type="line" svg:x1="7.48087in" svg:y1="-0.08127in" svg:x2="7.59898in" svg:y2="-0.08127in" draw:id="id26" draw:style-name="a43" draw:transform="translate(-7.53993in 0.08127in) rotate(-1.5708) translate(7.53993in -0.08127in)" draw:name="Gerade Verbindung 20">
              <svg:title/>
              <svg:desc/>
            </draw:connector>
            <draw:connector draw:type="line" svg:x1="4.09298in" svg:y1="-0.08128in" svg:x2="4.21109in" svg:y2="-0.08128in" draw:id="id27" draw:style-name="a44" draw:transform="translate(-4.15204in 0.08128in) rotate(-1.5708) translate(4.15204in -0.08128in)" draw:name="Gerade Verbindung 21">
              <svg:title/>
              <svg:desc/>
            </draw:connector>
            <draw:connector draw:type="line" svg:x1="5.90427in" svg:y1="-0.08127in" svg:x2="6.02238in" svg:y2="-0.08127in" draw:id="id28" draw:style-name="a45" draw:transform="translate(-5.96333in 0.08127in) rotate(-1.5708) translate(5.96333in -0.08127in)" draw:name="Gerade Verbindung 22">
              <svg:title/>
              <svg:desc/>
            </draw:connector>
          </draw:g>
          <draw:g draw:name="Gruppieren 17" draw:id="id23">
            <svg:title/>
            <svg:desc/>
            <draw:connector draw:type="line" svg:x1="11.10371in" svg:y1="-0.08127in" svg:x2="11.22182in" svg:y2="-0.08127in" draw:id="id24" draw:style-name="a41" draw:transform="translate(-11.16277in 0.08127in) rotate(-1.5708) translate(11.16277in -0.08127in)" draw:name="Gerade Verbindung 18">
              <svg:title/>
              <svg:desc/>
            </draw:connector>
            <draw:connector draw:type="line" svg:x1="7.71751in" svg:y1="-0.08127in" svg:x2="7.83562in" svg:y2="-0.08127in" draw:id="id25" draw:style-name="a42" draw:transform="translate(-7.77657in 0.08127in) rotate(-1.5708) translate(7.77657in -0.08127in)" draw:name="Gerade Verbindung 19">
              <svg:title/>
              <svg:desc/>
            </draw:connector>
          </draw:g>
        </draw:g>
        <draw:g draw:name="Gruppieren 139" draw:id="id12">
          <svg:title/>
          <svg:desc/>
          <draw:connector draw:type="line" svg:x1="11.74881in" svg:y1="1.60359in" svg:x2="11.86692in" svg:y2="1.60359in" draw:id="id13" draw:style-name="a33" draw:name="Gerade Verbindung 140">
            <svg:title/>
            <svg:desc/>
          </draw:connector>
          <draw:connector draw:type="line" svg:x1="11.74881in" svg:y1="7.51631in" svg:x2="11.86692in" svg:y2="7.51631in" draw:id="id14" draw:style-name="a34" draw:name="Gerade Verbindung 141">
            <svg:title/>
            <svg:desc/>
          </draw:connector>
          <draw:connector draw:type="line" svg:x1="11.74881in" svg:y1="4.43215in" svg:x2="11.86692in" svg:y2="4.43215in" draw:id="id15" draw:style-name="a35" draw:name="Gerade Verbindung 142">
            <svg:title/>
            <svg:desc/>
          </draw:connector>
          <draw:connector draw:type="line" svg:x1="11.74881in" svg:y1="4.66484in" svg:x2="11.86692in" svg:y2="4.66484in" draw:id="id16" draw:style-name="a36" draw:name="Gerade Verbindung 143">
            <svg:title/>
            <svg:desc/>
          </draw:connector>
          <draw:connector draw:type="line" svg:x1="11.74881in" svg:y1="3.41482in" svg:x2="11.86692in" svg:y2="3.41482in" draw:id="id17" draw:style-name="a37" draw:name="Gerade Verbindung 144">
            <svg:title/>
            <svg:desc/>
          </draw:connector>
          <draw:connector draw:type="line" svg:x1="11.74881in" svg:y1="3.64751in" svg:x2="11.86692in" svg:y2="3.64751in" draw:id="id18" draw:style-name="a38" draw:name="Gerade Verbindung 145">
            <svg:title/>
            <svg:desc/>
          </draw:connector>
          <draw:connector draw:type="line" svg:x1="11.74881in" svg:y1="5.46229in" svg:x2="11.86692in" svg:y2="5.46229in" draw:id="id19" draw:style-name="a39" draw:name="Gerade Verbindung 146">
            <svg:title/>
            <svg:desc/>
          </draw:connector>
          <draw:connector draw:type="line" svg:x1="11.74881in" svg:y1="5.69498in" svg:x2="11.86692in" svg:y2="5.69498in" draw:id="id20" draw:style-name="a40" draw:name="Gerade Verbindung 147">
            <svg:title/>
            <svg:desc/>
          </draw:connector>
        </draw:g>
      </draw:g>
      <draw:frame draw:id="id8" draw:style-name="a32" draw:name="Picture 3" svg:x="10.11667in" svg:y="7.81279in" svg:width="1.0378in" svg:height="0.18137in" style:rel-width="scale" style:rel-height="scale">
        <draw:image xlink:href="media/image1.png" xlink:type="simple" xlink:show="embed" xlink:actuate="onLoad"/>
        <svg:title/>
        <svg:desc/>
      </draw:frame>
      <presentation:notes style:page-layout-name="pageLayout2" draw:style-name="a120">
        <draw:frame draw:id="id51" presentation:style-name="a67" draw:name="Kopfzeilenplatzhalter 1" svg:x="0.4487in" svg:y="6.05088in" svg:width="6.54174in" svg:height="0.39212in" presentation:class="header" presentation:placeholder="false">
          <draw:text-box>
            <text:p text:style-name="a66" text:class-names="" text:cond-style-name=""><text:span text:style-name="a65" text:class-names=""/></text:p>
          </draw:text-box>
          <svg:title/>
          <svg:desc/>
        </draw:frame>
        <draw:frame draw:id="id52" presentation:style-name="a71" draw:name="Datumsplatzhalter 2" svg:x="0.46711in" svg:y="5.62136in" svg:width="1.14149in" svg:height="0.39648in" presentation:class="date-time" presentation:placeholder="false">
          <draw:text-box>
            <text:p text:style-name="a70" text:class-names="" text:cond-style-name=""><text:span text:style-name="a68" text:class-names=""><text:date text:fixed="false" style:data-style-name="a69">22.01.2018</text:date></text:span></text:p>
          </draw:text-box>
          <svg:title/>
          <svg:desc/>
        </draw:frame>
        <draw:frame draw:id="id53" presentation:style-name="a89" draw:name="Notizenplatzhalter 4" svg:x="7.27014in" svg:y="1.1805in" svg:width="3.06166in" svg:height="5.26921in" presentation:class="notes" presentation:placeholder="false">
          <draw:text-box>
            <text:p text:style-name="a73" text:class-names="" text:cond-style-name=""><text:span text:style-name="a72" text:class-names="">Textmasterformat bearbeiten</text:span></text:p>
            <text:list text:style-name="a76">
              <text:list-item>
                <text:list text:style-name="a76">
                  <text:list-item>
                    <text:p text:style-name="a75" text:class-names="" text:cond-style-name=""><text:span text:style-name="a74" text:class-names="">Zweite Ebene</text:span></text:p>
                  </text:list-item>
                </text:list>
              </text:list-item>
            </text:list>
            <text:list text:style-name="a79">
              <text:list-item>
                <text:list text:style-name="a79">
                  <text:list-item>
                    <text:list text:style-name="a79">
                      <text:list-item>
                        <text:p text:style-name="a78" text:class-names="" text:cond-style-name=""><text:span text:style-name="a77" text:class-names="">Dritte Ebene</text:span></text:p>
                      </text:list-item>
                    </text:list>
                  </text:list-item>
                </text:list>
              </text:list-item>
            </text:list>
            <text:list text:style-name="a82">
              <text:list-item>
                <text:list text:style-name="a82">
                  <text:list-item>
                    <text:list text:style-name="a82">
                      <text:list-item>
                        <text:list text:style-name="a82">
                          <text:list-item>
                            <text:p text:style-name="a81" text:class-names="" text:cond-style-name=""><text:span text:style-name="a80" text:class-names="">Vierte Ebene</text:span></text:p>
                          </text:list-item>
                        </text:list>
                      </text:list-item>
                    </text:list>
                  </text:list-item>
                </text:list>
              </text:list-item>
            </text:list>
            <text:list text:style-name="a85">
              <text:list-item>
                <text:list text:style-name="a85">
                  <text:list-item>
                    <text:list text:style-name="a85">
                      <text:list-item>
                        <text:list text:style-name="a85">
                          <text:list-item>
                            <text:list text:style-name="a85">
                              <text:list-item>
                                <text:p text:style-name="a84" text:class-names="" text:cond-style-name=""><text:span text:style-name="a83" text:class-names="">Fünfte Ebene</text:span></text:p>
                              </text:list-item>
                            </text:list>
                          </text:list-item>
                        </text:list>
                      </text:list-item>
                    </text:list>
                  </text:list-item>
                </text:list>
              </text:list-item>
            </text:list>
            <text:list text:style-name="a88">
              <text:list-item>
                <text:list text:style-name="a88">
                  <text:list-item>
                    <text:list text:style-name="a88">
                      <text:list-item>
                        <text:list text:style-name="a88">
                          <text:list-item>
                            <text:list text:style-name="a88">
                              <text:list-item>
                                <text:list text:style-name="a88">
                                  <text:list-item>
                                    <text:list text:style-name="a88">
                                      <text:list-item>
                                        <text:list text:style-name="a88">
                                          <text:list-item>
                                            <text:list text:style-name="a88">
                                              <text:list-item>
                                                <text:p text:style-name="a87" text:class-names="" text:cond-style-name=""><text:span text:style-name="a86" text:class-names=""/></text:p>
                                              </text:list-item>
                                            </text:list>
                                          </text:list-item>
                                        </text:list>
                                      </text:list-item>
                                    </text:list>
                                  </text:list-item>
                                </text:list>
                              </text:list-item>
                            </text:list>
                          </text:list-item>
                        </text:list>
                      </text:list-item>
                    </text:list>
                  </text:list-item>
                </text:list>
              </text:list-item>
            </text:list>
          </draw:text-box>
          <svg:title/>
          <svg:desc/>
        </draw:frame>
        <draw:frame draw:id="id54" presentation:style-name="a92" draw:name="Fußzeilenplatzhalter 5" svg:x="1.6086in" svg:y="5.62136in" svg:width="5.38183in" svg:height="0.39648in" presentation:class="footer" presentation:placeholder="false">
          <draw:text-box>
            <text:p text:style-name="a91" text:class-names="" text:cond-style-name=""><text:span text:style-name="a90" text:class-names=""/></text:p>
          </draw:text-box>
          <svg:title/>
          <svg:desc/>
        </draw:frame>
        <draw:frame draw:id="id55" presentation:style-name="a96" draw:name="Foliennummernplatzhalter 6" svg:x="0.46479in" svg:y="0.64577in" svg:width="6.52564in" svg:height="0.3717in" presentation:class="page-number" presentation:placeholder="false">
          <draw:text-box>
            <text:p text:style-name="a95" text:class-names="" text:cond-style-name=""><text:span text:style-name="a93" text:class-names="">Folie<text:s text:c="1"/></text:span><text:span text:style-name="a94" text:class-names=""><text:page-number style:num-format="1" text:fixed="false"/></text:span></text:p>
          </draw:text-box>
          <svg:title/>
          <svg:desc/>
        </draw:frame>
        <draw:g draw:name="Group 166" draw:id="id56">
          <svg:title/>
          <svg:desc/>
          <draw:custom-shape svg:width="6.53169in" svg:height="4.21424in" draw:id="id81" draw:style-name="a116" draw:transform="translate(-3.26584in -2.10712in) rotate(-3.15905) translate(3.74913in 3.29445in)" draw:name="Rectangle 167">
            <svg:title/>
            <svg:desc/>
            <text:p text:style-name="a115" text:class-names="" text:cond-style-name=""><text:span text:style-name="a114" text:class-names=""/></text:p>
            <draw:enhanced-geometry xmlns:dr3d="urn:oasis:names:tc:opendocument:xmlns:dr3d:1.0" draw:type="non-primitive" svg:viewBox="0 0 21600 21600" draw:enhanced-path="M 0 0 L 21600 0 21600 21600 0 21600 Z N" draw:mirror-vertical="true" draw:mirror-horizontal="true"/>
          </draw:custom-shape>
          <draw:custom-shape svg:width="6.53169in" svg:height="4.24492in" draw:id="id82" draw:style-name="a119" draw:transform="translate(-3.26584in -2.12246in) rotate(-3.14159) translate(3.73363in 3.29612in)" draw:name="Rectangle 168">
            <svg:title/>
            <svg:desc/>
            <text:p text:style-name="a118" text:class-names="" text:cond-style-name=""><text:span text:style-name="a117" text:class-names=""/></text:p>
            <draw:enhanced-geometry xmlns:dr3d="urn:oasis:names:tc:opendocument:xmlns:dr3d:1.0" draw:type="non-primitive" svg:viewBox="0 0 21600 21600" draw:enhanced-path="M 0 0 L 21600 0 21600 21600 0 21600 Z N" draw:mirror-vertical="true" draw:mirror-horizontal="true"/>
          </draw:custom-shape>
        </draw:g>
        <draw:page-thumbnail svg:x="0.73958in" svg:y="1.18056in" svg:width="5.98958in" svg:height="4.23611in" presentation:class="page" draw:id="id57" presentation:style-name="a97" draw:name="Folienbildplatzhalter 37">
          <svg:title/>
          <svg:desc/>
        </draw:page-thumbnail>
        <draw:connector draw:type="line" svg:x1="0.43852in" svg:y1="6.91732in" svg:x2="10.3318in" svg:y2="6.91732in" draw:id="id58" draw:style-name="a98" draw:name="Straight Connector 5">
          <svg:title/>
          <svg:desc/>
        </draw:connector>
        <draw:g draw:name="Gruppieren 93" draw:id="id59">
          <svg:title/>
          <svg:desc/>
          <draw:g draw:name="Gruppieren 41" draw:id="id61">
            <svg:title/>
            <svg:desc/>
            <draw:connector draw:type="line" svg:x1="-0.17934in" svg:y1="1.17186in" svg:x2="-0.0518in" svg:y2="1.17186in" draw:id="id78" draw:style-name="a111" draw:name="Gerade Verbindung 75">
              <svg:title/>
              <svg:desc/>
            </draw:connector>
            <draw:connector draw:type="line" svg:x1="-0.17934in" svg:y1="6.43797in" svg:x2="-0.0518in" svg:y2="6.43797in" draw:id="id79" draw:style-name="a112" draw:name="Gerade Verbindung 76">
              <svg:title/>
              <svg:desc/>
            </draw:connector>
            <draw:connector draw:type="line" svg:x1="-0.17934in" svg:y1="5.43076in" svg:x2="-0.0518in" svg:y2="5.43076in" draw:id="id80" draw:style-name="a113" draw:name="Gerade Verbindung 81">
              <svg:title/>
              <svg:desc/>
            </draw:connector>
          </draw:g>
          <draw:g draw:name="Gruppieren 42" draw:id="id62">
            <svg:title/>
            <svg:desc/>
            <draw:connector draw:type="line" svg:x1="0.39684in" svg:y1="7.52696in" svg:x2="0.51392in" svg:y2="7.52696in" draw:id="id73" draw:style-name="a107" draw:transform="translate(-0.45538in -7.52696in) rotate(-1.5708) translate(0.45538in 7.52696in)" draw:name="Gerade Verbindung 73">
              <svg:title/>
              <svg:desc/>
            </draw:connector>
            <draw:connector draw:type="line" svg:x1="6.94989in" svg:y1="7.52696in" svg:x2="7.06697in" svg:y2="7.52696in" draw:id="id74" draw:style-name="a108" draw:transform="translate(-7.00843in -7.52696in) rotate(-1.5708) translate(7.00843in 7.52696in)" draw:name="Gerade Verbindung 69">
              <svg:title/>
              <svg:desc/>
            </draw:connector>
            <draw:g draw:name="Gruppieren 66" draw:id="id75">
              <svg:title/>
              <svg:desc/>
              <draw:connector draw:type="line" svg:x1="10.26385in" svg:y1="7.52696in" svg:x2="10.38093in" svg:y2="7.52696in" draw:id="id76" draw:style-name="a109" draw:transform="translate(-10.32239in -7.52696in) rotate(-1.5708) translate(10.32239in 7.52696in)" draw:name="Gerade Verbindung 67">
                <svg:title/>
                <svg:desc/>
              </draw:connector>
              <draw:connector draw:type="line" svg:x1="7.20735in" svg:y1="7.52695in" svg:x2="7.32442in" svg:y2="7.52695in" draw:id="id77" draw:style-name="a110" draw:transform="translate(-7.26589in -7.52695in) rotate(-1.5708) translate(7.26589in 7.52695in)" draw:name="Gerade Verbindung 68">
                <svg:title/>
                <svg:desc/>
              </draw:connector>
            </draw:g>
          </draw:g>
          <draw:g draw:name="Gruppieren 83" draw:id="id63">
            <svg:title/>
            <svg:desc/>
            <draw:connector draw:type="line" svg:x1="10.82261in" svg:y1="1.17186in" svg:x2="10.95015in" svg:y2="1.17186in" draw:id="id70" draw:style-name="a104" draw:name="Gerade Verbindung 84">
              <svg:title/>
              <svg:desc/>
            </draw:connector>
            <draw:connector draw:type="line" svg:x1="10.82261in" svg:y1="6.43797in" svg:x2="10.95015in" svg:y2="6.43797in" draw:id="id71" draw:style-name="a105" draw:name="Gerade Verbindung 85">
              <svg:title/>
              <svg:desc/>
            </draw:connector>
            <draw:connector draw:type="line" svg:x1="10.82261in" svg:y1="5.43076in" svg:x2="10.95015in" svg:y2="5.43076in" draw:id="id72" draw:style-name="a106" draw:name="Gerade Verbindung 86">
              <svg:title/>
              <svg:desc/>
            </draw:connector>
          </draw:g>
          <draw:g draw:name="Gruppieren 87" draw:id="id64">
            <svg:title/>
            <svg:desc/>
            <draw:connector draw:type="line" svg:x1="0.39684in" svg:y1="-0.08056in" svg:x2="0.51392in" svg:y2="-0.08056in" draw:id="id65" draw:style-name="a100" draw:transform="translate(-0.45538in 0.08056in) rotate(-1.5708) translate(0.45538in -0.08056in)" draw:name="Gerade Verbindung 88">
              <svg:title/>
              <svg:desc/>
            </draw:connector>
            <draw:connector draw:type="line" svg:x1="6.94989in" svg:y1="-0.08056in" svg:x2="7.06697in" svg:y2="-0.08056in" draw:id="id66" draw:style-name="a101" draw:transform="translate(-7.00843in 0.08056in) rotate(-1.5708) translate(7.00843in -0.08056in)" draw:name="Gerade Verbindung 89">
              <svg:title/>
              <svg:desc/>
            </draw:connector>
            <draw:g draw:name="Gruppieren 90" draw:id="id67">
              <svg:title/>
              <svg:desc/>
              <draw:connector draw:type="line" svg:x1="10.26385in" svg:y1="-0.08056in" svg:x2="10.38093in" svg:y2="-0.08056in" draw:id="id68" draw:style-name="a102" draw:transform="translate(-10.32239in 0.08056in) rotate(-1.5708) translate(10.32239in -0.08056in)" draw:name="Gerade Verbindung 91">
                <svg:title/>
                <svg:desc/>
              </draw:connector>
              <draw:connector draw:type="line" svg:x1="7.20735in" svg:y1="-0.08056in" svg:x2="7.32442in" svg:y2="-0.08056in" draw:id="id69" draw:style-name="a103" draw:transform="translate(-7.26589in 0.08056in) rotate(-1.5708) translate(7.26589in -0.08056in)" draw:name="Gerade Verbindung 92">
                <svg:title/>
                <svg:desc/>
              </draw:connector>
            </draw:g>
          </draw:g>
        </draw:g>
        <draw:frame draw:id="id60" draw:style-name="a99" draw:name="Picture 3" svg:x="9.1537in" svg:y="0.37779in" svg:width="1.1781in" svg:height="0.2734in" style:rel-width="scale" style:rel-height="scale">
          <draw:image xlink:href="media/image1.png" xlink:type="simple" xlink:show="embed" xlink:actuate="onLoad"/>
          <svg:title/>
          <svg:desc/>
        </draw:frame>
      </presentation:notes>
    </style:master-page>
    <style:master-page style:name="Master1-Layout1-cust-Titelfolie" style:page-layout-name="pageLayout1" draw:style-name="a121">
      <draw:connector draw:type="line" svg:x1="0.53167in" svg:y1="1.43644in" svg:x2="11.16277in" svg:y2="1.43644in" draw:id="id83" draw:layer="Master1-bg" draw:style-name="a122" draw:name="Straight Connector 5">
        <svg:title/>
        <svg:desc/>
      </draw:connector>
      <draw:connector draw:type="line" svg:x1="0.53167in" svg:y1="7.5995in" svg:x2="11.16277in" svg:y2="7.5995in" draw:id="id84" draw:layer="Master1-bg" draw:style-name="a123" draw:name="Straight Connector 5">
        <svg:title/>
        <svg:desc/>
      </draw:connector>
      <draw:g draw:name="Gruppieren 135" draw:id="id85">
        <svg:title/>
        <svg:desc/>
        <draw:g draw:name="Gruppieren 7" draw:id="id103">
          <svg:title/>
          <svg:desc/>
          <draw:connector draw:type="line" svg:x1="-0.16608in" svg:y1="1.60359in" svg:x2="-0.04797in" svg:y2="1.60359in" draw:id="id137" draw:layer="Master1-bg" draw:style-name="a189" draw:name="Gerade Verbindung 37">
            <svg:title/>
            <svg:desc/>
          </draw:connector>
          <draw:connector draw:type="line" svg:x1="-0.16608in" svg:y1="7.51631in" svg:x2="-0.04797in" svg:y2="7.51631in" draw:id="id138" draw:layer="Master1-bg" draw:style-name="a190" draw:name="Gerade Verbindung 38">
            <svg:title/>
            <svg:desc/>
          </draw:connector>
          <draw:connector draw:type="line" svg:x1="-0.16608in" svg:y1="4.43215in" svg:x2="-0.04797in" svg:y2="4.43215in" draw:id="id139" draw:layer="Master1-bg" draw:style-name="a191" draw:name="Gerade Verbindung 39">
            <svg:title/>
            <svg:desc/>
          </draw:connector>
          <draw:connector draw:type="line" svg:x1="-0.16608in" svg:y1="4.66484in" svg:x2="-0.04797in" svg:y2="4.66484in" draw:id="id140" draw:layer="Master1-bg" draw:style-name="a192" draw:name="Gerade Verbindung 40">
            <svg:title/>
            <svg:desc/>
          </draw:connector>
          <draw:connector draw:type="line" svg:x1="-0.16608in" svg:y1="3.41482in" svg:x2="-0.04797in" svg:y2="3.41482in" draw:id="id141" draw:layer="Master1-bg" draw:style-name="a193" draw:name="Gerade Verbindung 82">
            <svg:title/>
            <svg:desc/>
          </draw:connector>
          <draw:connector draw:type="line" svg:x1="-0.16608in" svg:y1="3.64751in" svg:x2="-0.04797in" svg:y2="3.64751in" draw:id="id142" draw:layer="Master1-bg" draw:style-name="a194" draw:name="Gerade Verbindung 83">
            <svg:title/>
            <svg:desc/>
          </draw:connector>
          <draw:connector draw:type="line" svg:x1="-0.16608in" svg:y1="5.46229in" svg:x2="-0.04797in" svg:y2="5.46229in" draw:id="id143" draw:layer="Master1-bg" draw:style-name="a195" draw:name="Gerade Verbindung 85">
            <svg:title/>
            <svg:desc/>
          </draw:connector>
          <draw:connector draw:type="line" svg:x1="-0.16608in" svg:y1="5.69498in" svg:x2="-0.04797in" svg:y2="5.69498in" draw:id="id144" draw:layer="Master1-bg" draw:style-name="a196" draw:name="Gerade Verbindung 86">
            <svg:title/>
            <svg:desc/>
          </draw:connector>
        </draw:g>
        <draw:g draw:name="Gruppieren 8" draw:id="id104">
          <svg:title/>
          <svg:desc/>
          <draw:g draw:name="Gruppieren 26" draw:id="id126">
            <svg:title/>
            <svg:desc/>
            <draw:connector draw:type="line" svg:x1="3.85883in" svg:y1="8.36731in" svg:x2="3.97693in" svg:y2="8.36731in" draw:id="id134" draw:layer="Master1-bg" draw:style-name="a186" draw:transform="translate(-3.91788in -8.36731in) rotate(-1.5708) translate(3.91788in 8.36731in)" draw:name="Gerade Verbindung 34">
              <svg:title/>
              <svg:desc/>
            </draw:connector>
            <draw:connector draw:type="line" svg:x1="0.47261in" svg:y1="8.36731in" svg:x2="0.59073in" svg:y2="8.36731in" draw:id="id135" draw:layer="Master1-bg" draw:style-name="a187" draw:transform="translate(-0.53167in -8.36731in) rotate(-1.5708) translate(0.53167in 8.36731in)" draw:name="Gerade Verbindung 35">
              <svg:title/>
              <svg:desc/>
            </draw:connector>
            <draw:connector draw:type="line" svg:x1="5.67011in" svg:y1="8.3673in" svg:x2="5.78823in" svg:y2="8.3673in" draw:id="id136" draw:layer="Master1-bg" draw:style-name="a188" draw:transform="translate(-5.72917in -8.3673in) rotate(-1.5708) translate(5.72917in 8.3673in)" draw:name="Gerade Verbindung 36">
              <svg:title/>
              <svg:desc/>
            </draw:connector>
          </draw:g>
          <draw:g draw:name="Gruppieren 27" draw:id="id127">
            <svg:title/>
            <svg:desc/>
            <draw:connector draw:type="line" svg:x1="7.48087in" svg:y1="8.36732in" svg:x2="7.59898in" svg:y2="8.36732in" draw:id="id131" draw:layer="Master1-bg" draw:style-name="a183" draw:transform="translate(-7.53993in -8.36732in) rotate(-1.5708) translate(7.53993in 8.36732in)" draw:name="Gerade Verbindung 31">
              <svg:title/>
              <svg:desc/>
            </draw:connector>
            <draw:connector draw:type="line" svg:x1="4.09298in" svg:y1="8.3673in" svg:x2="4.21109in" svg:y2="8.3673in" draw:id="id132" draw:layer="Master1-bg" draw:style-name="a184" draw:transform="translate(-4.15204in -8.3673in) rotate(-1.5708) translate(4.15204in 8.3673in)" draw:name="Gerade Verbindung 32">
              <svg:title/>
              <svg:desc/>
            </draw:connector>
            <draw:connector draw:type="line" svg:x1="5.90427in" svg:y1="8.36732in" svg:x2="6.02238in" svg:y2="8.36732in" draw:id="id133" draw:layer="Master1-bg" draw:style-name="a185" draw:transform="translate(-5.96333in -8.36732in) rotate(-1.5708) translate(5.96333in 8.36732in)" draw:name="Gerade Verbindung 33">
              <svg:title/>
              <svg:desc/>
            </draw:connector>
          </draw:g>
          <draw:g draw:name="Gruppieren 28" draw:id="id128">
            <svg:title/>
            <svg:desc/>
            <draw:connector draw:type="line" svg:x1="11.10371in" svg:y1="8.36732in" svg:x2="11.22182in" svg:y2="8.36732in" draw:id="id129" draw:layer="Master1-bg" draw:style-name="a181" draw:transform="translate(-11.16277in -8.36732in) rotate(-1.5708) translate(11.16277in 8.36732in)" draw:name="Gerade Verbindung 29">
              <svg:title/>
              <svg:desc/>
            </draw:connector>
            <draw:connector draw:type="line" svg:x1="7.71751in" svg:y1="8.36732in" svg:x2="7.83562in" svg:y2="8.36732in" draw:id="id130" draw:layer="Master1-bg" draw:style-name="a182" draw:transform="translate(-7.77657in -8.36732in) rotate(-1.5708) translate(7.77657in 8.36732in)" draw:name="Gerade Verbindung 30">
              <svg:title/>
              <svg:desc/>
            </draw:connector>
          </draw:g>
        </draw:g>
        <draw:g draw:name="Gruppieren 9" draw:id="id105">
          <svg:title/>
          <svg:desc/>
          <draw:g draw:name="Gruppieren 15" draw:id="id115">
            <svg:title/>
            <svg:desc/>
            <draw:connector draw:type="line" svg:x1="3.85883in" svg:y1="-0.08128in" svg:x2="3.97693in" svg:y2="-0.08128in" draw:id="id123" draw:layer="Master1-bg" draw:style-name="a178" draw:transform="translate(-3.91788in 0.08128in) rotate(-1.5708) translate(3.91788in -0.08128in)" draw:name="Gerade Verbindung 23">
              <svg:title/>
              <svg:desc/>
            </draw:connector>
            <draw:connector draw:type="line" svg:x1="0.47261in" svg:y1="-0.08128in" svg:x2="0.59073in" svg:y2="-0.08128in" draw:id="id124" draw:layer="Master1-bg" draw:style-name="a179" draw:transform="translate(-0.53167in 0.08128in) rotate(-1.5708) translate(0.53167in -0.08128in)" draw:name="Gerade Verbindung 24">
              <svg:title/>
              <svg:desc/>
            </draw:connector>
            <draw:connector draw:type="line" svg:x1="5.67011in" svg:y1="-0.08128in" svg:x2="5.78823in" svg:y2="-0.08128in" draw:id="id125" draw:layer="Master1-bg" draw:style-name="a180" draw:transform="translate(-5.72917in 0.08128in) rotate(-1.5708) translate(5.72917in -0.08128in)" draw:name="Gerade Verbindung 25">
              <svg:title/>
              <svg:desc/>
            </draw:connector>
          </draw:g>
          <draw:g draw:name="Gruppieren 16" draw:id="id116">
            <svg:title/>
            <svg:desc/>
            <draw:connector draw:type="line" svg:x1="7.48087in" svg:y1="-0.08127in" svg:x2="7.59898in" svg:y2="-0.08127in" draw:id="id120" draw:layer="Master1-bg" draw:style-name="a175" draw:transform="translate(-7.53993in 0.08127in) rotate(-1.5708) translate(7.53993in -0.08127in)" draw:name="Gerade Verbindung 20">
              <svg:title/>
              <svg:desc/>
            </draw:connector>
            <draw:connector draw:type="line" svg:x1="4.09298in" svg:y1="-0.08128in" svg:x2="4.21109in" svg:y2="-0.08128in" draw:id="id121" draw:layer="Master1-bg" draw:style-name="a176" draw:transform="translate(-4.15204in 0.08128in) rotate(-1.5708) translate(4.15204in -0.08128in)" draw:name="Gerade Verbindung 21">
              <svg:title/>
              <svg:desc/>
            </draw:connector>
            <draw:connector draw:type="line" svg:x1="5.90427in" svg:y1="-0.08127in" svg:x2="6.02238in" svg:y2="-0.08127in" draw:id="id122" draw:layer="Master1-bg" draw:style-name="a177" draw:transform="translate(-5.96333in 0.08127in) rotate(-1.5708) translate(5.96333in -0.08127in)" draw:name="Gerade Verbindung 22">
              <svg:title/>
              <svg:desc/>
            </draw:connector>
          </draw:g>
          <draw:g draw:name="Gruppieren 17" draw:id="id117">
            <svg:title/>
            <svg:desc/>
            <draw:connector draw:type="line" svg:x1="11.10371in" svg:y1="-0.08127in" svg:x2="11.22182in" svg:y2="-0.08127in" draw:id="id118" draw:layer="Master1-bg" draw:style-name="a173" draw:transform="translate(-11.16277in 0.08127in) rotate(-1.5708) translate(11.16277in -0.08127in)" draw:name="Gerade Verbindung 18">
              <svg:title/>
              <svg:desc/>
            </draw:connector>
            <draw:connector draw:type="line" svg:x1="7.71751in" svg:y1="-0.08127in" svg:x2="7.83562in" svg:y2="-0.08127in" draw:id="id119" draw:layer="Master1-bg" draw:style-name="a174" draw:transform="translate(-7.77657in 0.08127in) rotate(-1.5708) translate(7.77657in -0.08127in)" draw:name="Gerade Verbindung 19">
              <svg:title/>
              <svg:desc/>
            </draw:connector>
          </draw:g>
        </draw:g>
        <draw:g draw:name="Gruppieren 139" draw:id="id106">
          <svg:title/>
          <svg:desc/>
          <draw:connector draw:type="line" svg:x1="11.74881in" svg:y1="1.60359in" svg:x2="11.86692in" svg:y2="1.60359in" draw:id="id107" draw:layer="Master1-bg" draw:style-name="a165" draw:name="Gerade Verbindung 140">
            <svg:title/>
            <svg:desc/>
          </draw:connector>
          <draw:connector draw:type="line" svg:x1="11.74881in" svg:y1="7.51631in" svg:x2="11.86692in" svg:y2="7.51631in" draw:id="id108" draw:layer="Master1-bg" draw:style-name="a166" draw:name="Gerade Verbindung 141">
            <svg:title/>
            <svg:desc/>
          </draw:connector>
          <draw:connector draw:type="line" svg:x1="11.74881in" svg:y1="4.43215in" svg:x2="11.86692in" svg:y2="4.43215in" draw:id="id109" draw:layer="Master1-bg" draw:style-name="a167" draw:name="Gerade Verbindung 142">
            <svg:title/>
            <svg:desc/>
          </draw:connector>
          <draw:connector draw:type="line" svg:x1="11.74881in" svg:y1="4.66484in" svg:x2="11.86692in" svg:y2="4.66484in" draw:id="id110" draw:layer="Master1-bg" draw:style-name="a168" draw:name="Gerade Verbindung 143">
            <svg:title/>
            <svg:desc/>
          </draw:connector>
          <draw:connector draw:type="line" svg:x1="11.74881in" svg:y1="3.41482in" svg:x2="11.86692in" svg:y2="3.41482in" draw:id="id111" draw:layer="Master1-bg" draw:style-name="a169" draw:name="Gerade Verbindung 144">
            <svg:title/>
            <svg:desc/>
          </draw:connector>
          <draw:connector draw:type="line" svg:x1="11.74881in" svg:y1="3.64751in" svg:x2="11.86692in" svg:y2="3.64751in" draw:id="id112" draw:layer="Master1-bg" draw:style-name="a170" draw:name="Gerade Verbindung 145">
            <svg:title/>
            <svg:desc/>
          </draw:connector>
          <draw:connector draw:type="line" svg:x1="11.74881in" svg:y1="5.46229in" svg:x2="11.86692in" svg:y2="5.46229in" draw:id="id113" draw:layer="Master1-bg" draw:style-name="a171" draw:name="Gerade Verbindung 146">
            <svg:title/>
            <svg:desc/>
          </draw:connector>
          <draw:connector draw:type="line" svg:x1="11.74881in" svg:y1="5.69498in" svg:x2="11.86692in" svg:y2="5.69498in" draw:id="id114" draw:layer="Master1-bg" draw:style-name="a172" draw:name="Gerade Verbindung 147">
            <svg:title/>
            <svg:desc/>
          </draw:connector>
        </draw:g>
      </draw:g>
      <draw:frame draw:id="id86" draw:layer="Master1-bg" draw:style-name="a124" draw:name="Picture 3" svg:x="10.11667in" svg:y="7.81279in" svg:width="1.0378in" svg:height="0.18137in" style:rel-width="scale" style:rel-height="scale">
        <draw:image xlink:href="media/image1.png" xlink:type="simple" xlink:show="embed" xlink:actuate="onLoad"/>
        <svg:title/>
        <svg:desc/>
      </draw:frame>
      <draw:custom-shape svg:x="0in" svg:y="0in" svg:width="11.69444in" svg:height="8.2691in" draw:id="id87" draw:style-name="a128" draw:name="Rectangle 3">
        <svg:title/>
        <svg:desc/>
        <text:p text:style-name="a126" text:class-names="" text:cond-style-name=""><text:span text:style-name="a125" text:class-names=""/></text:p>
        <draw:enhanced-geometry xmlns:dr3d="urn:oasis:names:tc:opendocument:xmlns:dr3d:1.0" draw:type="non-primitive" svg:viewBox="0 0 21600 21600" draw:enhanced-path="M 0 0 L 21600 0 21600 21600 0 21600 Z N"/>
      </draw:custom-shape>
      <draw:frame draw:id="id88" draw:style-name="a129" draw:name="Picture 15" svg:x="6.04619in" svg:y="0.00174in" svg:width="5.64825in" svg:height="8.26736in" style:rel-width="scale" style:rel-height="scale">
        <draw:image xlink:href="media/image2.png" xlink:type="simple" xlink:show="embed" xlink:actuate="onLoad"/>
        <svg:title/>
        <svg:desc/>
      </draw:frame>
      <draw:connector draw:type="line" svg:x1="0.27913in" svg:y1="1.86231in" svg:x2="1.46907in" svg:y2="1.86231in" draw:id="id89" draw:style-name="a130" draw:name="Straight Connector 16">
        <svg:title/>
        <svg:desc/>
      </draw:connector>
      <draw:frame draw:id="id90" presentation:style-name="a133" draw:name="Titel 1" svg:x="0.53125in" svg:y="0.54955in" svg:width="7.00868in" svg:height="1.0596in" presentation:class="title" presentation:placeholder="false">
        <draw:text-box>
          <text:p text:style-name="a132" text:class-names="" text:cond-style-name=""><text:span text:style-name="a131" text:class-names="">Mastertitelformat bearbeiten</text:span></text:p>
        </draw:text-box>
        <svg:title/>
        <svg:desc/>
      </draw:frame>
      <draw:frame draw:id="id91" presentation:style-name="a136" draw:name="Untertitel 2" svg:x="0.53125in" svg:y="2.11546in" svg:width="7.00868in" svg:height="0.16305in" presentation:class="subtitle" presentation:placeholder="false">
        <draw:text-box>
          <text:p text:style-name="a135" text:class-names="" text:cond-style-name=""><text:span text:style-name="a134" text:class-names="">Master-Untertitelformat bearbeiten</text:span></text:p>
        </draw:text-box>
        <svg:title/>
        <svg:desc/>
      </draw:frame>
      <draw:connector draw:type="line" svg:x1="2.41104in" svg:y1="7.0989in" svg:x2="2.41104in" svg:y2="7.51446in" draw:id="id92" draw:style-name="a137" draw:name="Gerade Verbindung 116">
        <svg:title/>
        <svg:desc/>
      </draw:connector>
      <draw:g draw:name="Gruppieren 3" draw:id="id93">
        <svg:title/>
        <svg:desc/>
        <draw:custom-shape svg:x="0.52743in" svg:y="7.16334in" svg:width="0.39518in" svg:height="0.28669in" draw:id="id94" draw:style-name="a140" draw:name="Freeform 7">
          <svg:title/>
          <svg:desc/>
          <text:p text:style-name="a139" text:class-names="" text:cond-style-name=""><text:span text:style-name="a138" text:class-names=""/></text:p>
          <draw:enhanced-geometry xmlns:dr3d="urn:oasis:names:tc:opendocument:xmlns:dr3d:1.0" draw:type="non-primitive" svg:viewBox="0 0 1358900 985838" draw:enhanced-path="M ?f3 ?f4 L ?f5 ?f6 ?f7 ?f6 ?f8 ?f4 Z M ?f9 ?f4 L ?f10 ?f6 ?f11 ?f6 ?f12 ?f4 Z M ?f13 ?f0 L ?f1 ?f0 ?f14 ?f2 ?f0 ?f2 Z N" draw:text-areas="?f19 ?f21 ?f20 ?f22">
            <draw:equation draw:name="f0" draw:formula="0"/>
            <draw:equation draw:name="f1" draw:formula="1358900"/>
            <draw:equation draw:name="f2" draw:formula="985838"/>
            <draw:equation draw:name="f3" draw:formula="889001"/>
            <draw:equation draw:name="f4" draw:formula="163513"/>
            <draw:equation draw:name="f5" draw:formula="636588"/>
            <draw:equation draw:name="f6" draw:formula="820738"/>
            <draw:equation draw:name="f7" draw:formula="800101"/>
            <draw:equation draw:name="f8" draw:formula="1054101"/>
            <draw:equation draw:name="f9" draw:formula="560387"/>
            <draw:equation draw:name="f10" draw:formula="307975"/>
            <draw:equation draw:name="f11" draw:formula="471488"/>
            <draw:equation draw:name="f12" draw:formula="723900"/>
            <draw:equation draw:name="f13" draw:formula="379413"/>
            <draw:equation draw:name="f14" draw:formula="979487"/>
            <draw:equation draw:name="f15" draw:formula="?f2 - ?f0"/>
            <draw:equation draw:name="f16" draw:formula="?f1 - ?f0"/>
            <draw:equation draw:name="f17" draw:formula="?f16 / 1358900"/>
            <draw:equation draw:name="f18" draw:formula="?f15 / 985838"/>
            <draw:equation draw:name="f19" draw:formula="?f0 / ?f17"/>
            <draw:equation draw:name="f20" draw:formula="?f1 / ?f17"/>
            <draw:equation draw:name="f21" draw:formula="?f0 / ?f18"/>
            <draw:equation draw:name="f22" draw:formula="?f2 / ?f18"/>
          </draw:enhanced-geometry>
        </draw:custom-shape>
        <draw:custom-shape svg:x="1.01402in" svg:y="7.21089in" svg:width="0.18236in" svg:height="0.19113in" draw:id="id95" draw:style-name="a143" draw:name="Freeform 8">
          <svg:title/>
          <svg:desc/>
          <text:p text:style-name="a142" text:class-names="" text:cond-style-name=""><text:span text:style-name="a141" text:class-names=""/></text:p>
          <draw:enhanced-geometry xmlns:dr3d="urn:oasis:names:tc:opendocument:xmlns:dr3d:1.0" draw:type="non-primitive" svg:viewBox="0 0 395 414" draw:enhanced-path="M ?f0 ?f0 L ?f3 ?f0 ?f4 ?f5 ?f6 ?f7 ?f8 ?f9 ?f10 ?f9 ?f10 ?f11 ?f8 ?f12 ?f8 ?f13 ?f8 ?f14 ?f8 ?f0 ?f1 ?f0 ?f1 ?f2 ?f15 ?f2 ?f16 ?f17 ?f18 ?f19 ?f3 ?f20 ?f21 ?f20 ?f21 ?f22 ?f3 ?f23 ?f3 ?f24 ?f3 ?f25 ?f3 ?f2 ?f0 ?f2 ?f0 ?f0 Z N" draw:text-areas="?f84 ?f86 ?f85 ?f87" draw:glue-points="?f88 ?f89 ?f90 ?f89 ?f91 ?f92 ?f93 ?f94 ?f95 ?f96 ?f97 ?f96 ?f97 ?f98 ?f95 ?f99 ?f95 ?f100 ?f95 ?f101 ?f95 ?f89 ?f102 ?f89 ?f102 ?f103 ?f104 ?f103 ?f105 ?f106 ?f107 ?f108 ?f90 ?f109 ?f110 ?f109 ?f110 ?f111 ?f90 ?f112 ?f90 ?f113 ?f90 ?f114 ?f90 ?f103 ?f88 ?f103 ?f88 ?f89" draw:glue-point-leaving-directions="-90, -90, -90, -90, -90, -90, -90, -90, -90, -90, -90, -90, -90, -90, -90, -90, -90, -90, -90, -90, -90, -90, -90, -90, -90">
            <draw:equation draw:name="f0" draw:formula="0"/>
            <draw:equation draw:name="f1" draw:formula="395"/>
            <draw:equation draw:name="f2" draw:formula="414"/>
            <draw:equation draw:name="f3" draw:formula="96"/>
            <draw:equation draw:name="f4" draw:formula="262"/>
            <draw:equation draw:name="f5" draw:formula="209"/>
            <draw:equation draw:name="f6" draw:formula="281"/>
            <draw:equation draw:name="f7" draw:formula="234"/>
            <draw:equation draw:name="f8" draw:formula="299"/>
            <draw:equation draw:name="f9" draw:formula="260"/>
            <draw:equation draw:name="f10" draw:formula="300"/>
            <draw:equation draw:name="f11" draw:formula="242"/>
            <draw:equation draw:name="f12" draw:formula="224"/>
            <draw:equation draw:name="f13" draw:formula="206"/>
            <draw:equation draw:name="f14" draw:formula="191"/>
            <draw:equation draw:name="f15" draw:formula="306"/>
            <draw:equation draw:name="f16" draw:formula="135"/>
            <draw:equation draw:name="f17" draw:formula="195"/>
            <draw:equation draw:name="f18" draw:formula="115"/>
            <draw:equation draw:name="f19" draw:formula="171"/>
            <draw:equation draw:name="f20" draw:formula="145"/>
            <draw:equation draw:name="f21" draw:formula="95"/>
            <draw:equation draw:name="f22" draw:formula="157"/>
            <draw:equation draw:name="f23" draw:formula="173"/>
            <draw:equation draw:name="f24" draw:formula="189"/>
            <draw:equation draw:name="f25" draw:formula="203"/>
            <draw:equation draw:name="f26" draw:formula="?f2 - ?f0"/>
            <draw:equation draw:name="f27" draw:formula="?f1 - ?f0"/>
            <draw:equation draw:name="f28" draw:formula="?f27 / 395"/>
            <draw:equation draw:name="f29" draw:formula="?f26 / 414"/>
            <draw:equation draw:name="f30" draw:formula="0 * ?f27"/>
            <draw:equation draw:name="f31" draw:formula="0 * ?f26"/>
            <draw:equation draw:name="f32" draw:formula="96 * ?f27"/>
            <draw:equation draw:name="f33" draw:formula="262 * ?f27"/>
            <draw:equation draw:name="f34" draw:formula="209 * ?f26"/>
            <draw:equation draw:name="f35" draw:formula="281 * ?f27"/>
            <draw:equation draw:name="f36" draw:formula="234 * ?f26"/>
            <draw:equation draw:name="f37" draw:formula="299 * ?f27"/>
            <draw:equation draw:name="f38" draw:formula="260 * ?f26"/>
            <draw:equation draw:name="f39" draw:formula="300 * ?f27"/>
            <draw:equation draw:name="f40" draw:formula="242 * ?f26"/>
            <draw:equation draw:name="f41" draw:formula="224 * ?f26"/>
            <draw:equation draw:name="f42" draw:formula="206 * ?f26"/>
            <draw:equation draw:name="f43" draw:formula="191 * ?f26"/>
            <draw:equation draw:name="f44" draw:formula="395 * ?f27"/>
            <draw:equation draw:name="f45" draw:formula="414 * ?f26"/>
            <draw:equation draw:name="f46" draw:formula="306 * ?f27"/>
            <draw:equation draw:name="f47" draw:formula="135 * ?f27"/>
            <draw:equation draw:name="f48" draw:formula="195 * ?f26"/>
            <draw:equation draw:name="f49" draw:formula="115 * ?f27"/>
            <draw:equation draw:name="f50" draw:formula="171 * ?f26"/>
            <draw:equation draw:name="f51" draw:formula="145 * ?f26"/>
            <draw:equation draw:name="f52" draw:formula="95 * ?f27"/>
            <draw:equation draw:name="f53" draw:formula="157 * ?f26"/>
            <draw:equation draw:name="f54" draw:formula="173 * ?f26"/>
            <draw:equation draw:name="f55" draw:formula="189 * ?f26"/>
            <draw:equation draw:name="f56" draw:formula="203 * ?f26"/>
            <draw:equation draw:name="f57" draw:formula="?f30 / 395"/>
            <draw:equation draw:name="f58" draw:formula="?f31 / 414"/>
            <draw:equation draw:name="f59" draw:formula="?f32 / 395"/>
            <draw:equation draw:name="f60" draw:formula="?f33 / 395"/>
            <draw:equation draw:name="f61" draw:formula="?f34 / 414"/>
            <draw:equation draw:name="f62" draw:formula="?f35 / 395"/>
            <draw:equation draw:name="f63" draw:formula="?f36 / 414"/>
            <draw:equation draw:name="f64" draw:formula="?f37 / 395"/>
            <draw:equation draw:name="f65" draw:formula="?f38 / 414"/>
            <draw:equation draw:name="f66" draw:formula="?f39 / 395"/>
            <draw:equation draw:name="f67" draw:formula="?f40 / 414"/>
            <draw:equation draw:name="f68" draw:formula="?f41 / 414"/>
            <draw:equation draw:name="f69" draw:formula="?f42 / 414"/>
            <draw:equation draw:name="f70" draw:formula="?f43 / 414"/>
            <draw:equation draw:name="f71" draw:formula="?f44 / 395"/>
            <draw:equation draw:name="f72" draw:formula="?f45 / 414"/>
            <draw:equation draw:name="f73" draw:formula="?f46 / 395"/>
            <draw:equation draw:name="f74" draw:formula="?f47 / 395"/>
            <draw:equation draw:name="f75" draw:formula="?f48 / 414"/>
            <draw:equation draw:name="f76" draw:formula="?f49 / 395"/>
            <draw:equation draw:name="f77" draw:formula="?f50 / 414"/>
            <draw:equation draw:name="f78" draw:formula="?f51 / 414"/>
            <draw:equation draw:name="f79" draw:formula="?f52 / 395"/>
            <draw:equation draw:name="f80" draw:formula="?f53 / 414"/>
            <draw:equation draw:name="f81" draw:formula="?f54 / 414"/>
            <draw:equation draw:name="f82" draw:formula="?f55 / 414"/>
            <draw:equation draw:name="f83" draw:formula="?f56 / 414"/>
            <draw:equation draw:name="f84" draw:formula="0 / ?f28"/>
            <draw:equation draw:name="f85" draw:formula="?f1 / ?f28"/>
            <draw:equation draw:name="f86" draw:formula="0 / ?f29"/>
            <draw:equation draw:name="f87" draw:formula="?f2 / ?f29"/>
            <draw:equation draw:name="f88" draw:formula="?f57 / ?f28"/>
            <draw:equation draw:name="f89" draw:formula="?f58 / ?f29"/>
            <draw:equation draw:name="f90" draw:formula="?f59 / ?f28"/>
            <draw:equation draw:name="f91" draw:formula="?f60 / ?f28"/>
            <draw:equation draw:name="f92" draw:formula="?f61 / ?f29"/>
            <draw:equation draw:name="f93" draw:formula="?f62 / ?f28"/>
            <draw:equation draw:name="f94" draw:formula="?f63 / ?f29"/>
            <draw:equation draw:name="f95" draw:formula="?f64 / ?f28"/>
            <draw:equation draw:name="f96" draw:formula="?f65 / ?f29"/>
            <draw:equation draw:name="f97" draw:formula="?f66 / ?f28"/>
            <draw:equation draw:name="f98" draw:formula="?f67 / ?f29"/>
            <draw:equation draw:name="f99" draw:formula="?f68 / ?f29"/>
            <draw:equation draw:name="f100" draw:formula="?f69 / ?f29"/>
            <draw:equation draw:name="f101" draw:formula="?f70 / ?f29"/>
            <draw:equation draw:name="f102" draw:formula="?f71 / ?f28"/>
            <draw:equation draw:name="f103" draw:formula="?f72 / ?f29"/>
            <draw:equation draw:name="f104" draw:formula="?f73 / ?f28"/>
            <draw:equation draw:name="f105" draw:formula="?f74 / ?f28"/>
            <draw:equation draw:name="f106" draw:formula="?f75 / ?f29"/>
            <draw:equation draw:name="f107" draw:formula="?f76 / ?f28"/>
            <draw:equation draw:name="f108" draw:formula="?f77 / ?f29"/>
            <draw:equation draw:name="f109" draw:formula="?f78 / ?f29"/>
            <draw:equation draw:name="f110" draw:formula="?f79 / ?f28"/>
            <draw:equation draw:name="f111" draw:formula="?f80 / ?f29"/>
            <draw:equation draw:name="f112" draw:formula="?f81 / ?f29"/>
            <draw:equation draw:name="f113" draw:formula="?f82 / ?f29"/>
            <draw:equation draw:name="f114" draw:formula="?f83 / ?f29"/>
          </draw:enhanced-geometry>
        </draw:custom-shape>
        <draw:custom-shape svg:x="1.23054in" svg:y="7.20904in" svg:width="0.19713in" svg:height="0.19574in" draw:id="id96" draw:style-name="a146" draw:name="Freeform 9">
          <svg:title/>
          <svg:desc/>
          <text:p text:style-name="a145" text:class-names="" text:cond-style-name=""><text:span text:style-name="a144" text:class-names=""/></text:p>
          <draw:enhanced-geometry xmlns:dr3d="urn:oasis:names:tc:opendocument:xmlns:dr3d:1.0" draw:type="non-primitive" svg:viewBox="0 0 427 424" draw:enhanced-path="M ?f3 ?f4 L ?f5 ?f6 ?f7 ?f8 ?f9 ?f10 ?f11 ?f12 ?f13 ?f14 ?f15 ?f16 ?f17 ?f18 ?f19 ?f20 ?f17 ?f21 ?f15 ?f22 ?f13 ?f23 ?f11 ?f24 ?f9 ?f25 ?f7 ?f26 ?f5 ?f27 ?f3 ?f28 ?f29 ?f27 ?f30 ?f26 ?f31 ?f25 ?f32 ?f24 ?f33 ?f23 ?f34 ?f22 ?f35 ?f21 ?f36 ?f20 ?f35 ?f18 ?f34 ?f16 ?f33 ?f14 ?f32 ?f12 ?f31 ?f10 ?f30 ?f8 ?f29 ?f6 ?f3 ?f4 Z M ?f3 ?f0 L ?f37 ?f38 ?f39 ?f40 ?f41 ?f42 ?f27 ?f43 ?f44 ?f45 ?f46 ?f47 ?f48 ?f49 ?f50 ?f51 ?f2 ?f52 ?f1 ?f20 ?f2 ?f53 ?f50 ?f54 ?f48 ?f55 ?f46 ?f56 ?f44 ?f57 ?f27 ?f58 ?f41 ?f59 ?f39 ?f60 ?f37 ?f61 ?f3 ?f2 ?f62 ?f61 ?f51 ?f60 ?f63 ?f59 ?f64 ?f58 ?f65 ?f57 ?f66 ?f56 ?f67 ?f55 ?f68 ?f54 ?f69 ?f53 ?f0 ?f20 ?f69 ?f52 ?f68 ?f51 ?f67 ?f49 ?f66 ?f47 ?f65 ?f45 ?f64 ?f43 ?f63 ?f42 ?f51 ?f40 ?f62 ?f38 ?f3 ?f0 Z N" draw:text-areas="?f150 ?f152 ?f151 ?f153" draw:glue-points="?f154 ?f155 ?f156 ?f157 ?f158 ?f159 ?f160 ?f161 ?f160 ?f162 ?f158 ?f163 ?f156 ?f164 ?f154 ?f165 ?f166 ?f165 ?f167 ?f164 ?f168 ?f163 ?f169 ?f162 ?f169 ?f161 ?f168 ?f159 ?f167 ?f157 ?f166 ?f155 ?f170 ?f171 ?f172 ?f173 ?f174 ?f175 ?f176 ?f177 ?f178 ?f179 ?f180 ?f181 ?f178 ?f182 ?f176 ?f183 ?f174 ?f184 ?f172 ?f185 ?f170 ?f186 ?f187 ?f185 ?f188 ?f184 ?f189 ?f183 ?f190 ?f182 ?f191 ?f181 ?f190 ?f179 ?f189 ?f177 ?f188 ?f175 ?f187 ?f173 ?f170 ?f171" draw:glue-point-leaving-directions="-90, -90, -90, -90, -90, -90, -90, -90, -90, -90, -90, -90, -90, -90, -90, -90, -90, -90, -90, -90, -90, -90, -90, -90, -90, -90, -90, -90, -90, -90, -90, -90, -90, -90, -90, -90, -90">
            <draw:equation draw:name="f0" draw:formula="0"/>
            <draw:equation draw:name="f1" draw:formula="427"/>
            <draw:equation draw:name="f2" draw:formula="424"/>
            <draw:equation draw:name="f3" draw:formula="214"/>
            <draw:equation draw:name="f4" draw:formula="79"/>
            <draw:equation draw:name="f5" draw:formula="190"/>
            <draw:equation draw:name="f6" draw:formula="81"/>
            <draw:equation draw:name="f7" draw:formula="168"/>
            <draw:equation draw:name="f8" draw:formula="88"/>
            <draw:equation draw:name="f9" draw:formula="149"/>
            <draw:equation draw:name="f10" draw:formula="98"/>
            <draw:equation draw:name="f11" draw:formula="133"/>
            <draw:equation draw:name="f12" draw:formula="113"/>
            <draw:equation draw:name="f13" draw:formula="120"/>
            <draw:equation draw:name="f14" draw:formula="132"/>
            <draw:equation draw:name="f15" draw:formula="111"/>
            <draw:equation draw:name="f16" draw:formula="154"/>
            <draw:equation draw:name="f17" draw:formula="104"/>
            <draw:equation draw:name="f18" draw:formula="181"/>
            <draw:equation draw:name="f19" draw:formula="103"/>
            <draw:equation draw:name="f20" draw:formula="212"/>
            <draw:equation draw:name="f21" draw:formula="242"/>
            <draw:equation draw:name="f22" draw:formula="269"/>
            <draw:equation draw:name="f23" draw:formula="292"/>
            <draw:equation draw:name="f24" draw:formula="311"/>
            <draw:equation draw:name="f25" draw:formula="326"/>
            <draw:equation draw:name="f26" draw:formula="336"/>
            <draw:equation draw:name="f27" draw:formula="343"/>
            <draw:equation draw:name="f28" draw:formula="345"/>
            <draw:equation draw:name="f29" draw:formula="237"/>
            <draw:equation draw:name="f30" draw:formula="259"/>
            <draw:equation draw:name="f31" draw:formula="278"/>
            <draw:equation draw:name="f32" draw:formula="294"/>
            <draw:equation draw:name="f33" draw:formula="307"/>
            <draw:equation draw:name="f34" draw:formula="316"/>
            <draw:equation draw:name="f35" draw:formula="323"/>
            <draw:equation draw:name="f36" draw:formula="325"/>
            <draw:equation draw:name="f37" draw:formula="251"/>
            <draw:equation draw:name="f38" draw:formula="2"/>
            <draw:equation draw:name="f39" draw:formula="285"/>
            <draw:equation draw:name="f40" draw:formula="10"/>
            <draw:equation draw:name="f41" draw:formula="315"/>
            <draw:equation draw:name="f42" draw:formula="21"/>
            <draw:equation draw:name="f43" draw:formula="38"/>
            <draw:equation draw:name="f44" draw:formula="368"/>
            <draw:equation draw:name="f45" draw:formula="58"/>
            <draw:equation draw:name="f46" draw:formula="388"/>
            <draw:equation draw:name="f47" draw:formula="83"/>
            <draw:equation draw:name="f48" draw:formula="405"/>
            <draw:equation draw:name="f49" draw:formula="110"/>
            <draw:equation draw:name="f50" draw:formula="418"/>
            <draw:equation draw:name="f51" draw:formula="142"/>
            <draw:equation draw:name="f52" draw:formula="176"/>
            <draw:equation draw:name="f53" draw:formula="248"/>
            <draw:equation draw:name="f54" draw:formula="282"/>
            <draw:equation draw:name="f55" draw:formula="313"/>
            <draw:equation draw:name="f56" draw:formula="340"/>
            <draw:equation draw:name="f57" draw:formula="365"/>
            <draw:equation draw:name="f58" draw:formula="385"/>
            <draw:equation draw:name="f59" draw:formula="402"/>
            <draw:equation draw:name="f60" draw:formula="414"/>
            <draw:equation draw:name="f61" draw:formula="422"/>
            <draw:equation draw:name="f62" draw:formula="177"/>
            <draw:equation draw:name="f63" draw:formula="112"/>
            <draw:equation draw:name="f64" draw:formula="84"/>
            <draw:equation draw:name="f65" draw:formula="59"/>
            <draw:equation draw:name="f66" draw:formula="39"/>
            <draw:equation draw:name="f67" draw:formula="22"/>
            <draw:equation draw:name="f68" draw:formula="11"/>
            <draw:equation draw:name="f69" draw:formula="3"/>
            <draw:equation draw:name="f70" draw:formula="?f2 - ?f0"/>
            <draw:equation draw:name="f71" draw:formula="?f1 - ?f0"/>
            <draw:equation draw:name="f72" draw:formula="?f71 / 427"/>
            <draw:equation draw:name="f73" draw:formula="?f70 / 424"/>
            <draw:equation draw:name="f74" draw:formula="190 * ?f71"/>
            <draw:equation draw:name="f75" draw:formula="81 * ?f70"/>
            <draw:equation draw:name="f76" draw:formula="149 * ?f71"/>
            <draw:equation draw:name="f77" draw:formula="98 * ?f70"/>
            <draw:equation draw:name="f78" draw:formula="120 * ?f71"/>
            <draw:equation draw:name="f79" draw:formula="132 * ?f70"/>
            <draw:equation draw:name="f80" draw:formula="104 * ?f71"/>
            <draw:equation draw:name="f81" draw:formula="181 * ?f70"/>
            <draw:equation draw:name="f82" draw:formula="242 * ?f70"/>
            <draw:equation draw:name="f83" draw:formula="292 * ?f70"/>
            <draw:equation draw:name="f84" draw:formula="326 * ?f70"/>
            <draw:equation draw:name="f85" draw:formula="343 * ?f70"/>
            <draw:equation draw:name="f86" draw:formula="237 * ?f71"/>
            <draw:equation draw:name="f87" draw:formula="278 * ?f71"/>
            <draw:equation draw:name="f88" draw:formula="307 * ?f71"/>
            <draw:equation draw:name="f89" draw:formula="323 * ?f71"/>
            <draw:equation draw:name="f90" draw:formula="214 * ?f71"/>
            <draw:equation draw:name="f91" draw:formula="0 * ?f70"/>
            <draw:equation draw:name="f92" draw:formula="285 * ?f71"/>
            <draw:equation draw:name="f93" draw:formula="10 * ?f70"/>
            <draw:equation draw:name="f94" draw:formula="343 * ?f71"/>
            <draw:equation draw:name="f95" draw:formula="38 * ?f70"/>
            <draw:equation draw:name="f96" draw:formula="388 * ?f71"/>
            <draw:equation draw:name="f97" draw:formula="83 * ?f70"/>
            <draw:equation draw:name="f98" draw:formula="418 * ?f71"/>
            <draw:equation draw:name="f99" draw:formula="142 * ?f70"/>
            <draw:equation draw:name="f100" draw:formula="427 * ?f71"/>
            <draw:equation draw:name="f101" draw:formula="212 * ?f70"/>
            <draw:equation draw:name="f102" draw:formula="282 * ?f70"/>
            <draw:equation draw:name="f103" draw:formula="340 * ?f70"/>
            <draw:equation draw:name="f104" draw:formula="385 * ?f70"/>
            <draw:equation draw:name="f105" draw:formula="414 * ?f70"/>
            <draw:equation draw:name="f106" draw:formula="424 * ?f70"/>
            <draw:equation draw:name="f107" draw:formula="142 * ?f71"/>
            <draw:equation draw:name="f108" draw:formula="84 * ?f71"/>
            <draw:equation draw:name="f109" draw:formula="39 * ?f71"/>
            <draw:equation draw:name="f110" draw:formula="11 * ?f71"/>
            <draw:equation draw:name="f111" draw:formula="0 * ?f71"/>
            <draw:equation draw:name="f112" draw:formula="?f74 / 427"/>
            <draw:equation draw:name="f113" draw:formula="?f75 / 424"/>
            <draw:equation draw:name="f114" draw:formula="?f76 / 427"/>
            <draw:equation draw:name="f115" draw:formula="?f77 / 424"/>
            <draw:equation draw:name="f116" draw:formula="?f78 / 427"/>
            <draw:equation draw:name="f117" draw:formula="?f79 / 424"/>
            <draw:equation draw:name="f118" draw:formula="?f80 / 427"/>
            <draw:equation draw:name="f119" draw:formula="?f81 / 424"/>
            <draw:equation draw:name="f120" draw:formula="?f82 / 424"/>
            <draw:equation draw:name="f121" draw:formula="?f83 / 424"/>
            <draw:equation draw:name="f122" draw:formula="?f84 / 424"/>
            <draw:equation draw:name="f123" draw:formula="?f85 / 424"/>
            <draw:equation draw:name="f124" draw:formula="?f86 / 427"/>
            <draw:equation draw:name="f125" draw:formula="?f87 / 427"/>
            <draw:equation draw:name="f126" draw:formula="?f88 / 427"/>
            <draw:equation draw:name="f127" draw:formula="?f89 / 427"/>
            <draw:equation draw:name="f128" draw:formula="?f90 / 427"/>
            <draw:equation draw:name="f129" draw:formula="?f91 / 424"/>
            <draw:equation draw:name="f130" draw:formula="?f92 / 427"/>
            <draw:equation draw:name="f131" draw:formula="?f93 / 424"/>
            <draw:equation draw:name="f132" draw:formula="?f94 / 427"/>
            <draw:equation draw:name="f133" draw:formula="?f95 / 424"/>
            <draw:equation draw:name="f134" draw:formula="?f96 / 427"/>
            <draw:equation draw:name="f135" draw:formula="?f97 / 424"/>
            <draw:equation draw:name="f136" draw:formula="?f98 / 427"/>
            <draw:equation draw:name="f137" draw:formula="?f99 / 424"/>
            <draw:equation draw:name="f138" draw:formula="?f100 / 427"/>
            <draw:equation draw:name="f139" draw:formula="?f101 / 424"/>
            <draw:equation draw:name="f140" draw:formula="?f102 / 424"/>
            <draw:equation draw:name="f141" draw:formula="?f103 / 424"/>
            <draw:equation draw:name="f142" draw:formula="?f104 / 424"/>
            <draw:equation draw:name="f143" draw:formula="?f105 / 424"/>
            <draw:equation draw:name="f144" draw:formula="?f106 / 424"/>
            <draw:equation draw:name="f145" draw:formula="?f107 / 427"/>
            <draw:equation draw:name="f146" draw:formula="?f108 / 427"/>
            <draw:equation draw:name="f147" draw:formula="?f109 / 427"/>
            <draw:equation draw:name="f148" draw:formula="?f110 / 427"/>
            <draw:equation draw:name="f149" draw:formula="?f111 / 427"/>
            <draw:equation draw:name="f150" draw:formula="0 / ?f72"/>
            <draw:equation draw:name="f151" draw:formula="?f1 / ?f72"/>
            <draw:equation draw:name="f152" draw:formula="0 / ?f73"/>
            <draw:equation draw:name="f153" draw:formula="?f2 / ?f73"/>
            <draw:equation draw:name="f154" draw:formula="?f112 / ?f72"/>
            <draw:equation draw:name="f155" draw:formula="?f113 / ?f73"/>
            <draw:equation draw:name="f156" draw:formula="?f114 / ?f72"/>
            <draw:equation draw:name="f157" draw:formula="?f115 / ?f73"/>
            <draw:equation draw:name="f158" draw:formula="?f116 / ?f72"/>
            <draw:equation draw:name="f159" draw:formula="?f117 / ?f73"/>
            <draw:equation draw:name="f160" draw:formula="?f118 / ?f72"/>
            <draw:equation draw:name="f161" draw:formula="?f119 / ?f73"/>
            <draw:equation draw:name="f162" draw:formula="?f120 / ?f73"/>
            <draw:equation draw:name="f163" draw:formula="?f121 / ?f73"/>
            <draw:equation draw:name="f164" draw:formula="?f122 / ?f73"/>
            <draw:equation draw:name="f165" draw:formula="?f123 / ?f73"/>
            <draw:equation draw:name="f166" draw:formula="?f124 / ?f72"/>
            <draw:equation draw:name="f167" draw:formula="?f125 / ?f72"/>
            <draw:equation draw:name="f168" draw:formula="?f126 / ?f72"/>
            <draw:equation draw:name="f169" draw:formula="?f127 / ?f72"/>
            <draw:equation draw:name="f170" draw:formula="?f128 / ?f72"/>
            <draw:equation draw:name="f171" draw:formula="?f129 / ?f73"/>
            <draw:equation draw:name="f172" draw:formula="?f130 / ?f72"/>
            <draw:equation draw:name="f173" draw:formula="?f131 / ?f73"/>
            <draw:equation draw:name="f174" draw:formula="?f132 / ?f72"/>
            <draw:equation draw:name="f175" draw:formula="?f133 / ?f73"/>
            <draw:equation draw:name="f176" draw:formula="?f134 / ?f72"/>
            <draw:equation draw:name="f177" draw:formula="?f135 / ?f73"/>
            <draw:equation draw:name="f178" draw:formula="?f136 / ?f72"/>
            <draw:equation draw:name="f179" draw:formula="?f137 / ?f73"/>
            <draw:equation draw:name="f180" draw:formula="?f138 / ?f72"/>
            <draw:equation draw:name="f181" draw:formula="?f139 / ?f73"/>
            <draw:equation draw:name="f182" draw:formula="?f140 / ?f73"/>
            <draw:equation draw:name="f183" draw:formula="?f141 / ?f73"/>
            <draw:equation draw:name="f184" draw:formula="?f142 / ?f73"/>
            <draw:equation draw:name="f185" draw:formula="?f143 / ?f73"/>
            <draw:equation draw:name="f186" draw:formula="?f144 / ?f73"/>
            <draw:equation draw:name="f187" draw:formula="?f145 / ?f72"/>
            <draw:equation draw:name="f188" draw:formula="?f146 / ?f72"/>
            <draw:equation draw:name="f189" draw:formula="?f147 / ?f72"/>
            <draw:equation draw:name="f190" draw:formula="?f148 / ?f72"/>
            <draw:equation draw:name="f191" draw:formula="?f149 / ?f72"/>
          </draw:enhanced-geometry>
        </draw:custom-shape>
        <draw:custom-shape svg:x="1.59156in" svg:y="7.20996in" svg:width="0.18882in" svg:height="0.19205in" draw:id="id97" draw:style-name="a149" draw:name="Freeform 23">
          <svg:title/>
          <svg:desc/>
          <text:p text:style-name="a148" text:class-names="" text:cond-style-name=""><text:span text:style-name="a147" text:class-names=""/></text:p>
          <draw:enhanced-geometry xmlns:dr3d="urn:oasis:names:tc:opendocument:xmlns:dr3d:1.0" draw:type="non-primitive" svg:viewBox="0 0 409 416" draw:enhanced-path="M ?f3 ?f0 L ?f4 ?f0 ?f1 ?f2 ?f5 ?f2 ?f6 ?f7 ?f8 ?f9 ?f10 ?f10 ?f11 ?f12 ?f13 ?f14 ?f15 ?f16 ?f17 ?f18 ?f19 ?f20 ?f21 ?f20 ?f22 ?f18 ?f23 ?f24 ?f25 ?f26 ?f27 ?f12 ?f28 ?f10 ?f29 ?f30 ?f31 ?f7 ?f32 ?f2 ?f0 ?f2 ?f3 ?f0 Z N" draw:text-areas="?f107 ?f109 ?f108 ?f110" draw:glue-points="?f111 ?f112 ?f113 ?f112 ?f114 ?f115 ?f116 ?f115 ?f117 ?f118 ?f119 ?f120 ?f121 ?f122 ?f123 ?f124 ?f125 ?f126 ?f127 ?f128 ?f129 ?f130 ?f131 ?f132 ?f133 ?f132 ?f134 ?f130 ?f135 ?f136 ?f137 ?f138 ?f139 ?f124 ?f140 ?f122 ?f141 ?f142 ?f143 ?f118 ?f144 ?f115 ?f145 ?f115 ?f111 ?f112" draw:glue-point-leaving-directions="-90, -90, -90, -90, -90, -90, -90, -90, -90, -90, -90, -90, -90, -90, -90, -90, -90, -90, -90, -90, -90, -90, -90">
            <draw:equation draw:name="f0" draw:formula="0"/>
            <draw:equation draw:name="f1" draw:formula="409"/>
            <draw:equation draw:name="f2" draw:formula="416"/>
            <draw:equation draw:name="f3" draw:formula="163"/>
            <draw:equation draw:name="f4" draw:formula="238"/>
            <draw:equation draw:name="f5" draw:formula="309"/>
            <draw:equation draw:name="f6" draw:formula="269"/>
            <draw:equation draw:name="f7" draw:formula="317"/>
            <draw:equation draw:name="f8" draw:formula="266"/>
            <draw:equation draw:name="f9" draw:formula="311"/>
            <draw:equation draw:name="f10" draw:formula="240"/>
            <draw:equation draw:name="f11" draw:formula="221"/>
            <draw:equation draw:name="f12" draw:formula="184"/>
            <draw:equation draw:name="f13" draw:formula="214"/>
            <draw:equation draw:name="f14" draw:formula="164"/>
            <draw:equation draw:name="f15" draw:formula="210"/>
            <draw:equation draw:name="f16" draw:formula="148"/>
            <draw:equation draw:name="f17" draw:formula="206"/>
            <draw:equation draw:name="f18" draw:formula="135"/>
            <draw:equation draw:name="f19" draw:formula="203"/>
            <draw:equation draw:name="f20" draw:formula="124"/>
            <draw:equation draw:name="f21" draw:formula="202"/>
            <draw:equation draw:name="f22" draw:formula="199"/>
            <draw:equation draw:name="f23" draw:formula="195"/>
            <draw:equation draw:name="f24" draw:formula="149"/>
            <draw:equation draw:name="f25" draw:formula="189"/>
            <draw:equation draw:name="f26" draw:formula="165"/>
            <draw:equation draw:name="f27" draw:formula="183"/>
            <draw:equation draw:name="f28" draw:formula="161"/>
            <draw:equation draw:name="f29" draw:formula="136"/>
            <draw:equation draw:name="f30" draw:formula="315"/>
            <draw:equation draw:name="f31" draw:formula="134"/>
            <draw:equation draw:name="f32" draw:formula="97"/>
            <draw:equation draw:name="f33" draw:formula="?f2 - ?f0"/>
            <draw:equation draw:name="f34" draw:formula="?f1 - ?f0"/>
            <draw:equation draw:name="f35" draw:formula="?f34 / 409"/>
            <draw:equation draw:name="f36" draw:formula="?f33 / 416"/>
            <draw:equation draw:name="f37" draw:formula="163 * ?f34"/>
            <draw:equation draw:name="f38" draw:formula="0 * ?f33"/>
            <draw:equation draw:name="f39" draw:formula="238 * ?f34"/>
            <draw:equation draw:name="f40" draw:formula="409 * ?f34"/>
            <draw:equation draw:name="f41" draw:formula="416 * ?f33"/>
            <draw:equation draw:name="f42" draw:formula="309 * ?f34"/>
            <draw:equation draw:name="f43" draw:formula="269 * ?f34"/>
            <draw:equation draw:name="f44" draw:formula="317 * ?f33"/>
            <draw:equation draw:name="f45" draw:formula="266 * ?f34"/>
            <draw:equation draw:name="f46" draw:formula="311 * ?f33"/>
            <draw:equation draw:name="f47" draw:formula="240 * ?f34"/>
            <draw:equation draw:name="f48" draw:formula="240 * ?f33"/>
            <draw:equation draw:name="f49" draw:formula="221 * ?f34"/>
            <draw:equation draw:name="f50" draw:formula="184 * ?f33"/>
            <draw:equation draw:name="f51" draw:formula="214 * ?f34"/>
            <draw:equation draw:name="f52" draw:formula="164 * ?f33"/>
            <draw:equation draw:name="f53" draw:formula="210 * ?f34"/>
            <draw:equation draw:name="f54" draw:formula="148 * ?f33"/>
            <draw:equation draw:name="f55" draw:formula="206 * ?f34"/>
            <draw:equation draw:name="f56" draw:formula="135 * ?f33"/>
            <draw:equation draw:name="f57" draw:formula="203 * ?f34"/>
            <draw:equation draw:name="f58" draw:formula="124 * ?f33"/>
            <draw:equation draw:name="f59" draw:formula="202 * ?f34"/>
            <draw:equation draw:name="f60" draw:formula="199 * ?f34"/>
            <draw:equation draw:name="f61" draw:formula="195 * ?f34"/>
            <draw:equation draw:name="f62" draw:formula="149 * ?f33"/>
            <draw:equation draw:name="f63" draw:formula="189 * ?f34"/>
            <draw:equation draw:name="f64" draw:formula="165 * ?f33"/>
            <draw:equation draw:name="f65" draw:formula="183 * ?f34"/>
            <draw:equation draw:name="f66" draw:formula="161 * ?f34"/>
            <draw:equation draw:name="f67" draw:formula="136 * ?f34"/>
            <draw:equation draw:name="f68" draw:formula="315 * ?f33"/>
            <draw:equation draw:name="f69" draw:formula="134 * ?f34"/>
            <draw:equation draw:name="f70" draw:formula="97 * ?f34"/>
            <draw:equation draw:name="f71" draw:formula="0 * ?f34"/>
            <draw:equation draw:name="f72" draw:formula="?f37 / 409"/>
            <draw:equation draw:name="f73" draw:formula="?f38 / 416"/>
            <draw:equation draw:name="f74" draw:formula="?f39 / 409"/>
            <draw:equation draw:name="f75" draw:formula="?f40 / 409"/>
            <draw:equation draw:name="f76" draw:formula="?f41 / 416"/>
            <draw:equation draw:name="f77" draw:formula="?f42 / 409"/>
            <draw:equation draw:name="f78" draw:formula="?f43 / 409"/>
            <draw:equation draw:name="f79" draw:formula="?f44 / 416"/>
            <draw:equation draw:name="f80" draw:formula="?f45 / 409"/>
            <draw:equation draw:name="f81" draw:formula="?f46 / 416"/>
            <draw:equation draw:name="f82" draw:formula="?f47 / 409"/>
            <draw:equation draw:name="f83" draw:formula="?f48 / 416"/>
            <draw:equation draw:name="f84" draw:formula="?f49 / 409"/>
            <draw:equation draw:name="f85" draw:formula="?f50 / 416"/>
            <draw:equation draw:name="f86" draw:formula="?f51 / 409"/>
            <draw:equation draw:name="f87" draw:formula="?f52 / 416"/>
            <draw:equation draw:name="f88" draw:formula="?f53 / 409"/>
            <draw:equation draw:name="f89" draw:formula="?f54 / 416"/>
            <draw:equation draw:name="f90" draw:formula="?f55 / 409"/>
            <draw:equation draw:name="f91" draw:formula="?f56 / 416"/>
            <draw:equation draw:name="f92" draw:formula="?f57 / 409"/>
            <draw:equation draw:name="f93" draw:formula="?f58 / 416"/>
            <draw:equation draw:name="f94" draw:formula="?f59 / 409"/>
            <draw:equation draw:name="f95" draw:formula="?f60 / 409"/>
            <draw:equation draw:name="f96" draw:formula="?f61 / 409"/>
            <draw:equation draw:name="f97" draw:formula="?f62 / 416"/>
            <draw:equation draw:name="f98" draw:formula="?f63 / 409"/>
            <draw:equation draw:name="f99" draw:formula="?f64 / 416"/>
            <draw:equation draw:name="f100" draw:formula="?f65 / 409"/>
            <draw:equation draw:name="f101" draw:formula="?f66 / 409"/>
            <draw:equation draw:name="f102" draw:formula="?f67 / 409"/>
            <draw:equation draw:name="f103" draw:formula="?f68 / 416"/>
            <draw:equation draw:name="f104" draw:formula="?f69 / 409"/>
            <draw:equation draw:name="f105" draw:formula="?f70 / 409"/>
            <draw:equation draw:name="f106" draw:formula="?f71 / 409"/>
            <draw:equation draw:name="f107" draw:formula="0 / ?f35"/>
            <draw:equation draw:name="f108" draw:formula="?f1 / ?f35"/>
            <draw:equation draw:name="f109" draw:formula="0 / ?f36"/>
            <draw:equation draw:name="f110" draw:formula="?f2 / ?f36"/>
            <draw:equation draw:name="f111" draw:formula="?f72 / ?f35"/>
            <draw:equation draw:name="f112" draw:formula="?f73 / ?f36"/>
            <draw:equation draw:name="f113" draw:formula="?f74 / ?f35"/>
            <draw:equation draw:name="f114" draw:formula="?f75 / ?f35"/>
            <draw:equation draw:name="f115" draw:formula="?f76 / ?f36"/>
            <draw:equation draw:name="f116" draw:formula="?f77 / ?f35"/>
            <draw:equation draw:name="f117" draw:formula="?f78 / ?f35"/>
            <draw:equation draw:name="f118" draw:formula="?f79 / ?f36"/>
            <draw:equation draw:name="f119" draw:formula="?f80 / ?f35"/>
            <draw:equation draw:name="f120" draw:formula="?f81 / ?f36"/>
            <draw:equation draw:name="f121" draw:formula="?f82 / ?f35"/>
            <draw:equation draw:name="f122" draw:formula="?f83 / ?f36"/>
            <draw:equation draw:name="f123" draw:formula="?f84 / ?f35"/>
            <draw:equation draw:name="f124" draw:formula="?f85 / ?f36"/>
            <draw:equation draw:name="f125" draw:formula="?f86 / ?f35"/>
            <draw:equation draw:name="f126" draw:formula="?f87 / ?f36"/>
            <draw:equation draw:name="f127" draw:formula="?f88 / ?f35"/>
            <draw:equation draw:name="f128" draw:formula="?f89 / ?f36"/>
            <draw:equation draw:name="f129" draw:formula="?f90 / ?f35"/>
            <draw:equation draw:name="f130" draw:formula="?f91 / ?f36"/>
            <draw:equation draw:name="f131" draw:formula="?f92 / ?f35"/>
            <draw:equation draw:name="f132" draw:formula="?f93 / ?f36"/>
            <draw:equation draw:name="f133" draw:formula="?f94 / ?f35"/>
            <draw:equation draw:name="f134" draw:formula="?f95 / ?f35"/>
            <draw:equation draw:name="f135" draw:formula="?f96 / ?f35"/>
            <draw:equation draw:name="f136" draw:formula="?f97 / ?f36"/>
            <draw:equation draw:name="f137" draw:formula="?f98 / ?f35"/>
            <draw:equation draw:name="f138" draw:formula="?f99 / ?f36"/>
            <draw:equation draw:name="f139" draw:formula="?f100 / ?f35"/>
            <draw:equation draw:name="f140" draw:formula="?f101 / ?f35"/>
            <draw:equation draw:name="f141" draw:formula="?f102 / ?f35"/>
            <draw:equation draw:name="f142" draw:formula="?f103 / ?f36"/>
            <draw:equation draw:name="f143" draw:formula="?f104 / ?f35"/>
            <draw:equation draw:name="f144" draw:formula="?f105 / ?f35"/>
            <draw:equation draw:name="f145" draw:formula="?f106 / ?f35"/>
          </draw:enhanced-geometry>
        </draw:custom-shape>
        <draw:custom-shape svg:x="1.66497in" svg:y="7.31199in" svg:width="0.04017in" svg:height="0.05355in" draw:id="id98" draw:style-name="a152" draw:name="Freeform 24">
          <svg:title/>
          <svg:desc/>
          <text:p text:style-name="a151" text:class-names="" text:cond-style-name=""><text:span text:style-name="a150" text:class-names=""/></text:p>
          <draw:enhanced-geometry xmlns:dr3d="urn:oasis:names:tc:opendocument:xmlns:dr3d:1.0" draw:type="non-primitive" svg:viewBox="0 0 87 116" draw:enhanced-path="M ?f3 ?f0 L ?f1 ?f2 ?f0 ?f2 ?f3 ?f0 Z N" draw:text-areas="?f18 ?f20 ?f19 ?f21" draw:glue-points="?f22 ?f23 ?f24 ?f25 ?f26 ?f25 ?f22 ?f23" draw:glue-point-leaving-directions="-90, -90, -90, -90">
            <draw:equation draw:name="f0" draw:formula="0"/>
            <draw:equation draw:name="f1" draw:formula="87"/>
            <draw:equation draw:name="f2" draw:formula="116"/>
            <draw:equation draw:name="f3" draw:formula="43"/>
            <draw:equation draw:name="f4" draw:formula="?f2 - ?f0"/>
            <draw:equation draw:name="f5" draw:formula="?f1 - ?f0"/>
            <draw:equation draw:name="f6" draw:formula="?f5 / 87"/>
            <draw:equation draw:name="f7" draw:formula="?f4 / 116"/>
            <draw:equation draw:name="f8" draw:formula="43 * ?f5"/>
            <draw:equation draw:name="f9" draw:formula="0 * ?f4"/>
            <draw:equation draw:name="f10" draw:formula="87 * ?f5"/>
            <draw:equation draw:name="f11" draw:formula="116 * ?f4"/>
            <draw:equation draw:name="f12" draw:formula="0 * ?f5"/>
            <draw:equation draw:name="f13" draw:formula="?f8 / 87"/>
            <draw:equation draw:name="f14" draw:formula="?f9 / 116"/>
            <draw:equation draw:name="f15" draw:formula="?f10 / 87"/>
            <draw:equation draw:name="f16" draw:formula="?f11 / 116"/>
            <draw:equation draw:name="f17" draw:formula="?f12 / 87"/>
            <draw:equation draw:name="f18" draw:formula="0 / ?f6"/>
            <draw:equation draw:name="f19" draw:formula="?f1 / ?f6"/>
            <draw:equation draw:name="f20" draw:formula="0 / ?f7"/>
            <draw:equation draw:name="f21" draw:formula="?f2 / ?f7"/>
            <draw:equation draw:name="f22" draw:formula="?f13 / ?f6"/>
            <draw:equation draw:name="f23" draw:formula="?f14 / ?f7"/>
            <draw:equation draw:name="f24" draw:formula="?f15 / ?f6"/>
            <draw:equation draw:name="f25" draw:formula="?f16 / ?f7"/>
            <draw:equation draw:name="f26" draw:formula="?f17 / ?f6"/>
          </draw:enhanced-geometry>
        </draw:custom-shape>
        <draw:custom-shape svg:x="1.75822in" svg:y="7.21089in" svg:width="0.1602in" svg:height="0.19113in" draw:id="id99" draw:style-name="a155" draw:name="Freeform 25">
          <svg:title/>
          <svg:desc/>
          <text:p text:style-name="a154" text:class-names="" text:cond-style-name=""><text:span text:style-name="a153" text:class-names=""/></text:p>
          <draw:enhanced-geometry xmlns:dr3d="urn:oasis:names:tc:opendocument:xmlns:dr3d:1.0" draw:type="non-primitive" svg:viewBox="0 0 347 414" draw:enhanced-path="M ?f0 ?f0 L ?f1 ?f0 ?f3 ?f4 ?f5 ?f4 ?f5 ?f2 ?f6 ?f2 ?f6 ?f4 ?f0 ?f4 ?f0 ?f0 Z N" draw:text-areas="?f27 ?f29 ?f28 ?f30" draw:glue-points="?f31 ?f32 ?f33 ?f32 ?f34 ?f35 ?f36 ?f35 ?f36 ?f37 ?f38 ?f37 ?f38 ?f35 ?f31 ?f35 ?f31 ?f32" draw:glue-point-leaving-directions="-90, -90, -90, -90, -90, -90, -90, -90, -90">
            <draw:equation draw:name="f0" draw:formula="0"/>
            <draw:equation draw:name="f1" draw:formula="347"/>
            <draw:equation draw:name="f2" draw:formula="414"/>
            <draw:equation draw:name="f3" draw:formula="317"/>
            <draw:equation draw:name="f4" draw:formula="77"/>
            <draw:equation draw:name="f5" draw:formula="216"/>
            <draw:equation draw:name="f6" draw:formula="120"/>
            <draw:equation draw:name="f7" draw:formula="?f2 - ?f0"/>
            <draw:equation draw:name="f8" draw:formula="?f1 - ?f0"/>
            <draw:equation draw:name="f9" draw:formula="?f8 / 347"/>
            <draw:equation draw:name="f10" draw:formula="?f7 / 414"/>
            <draw:equation draw:name="f11" draw:formula="0 * ?f8"/>
            <draw:equation draw:name="f12" draw:formula="0 * ?f7"/>
            <draw:equation draw:name="f13" draw:formula="347 * ?f8"/>
            <draw:equation draw:name="f14" draw:formula="317 * ?f8"/>
            <draw:equation draw:name="f15" draw:formula="77 * ?f7"/>
            <draw:equation draw:name="f16" draw:formula="216 * ?f8"/>
            <draw:equation draw:name="f17" draw:formula="414 * ?f7"/>
            <draw:equation draw:name="f18" draw:formula="120 * ?f8"/>
            <draw:equation draw:name="f19" draw:formula="?f11 / 347"/>
            <draw:equation draw:name="f20" draw:formula="?f12 / 414"/>
            <draw:equation draw:name="f21" draw:formula="?f13 / 347"/>
            <draw:equation draw:name="f22" draw:formula="?f14 / 347"/>
            <draw:equation draw:name="f23" draw:formula="?f15 / 414"/>
            <draw:equation draw:name="f24" draw:formula="?f16 / 347"/>
            <draw:equation draw:name="f25" draw:formula="?f17 / 414"/>
            <draw:equation draw:name="f26" draw:formula="?f18 / 347"/>
            <draw:equation draw:name="f27" draw:formula="0 / ?f9"/>
            <draw:equation draw:name="f28" draw:formula="?f1 / ?f9"/>
            <draw:equation draw:name="f29" draw:formula="0 / ?f10"/>
            <draw:equation draw:name="f30" draw:formula="?f2 / ?f10"/>
            <draw:equation draw:name="f31" draw:formula="?f19 / ?f9"/>
            <draw:equation draw:name="f32" draw:formula="?f20 / ?f10"/>
            <draw:equation draw:name="f33" draw:formula="?f21 / ?f9"/>
            <draw:equation draw:name="f34" draw:formula="?f22 / ?f9"/>
            <draw:equation draw:name="f35" draw:formula="?f23 / ?f10"/>
            <draw:equation draw:name="f36" draw:formula="?f24 / ?f9"/>
            <draw:equation draw:name="f37" draw:formula="?f25 / ?f10"/>
            <draw:equation draw:name="f38" draw:formula="?f26 / ?f9"/>
          </draw:enhanced-geometry>
        </draw:custom-shape>
        <draw:custom-shape svg:x="1.93827in" svg:y="7.21043in" svg:width="0.13481in" svg:height="0.19113in" draw:id="id100" draw:style-name="a158" draw:name="Freeform 26">
          <svg:title/>
          <svg:desc/>
          <text:p text:style-name="a157" text:class-names="" text:cond-style-name=""><text:span text:style-name="a156" text:class-names=""/></text:p>
          <draw:enhanced-geometry xmlns:dr3d="urn:oasis:names:tc:opendocument:xmlns:dr3d:1.0" draw:type="non-primitive" svg:viewBox="0 0 292 414" draw:enhanced-path="M ?f0 ?f0 L ?f1 ?f0 ?f1 ?f0 ?f3 ?f4 ?f5 ?f4 ?f5 ?f6 ?f7 ?f6 ?f7 ?f8 ?f5 ?f8 ?f5 ?f9 ?f10 ?f9 ?f11 ?f12 ?f13 ?f2 ?f0 ?f2 ?f0 ?f0 Z N" draw:text-areas="?f48 ?f50 ?f49 ?f51" draw:glue-points="?f52 ?f53 ?f54 ?f53 ?f54 ?f53 ?f55 ?f56 ?f57 ?f56 ?f57 ?f58 ?f59 ?f58 ?f59 ?f60 ?f57 ?f60 ?f57 ?f61 ?f62 ?f61 ?f63 ?f64 ?f65 ?f66 ?f52 ?f66 ?f52 ?f53" draw:glue-point-leaving-directions="-90, -90, -90, -90, -90, -90, -90, -90, -90, -90, -90, -90, -90, -90, -90">
            <draw:equation draw:name="f0" draw:formula="0"/>
            <draw:equation draw:name="f1" draw:formula="292"/>
            <draw:equation draw:name="f2" draw:formula="414"/>
            <draw:equation draw:name="f3" draw:formula="260"/>
            <draw:equation draw:name="f4" draw:formula="77"/>
            <draw:equation draw:name="f5" draw:formula="96"/>
            <draw:equation draw:name="f6" draw:formula="165"/>
            <draw:equation draw:name="f7" draw:formula="233"/>
            <draw:equation draw:name="f8" draw:formula="242"/>
            <draw:equation draw:name="f9" draw:formula="336"/>
            <draw:equation draw:name="f10" draw:formula="258"/>
            <draw:equation draw:name="f11" draw:formula="287"/>
            <draw:equation draw:name="f12" draw:formula="411"/>
            <draw:equation draw:name="f13" draw:formula="289"/>
            <draw:equation draw:name="f14" draw:formula="?f2 - ?f0"/>
            <draw:equation draw:name="f15" draw:formula="?f1 - ?f0"/>
            <draw:equation draw:name="f16" draw:formula="?f15 / 292"/>
            <draw:equation draw:name="f17" draw:formula="?f14 / 414"/>
            <draw:equation draw:name="f18" draw:formula="0 * ?f15"/>
            <draw:equation draw:name="f19" draw:formula="0 * ?f14"/>
            <draw:equation draw:name="f20" draw:formula="292 * ?f15"/>
            <draw:equation draw:name="f21" draw:formula="260 * ?f15"/>
            <draw:equation draw:name="f22" draw:formula="77 * ?f14"/>
            <draw:equation draw:name="f23" draw:formula="96 * ?f15"/>
            <draw:equation draw:name="f24" draw:formula="165 * ?f14"/>
            <draw:equation draw:name="f25" draw:formula="233 * ?f15"/>
            <draw:equation draw:name="f26" draw:formula="242 * ?f14"/>
            <draw:equation draw:name="f27" draw:formula="336 * ?f14"/>
            <draw:equation draw:name="f28" draw:formula="258 * ?f15"/>
            <draw:equation draw:name="f29" draw:formula="287 * ?f15"/>
            <draw:equation draw:name="f30" draw:formula="411 * ?f14"/>
            <draw:equation draw:name="f31" draw:formula="289 * ?f15"/>
            <draw:equation draw:name="f32" draw:formula="414 * ?f14"/>
            <draw:equation draw:name="f33" draw:formula="?f18 / 292"/>
            <draw:equation draw:name="f34" draw:formula="?f19 / 414"/>
            <draw:equation draw:name="f35" draw:formula="?f20 / 292"/>
            <draw:equation draw:name="f36" draw:formula="?f21 / 292"/>
            <draw:equation draw:name="f37" draw:formula="?f22 / 414"/>
            <draw:equation draw:name="f38" draw:formula="?f23 / 292"/>
            <draw:equation draw:name="f39" draw:formula="?f24 / 414"/>
            <draw:equation draw:name="f40" draw:formula="?f25 / 292"/>
            <draw:equation draw:name="f41" draw:formula="?f26 / 414"/>
            <draw:equation draw:name="f42" draw:formula="?f27 / 414"/>
            <draw:equation draw:name="f43" draw:formula="?f28 / 292"/>
            <draw:equation draw:name="f44" draw:formula="?f29 / 292"/>
            <draw:equation draw:name="f45" draw:formula="?f30 / 414"/>
            <draw:equation draw:name="f46" draw:formula="?f31 / 292"/>
            <draw:equation draw:name="f47" draw:formula="?f32 / 414"/>
            <draw:equation draw:name="f48" draw:formula="0 / ?f16"/>
            <draw:equation draw:name="f49" draw:formula="?f1 / ?f16"/>
            <draw:equation draw:name="f50" draw:formula="0 / ?f17"/>
            <draw:equation draw:name="f51" draw:formula="?f2 / ?f17"/>
            <draw:equation draw:name="f52" draw:formula="?f33 / ?f16"/>
            <draw:equation draw:name="f53" draw:formula="?f34 / ?f17"/>
            <draw:equation draw:name="f54" draw:formula="?f35 / ?f16"/>
            <draw:equation draw:name="f55" draw:formula="?f36 / ?f16"/>
            <draw:equation draw:name="f56" draw:formula="?f37 / ?f17"/>
            <draw:equation draw:name="f57" draw:formula="?f38 / ?f16"/>
            <draw:equation draw:name="f58" draw:formula="?f39 / ?f17"/>
            <draw:equation draw:name="f59" draw:formula="?f40 / ?f16"/>
            <draw:equation draw:name="f60" draw:formula="?f41 / ?f17"/>
            <draw:equation draw:name="f61" draw:formula="?f42 / ?f17"/>
            <draw:equation draw:name="f62" draw:formula="?f43 / ?f16"/>
            <draw:equation draw:name="f63" draw:formula="?f44 / ?f16"/>
            <draw:equation draw:name="f64" draw:formula="?f45 / ?f17"/>
            <draw:equation draw:name="f65" draw:formula="?f46 / ?f16"/>
            <draw:equation draw:name="f66" draw:formula="?f47 / ?f17"/>
          </draw:enhanced-geometry>
        </draw:custom-shape>
        <draw:custom-shape svg:x="2.08646in" svg:y="7.20904in" svg:width="0.15789in" svg:height="0.19574in" draw:id="id101" draw:style-name="a161" draw:name="Freeform 27">
          <svg:title/>
          <svg:desc/>
          <text:p text:style-name="a160" text:class-names="" text:cond-style-name=""><text:span text:style-name="a159" text:class-names=""/></text:p>
          <draw:enhanced-geometry xmlns:dr3d="urn:oasis:names:tc:opendocument:xmlns:dr3d:1.0" draw:type="non-primitive" svg:viewBox="0 0 342 424" draw:enhanced-path="M ?f4 ?f1 L ?f5 ?f6 ?f7 ?f8 ?f9 ?f10 ?f11 ?f12 ?f13 ?f14 ?f15 ?f16 ?f17 ?f18 ?f19 ?f20 ?f21 ?f18 ?f22 ?f23 ?f24 ?f25 ?f26 ?f27 ?f28 ?f29 ?f30 ?f31 ?f32 ?f33 ?f34 ?f35 ?f36 ?f37 ?f34 ?f38 ?f27 ?f39 ?f40 ?f41 ?f42 ?f43 ?f44 ?f45 ?f46 ?f47 ?f48 ?f11 ?f49 ?f50 ?f51 ?f11 ?f52 ?f47 ?f53 ?f54 ?f2 ?f55 ?f56 ?f57 ?f58 ?f59 ?f60 ?f61 ?f62 ?f3 ?f63 ?f64 ?f65 ?f66 ?f30 ?f67 ?f23 ?f68 ?f69 ?f70 ?f71 ?f72 ?f73 ?f74 ?f75 ?f76 ?f77 ?f78 ?f6 ?f60 ?f1 ?f79 ?f80 ?f0 ?f81 ?f65 ?f82 ?f83 ?f84 ?f23 ?f85 ?f86 ?f87 ?f88 ?f83 ?f82 ?f89 ?f10 ?f90 ?f80 ?f4 ?f1 Z N" draw:text-areas="?f297 ?f299 ?f298 ?f300" draw:glue-points="?f301 ?f302 ?f303 ?f304 ?f305 ?f306 ?f307 ?f308 ?f309 ?f310 ?f311 ?f312 ?f313 ?f314 ?f315 ?f316 ?f317 ?f318 ?f319 ?f316 ?f320 ?f321 ?f322 ?f323 ?f324 ?f325 ?f326 ?f327 ?f328 ?f329 ?f330 ?f331 ?f332 ?f333 ?f334 ?f335 ?f332 ?f336 ?f337 ?f338 ?f339 ?f340 ?f341 ?f342 ?f343 ?f344 ?f345 ?f346 ?f347 ?f348 ?f349 ?f350 ?f351 ?f348 ?f352 ?f346 ?f353 ?f354 ?f355 ?f356 ?f357 ?f358 ?f359 ?f360 ?f361 ?f362 ?f363 ?f364 ?f365 ?f366 ?f367 ?f368 ?f328 ?f369 ?f370 ?f371 ?f372 ?f373 ?f374 ?f375 ?f376 ?f377 ?f378 ?f379 ?f380 ?f381 ?f382 ?f383 ?f384 ?f385 ?f386 ?f387 ?f388 ?f389 ?f390 ?f391 ?f392 ?f321 ?f393 ?f394 ?f395 ?f396 ?f397 ?f398 ?f399 ?f308 ?f400 ?f401 ?f301 ?f302" draw:glue-point-leaving-directions="-90, -90, -90, -90, -90, -90, -90, -90, -90, -90, -90, -90, -90, -90, -90, -90, -90, -90, -90, -90, -90, -90, -90, -90, -90, -90, -90, -90, -90, -90, -90, -90, -90, -90, -90, -90, -90, -90, -90, -90, -90, -90, -90, -90, -90, -90, -90, -90, -90, -90, -90, -90, -90, -90, -90">
            <draw:equation draw:name="f0" draw:formula="180"/>
            <draw:equation draw:name="f1" draw:formula="0"/>
            <draw:equation draw:name="f2" draw:formula="342"/>
            <draw:equation draw:name="f3" draw:formula="424"/>
            <draw:equation draw:name="f4" draw:formula="228"/>
            <draw:equation draw:name="f5" draw:formula="261"/>
            <draw:equation draw:name="f6" draw:formula="1"/>
            <draw:equation draw:name="f7" draw:formula="290"/>
            <draw:equation draw:name="f8" draw:formula="4"/>
            <draw:equation draw:name="f9" draw:formula="317"/>
            <draw:equation draw:name="f10" draw:formula="11"/>
            <draw:equation draw:name="f11" draw:formula="341"/>
            <draw:equation draw:name="f12" draw:formula="19"/>
            <draw:equation draw:name="f13" draw:formula="310"/>
            <draw:equation draw:name="f14" draw:formula="93"/>
            <draw:equation draw:name="f15" draw:formula="284"/>
            <draw:equation draw:name="f16" draw:formula="85"/>
            <draw:equation draw:name="f17" draw:formula="257"/>
            <draw:equation draw:name="f18" draw:formula="81"/>
            <draw:equation draw:name="f19" draw:formula="230"/>
            <draw:equation draw:name="f20" draw:formula="79"/>
            <draw:equation draw:name="f21" draw:formula="202"/>
            <draw:equation draw:name="f22" draw:formula="178"/>
            <draw:equation draw:name="f23" draw:formula="88"/>
            <draw:equation draw:name="f24" draw:formula="157"/>
            <draw:equation draw:name="f25" draw:formula="98"/>
            <draw:equation draw:name="f26" draw:formula="140"/>
            <draw:equation draw:name="f27" draw:formula="111"/>
            <draw:equation draw:name="f28" draw:formula="126"/>
            <draw:equation draw:name="f29" draw:formula="128"/>
            <draw:equation draw:name="f30" draw:formula="115"/>
            <draw:equation draw:name="f31" draw:formula="148"/>
            <draw:equation draw:name="f32" draw:formula="108"/>
            <draw:equation draw:name="f33" draw:formula="168"/>
            <draw:equation draw:name="f34" draw:formula="104"/>
            <draw:equation draw:name="f35" draw:formula="190"/>
            <draw:equation draw:name="f36" draw:formula="102"/>
            <draw:equation draw:name="f37" draw:formula="214"/>
            <draw:equation draw:name="f38" draw:formula="241"/>
            <draw:equation draw:name="f39" draw:formula="267"/>
            <draw:equation draw:name="f40" draw:formula="122"/>
            <draw:equation draw:name="f41" draw:formula="288"/>
            <draw:equation draw:name="f42" draw:formula="137"/>
            <draw:equation draw:name="f43" draw:formula="308"/>
            <draw:equation draw:name="f44" draw:formula="155"/>
            <draw:equation draw:name="f45" draw:formula="323"/>
            <draw:equation draw:name="f46" draw:formula="176"/>
            <draw:equation draw:name="f47" draw:formula="335"/>
            <draw:equation draw:name="f48" draw:formula="201"/>
            <draw:equation draw:name="f49" draw:formula="229"/>
            <draw:equation draw:name="f50" draw:formula="345"/>
            <draw:equation draw:name="f51" draw:formula="258"/>
            <draw:equation draw:name="f52" draw:formula="287"/>
            <draw:equation draw:name="f53" draw:formula="313"/>
            <draw:equation draw:name="f54" draw:formula="325"/>
            <draw:equation draw:name="f55" draw:formula="398"/>
            <draw:equation draw:name="f56" draw:formula="309"/>
            <draw:equation draw:name="f57" draw:formula="410"/>
            <draw:equation draw:name="f58" draw:formula="278"/>
            <draw:equation draw:name="f59" draw:formula="418"/>
            <draw:equation draw:name="f60" draw:formula="247"/>
            <draw:equation draw:name="f61" draw:formula="423"/>
            <draw:equation draw:name="f62" draw:formula="217"/>
            <draw:equation draw:name="f63" draw:formula="179"/>
            <draw:equation draw:name="f64" draw:formula="422"/>
            <draw:equation draw:name="f65" draw:formula="146"/>
            <draw:equation draw:name="f66" draw:formula="416"/>
            <draw:equation draw:name="f67" draw:formula="406"/>
            <draw:equation draw:name="f68" draw:formula="392"/>
            <draw:equation draw:name="f69" draw:formula="66"/>
            <draw:equation draw:name="f70" draw:formula="374"/>
            <draw:equation draw:name="f71" draw:formula="45"/>
            <draw:equation draw:name="f72" draw:formula="355"/>
            <draw:equation draw:name="f73" draw:formula="28"/>
            <draw:equation draw:name="f74" draw:formula="331"/>
            <draw:equation draw:name="f75" draw:formula="16"/>
            <draw:equation draw:name="f76" draw:formula="305"/>
            <draw:equation draw:name="f77" draw:formula="7"/>
            <draw:equation draw:name="f78" draw:formula="277"/>
            <draw:equation draw:name="f79" draw:formula="215"/>
            <draw:equation draw:name="f80" draw:formula="2"/>
            <draw:equation draw:name="f81" draw:formula="10"/>
            <draw:equation draw:name="f82" draw:formula="23"/>
            <draw:equation draw:name="f83" draw:formula="116"/>
            <draw:equation draw:name="f84" draw:formula="40"/>
            <draw:equation draw:name="f85" draw:formula="61"/>
            <draw:equation draw:name="f86" draw:formula="63"/>
            <draw:equation draw:name="f87" draw:formula="87"/>
            <draw:equation draw:name="f88" draw:formula="41"/>
            <draw:equation draw:name="f89" draw:formula="150"/>
            <draw:equation draw:name="f90" draw:formula="187"/>
            <draw:equation draw:name="f91" draw:formula="?f3 - ?f1"/>
            <draw:equation draw:name="f92" draw:formula="?f2 - ?f1"/>
            <draw:equation draw:name="f93" draw:formula="?f92 / 342"/>
            <draw:equation draw:name="f94" draw:formula="?f91 / 424"/>
            <draw:equation draw:name="f95" draw:formula="228 * ?f92"/>
            <draw:equation draw:name="f96" draw:formula="0 * ?f91"/>
            <draw:equation draw:name="f97" draw:formula="261 * ?f92"/>
            <draw:equation draw:name="f98" draw:formula="1 * ?f91"/>
            <draw:equation draw:name="f99" draw:formula="290 * ?f92"/>
            <draw:equation draw:name="f100" draw:formula="4 * ?f91"/>
            <draw:equation draw:name="f101" draw:formula="317 * ?f92"/>
            <draw:equation draw:name="f102" draw:formula="11 * ?f91"/>
            <draw:equation draw:name="f103" draw:formula="341 * ?f92"/>
            <draw:equation draw:name="f104" draw:formula="19 * ?f91"/>
            <draw:equation draw:name="f105" draw:formula="310 * ?f92"/>
            <draw:equation draw:name="f106" draw:formula="93 * ?f91"/>
            <draw:equation draw:name="f107" draw:formula="284 * ?f92"/>
            <draw:equation draw:name="f108" draw:formula="85 * ?f91"/>
            <draw:equation draw:name="f109" draw:formula="257 * ?f92"/>
            <draw:equation draw:name="f110" draw:formula="81 * ?f91"/>
            <draw:equation draw:name="f111" draw:formula="230 * ?f92"/>
            <draw:equation draw:name="f112" draw:formula="79 * ?f91"/>
            <draw:equation draw:name="f113" draw:formula="202 * ?f92"/>
            <draw:equation draw:name="f114" draw:formula="178 * ?f92"/>
            <draw:equation draw:name="f115" draw:formula="88 * ?f91"/>
            <draw:equation draw:name="f116" draw:formula="157 * ?f92"/>
            <draw:equation draw:name="f117" draw:formula="98 * ?f91"/>
            <draw:equation draw:name="f118" draw:formula="140 * ?f92"/>
            <draw:equation draw:name="f119" draw:formula="111 * ?f91"/>
            <draw:equation draw:name="f120" draw:formula="126 * ?f92"/>
            <draw:equation draw:name="f121" draw:formula="128 * ?f91"/>
            <draw:equation draw:name="f122" draw:formula="115 * ?f92"/>
            <draw:equation draw:name="f123" draw:formula="148 * ?f91"/>
            <draw:equation draw:name="f124" draw:formula="108 * ?f92"/>
            <draw:equation draw:name="f125" draw:formula="168 * ?f91"/>
            <draw:equation draw:name="f126" draw:formula="104 * ?f92"/>
            <draw:equation draw:name="f127" draw:formula="190 * ?f91"/>
            <draw:equation draw:name="f128" draw:formula="102 * ?f92"/>
            <draw:equation draw:name="f129" draw:formula="214 * ?f91"/>
            <draw:equation draw:name="f130" draw:formula="241 * ?f91"/>
            <draw:equation draw:name="f131" draw:formula="111 * ?f92"/>
            <draw:equation draw:name="f132" draw:formula="267 * ?f91"/>
            <draw:equation draw:name="f133" draw:formula="122 * ?f92"/>
            <draw:equation draw:name="f134" draw:formula="288 * ?f91"/>
            <draw:equation draw:name="f135" draw:formula="137 * ?f92"/>
            <draw:equation draw:name="f136" draw:formula="308 * ?f91"/>
            <draw:equation draw:name="f137" draw:formula="155 * ?f92"/>
            <draw:equation draw:name="f138" draw:formula="323 * ?f91"/>
            <draw:equation draw:name="f139" draw:formula="176 * ?f92"/>
            <draw:equation draw:name="f140" draw:formula="335 * ?f91"/>
            <draw:equation draw:name="f141" draw:formula="201 * ?f92"/>
            <draw:equation draw:name="f142" draw:formula="341 * ?f91"/>
            <draw:equation draw:name="f143" draw:formula="229 * ?f92"/>
            <draw:equation draw:name="f144" draw:formula="345 * ?f91"/>
            <draw:equation draw:name="f145" draw:formula="258 * ?f92"/>
            <draw:equation draw:name="f146" draw:formula="287 * ?f92"/>
            <draw:equation draw:name="f147" draw:formula="313 * ?f92"/>
            <draw:equation draw:name="f148" draw:formula="325 * ?f91"/>
            <draw:equation draw:name="f149" draw:formula="342 * ?f92"/>
            <draw:equation draw:name="f150" draw:formula="398 * ?f91"/>
            <draw:equation draw:name="f151" draw:formula="309 * ?f92"/>
            <draw:equation draw:name="f152" draw:formula="410 * ?f91"/>
            <draw:equation draw:name="f153" draw:formula="278 * ?f92"/>
            <draw:equation draw:name="f154" draw:formula="418 * ?f91"/>
            <draw:equation draw:name="f155" draw:formula="247 * ?f92"/>
            <draw:equation draw:name="f156" draw:formula="423 * ?f91"/>
            <draw:equation draw:name="f157" draw:formula="217 * ?f92"/>
            <draw:equation draw:name="f158" draw:formula="424 * ?f91"/>
            <draw:equation draw:name="f159" draw:formula="179 * ?f92"/>
            <draw:equation draw:name="f160" draw:formula="422 * ?f91"/>
            <draw:equation draw:name="f161" draw:formula="146 * ?f92"/>
            <draw:equation draw:name="f162" draw:formula="416 * ?f91"/>
            <draw:equation draw:name="f163" draw:formula="406 * ?f91"/>
            <draw:equation draw:name="f164" draw:formula="88 * ?f92"/>
            <draw:equation draw:name="f165" draw:formula="392 * ?f91"/>
            <draw:equation draw:name="f166" draw:formula="66 * ?f92"/>
            <draw:equation draw:name="f167" draw:formula="374 * ?f91"/>
            <draw:equation draw:name="f168" draw:formula="45 * ?f92"/>
            <draw:equation draw:name="f169" draw:formula="355 * ?f91"/>
            <draw:equation draw:name="f170" draw:formula="28 * ?f92"/>
            <draw:equation draw:name="f171" draw:formula="331 * ?f91"/>
            <draw:equation draw:name="f172" draw:formula="16 * ?f92"/>
            <draw:equation draw:name="f173" draw:formula="305 * ?f91"/>
            <draw:equation draw:name="f174" draw:formula="7 * ?f92"/>
            <draw:equation draw:name="f175" draw:formula="277 * ?f91"/>
            <draw:equation draw:name="f176" draw:formula="1 * ?f92"/>
            <draw:equation draw:name="f177" draw:formula="247 * ?f91"/>
            <draw:equation draw:name="f178" draw:formula="0 * ?f92"/>
            <draw:equation draw:name="f179" draw:formula="215 * ?f91"/>
            <draw:equation draw:name="f180" draw:formula="2 * ?f92"/>
            <draw:equation draw:name="f181" draw:formula="180 * ?f91"/>
            <draw:equation draw:name="f182" draw:formula="10 * ?f92"/>
            <draw:equation draw:name="f183" draw:formula="146 * ?f91"/>
            <draw:equation draw:name="f184" draw:formula="23 * ?f92"/>
            <draw:equation draw:name="f185" draw:formula="116 * ?f91"/>
            <draw:equation draw:name="f186" draw:formula="40 * ?f92"/>
            <draw:equation draw:name="f187" draw:formula="61 * ?f92"/>
            <draw:equation draw:name="f188" draw:formula="63 * ?f91"/>
            <draw:equation draw:name="f189" draw:formula="87 * ?f92"/>
            <draw:equation draw:name="f190" draw:formula="41 * ?f91"/>
            <draw:equation draw:name="f191" draw:formula="116 * ?f92"/>
            <draw:equation draw:name="f192" draw:formula="23 * ?f91"/>
            <draw:equation draw:name="f193" draw:formula="150 * ?f92"/>
            <draw:equation draw:name="f194" draw:formula="187 * ?f92"/>
            <draw:equation draw:name="f195" draw:formula="2 * ?f91"/>
            <draw:equation draw:name="f196" draw:formula="?f95 / 342"/>
            <draw:equation draw:name="f197" draw:formula="?f96 / 424"/>
            <draw:equation draw:name="f198" draw:formula="?f97 / 342"/>
            <draw:equation draw:name="f199" draw:formula="?f98 / 424"/>
            <draw:equation draw:name="f200" draw:formula="?f99 / 342"/>
            <draw:equation draw:name="f201" draw:formula="?f100 / 424"/>
            <draw:equation draw:name="f202" draw:formula="?f101 / 342"/>
            <draw:equation draw:name="f203" draw:formula="?f102 / 424"/>
            <draw:equation draw:name="f204" draw:formula="?f103 / 342"/>
            <draw:equation draw:name="f205" draw:formula="?f104 / 424"/>
            <draw:equation draw:name="f206" draw:formula="?f105 / 342"/>
            <draw:equation draw:name="f207" draw:formula="?f106 / 424"/>
            <draw:equation draw:name="f208" draw:formula="?f107 / 342"/>
            <draw:equation draw:name="f209" draw:formula="?f108 / 424"/>
            <draw:equation draw:name="f210" draw:formula="?f109 / 342"/>
            <draw:equation draw:name="f211" draw:formula="?f110 / 424"/>
            <draw:equation draw:name="f212" draw:formula="?f111 / 342"/>
            <draw:equation draw:name="f213" draw:formula="?f112 / 424"/>
            <draw:equation draw:name="f214" draw:formula="?f113 / 342"/>
            <draw:equation draw:name="f215" draw:formula="?f114 / 342"/>
            <draw:equation draw:name="f216" draw:formula="?f115 / 424"/>
            <draw:equation draw:name="f217" draw:formula="?f116 / 342"/>
            <draw:equation draw:name="f218" draw:formula="?f117 / 424"/>
            <draw:equation draw:name="f219" draw:formula="?f118 / 342"/>
            <draw:equation draw:name="f220" draw:formula="?f119 / 424"/>
            <draw:equation draw:name="f221" draw:formula="?f120 / 342"/>
            <draw:equation draw:name="f222" draw:formula="?f121 / 424"/>
            <draw:equation draw:name="f223" draw:formula="?f122 / 342"/>
            <draw:equation draw:name="f224" draw:formula="?f123 / 424"/>
            <draw:equation draw:name="f225" draw:formula="?f124 / 342"/>
            <draw:equation draw:name="f226" draw:formula="?f125 / 424"/>
            <draw:equation draw:name="f227" draw:formula="?f126 / 342"/>
            <draw:equation draw:name="f228" draw:formula="?f127 / 424"/>
            <draw:equation draw:name="f229" draw:formula="?f128 / 342"/>
            <draw:equation draw:name="f230" draw:formula="?f129 / 424"/>
            <draw:equation draw:name="f231" draw:formula="?f130 / 424"/>
            <draw:equation draw:name="f232" draw:formula="?f131 / 342"/>
            <draw:equation draw:name="f233" draw:formula="?f132 / 424"/>
            <draw:equation draw:name="f234" draw:formula="?f133 / 342"/>
            <draw:equation draw:name="f235" draw:formula="?f134 / 424"/>
            <draw:equation draw:name="f236" draw:formula="?f135 / 342"/>
            <draw:equation draw:name="f237" draw:formula="?f136 / 424"/>
            <draw:equation draw:name="f238" draw:formula="?f137 / 342"/>
            <draw:equation draw:name="f239" draw:formula="?f138 / 424"/>
            <draw:equation draw:name="f240" draw:formula="?f139 / 342"/>
            <draw:equation draw:name="f241" draw:formula="?f140 / 424"/>
            <draw:equation draw:name="f242" draw:formula="?f141 / 342"/>
            <draw:equation draw:name="f243" draw:formula="?f142 / 424"/>
            <draw:equation draw:name="f244" draw:formula="?f143 / 342"/>
            <draw:equation draw:name="f245" draw:formula="?f144 / 424"/>
            <draw:equation draw:name="f246" draw:formula="?f145 / 342"/>
            <draw:equation draw:name="f247" draw:formula="?f146 / 342"/>
            <draw:equation draw:name="f248" draw:formula="?f147 / 342"/>
            <draw:equation draw:name="f249" draw:formula="?f148 / 424"/>
            <draw:equation draw:name="f250" draw:formula="?f149 / 342"/>
            <draw:equation draw:name="f251" draw:formula="?f150 / 424"/>
            <draw:equation draw:name="f252" draw:formula="?f151 / 342"/>
            <draw:equation draw:name="f253" draw:formula="?f152 / 424"/>
            <draw:equation draw:name="f254" draw:formula="?f153 / 342"/>
            <draw:equation draw:name="f255" draw:formula="?f154 / 424"/>
            <draw:equation draw:name="f256" draw:formula="?f155 / 342"/>
            <draw:equation draw:name="f257" draw:formula="?f156 / 424"/>
            <draw:equation draw:name="f258" draw:formula="?f157 / 342"/>
            <draw:equation draw:name="f259" draw:formula="?f158 / 424"/>
            <draw:equation draw:name="f260" draw:formula="?f159 / 342"/>
            <draw:equation draw:name="f261" draw:formula="?f160 / 424"/>
            <draw:equation draw:name="f262" draw:formula="?f161 / 342"/>
            <draw:equation draw:name="f263" draw:formula="?f162 / 424"/>
            <draw:equation draw:name="f264" draw:formula="?f163 / 424"/>
            <draw:equation draw:name="f265" draw:formula="?f164 / 342"/>
            <draw:equation draw:name="f266" draw:formula="?f165 / 424"/>
            <draw:equation draw:name="f267" draw:formula="?f166 / 342"/>
            <draw:equation draw:name="f268" draw:formula="?f167 / 424"/>
            <draw:equation draw:name="f269" draw:formula="?f168 / 342"/>
            <draw:equation draw:name="f270" draw:formula="?f169 / 424"/>
            <draw:equation draw:name="f271" draw:formula="?f170 / 342"/>
            <draw:equation draw:name="f272" draw:formula="?f171 / 424"/>
            <draw:equation draw:name="f273" draw:formula="?f172 / 342"/>
            <draw:equation draw:name="f274" draw:formula="?f173 / 424"/>
            <draw:equation draw:name="f275" draw:formula="?f174 / 342"/>
            <draw:equation draw:name="f276" draw:formula="?f175 / 424"/>
            <draw:equation draw:name="f277" draw:formula="?f176 / 342"/>
            <draw:equation draw:name="f278" draw:formula="?f177 / 424"/>
            <draw:equation draw:name="f279" draw:formula="?f178 / 342"/>
            <draw:equation draw:name="f280" draw:formula="?f179 / 424"/>
            <draw:equation draw:name="f281" draw:formula="?f180 / 342"/>
            <draw:equation draw:name="f282" draw:formula="?f181 / 424"/>
            <draw:equation draw:name="f283" draw:formula="?f182 / 342"/>
            <draw:equation draw:name="f284" draw:formula="?f183 / 424"/>
            <draw:equation draw:name="f285" draw:formula="?f184 / 342"/>
            <draw:equation draw:name="f286" draw:formula="?f185 / 424"/>
            <draw:equation draw:name="f287" draw:formula="?f186 / 342"/>
            <draw:equation draw:name="f288" draw:formula="?f187 / 342"/>
            <draw:equation draw:name="f289" draw:formula="?f188 / 424"/>
            <draw:equation draw:name="f290" draw:formula="?f189 / 342"/>
            <draw:equation draw:name="f291" draw:formula="?f190 / 424"/>
            <draw:equation draw:name="f292" draw:formula="?f191 / 342"/>
            <draw:equation draw:name="f293" draw:formula="?f192 / 424"/>
            <draw:equation draw:name="f294" draw:formula="?f193 / 342"/>
            <draw:equation draw:name="f295" draw:formula="?f194 / 342"/>
            <draw:equation draw:name="f296" draw:formula="?f195 / 424"/>
            <draw:equation draw:name="f297" draw:formula="0 / ?f93"/>
            <draw:equation draw:name="f298" draw:formula="?f2 / ?f93"/>
            <draw:equation draw:name="f299" draw:formula="0 / ?f94"/>
            <draw:equation draw:name="f300" draw:formula="?f3 / ?f94"/>
            <draw:equation draw:name="f301" draw:formula="?f196 / ?f93"/>
            <draw:equation draw:name="f302" draw:formula="?f197 / ?f94"/>
            <draw:equation draw:name="f303" draw:formula="?f198 / ?f93"/>
            <draw:equation draw:name="f304" draw:formula="?f199 / ?f94"/>
            <draw:equation draw:name="f305" draw:formula="?f200 / ?f93"/>
            <draw:equation draw:name="f306" draw:formula="?f201 / ?f94"/>
            <draw:equation draw:name="f307" draw:formula="?f202 / ?f93"/>
            <draw:equation draw:name="f308" draw:formula="?f203 / ?f94"/>
            <draw:equation draw:name="f309" draw:formula="?f204 / ?f93"/>
            <draw:equation draw:name="f310" draw:formula="?f205 / ?f94"/>
            <draw:equation draw:name="f311" draw:formula="?f206 / ?f93"/>
            <draw:equation draw:name="f312" draw:formula="?f207 / ?f94"/>
            <draw:equation draw:name="f313" draw:formula="?f208 / ?f93"/>
            <draw:equation draw:name="f314" draw:formula="?f209 / ?f94"/>
            <draw:equation draw:name="f315" draw:formula="?f210 / ?f93"/>
            <draw:equation draw:name="f316" draw:formula="?f211 / ?f94"/>
            <draw:equation draw:name="f317" draw:formula="?f212 / ?f93"/>
            <draw:equation draw:name="f318" draw:formula="?f213 / ?f94"/>
            <draw:equation draw:name="f319" draw:formula="?f214 / ?f93"/>
            <draw:equation draw:name="f320" draw:formula="?f215 / ?f93"/>
            <draw:equation draw:name="f321" draw:formula="?f216 / ?f94"/>
            <draw:equation draw:name="f322" draw:formula="?f217 / ?f93"/>
            <draw:equation draw:name="f323" draw:formula="?f218 / ?f94"/>
            <draw:equation draw:name="f324" draw:formula="?f219 / ?f93"/>
            <draw:equation draw:name="f325" draw:formula="?f220 / ?f94"/>
            <draw:equation draw:name="f326" draw:formula="?f221 / ?f93"/>
            <draw:equation draw:name="f327" draw:formula="?f222 / ?f94"/>
            <draw:equation draw:name="f328" draw:formula="?f223 / ?f93"/>
            <draw:equation draw:name="f329" draw:formula="?f224 / ?f94"/>
            <draw:equation draw:name="f330" draw:formula="?f225 / ?f93"/>
            <draw:equation draw:name="f331" draw:formula="?f226 / ?f94"/>
            <draw:equation draw:name="f332" draw:formula="?f227 / ?f93"/>
            <draw:equation draw:name="f333" draw:formula="?f228 / ?f94"/>
            <draw:equation draw:name="f334" draw:formula="?f229 / ?f93"/>
            <draw:equation draw:name="f335" draw:formula="?f230 / ?f94"/>
            <draw:equation draw:name="f336" draw:formula="?f231 / ?f94"/>
            <draw:equation draw:name="f337" draw:formula="?f232 / ?f93"/>
            <draw:equation draw:name="f338" draw:formula="?f233 / ?f94"/>
            <draw:equation draw:name="f339" draw:formula="?f234 / ?f93"/>
            <draw:equation draw:name="f340" draw:formula="?f235 / ?f94"/>
            <draw:equation draw:name="f341" draw:formula="?f236 / ?f93"/>
            <draw:equation draw:name="f342" draw:formula="?f237 / ?f94"/>
            <draw:equation draw:name="f343" draw:formula="?f238 / ?f93"/>
            <draw:equation draw:name="f344" draw:formula="?f239 / ?f94"/>
            <draw:equation draw:name="f345" draw:formula="?f240 / ?f93"/>
            <draw:equation draw:name="f346" draw:formula="?f241 / ?f94"/>
            <draw:equation draw:name="f347" draw:formula="?f242 / ?f93"/>
            <draw:equation draw:name="f348" draw:formula="?f243 / ?f94"/>
            <draw:equation draw:name="f349" draw:formula="?f244 / ?f93"/>
            <draw:equation draw:name="f350" draw:formula="?f245 / ?f94"/>
            <draw:equation draw:name="f351" draw:formula="?f246 / ?f93"/>
            <draw:equation draw:name="f352" draw:formula="?f247 / ?f93"/>
            <draw:equation draw:name="f353" draw:formula="?f248 / ?f93"/>
            <draw:equation draw:name="f354" draw:formula="?f249 / ?f94"/>
            <draw:equation draw:name="f355" draw:formula="?f250 / ?f93"/>
            <draw:equation draw:name="f356" draw:formula="?f251 / ?f94"/>
            <draw:equation draw:name="f357" draw:formula="?f252 / ?f93"/>
            <draw:equation draw:name="f358" draw:formula="?f253 / ?f94"/>
            <draw:equation draw:name="f359" draw:formula="?f254 / ?f93"/>
            <draw:equation draw:name="f360" draw:formula="?f255 / ?f94"/>
            <draw:equation draw:name="f361" draw:formula="?f256 / ?f93"/>
            <draw:equation draw:name="f362" draw:formula="?f257 / ?f94"/>
            <draw:equation draw:name="f363" draw:formula="?f258 / ?f93"/>
            <draw:equation draw:name="f364" draw:formula="?f259 / ?f94"/>
            <draw:equation draw:name="f365" draw:formula="?f260 / ?f93"/>
            <draw:equation draw:name="f366" draw:formula="?f261 / ?f94"/>
            <draw:equation draw:name="f367" draw:formula="?f262 / ?f93"/>
            <draw:equation draw:name="f368" draw:formula="?f263 / ?f94"/>
            <draw:equation draw:name="f369" draw:formula="?f264 / ?f94"/>
            <draw:equation draw:name="f370" draw:formula="?f265 / ?f93"/>
            <draw:equation draw:name="f371" draw:formula="?f266 / ?f94"/>
            <draw:equation draw:name="f372" draw:formula="?f267 / ?f93"/>
            <draw:equation draw:name="f373" draw:formula="?f268 / ?f94"/>
            <draw:equation draw:name="f374" draw:formula="?f269 / ?f93"/>
            <draw:equation draw:name="f375" draw:formula="?f270 / ?f94"/>
            <draw:equation draw:name="f376" draw:formula="?f271 / ?f93"/>
            <draw:equation draw:name="f377" draw:formula="?f272 / ?f94"/>
            <draw:equation draw:name="f378" draw:formula="?f273 / ?f93"/>
            <draw:equation draw:name="f379" draw:formula="?f274 / ?f94"/>
            <draw:equation draw:name="f380" draw:formula="?f275 / ?f93"/>
            <draw:equation draw:name="f381" draw:formula="?f276 / ?f94"/>
            <draw:equation draw:name="f382" draw:formula="?f277 / ?f93"/>
            <draw:equation draw:name="f383" draw:formula="?f278 / ?f94"/>
            <draw:equation draw:name="f384" draw:formula="?f279 / ?f93"/>
            <draw:equation draw:name="f385" draw:formula="?f280 / ?f94"/>
            <draw:equation draw:name="f386" draw:formula="?f281 / ?f93"/>
            <draw:equation draw:name="f387" draw:formula="?f282 / ?f94"/>
            <draw:equation draw:name="f388" draw:formula="?f283 / ?f93"/>
            <draw:equation draw:name="f389" draw:formula="?f284 / ?f94"/>
            <draw:equation draw:name="f390" draw:formula="?f285 / ?f93"/>
            <draw:equation draw:name="f391" draw:formula="?f286 / ?f94"/>
            <draw:equation draw:name="f392" draw:formula="?f287 / ?f93"/>
            <draw:equation draw:name="f393" draw:formula="?f288 / ?f93"/>
            <draw:equation draw:name="f394" draw:formula="?f289 / ?f94"/>
            <draw:equation draw:name="f395" draw:formula="?f290 / ?f93"/>
            <draw:equation draw:name="f396" draw:formula="?f291 / ?f94"/>
            <draw:equation draw:name="f397" draw:formula="?f292 / ?f93"/>
            <draw:equation draw:name="f398" draw:formula="?f293 / ?f94"/>
            <draw:equation draw:name="f399" draw:formula="?f294 / ?f93"/>
            <draw:equation draw:name="f400" draw:formula="?f295 / ?f93"/>
            <draw:equation draw:name="f401" draw:formula="?f296 / ?f94"/>
          </draw:enhanced-geometry>
        </draw:custom-shape>
        <draw:custom-shape svg:x="1.42213in" svg:y="7.21089in" svg:width="0.19528in" svg:height="0.19205in" draw:id="id102" draw:style-name="a164" draw:name="Freeform 28">
          <svg:title/>
          <svg:desc/>
          <text:p text:style-name="a163" text:class-names="" text:cond-style-name=""><text:span text:style-name="a162" text:class-names=""/></text:p>
          <draw:enhanced-geometry xmlns:dr3d="urn:oasis:names:tc:opendocument:xmlns:dr3d:1.0" draw:type="non-primitive" svg:viewBox="0 0 423 416" draw:enhanced-path="M ?f0 ?f0 L ?f3 ?f0 ?f4 ?f5 ?f6 ?f7 ?f8 ?f9 ?f10 ?f9 ?f11 ?f7 ?f12 ?f5 ?f13 ?f0 ?f1 ?f0 ?f14 ?f2 ?f15 ?f2 ?f0 ?f0 Z N" draw:text-areas="?f54 ?f56 ?f55 ?f57" draw:glue-points="?f58 ?f59 ?f60 ?f59 ?f61 ?f62 ?f63 ?f64 ?f65 ?f66 ?f67 ?f66 ?f68 ?f64 ?f69 ?f62 ?f70 ?f59 ?f71 ?f59 ?f72 ?f73 ?f74 ?f73 ?f58 ?f59" draw:glue-point-leaving-directions="-90, -90, -90, -90, -90, -90, -90, -90, -90, -90, -90, -90, -90">
            <draw:equation draw:name="f0" draw:formula="0"/>
            <draw:equation draw:name="f1" draw:formula="423"/>
            <draw:equation draw:name="f2" draw:formula="416"/>
            <draw:equation draw:name="f3" draw:formula="103"/>
            <draw:equation draw:name="f4" draw:formula="182"/>
            <draw:equation draw:name="f5" draw:formula="207"/>
            <draw:equation draw:name="f6" draw:formula="198"/>
            <draw:equation draw:name="f7" draw:formula="248"/>
            <draw:equation draw:name="f8" draw:formula="211"/>
            <draw:equation draw:name="f9" draw:formula="287"/>
            <draw:equation draw:name="f10" draw:formula="212"/>
            <draw:equation draw:name="f11" draw:formula="226"/>
            <draw:equation draw:name="f12" draw:formula="242"/>
            <draw:equation draw:name="f13" draw:formula="321"/>
            <draw:equation draw:name="f14" draw:formula="252"/>
            <draw:equation draw:name="f15" draw:formula="172"/>
            <draw:equation draw:name="f16" draw:formula="?f2 - ?f0"/>
            <draw:equation draw:name="f17" draw:formula="?f1 - ?f0"/>
            <draw:equation draw:name="f18" draw:formula="?f17 / 423"/>
            <draw:equation draw:name="f19" draw:formula="?f16 / 416"/>
            <draw:equation draw:name="f20" draw:formula="0 * ?f17"/>
            <draw:equation draw:name="f21" draw:formula="0 * ?f16"/>
            <draw:equation draw:name="f22" draw:formula="103 * ?f17"/>
            <draw:equation draw:name="f23" draw:formula="182 * ?f17"/>
            <draw:equation draw:name="f24" draw:formula="207 * ?f16"/>
            <draw:equation draw:name="f25" draw:formula="198 * ?f17"/>
            <draw:equation draw:name="f26" draw:formula="248 * ?f16"/>
            <draw:equation draw:name="f27" draw:formula="211 * ?f17"/>
            <draw:equation draw:name="f28" draw:formula="287 * ?f16"/>
            <draw:equation draw:name="f29" draw:formula="212 * ?f17"/>
            <draw:equation draw:name="f30" draw:formula="226 * ?f17"/>
            <draw:equation draw:name="f31" draw:formula="242 * ?f17"/>
            <draw:equation draw:name="f32" draw:formula="321 * ?f17"/>
            <draw:equation draw:name="f33" draw:formula="423 * ?f17"/>
            <draw:equation draw:name="f34" draw:formula="252 * ?f17"/>
            <draw:equation draw:name="f35" draw:formula="416 * ?f16"/>
            <draw:equation draw:name="f36" draw:formula="172 * ?f17"/>
            <draw:equation draw:name="f37" draw:formula="?f20 / 423"/>
            <draw:equation draw:name="f38" draw:formula="?f21 / 416"/>
            <draw:equation draw:name="f39" draw:formula="?f22 / 423"/>
            <draw:equation draw:name="f40" draw:formula="?f23 / 423"/>
            <draw:equation draw:name="f41" draw:formula="?f24 / 416"/>
            <draw:equation draw:name="f42" draw:formula="?f25 / 423"/>
            <draw:equation draw:name="f43" draw:formula="?f26 / 416"/>
            <draw:equation draw:name="f44" draw:formula="?f27 / 423"/>
            <draw:equation draw:name="f45" draw:formula="?f28 / 416"/>
            <draw:equation draw:name="f46" draw:formula="?f29 / 423"/>
            <draw:equation draw:name="f47" draw:formula="?f30 / 423"/>
            <draw:equation draw:name="f48" draw:formula="?f31 / 423"/>
            <draw:equation draw:name="f49" draw:formula="?f32 / 423"/>
            <draw:equation draw:name="f50" draw:formula="?f33 / 423"/>
            <draw:equation draw:name="f51" draw:formula="?f34 / 423"/>
            <draw:equation draw:name="f52" draw:formula="?f35 / 416"/>
            <draw:equation draw:name="f53" draw:formula="?f36 / 423"/>
            <draw:equation draw:name="f54" draw:formula="0 / ?f18"/>
            <draw:equation draw:name="f55" draw:formula="?f1 / ?f18"/>
            <draw:equation draw:name="f56" draw:formula="0 / ?f19"/>
            <draw:equation draw:name="f57" draw:formula="?f2 / ?f19"/>
            <draw:equation draw:name="f58" draw:formula="?f37 / ?f18"/>
            <draw:equation draw:name="f59" draw:formula="?f38 / ?f19"/>
            <draw:equation draw:name="f60" draw:formula="?f39 / ?f18"/>
            <draw:equation draw:name="f61" draw:formula="?f40 / ?f18"/>
            <draw:equation draw:name="f62" draw:formula="?f41 / ?f19"/>
            <draw:equation draw:name="f63" draw:formula="?f42 / ?f18"/>
            <draw:equation draw:name="f64" draw:formula="?f43 / ?f19"/>
            <draw:equation draw:name="f65" draw:formula="?f44 / ?f18"/>
            <draw:equation draw:name="f66" draw:formula="?f45 / ?f19"/>
            <draw:equation draw:name="f67" draw:formula="?f46 / ?f18"/>
            <draw:equation draw:name="f68" draw:formula="?f47 / ?f18"/>
            <draw:equation draw:name="f69" draw:formula="?f48 / ?f18"/>
            <draw:equation draw:name="f70" draw:formula="?f49 / ?f18"/>
            <draw:equation draw:name="f71" draw:formula="?f50 / ?f18"/>
            <draw:equation draw:name="f72" draw:formula="?f51 / ?f18"/>
            <draw:equation draw:name="f73" draw:formula="?f52 / ?f19"/>
            <draw:equation draw:name="f74" draw:formula="?f53 / ?f18"/>
          </draw:enhanced-geometry>
        </draw:custom-shape>
      </draw:g>
      <presentation:notes style:page-layout-name="pageLayout2" draw:style-name="a252">
        <draw:frame draw:id="id51" presentation:style-name="a199" draw:name="Kopfzeilenplatzhalter 1" svg:x="0.4487in" svg:y="6.05088in" svg:width="6.54174in" svg:height="0.39212in" presentation:class="header" presentation:placeholder="false">
          <draw:text-box>
            <text:p text:style-name="a198" text:class-names="" text:cond-style-name=""><text:span text:style-name="a197" text:class-names=""/></text:p>
          </draw:text-box>
          <svg:title/>
          <svg:desc/>
        </draw:frame>
        <draw:frame draw:id="id52" presentation:style-name="a203" draw:name="Datumsplatzhalter 2" svg:x="0.46711in" svg:y="5.62136in" svg:width="1.14149in" svg:height="0.39648in" presentation:class="date-time" presentation:placeholder="false">
          <draw:text-box>
            <text:p text:style-name="a202" text:class-names="" text:cond-style-name=""><text:span text:style-name="a200" text:class-names=""><text:date text:fixed="false" style:data-style-name="a201">22.01.2018</text:date></text:span></text:p>
          </draw:text-box>
          <svg:title/>
          <svg:desc/>
        </draw:frame>
        <draw:frame draw:id="id53" presentation:style-name="a221" draw:name="Notizenplatzhalter 4" svg:x="7.27014in" svg:y="1.1805in" svg:width="3.06166in" svg:height="5.26921in" presentation:class="notes" presentation:placeholder="false">
          <draw:text-box>
            <text:p text:style-name="a205" text:class-names="" text:cond-style-name=""><text:span text:style-name="a204" text:class-names="">Textmasterformat bearbeiten</text:span></text:p>
            <text:list text:style-name="a208">
              <text:list-item>
                <text:list text:style-name="a208">
                  <text:list-item>
                    <text:p text:style-name="a207" text:class-names="" text:cond-style-name=""><text:span text:style-name="a206" text:class-names="">Zweite Ebene</text:span></text:p>
                  </text:list-item>
                </text:list>
              </text:list-item>
            </text:list>
            <text:list text:style-name="a211">
              <text:list-item>
                <text:list text:style-name="a211">
                  <text:list-item>
                    <text:list text:style-name="a211">
                      <text:list-item>
                        <text:p text:style-name="a210" text:class-names="" text:cond-style-name=""><text:span text:style-name="a209" text:class-names="">Dritte Ebene</text:span></text:p>
                      </text:list-item>
                    </text:list>
                  </text:list-item>
                </text:list>
              </text:list-item>
            </text:list>
            <text:list text:style-name="a214">
              <text:list-item>
                <text:list text:style-name="a214">
                  <text:list-item>
                    <text:list text:style-name="a214">
                      <text:list-item>
                        <text:list text:style-name="a214">
                          <text:list-item>
                            <text:p text:style-name="a213" text:class-names="" text:cond-style-name=""><text:span text:style-name="a212" text:class-names="">Vierte Ebene</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5" text:class-names="">Fünfte Ebene</text:span></text:p>
                              </text:list-item>
                            </text:list>
                          </text:list-item>
                        </text:list>
                      </text:list-item>
                    </text:list>
                  </text:list-item>
                </text:list>
              </text:list-item>
            </text:list>
            <text:list text:style-name="a220">
              <text:list-item>
                <text:list text:style-name="a220">
                  <text:list-item>
                    <text:list text:style-name="a220">
                      <text:list-item>
                        <text:list text:style-name="a220">
                          <text:list-item>
                            <text:list text:style-name="a220">
                              <text:list-item>
                                <text:list text:style-name="a220">
                                  <text:list-item>
                                    <text:list text:style-name="a220">
                                      <text:list-item>
                                        <text:list text:style-name="a220">
                                          <text:list-item>
                                            <text:list text:style-name="a220">
                                              <text:list-item>
                                                <text:p text:style-name="a219" text:class-names="" text:cond-style-name=""><text:span text:style-name="a218" text:class-names=""/></text:p>
                                              </text:list-item>
                                            </text:list>
                                          </text:list-item>
                                        </text:list>
                                      </text:list-item>
                                    </text:list>
                                  </text:list-item>
                                </text:list>
                              </text:list-item>
                            </text:list>
                          </text:list-item>
                        </text:list>
                      </text:list-item>
                    </text:list>
                  </text:list-item>
                </text:list>
              </text:list-item>
            </text:list>
          </draw:text-box>
          <svg:title/>
          <svg:desc/>
        </draw:frame>
        <draw:frame draw:id="id54" presentation:style-name="a224" draw:name="Fußzeilenplatzhalter 5" svg:x="1.6086in" svg:y="5.62136in" svg:width="5.38183in" svg:height="0.39648in" presentation:class="footer" presentation:placeholder="false">
          <draw:text-box>
            <text:p text:style-name="a223" text:class-names="" text:cond-style-name=""><text:span text:style-name="a222" text:class-names=""/></text:p>
          </draw:text-box>
          <svg:title/>
          <svg:desc/>
        </draw:frame>
        <draw:frame draw:id="id55" presentation:style-name="a228" draw:name="Foliennummernplatzhalter 6" svg:x="0.46479in" svg:y="0.64577in" svg:width="6.52564in" svg:height="0.3717in" presentation:class="page-number" presentation:placeholder="false">
          <draw:text-box>
            <text:p text:style-name="a227" text:class-names="" text:cond-style-name=""><text:span text:style-name="a225" text:class-names="">Folie<text:s text:c="1"/></text:span><text:span text:style-name="a226" text:class-names=""><text:page-number style:num-format="1" text:fixed="false"/></text:span></text:p>
          </draw:text-box>
          <svg:title/>
          <svg:desc/>
        </draw:frame>
        <draw:g draw:name="Group 166" draw:id="id56">
          <svg:title/>
          <svg:desc/>
          <draw:custom-shape svg:width="6.53169in" svg:height="4.21424in" draw:id="id81" draw:style-name="a248" draw:transform="translate(-3.26584in -2.10712in) rotate(-3.15905) translate(3.74913in 3.29445in)" draw:name="Rectangle 167">
            <svg:title/>
            <svg:desc/>
            <text:p text:style-name="a247" text:class-names="" text:cond-style-name=""><text:span text:style-name="a246" text:class-names=""/></text:p>
            <draw:enhanced-geometry xmlns:dr3d="urn:oasis:names:tc:opendocument:xmlns:dr3d:1.0" draw:type="non-primitive" svg:viewBox="0 0 21600 21600" draw:enhanced-path="M 0 0 L 21600 0 21600 21600 0 21600 Z N" draw:mirror-vertical="true" draw:mirror-horizontal="true"/>
          </draw:custom-shape>
          <draw:custom-shape svg:width="6.53169in" svg:height="4.24492in" draw:id="id82" draw:style-name="a251" draw:transform="translate(-3.26584in -2.12246in) rotate(-3.14159) translate(3.73363in 3.29612in)" draw:name="Rectangle 168">
            <svg:title/>
            <svg:desc/>
            <text:p text:style-name="a250" text:class-names="" text:cond-style-name=""><text:span text:style-name="a249" text:class-names=""/></text:p>
            <draw:enhanced-geometry xmlns:dr3d="urn:oasis:names:tc:opendocument:xmlns:dr3d:1.0" draw:type="non-primitive" svg:viewBox="0 0 21600 21600" draw:enhanced-path="M 0 0 L 21600 0 21600 21600 0 21600 Z N" draw:mirror-vertical="true" draw:mirror-horizontal="true"/>
          </draw:custom-shape>
        </draw:g>
        <draw:page-thumbnail svg:x="0.73958in" svg:y="1.18056in" svg:width="5.98958in" svg:height="4.23611in" presentation:class="page" draw:id="id57" presentation:style-name="a229" draw:name="Folienbildplatzhalter 37">
          <svg:title/>
          <svg:desc/>
        </draw:page-thumbnail>
        <draw:connector draw:type="line" svg:x1="0.43852in" svg:y1="6.91732in" svg:x2="10.3318in" svg:y2="6.91732in" draw:id="id58" draw:style-name="a230" draw:name="Straight Connector 5">
          <svg:title/>
          <svg:desc/>
        </draw:connector>
        <draw:g draw:name="Gruppieren 93" draw:id="id59">
          <svg:title/>
          <svg:desc/>
          <draw:g draw:name="Gruppieren 41" draw:id="id61">
            <svg:title/>
            <svg:desc/>
            <draw:connector draw:type="line" svg:x1="-0.17934in" svg:y1="1.17186in" svg:x2="-0.0518in" svg:y2="1.17186in" draw:id="id78" draw:style-name="a243" draw:name="Gerade Verbindung 75">
              <svg:title/>
              <svg:desc/>
            </draw:connector>
            <draw:connector draw:type="line" svg:x1="-0.17934in" svg:y1="6.43797in" svg:x2="-0.0518in" svg:y2="6.43797in" draw:id="id79" draw:style-name="a244" draw:name="Gerade Verbindung 76">
              <svg:title/>
              <svg:desc/>
            </draw:connector>
            <draw:connector draw:type="line" svg:x1="-0.17934in" svg:y1="5.43076in" svg:x2="-0.0518in" svg:y2="5.43076in" draw:id="id80" draw:style-name="a245" draw:name="Gerade Verbindung 81">
              <svg:title/>
              <svg:desc/>
            </draw:connector>
          </draw:g>
          <draw:g draw:name="Gruppieren 42" draw:id="id62">
            <svg:title/>
            <svg:desc/>
            <draw:connector draw:type="line" svg:x1="0.39684in" svg:y1="7.52696in" svg:x2="0.51392in" svg:y2="7.52696in" draw:id="id73" draw:style-name="a239" draw:transform="translate(-0.45538in -7.52696in) rotate(-1.5708) translate(0.45538in 7.52696in)" draw:name="Gerade Verbindung 73">
              <svg:title/>
              <svg:desc/>
            </draw:connector>
            <draw:connector draw:type="line" svg:x1="6.94989in" svg:y1="7.52696in" svg:x2="7.06697in" svg:y2="7.52696in" draw:id="id74" draw:style-name="a240" draw:transform="translate(-7.00843in -7.52696in) rotate(-1.5708) translate(7.00843in 7.52696in)" draw:name="Gerade Verbindung 69">
              <svg:title/>
              <svg:desc/>
            </draw:connector>
            <draw:g draw:name="Gruppieren 66" draw:id="id75">
              <svg:title/>
              <svg:desc/>
              <draw:connector draw:type="line" svg:x1="10.26385in" svg:y1="7.52696in" svg:x2="10.38093in" svg:y2="7.52696in" draw:id="id76" draw:style-name="a241" draw:transform="translate(-10.32239in -7.52696in) rotate(-1.5708) translate(10.32239in 7.52696in)" draw:name="Gerade Verbindung 67">
                <svg:title/>
                <svg:desc/>
              </draw:connector>
              <draw:connector draw:type="line" svg:x1="7.20735in" svg:y1="7.52695in" svg:x2="7.32442in" svg:y2="7.52695in" draw:id="id77" draw:style-name="a242" draw:transform="translate(-7.26589in -7.52695in) rotate(-1.5708) translate(7.26589in 7.52695in)" draw:name="Gerade Verbindung 68">
                <svg:title/>
                <svg:desc/>
              </draw:connector>
            </draw:g>
          </draw:g>
          <draw:g draw:name="Gruppieren 83" draw:id="id63">
            <svg:title/>
            <svg:desc/>
            <draw:connector draw:type="line" svg:x1="10.82261in" svg:y1="1.17186in" svg:x2="10.95015in" svg:y2="1.17186in" draw:id="id70" draw:style-name="a236" draw:name="Gerade Verbindung 84">
              <svg:title/>
              <svg:desc/>
            </draw:connector>
            <draw:connector draw:type="line" svg:x1="10.82261in" svg:y1="6.43797in" svg:x2="10.95015in" svg:y2="6.43797in" draw:id="id71" draw:style-name="a237" draw:name="Gerade Verbindung 85">
              <svg:title/>
              <svg:desc/>
            </draw:connector>
            <draw:connector draw:type="line" svg:x1="10.82261in" svg:y1="5.43076in" svg:x2="10.95015in" svg:y2="5.43076in" draw:id="id72" draw:style-name="a238" draw:name="Gerade Verbindung 86">
              <svg:title/>
              <svg:desc/>
            </draw:connector>
          </draw:g>
          <draw:g draw:name="Gruppieren 87" draw:id="id64">
            <svg:title/>
            <svg:desc/>
            <draw:connector draw:type="line" svg:x1="0.39684in" svg:y1="-0.08056in" svg:x2="0.51392in" svg:y2="-0.08056in" draw:id="id65" draw:style-name="a232" draw:transform="translate(-0.45538in 0.08056in) rotate(-1.5708) translate(0.45538in -0.08056in)" draw:name="Gerade Verbindung 88">
              <svg:title/>
              <svg:desc/>
            </draw:connector>
            <draw:connector draw:type="line" svg:x1="6.94989in" svg:y1="-0.08056in" svg:x2="7.06697in" svg:y2="-0.08056in" draw:id="id66" draw:style-name="a233" draw:transform="translate(-7.00843in 0.08056in) rotate(-1.5708) translate(7.00843in -0.08056in)" draw:name="Gerade Verbindung 89">
              <svg:title/>
              <svg:desc/>
            </draw:connector>
            <draw:g draw:name="Gruppieren 90" draw:id="id67">
              <svg:title/>
              <svg:desc/>
              <draw:connector draw:type="line" svg:x1="10.26385in" svg:y1="-0.08056in" svg:x2="10.38093in" svg:y2="-0.08056in" draw:id="id68" draw:style-name="a234" draw:transform="translate(-10.32239in 0.08056in) rotate(-1.5708) translate(10.32239in -0.08056in)" draw:name="Gerade Verbindung 91">
                <svg:title/>
                <svg:desc/>
              </draw:connector>
              <draw:connector draw:type="line" svg:x1="7.20735in" svg:y1="-0.08056in" svg:x2="7.32442in" svg:y2="-0.08056in" draw:id="id69" draw:style-name="a235" draw:transform="translate(-7.26589in 0.08056in) rotate(-1.5708) translate(7.26589in -0.08056in)" draw:name="Gerade Verbindung 92">
                <svg:title/>
                <svg:desc/>
              </draw:connector>
            </draw:g>
          </draw:g>
        </draw:g>
        <draw:frame draw:id="id60" draw:style-name="a231" draw:name="Picture 3" svg:x="9.1537in" svg:y="0.37779in" svg:width="1.1781in" svg:height="0.2734in" style:rel-width="scale" style:rel-height="scale">
          <draw:image xlink:href="media/image1.png" xlink:type="simple" xlink:show="embed" xlink:actuate="onLoad"/>
          <svg:title/>
          <svg:desc/>
        </draw:frame>
      </presentation:notes>
    </style:master-page>
    <style:master-page style:name="Master1-Layout2-cust-Agenda" style:page-layout-name="pageLayout1" draw:style-name="a253">
      <draw:connector draw:type="line" svg:x1="0.53167in" svg:y1="1.43644in" svg:x2="11.16277in" svg:y2="1.43644in" draw:id="id145" draw:layer="Master1-bg" draw:style-name="a254" draw:name="Straight Connector 5">
        <svg:title/>
        <svg:desc/>
      </draw:connector>
      <draw:connector draw:type="line" svg:x1="0.53167in" svg:y1="7.5995in" svg:x2="11.16277in" svg:y2="7.5995in" draw:id="id146" draw:layer="Master1-bg" draw:style-name="a255" draw:name="Straight Connector 5">
        <svg:title/>
        <svg:desc/>
      </draw:connector>
      <draw:g draw:name="Gruppieren 135" draw:id="id147">
        <svg:title/>
        <svg:desc/>
        <draw:g draw:name="Gruppieren 7" draw:id="id164">
          <svg:title/>
          <svg:desc/>
          <draw:connector draw:type="line" svg:x1="-0.16608in" svg:y1="1.60359in" svg:x2="-0.04797in" svg:y2="1.60359in" draw:id="id198" draw:layer="Master1-bg" draw:style-name="a321" draw:name="Gerade Verbindung 37">
            <svg:title/>
            <svg:desc/>
          </draw:connector>
          <draw:connector draw:type="line" svg:x1="-0.16608in" svg:y1="7.51631in" svg:x2="-0.04797in" svg:y2="7.51631in" draw:id="id199" draw:layer="Master1-bg" draw:style-name="a322" draw:name="Gerade Verbindung 38">
            <svg:title/>
            <svg:desc/>
          </draw:connector>
          <draw:connector draw:type="line" svg:x1="-0.16608in" svg:y1="4.43215in" svg:x2="-0.04797in" svg:y2="4.43215in" draw:id="id200" draw:layer="Master1-bg" draw:style-name="a323" draw:name="Gerade Verbindung 39">
            <svg:title/>
            <svg:desc/>
          </draw:connector>
          <draw:connector draw:type="line" svg:x1="-0.16608in" svg:y1="4.66484in" svg:x2="-0.04797in" svg:y2="4.66484in" draw:id="id201" draw:layer="Master1-bg" draw:style-name="a324" draw:name="Gerade Verbindung 40">
            <svg:title/>
            <svg:desc/>
          </draw:connector>
          <draw:connector draw:type="line" svg:x1="-0.16608in" svg:y1="3.41482in" svg:x2="-0.04797in" svg:y2="3.41482in" draw:id="id202" draw:layer="Master1-bg" draw:style-name="a325" draw:name="Gerade Verbindung 82">
            <svg:title/>
            <svg:desc/>
          </draw:connector>
          <draw:connector draw:type="line" svg:x1="-0.16608in" svg:y1="3.64751in" svg:x2="-0.04797in" svg:y2="3.64751in" draw:id="id203" draw:layer="Master1-bg" draw:style-name="a326" draw:name="Gerade Verbindung 83">
            <svg:title/>
            <svg:desc/>
          </draw:connector>
          <draw:connector draw:type="line" svg:x1="-0.16608in" svg:y1="5.46229in" svg:x2="-0.04797in" svg:y2="5.46229in" draw:id="id204" draw:layer="Master1-bg" draw:style-name="a327" draw:name="Gerade Verbindung 85">
            <svg:title/>
            <svg:desc/>
          </draw:connector>
          <draw:connector draw:type="line" svg:x1="-0.16608in" svg:y1="5.69498in" svg:x2="-0.04797in" svg:y2="5.69498in" draw:id="id205" draw:layer="Master1-bg" draw:style-name="a328" draw:name="Gerade Verbindung 86">
            <svg:title/>
            <svg:desc/>
          </draw:connector>
        </draw:g>
        <draw:g draw:name="Gruppieren 8" draw:id="id165">
          <svg:title/>
          <svg:desc/>
          <draw:g draw:name="Gruppieren 26" draw:id="id187">
            <svg:title/>
            <svg:desc/>
            <draw:connector draw:type="line" svg:x1="3.85883in" svg:y1="8.36731in" svg:x2="3.97693in" svg:y2="8.36731in" draw:id="id195" draw:layer="Master1-bg" draw:style-name="a318" draw:transform="translate(-3.91788in -8.36731in) rotate(-1.5708) translate(3.91788in 8.36731in)" draw:name="Gerade Verbindung 34">
              <svg:title/>
              <svg:desc/>
            </draw:connector>
            <draw:connector draw:type="line" svg:x1="0.47261in" svg:y1="8.36731in" svg:x2="0.59073in" svg:y2="8.36731in" draw:id="id196" draw:layer="Master1-bg" draw:style-name="a319" draw:transform="translate(-0.53167in -8.36731in) rotate(-1.5708) translate(0.53167in 8.36731in)" draw:name="Gerade Verbindung 35">
              <svg:title/>
              <svg:desc/>
            </draw:connector>
            <draw:connector draw:type="line" svg:x1="5.67011in" svg:y1="8.3673in" svg:x2="5.78823in" svg:y2="8.3673in" draw:id="id197" draw:layer="Master1-bg" draw:style-name="a320" draw:transform="translate(-5.72917in -8.3673in) rotate(-1.5708) translate(5.72917in 8.3673in)" draw:name="Gerade Verbindung 36">
              <svg:title/>
              <svg:desc/>
            </draw:connector>
          </draw:g>
          <draw:g draw:name="Gruppieren 27" draw:id="id188">
            <svg:title/>
            <svg:desc/>
            <draw:connector draw:type="line" svg:x1="7.48087in" svg:y1="8.36732in" svg:x2="7.59898in" svg:y2="8.36732in" draw:id="id192" draw:layer="Master1-bg" draw:style-name="a315" draw:transform="translate(-7.53993in -8.36732in) rotate(-1.5708) translate(7.53993in 8.36732in)" draw:name="Gerade Verbindung 31">
              <svg:title/>
              <svg:desc/>
            </draw:connector>
            <draw:connector draw:type="line" svg:x1="4.09298in" svg:y1="8.3673in" svg:x2="4.21109in" svg:y2="8.3673in" draw:id="id193" draw:layer="Master1-bg" draw:style-name="a316" draw:transform="translate(-4.15204in -8.3673in) rotate(-1.5708) translate(4.15204in 8.3673in)" draw:name="Gerade Verbindung 32">
              <svg:title/>
              <svg:desc/>
            </draw:connector>
            <draw:connector draw:type="line" svg:x1="5.90427in" svg:y1="8.36732in" svg:x2="6.02238in" svg:y2="8.36732in" draw:id="id194" draw:layer="Master1-bg" draw:style-name="a317" draw:transform="translate(-5.96333in -8.36732in) rotate(-1.5708) translate(5.96333in 8.36732in)" draw:name="Gerade Verbindung 33">
              <svg:title/>
              <svg:desc/>
            </draw:connector>
          </draw:g>
          <draw:g draw:name="Gruppieren 28" draw:id="id189">
            <svg:title/>
            <svg:desc/>
            <draw:connector draw:type="line" svg:x1="11.10371in" svg:y1="8.36732in" svg:x2="11.22182in" svg:y2="8.36732in" draw:id="id190" draw:layer="Master1-bg" draw:style-name="a313" draw:transform="translate(-11.16277in -8.36732in) rotate(-1.5708) translate(11.16277in 8.36732in)" draw:name="Gerade Verbindung 29">
              <svg:title/>
              <svg:desc/>
            </draw:connector>
            <draw:connector draw:type="line" svg:x1="7.71751in" svg:y1="8.36732in" svg:x2="7.83562in" svg:y2="8.36732in" draw:id="id191" draw:layer="Master1-bg" draw:style-name="a314" draw:transform="translate(-7.77657in -8.36732in) rotate(-1.5708) translate(7.77657in 8.36732in)" draw:name="Gerade Verbindung 30">
              <svg:title/>
              <svg:desc/>
            </draw:connector>
          </draw:g>
        </draw:g>
        <draw:g draw:name="Gruppieren 9" draw:id="id166">
          <svg:title/>
          <svg:desc/>
          <draw:g draw:name="Gruppieren 15" draw:id="id176">
            <svg:title/>
            <svg:desc/>
            <draw:connector draw:type="line" svg:x1="3.85883in" svg:y1="-0.08128in" svg:x2="3.97693in" svg:y2="-0.08128in" draw:id="id184" draw:layer="Master1-bg" draw:style-name="a310" draw:transform="translate(-3.91788in 0.08128in) rotate(-1.5708) translate(3.91788in -0.08128in)" draw:name="Gerade Verbindung 23">
              <svg:title/>
              <svg:desc/>
            </draw:connector>
            <draw:connector draw:type="line" svg:x1="0.47261in" svg:y1="-0.08128in" svg:x2="0.59073in" svg:y2="-0.08128in" draw:id="id185" draw:layer="Master1-bg" draw:style-name="a311" draw:transform="translate(-0.53167in 0.08128in) rotate(-1.5708) translate(0.53167in -0.08128in)" draw:name="Gerade Verbindung 24">
              <svg:title/>
              <svg:desc/>
            </draw:connector>
            <draw:connector draw:type="line" svg:x1="5.67011in" svg:y1="-0.08128in" svg:x2="5.78823in" svg:y2="-0.08128in" draw:id="id186" draw:layer="Master1-bg" draw:style-name="a312" draw:transform="translate(-5.72917in 0.08128in) rotate(-1.5708) translate(5.72917in -0.08128in)" draw:name="Gerade Verbindung 25">
              <svg:title/>
              <svg:desc/>
            </draw:connector>
          </draw:g>
          <draw:g draw:name="Gruppieren 16" draw:id="id177">
            <svg:title/>
            <svg:desc/>
            <draw:connector draw:type="line" svg:x1="7.48087in" svg:y1="-0.08127in" svg:x2="7.59898in" svg:y2="-0.08127in" draw:id="id181" draw:layer="Master1-bg" draw:style-name="a307" draw:transform="translate(-7.53993in 0.08127in) rotate(-1.5708) translate(7.53993in -0.08127in)" draw:name="Gerade Verbindung 20">
              <svg:title/>
              <svg:desc/>
            </draw:connector>
            <draw:connector draw:type="line" svg:x1="4.09298in" svg:y1="-0.08128in" svg:x2="4.21109in" svg:y2="-0.08128in" draw:id="id182" draw:layer="Master1-bg" draw:style-name="a308" draw:transform="translate(-4.15204in 0.08128in) rotate(-1.5708) translate(4.15204in -0.08128in)" draw:name="Gerade Verbindung 21">
              <svg:title/>
              <svg:desc/>
            </draw:connector>
            <draw:connector draw:type="line" svg:x1="5.90427in" svg:y1="-0.08127in" svg:x2="6.02238in" svg:y2="-0.08127in" draw:id="id183" draw:layer="Master1-bg" draw:style-name="a309" draw:transform="translate(-5.96333in 0.08127in) rotate(-1.5708) translate(5.96333in -0.08127in)" draw:name="Gerade Verbindung 22">
              <svg:title/>
              <svg:desc/>
            </draw:connector>
          </draw:g>
          <draw:g draw:name="Gruppieren 17" draw:id="id178">
            <svg:title/>
            <svg:desc/>
            <draw:connector draw:type="line" svg:x1="11.10371in" svg:y1="-0.08127in" svg:x2="11.22182in" svg:y2="-0.08127in" draw:id="id179" draw:layer="Master1-bg" draw:style-name="a305" draw:transform="translate(-11.16277in 0.08127in) rotate(-1.5708) translate(11.16277in -0.08127in)" draw:name="Gerade Verbindung 18">
              <svg:title/>
              <svg:desc/>
            </draw:connector>
            <draw:connector draw:type="line" svg:x1="7.71751in" svg:y1="-0.08127in" svg:x2="7.83562in" svg:y2="-0.08127in" draw:id="id180" draw:layer="Master1-bg" draw:style-name="a306" draw:transform="translate(-7.77657in 0.08127in) rotate(-1.5708) translate(7.77657in -0.08127in)" draw:name="Gerade Verbindung 19">
              <svg:title/>
              <svg:desc/>
            </draw:connector>
          </draw:g>
        </draw:g>
        <draw:g draw:name="Gruppieren 139" draw:id="id167">
          <svg:title/>
          <svg:desc/>
          <draw:connector draw:type="line" svg:x1="11.74881in" svg:y1="1.60359in" svg:x2="11.86692in" svg:y2="1.60359in" draw:id="id168" draw:layer="Master1-bg" draw:style-name="a297" draw:name="Gerade Verbindung 140">
            <svg:title/>
            <svg:desc/>
          </draw:connector>
          <draw:connector draw:type="line" svg:x1="11.74881in" svg:y1="7.51631in" svg:x2="11.86692in" svg:y2="7.51631in" draw:id="id169" draw:layer="Master1-bg" draw:style-name="a298" draw:name="Gerade Verbindung 141">
            <svg:title/>
            <svg:desc/>
          </draw:connector>
          <draw:connector draw:type="line" svg:x1="11.74881in" svg:y1="4.43215in" svg:x2="11.86692in" svg:y2="4.43215in" draw:id="id170" draw:layer="Master1-bg" draw:style-name="a299" draw:name="Gerade Verbindung 142">
            <svg:title/>
            <svg:desc/>
          </draw:connector>
          <draw:connector draw:type="line" svg:x1="11.74881in" svg:y1="4.66484in" svg:x2="11.86692in" svg:y2="4.66484in" draw:id="id171" draw:layer="Master1-bg" draw:style-name="a300" draw:name="Gerade Verbindung 143">
            <svg:title/>
            <svg:desc/>
          </draw:connector>
          <draw:connector draw:type="line" svg:x1="11.74881in" svg:y1="3.41482in" svg:x2="11.86692in" svg:y2="3.41482in" draw:id="id172" draw:layer="Master1-bg" draw:style-name="a301" draw:name="Gerade Verbindung 144">
            <svg:title/>
            <svg:desc/>
          </draw:connector>
          <draw:connector draw:type="line" svg:x1="11.74881in" svg:y1="3.64751in" svg:x2="11.86692in" svg:y2="3.64751in" draw:id="id173" draw:layer="Master1-bg" draw:style-name="a302" draw:name="Gerade Verbindung 145">
            <svg:title/>
            <svg:desc/>
          </draw:connector>
          <draw:connector draw:type="line" svg:x1="11.74881in" svg:y1="5.46229in" svg:x2="11.86692in" svg:y2="5.46229in" draw:id="id174" draw:layer="Master1-bg" draw:style-name="a303" draw:name="Gerade Verbindung 146">
            <svg:title/>
            <svg:desc/>
          </draw:connector>
          <draw:connector draw:type="line" svg:x1="11.74881in" svg:y1="5.69498in" svg:x2="11.86692in" svg:y2="5.69498in" draw:id="id175" draw:layer="Master1-bg" draw:style-name="a304" draw:name="Gerade Verbindung 147">
            <svg:title/>
            <svg:desc/>
          </draw:connector>
        </draw:g>
      </draw:g>
      <draw:frame draw:id="id148" draw:layer="Master1-bg" draw:style-name="a256" draw:name="Picture 3" svg:x="10.11667in" svg:y="7.81279in" svg:width="1.0378in" svg:height="0.18137in" style:rel-width="scale" style:rel-height="scale">
        <draw:image xlink:href="media/image1.png" xlink:type="simple" xlink:show="embed" xlink:actuate="onLoad"/>
        <svg:title/>
        <svg:desc/>
      </draw:frame>
      <draw:custom-shape svg:x="0in" svg:y="0in" svg:width="11.69444in" svg:height="8.2691in" draw:id="id149" draw:style-name="a260" draw:name="Rectangle 3">
        <svg:title/>
        <svg:desc/>
        <text:p text:style-name="a258" text:class-names="" text:cond-style-name=""><text:span text:style-name="a257" text:class-names=""/></text:p>
        <draw:enhanced-geometry xmlns:dr3d="urn:oasis:names:tc:opendocument:xmlns:dr3d:1.0" draw:type="non-primitive" svg:viewBox="0 0 21600 21600" draw:enhanced-path="M 0 0 L 21600 0 21600 21600 0 21600 Z N"/>
      </draw:custom-shape>
      <draw:connector draw:type="line" svg:x1="0.27913in" svg:y1="1.86066in" svg:x2="1.46907in" svg:y2="1.86066in" draw:id="id150" draw:style-name="a261" draw:name="Straight Connector 16">
        <svg:title/>
        <svg:desc/>
      </draw:connector>
      <draw:frame draw:id="id151" presentation:style-name="a265" draw:name="Untertitel 2" svg:x="0.53125in" svg:y="2.11381in" svg:width="10.63194in" svg:height="4.5545in" presentation:class="subtitle" presentation:placeholder="false">
        <draw:text-box>
          <text:list text:style-name="a264">
            <text:list-item>
              <text:p text:style-name="a263" text:class-names="" text:cond-style-name=""><text:span text:style-name="a262" text:class-names="">Master-Untertitelformat bearbeiten</text:span></text:p>
            </text:list-item>
          </text:list>
        </draw:text-box>
        <svg:title/>
        <svg:desc/>
      </draw:frame>
      <draw:frame draw:id="id152" presentation:style-name="a268" draw:name="Titel 1" svg:x="0.53125in" svg:y="0.54955in" svg:width="7.00868in" svg:height="1.0596in" presentation:class="title" presentation:placeholder="false">
        <draw:text-box>
          <text:p text:style-name="a267" text:class-names="" text:cond-style-name=""><text:span text:style-name="a266" text:class-names="">Mastertitelformat bearbeiten</text:span></text:p>
        </draw:text-box>
        <svg:title/>
        <svg:desc/>
      </draw:frame>
      <draw:connector draw:type="line" svg:x1="9.31217in" svg:y1="7.0989in" svg:x2="9.31217in" svg:y2="7.51446in" draw:id="id153" draw:style-name="a269" draw:name="Gerade Verbindung 16">
        <svg:title/>
        <svg:desc/>
      </draw:connector>
      <draw:g draw:name="Gruppieren 17" draw:id="id154">
        <svg:title/>
        <svg:desc/>
        <draw:custom-shape svg:x="9.43732in" svg:y="7.16334in" svg:width="0.39518in" svg:height="0.28669in" draw:id="id155" draw:style-name="a272" draw:name="Freeform 7">
          <svg:title/>
          <svg:desc/>
          <text:p text:style-name="a271" text:class-names="" text:cond-style-name=""><text:span text:style-name="a270" text:class-names=""/></text:p>
          <draw:enhanced-geometry xmlns:dr3d="urn:oasis:names:tc:opendocument:xmlns:dr3d:1.0" draw:type="non-primitive" svg:viewBox="0 0 1358900 985838" draw:enhanced-path="M ?f3 ?f4 L ?f5 ?f6 ?f7 ?f6 ?f8 ?f4 Z M ?f9 ?f4 L ?f10 ?f6 ?f11 ?f6 ?f12 ?f4 Z M ?f13 ?f0 L ?f1 ?f0 ?f14 ?f2 ?f0 ?f2 Z N" draw:text-areas="?f19 ?f21 ?f20 ?f22">
            <draw:equation draw:name="f0" draw:formula="0"/>
            <draw:equation draw:name="f1" draw:formula="1358900"/>
            <draw:equation draw:name="f2" draw:formula="985838"/>
            <draw:equation draw:name="f3" draw:formula="889001"/>
            <draw:equation draw:name="f4" draw:formula="163513"/>
            <draw:equation draw:name="f5" draw:formula="636588"/>
            <draw:equation draw:name="f6" draw:formula="820738"/>
            <draw:equation draw:name="f7" draw:formula="800101"/>
            <draw:equation draw:name="f8" draw:formula="1054101"/>
            <draw:equation draw:name="f9" draw:formula="560387"/>
            <draw:equation draw:name="f10" draw:formula="307975"/>
            <draw:equation draw:name="f11" draw:formula="471488"/>
            <draw:equation draw:name="f12" draw:formula="723900"/>
            <draw:equation draw:name="f13" draw:formula="379413"/>
            <draw:equation draw:name="f14" draw:formula="979487"/>
            <draw:equation draw:name="f15" draw:formula="?f2 - ?f0"/>
            <draw:equation draw:name="f16" draw:formula="?f1 - ?f0"/>
            <draw:equation draw:name="f17" draw:formula="?f16 / 1358900"/>
            <draw:equation draw:name="f18" draw:formula="?f15 / 985838"/>
            <draw:equation draw:name="f19" draw:formula="?f0 / ?f17"/>
            <draw:equation draw:name="f20" draw:formula="?f1 / ?f17"/>
            <draw:equation draw:name="f21" draw:formula="?f0 / ?f18"/>
            <draw:equation draw:name="f22" draw:formula="?f2 / ?f18"/>
          </draw:enhanced-geometry>
        </draw:custom-shape>
        <draw:custom-shape svg:x="9.92391in" svg:y="7.21089in" svg:width="0.18236in" svg:height="0.19113in" draw:id="id156" draw:style-name="a275" draw:name="Freeform 8">
          <svg:title/>
          <svg:desc/>
          <text:p text:style-name="a274" text:class-names="" text:cond-style-name=""><text:span text:style-name="a273" text:class-names=""/></text:p>
          <draw:enhanced-geometry xmlns:dr3d="urn:oasis:names:tc:opendocument:xmlns:dr3d:1.0" draw:type="non-primitive" svg:viewBox="0 0 395 414" draw:enhanced-path="M ?f0 ?f0 L ?f3 ?f0 ?f4 ?f5 ?f6 ?f7 ?f8 ?f9 ?f10 ?f9 ?f10 ?f11 ?f8 ?f12 ?f8 ?f13 ?f8 ?f14 ?f8 ?f0 ?f1 ?f0 ?f1 ?f2 ?f15 ?f2 ?f16 ?f17 ?f18 ?f19 ?f3 ?f20 ?f21 ?f20 ?f21 ?f22 ?f3 ?f23 ?f3 ?f24 ?f3 ?f25 ?f3 ?f2 ?f0 ?f2 ?f0 ?f0 Z N" draw:text-areas="?f84 ?f86 ?f85 ?f87" draw:glue-points="?f88 ?f89 ?f90 ?f89 ?f91 ?f92 ?f93 ?f94 ?f95 ?f96 ?f97 ?f96 ?f97 ?f98 ?f95 ?f99 ?f95 ?f100 ?f95 ?f101 ?f95 ?f89 ?f102 ?f89 ?f102 ?f103 ?f104 ?f103 ?f105 ?f106 ?f107 ?f108 ?f90 ?f109 ?f110 ?f109 ?f110 ?f111 ?f90 ?f112 ?f90 ?f113 ?f90 ?f114 ?f90 ?f103 ?f88 ?f103 ?f88 ?f89" draw:glue-point-leaving-directions="-90, -90, -90, -90, -90, -90, -90, -90, -90, -90, -90, -90, -90, -90, -90, -90, -90, -90, -90, -90, -90, -90, -90, -90, -90">
            <draw:equation draw:name="f0" draw:formula="0"/>
            <draw:equation draw:name="f1" draw:formula="395"/>
            <draw:equation draw:name="f2" draw:formula="414"/>
            <draw:equation draw:name="f3" draw:formula="96"/>
            <draw:equation draw:name="f4" draw:formula="262"/>
            <draw:equation draw:name="f5" draw:formula="209"/>
            <draw:equation draw:name="f6" draw:formula="281"/>
            <draw:equation draw:name="f7" draw:formula="234"/>
            <draw:equation draw:name="f8" draw:formula="299"/>
            <draw:equation draw:name="f9" draw:formula="260"/>
            <draw:equation draw:name="f10" draw:formula="300"/>
            <draw:equation draw:name="f11" draw:formula="242"/>
            <draw:equation draw:name="f12" draw:formula="224"/>
            <draw:equation draw:name="f13" draw:formula="206"/>
            <draw:equation draw:name="f14" draw:formula="191"/>
            <draw:equation draw:name="f15" draw:formula="306"/>
            <draw:equation draw:name="f16" draw:formula="135"/>
            <draw:equation draw:name="f17" draw:formula="195"/>
            <draw:equation draw:name="f18" draw:formula="115"/>
            <draw:equation draw:name="f19" draw:formula="171"/>
            <draw:equation draw:name="f20" draw:formula="145"/>
            <draw:equation draw:name="f21" draw:formula="95"/>
            <draw:equation draw:name="f22" draw:formula="157"/>
            <draw:equation draw:name="f23" draw:formula="173"/>
            <draw:equation draw:name="f24" draw:formula="189"/>
            <draw:equation draw:name="f25" draw:formula="203"/>
            <draw:equation draw:name="f26" draw:formula="?f2 - ?f0"/>
            <draw:equation draw:name="f27" draw:formula="?f1 - ?f0"/>
            <draw:equation draw:name="f28" draw:formula="?f27 / 395"/>
            <draw:equation draw:name="f29" draw:formula="?f26 / 414"/>
            <draw:equation draw:name="f30" draw:formula="0 * ?f27"/>
            <draw:equation draw:name="f31" draw:formula="0 * ?f26"/>
            <draw:equation draw:name="f32" draw:formula="96 * ?f27"/>
            <draw:equation draw:name="f33" draw:formula="262 * ?f27"/>
            <draw:equation draw:name="f34" draw:formula="209 * ?f26"/>
            <draw:equation draw:name="f35" draw:formula="281 * ?f27"/>
            <draw:equation draw:name="f36" draw:formula="234 * ?f26"/>
            <draw:equation draw:name="f37" draw:formula="299 * ?f27"/>
            <draw:equation draw:name="f38" draw:formula="260 * ?f26"/>
            <draw:equation draw:name="f39" draw:formula="300 * ?f27"/>
            <draw:equation draw:name="f40" draw:formula="242 * ?f26"/>
            <draw:equation draw:name="f41" draw:formula="224 * ?f26"/>
            <draw:equation draw:name="f42" draw:formula="206 * ?f26"/>
            <draw:equation draw:name="f43" draw:formula="191 * ?f26"/>
            <draw:equation draw:name="f44" draw:formula="395 * ?f27"/>
            <draw:equation draw:name="f45" draw:formula="414 * ?f26"/>
            <draw:equation draw:name="f46" draw:formula="306 * ?f27"/>
            <draw:equation draw:name="f47" draw:formula="135 * ?f27"/>
            <draw:equation draw:name="f48" draw:formula="195 * ?f26"/>
            <draw:equation draw:name="f49" draw:formula="115 * ?f27"/>
            <draw:equation draw:name="f50" draw:formula="171 * ?f26"/>
            <draw:equation draw:name="f51" draw:formula="145 * ?f26"/>
            <draw:equation draw:name="f52" draw:formula="95 * ?f27"/>
            <draw:equation draw:name="f53" draw:formula="157 * ?f26"/>
            <draw:equation draw:name="f54" draw:formula="173 * ?f26"/>
            <draw:equation draw:name="f55" draw:formula="189 * ?f26"/>
            <draw:equation draw:name="f56" draw:formula="203 * ?f26"/>
            <draw:equation draw:name="f57" draw:formula="?f30 / 395"/>
            <draw:equation draw:name="f58" draw:formula="?f31 / 414"/>
            <draw:equation draw:name="f59" draw:formula="?f32 / 395"/>
            <draw:equation draw:name="f60" draw:formula="?f33 / 395"/>
            <draw:equation draw:name="f61" draw:formula="?f34 / 414"/>
            <draw:equation draw:name="f62" draw:formula="?f35 / 395"/>
            <draw:equation draw:name="f63" draw:formula="?f36 / 414"/>
            <draw:equation draw:name="f64" draw:formula="?f37 / 395"/>
            <draw:equation draw:name="f65" draw:formula="?f38 / 414"/>
            <draw:equation draw:name="f66" draw:formula="?f39 / 395"/>
            <draw:equation draw:name="f67" draw:formula="?f40 / 414"/>
            <draw:equation draw:name="f68" draw:formula="?f41 / 414"/>
            <draw:equation draw:name="f69" draw:formula="?f42 / 414"/>
            <draw:equation draw:name="f70" draw:formula="?f43 / 414"/>
            <draw:equation draw:name="f71" draw:formula="?f44 / 395"/>
            <draw:equation draw:name="f72" draw:formula="?f45 / 414"/>
            <draw:equation draw:name="f73" draw:formula="?f46 / 395"/>
            <draw:equation draw:name="f74" draw:formula="?f47 / 395"/>
            <draw:equation draw:name="f75" draw:formula="?f48 / 414"/>
            <draw:equation draw:name="f76" draw:formula="?f49 / 395"/>
            <draw:equation draw:name="f77" draw:formula="?f50 / 414"/>
            <draw:equation draw:name="f78" draw:formula="?f51 / 414"/>
            <draw:equation draw:name="f79" draw:formula="?f52 / 395"/>
            <draw:equation draw:name="f80" draw:formula="?f53 / 414"/>
            <draw:equation draw:name="f81" draw:formula="?f54 / 414"/>
            <draw:equation draw:name="f82" draw:formula="?f55 / 414"/>
            <draw:equation draw:name="f83" draw:formula="?f56 / 414"/>
            <draw:equation draw:name="f84" draw:formula="0 / ?f28"/>
            <draw:equation draw:name="f85" draw:formula="?f1 / ?f28"/>
            <draw:equation draw:name="f86" draw:formula="0 / ?f29"/>
            <draw:equation draw:name="f87" draw:formula="?f2 / ?f29"/>
            <draw:equation draw:name="f88" draw:formula="?f57 / ?f28"/>
            <draw:equation draw:name="f89" draw:formula="?f58 / ?f29"/>
            <draw:equation draw:name="f90" draw:formula="?f59 / ?f28"/>
            <draw:equation draw:name="f91" draw:formula="?f60 / ?f28"/>
            <draw:equation draw:name="f92" draw:formula="?f61 / ?f29"/>
            <draw:equation draw:name="f93" draw:formula="?f62 / ?f28"/>
            <draw:equation draw:name="f94" draw:formula="?f63 / ?f29"/>
            <draw:equation draw:name="f95" draw:formula="?f64 / ?f28"/>
            <draw:equation draw:name="f96" draw:formula="?f65 / ?f29"/>
            <draw:equation draw:name="f97" draw:formula="?f66 / ?f28"/>
            <draw:equation draw:name="f98" draw:formula="?f67 / ?f29"/>
            <draw:equation draw:name="f99" draw:formula="?f68 / ?f29"/>
            <draw:equation draw:name="f100" draw:formula="?f69 / ?f29"/>
            <draw:equation draw:name="f101" draw:formula="?f70 / ?f29"/>
            <draw:equation draw:name="f102" draw:formula="?f71 / ?f28"/>
            <draw:equation draw:name="f103" draw:formula="?f72 / ?f29"/>
            <draw:equation draw:name="f104" draw:formula="?f73 / ?f28"/>
            <draw:equation draw:name="f105" draw:formula="?f74 / ?f28"/>
            <draw:equation draw:name="f106" draw:formula="?f75 / ?f29"/>
            <draw:equation draw:name="f107" draw:formula="?f76 / ?f28"/>
            <draw:equation draw:name="f108" draw:formula="?f77 / ?f29"/>
            <draw:equation draw:name="f109" draw:formula="?f78 / ?f29"/>
            <draw:equation draw:name="f110" draw:formula="?f79 / ?f28"/>
            <draw:equation draw:name="f111" draw:formula="?f80 / ?f29"/>
            <draw:equation draw:name="f112" draw:formula="?f81 / ?f29"/>
            <draw:equation draw:name="f113" draw:formula="?f82 / ?f29"/>
            <draw:equation draw:name="f114" draw:formula="?f83 / ?f29"/>
          </draw:enhanced-geometry>
        </draw:custom-shape>
        <draw:custom-shape svg:x="10.14043in" svg:y="7.20904in" svg:width="0.19713in" svg:height="0.19574in" draw:id="id157" draw:style-name="a278" draw:name="Freeform 9">
          <svg:title/>
          <svg:desc/>
          <text:p text:style-name="a277" text:class-names="" text:cond-style-name=""><text:span text:style-name="a276" text:class-names=""/></text:p>
          <draw:enhanced-geometry xmlns:dr3d="urn:oasis:names:tc:opendocument:xmlns:dr3d:1.0" draw:type="non-primitive" svg:viewBox="0 0 427 424" draw:enhanced-path="M ?f3 ?f4 L ?f5 ?f6 ?f7 ?f8 ?f9 ?f10 ?f11 ?f12 ?f13 ?f14 ?f15 ?f16 ?f17 ?f18 ?f19 ?f20 ?f17 ?f21 ?f15 ?f22 ?f13 ?f23 ?f11 ?f24 ?f9 ?f25 ?f7 ?f26 ?f5 ?f27 ?f3 ?f28 ?f29 ?f27 ?f30 ?f26 ?f31 ?f25 ?f32 ?f24 ?f33 ?f23 ?f34 ?f22 ?f35 ?f21 ?f36 ?f20 ?f35 ?f18 ?f34 ?f16 ?f33 ?f14 ?f32 ?f12 ?f31 ?f10 ?f30 ?f8 ?f29 ?f6 ?f3 ?f4 Z M ?f3 ?f0 L ?f37 ?f38 ?f39 ?f40 ?f41 ?f42 ?f27 ?f43 ?f44 ?f45 ?f46 ?f47 ?f48 ?f49 ?f50 ?f51 ?f2 ?f52 ?f1 ?f20 ?f2 ?f53 ?f50 ?f54 ?f48 ?f55 ?f46 ?f56 ?f44 ?f57 ?f27 ?f58 ?f41 ?f59 ?f39 ?f60 ?f37 ?f61 ?f3 ?f2 ?f62 ?f61 ?f51 ?f60 ?f63 ?f59 ?f64 ?f58 ?f65 ?f57 ?f66 ?f56 ?f67 ?f55 ?f68 ?f54 ?f69 ?f53 ?f0 ?f20 ?f69 ?f52 ?f68 ?f51 ?f67 ?f49 ?f66 ?f47 ?f65 ?f45 ?f64 ?f43 ?f63 ?f42 ?f51 ?f40 ?f62 ?f38 ?f3 ?f0 Z N" draw:text-areas="?f150 ?f152 ?f151 ?f153" draw:glue-points="?f154 ?f155 ?f156 ?f157 ?f158 ?f159 ?f160 ?f161 ?f160 ?f162 ?f158 ?f163 ?f156 ?f164 ?f154 ?f165 ?f166 ?f165 ?f167 ?f164 ?f168 ?f163 ?f169 ?f162 ?f169 ?f161 ?f168 ?f159 ?f167 ?f157 ?f166 ?f155 ?f170 ?f171 ?f172 ?f173 ?f174 ?f175 ?f176 ?f177 ?f178 ?f179 ?f180 ?f181 ?f178 ?f182 ?f176 ?f183 ?f174 ?f184 ?f172 ?f185 ?f170 ?f186 ?f187 ?f185 ?f188 ?f184 ?f189 ?f183 ?f190 ?f182 ?f191 ?f181 ?f190 ?f179 ?f189 ?f177 ?f188 ?f175 ?f187 ?f173 ?f170 ?f171" draw:glue-point-leaving-directions="-90, -90, -90, -90, -90, -90, -90, -90, -90, -90, -90, -90, -90, -90, -90, -90, -90, -90, -90, -90, -90, -90, -90, -90, -90, -90, -90, -90, -90, -90, -90, -90, -90, -90, -90, -90, -90">
            <draw:equation draw:name="f0" draw:formula="0"/>
            <draw:equation draw:name="f1" draw:formula="427"/>
            <draw:equation draw:name="f2" draw:formula="424"/>
            <draw:equation draw:name="f3" draw:formula="214"/>
            <draw:equation draw:name="f4" draw:formula="79"/>
            <draw:equation draw:name="f5" draw:formula="190"/>
            <draw:equation draw:name="f6" draw:formula="81"/>
            <draw:equation draw:name="f7" draw:formula="168"/>
            <draw:equation draw:name="f8" draw:formula="88"/>
            <draw:equation draw:name="f9" draw:formula="149"/>
            <draw:equation draw:name="f10" draw:formula="98"/>
            <draw:equation draw:name="f11" draw:formula="133"/>
            <draw:equation draw:name="f12" draw:formula="113"/>
            <draw:equation draw:name="f13" draw:formula="120"/>
            <draw:equation draw:name="f14" draw:formula="132"/>
            <draw:equation draw:name="f15" draw:formula="111"/>
            <draw:equation draw:name="f16" draw:formula="154"/>
            <draw:equation draw:name="f17" draw:formula="104"/>
            <draw:equation draw:name="f18" draw:formula="181"/>
            <draw:equation draw:name="f19" draw:formula="103"/>
            <draw:equation draw:name="f20" draw:formula="212"/>
            <draw:equation draw:name="f21" draw:formula="242"/>
            <draw:equation draw:name="f22" draw:formula="269"/>
            <draw:equation draw:name="f23" draw:formula="292"/>
            <draw:equation draw:name="f24" draw:formula="311"/>
            <draw:equation draw:name="f25" draw:formula="326"/>
            <draw:equation draw:name="f26" draw:formula="336"/>
            <draw:equation draw:name="f27" draw:formula="343"/>
            <draw:equation draw:name="f28" draw:formula="345"/>
            <draw:equation draw:name="f29" draw:formula="237"/>
            <draw:equation draw:name="f30" draw:formula="259"/>
            <draw:equation draw:name="f31" draw:formula="278"/>
            <draw:equation draw:name="f32" draw:formula="294"/>
            <draw:equation draw:name="f33" draw:formula="307"/>
            <draw:equation draw:name="f34" draw:formula="316"/>
            <draw:equation draw:name="f35" draw:formula="323"/>
            <draw:equation draw:name="f36" draw:formula="325"/>
            <draw:equation draw:name="f37" draw:formula="251"/>
            <draw:equation draw:name="f38" draw:formula="2"/>
            <draw:equation draw:name="f39" draw:formula="285"/>
            <draw:equation draw:name="f40" draw:formula="10"/>
            <draw:equation draw:name="f41" draw:formula="315"/>
            <draw:equation draw:name="f42" draw:formula="21"/>
            <draw:equation draw:name="f43" draw:formula="38"/>
            <draw:equation draw:name="f44" draw:formula="368"/>
            <draw:equation draw:name="f45" draw:formula="58"/>
            <draw:equation draw:name="f46" draw:formula="388"/>
            <draw:equation draw:name="f47" draw:formula="83"/>
            <draw:equation draw:name="f48" draw:formula="405"/>
            <draw:equation draw:name="f49" draw:formula="110"/>
            <draw:equation draw:name="f50" draw:formula="418"/>
            <draw:equation draw:name="f51" draw:formula="142"/>
            <draw:equation draw:name="f52" draw:formula="176"/>
            <draw:equation draw:name="f53" draw:formula="248"/>
            <draw:equation draw:name="f54" draw:formula="282"/>
            <draw:equation draw:name="f55" draw:formula="313"/>
            <draw:equation draw:name="f56" draw:formula="340"/>
            <draw:equation draw:name="f57" draw:formula="365"/>
            <draw:equation draw:name="f58" draw:formula="385"/>
            <draw:equation draw:name="f59" draw:formula="402"/>
            <draw:equation draw:name="f60" draw:formula="414"/>
            <draw:equation draw:name="f61" draw:formula="422"/>
            <draw:equation draw:name="f62" draw:formula="177"/>
            <draw:equation draw:name="f63" draw:formula="112"/>
            <draw:equation draw:name="f64" draw:formula="84"/>
            <draw:equation draw:name="f65" draw:formula="59"/>
            <draw:equation draw:name="f66" draw:formula="39"/>
            <draw:equation draw:name="f67" draw:formula="22"/>
            <draw:equation draw:name="f68" draw:formula="11"/>
            <draw:equation draw:name="f69" draw:formula="3"/>
            <draw:equation draw:name="f70" draw:formula="?f2 - ?f0"/>
            <draw:equation draw:name="f71" draw:formula="?f1 - ?f0"/>
            <draw:equation draw:name="f72" draw:formula="?f71 / 427"/>
            <draw:equation draw:name="f73" draw:formula="?f70 / 424"/>
            <draw:equation draw:name="f74" draw:formula="190 * ?f71"/>
            <draw:equation draw:name="f75" draw:formula="81 * ?f70"/>
            <draw:equation draw:name="f76" draw:formula="149 * ?f71"/>
            <draw:equation draw:name="f77" draw:formula="98 * ?f70"/>
            <draw:equation draw:name="f78" draw:formula="120 * ?f71"/>
            <draw:equation draw:name="f79" draw:formula="132 * ?f70"/>
            <draw:equation draw:name="f80" draw:formula="104 * ?f71"/>
            <draw:equation draw:name="f81" draw:formula="181 * ?f70"/>
            <draw:equation draw:name="f82" draw:formula="242 * ?f70"/>
            <draw:equation draw:name="f83" draw:formula="292 * ?f70"/>
            <draw:equation draw:name="f84" draw:formula="326 * ?f70"/>
            <draw:equation draw:name="f85" draw:formula="343 * ?f70"/>
            <draw:equation draw:name="f86" draw:formula="237 * ?f71"/>
            <draw:equation draw:name="f87" draw:formula="278 * ?f71"/>
            <draw:equation draw:name="f88" draw:formula="307 * ?f71"/>
            <draw:equation draw:name="f89" draw:formula="323 * ?f71"/>
            <draw:equation draw:name="f90" draw:formula="214 * ?f71"/>
            <draw:equation draw:name="f91" draw:formula="0 * ?f70"/>
            <draw:equation draw:name="f92" draw:formula="285 * ?f71"/>
            <draw:equation draw:name="f93" draw:formula="10 * ?f70"/>
            <draw:equation draw:name="f94" draw:formula="343 * ?f71"/>
            <draw:equation draw:name="f95" draw:formula="38 * ?f70"/>
            <draw:equation draw:name="f96" draw:formula="388 * ?f71"/>
            <draw:equation draw:name="f97" draw:formula="83 * ?f70"/>
            <draw:equation draw:name="f98" draw:formula="418 * ?f71"/>
            <draw:equation draw:name="f99" draw:formula="142 * ?f70"/>
            <draw:equation draw:name="f100" draw:formula="427 * ?f71"/>
            <draw:equation draw:name="f101" draw:formula="212 * ?f70"/>
            <draw:equation draw:name="f102" draw:formula="282 * ?f70"/>
            <draw:equation draw:name="f103" draw:formula="340 * ?f70"/>
            <draw:equation draw:name="f104" draw:formula="385 * ?f70"/>
            <draw:equation draw:name="f105" draw:formula="414 * ?f70"/>
            <draw:equation draw:name="f106" draw:formula="424 * ?f70"/>
            <draw:equation draw:name="f107" draw:formula="142 * ?f71"/>
            <draw:equation draw:name="f108" draw:formula="84 * ?f71"/>
            <draw:equation draw:name="f109" draw:formula="39 * ?f71"/>
            <draw:equation draw:name="f110" draw:formula="11 * ?f71"/>
            <draw:equation draw:name="f111" draw:formula="0 * ?f71"/>
            <draw:equation draw:name="f112" draw:formula="?f74 / 427"/>
            <draw:equation draw:name="f113" draw:formula="?f75 / 424"/>
            <draw:equation draw:name="f114" draw:formula="?f76 / 427"/>
            <draw:equation draw:name="f115" draw:formula="?f77 / 424"/>
            <draw:equation draw:name="f116" draw:formula="?f78 / 427"/>
            <draw:equation draw:name="f117" draw:formula="?f79 / 424"/>
            <draw:equation draw:name="f118" draw:formula="?f80 / 427"/>
            <draw:equation draw:name="f119" draw:formula="?f81 / 424"/>
            <draw:equation draw:name="f120" draw:formula="?f82 / 424"/>
            <draw:equation draw:name="f121" draw:formula="?f83 / 424"/>
            <draw:equation draw:name="f122" draw:formula="?f84 / 424"/>
            <draw:equation draw:name="f123" draw:formula="?f85 / 424"/>
            <draw:equation draw:name="f124" draw:formula="?f86 / 427"/>
            <draw:equation draw:name="f125" draw:formula="?f87 / 427"/>
            <draw:equation draw:name="f126" draw:formula="?f88 / 427"/>
            <draw:equation draw:name="f127" draw:formula="?f89 / 427"/>
            <draw:equation draw:name="f128" draw:formula="?f90 / 427"/>
            <draw:equation draw:name="f129" draw:formula="?f91 / 424"/>
            <draw:equation draw:name="f130" draw:formula="?f92 / 427"/>
            <draw:equation draw:name="f131" draw:formula="?f93 / 424"/>
            <draw:equation draw:name="f132" draw:formula="?f94 / 427"/>
            <draw:equation draw:name="f133" draw:formula="?f95 / 424"/>
            <draw:equation draw:name="f134" draw:formula="?f96 / 427"/>
            <draw:equation draw:name="f135" draw:formula="?f97 / 424"/>
            <draw:equation draw:name="f136" draw:formula="?f98 / 427"/>
            <draw:equation draw:name="f137" draw:formula="?f99 / 424"/>
            <draw:equation draw:name="f138" draw:formula="?f100 / 427"/>
            <draw:equation draw:name="f139" draw:formula="?f101 / 424"/>
            <draw:equation draw:name="f140" draw:formula="?f102 / 424"/>
            <draw:equation draw:name="f141" draw:formula="?f103 / 424"/>
            <draw:equation draw:name="f142" draw:formula="?f104 / 424"/>
            <draw:equation draw:name="f143" draw:formula="?f105 / 424"/>
            <draw:equation draw:name="f144" draw:formula="?f106 / 424"/>
            <draw:equation draw:name="f145" draw:formula="?f107 / 427"/>
            <draw:equation draw:name="f146" draw:formula="?f108 / 427"/>
            <draw:equation draw:name="f147" draw:formula="?f109 / 427"/>
            <draw:equation draw:name="f148" draw:formula="?f110 / 427"/>
            <draw:equation draw:name="f149" draw:formula="?f111 / 427"/>
            <draw:equation draw:name="f150" draw:formula="0 / ?f72"/>
            <draw:equation draw:name="f151" draw:formula="?f1 / ?f72"/>
            <draw:equation draw:name="f152" draw:formula="0 / ?f73"/>
            <draw:equation draw:name="f153" draw:formula="?f2 / ?f73"/>
            <draw:equation draw:name="f154" draw:formula="?f112 / ?f72"/>
            <draw:equation draw:name="f155" draw:formula="?f113 / ?f73"/>
            <draw:equation draw:name="f156" draw:formula="?f114 / ?f72"/>
            <draw:equation draw:name="f157" draw:formula="?f115 / ?f73"/>
            <draw:equation draw:name="f158" draw:formula="?f116 / ?f72"/>
            <draw:equation draw:name="f159" draw:formula="?f117 / ?f73"/>
            <draw:equation draw:name="f160" draw:formula="?f118 / ?f72"/>
            <draw:equation draw:name="f161" draw:formula="?f119 / ?f73"/>
            <draw:equation draw:name="f162" draw:formula="?f120 / ?f73"/>
            <draw:equation draw:name="f163" draw:formula="?f121 / ?f73"/>
            <draw:equation draw:name="f164" draw:formula="?f122 / ?f73"/>
            <draw:equation draw:name="f165" draw:formula="?f123 / ?f73"/>
            <draw:equation draw:name="f166" draw:formula="?f124 / ?f72"/>
            <draw:equation draw:name="f167" draw:formula="?f125 / ?f72"/>
            <draw:equation draw:name="f168" draw:formula="?f126 / ?f72"/>
            <draw:equation draw:name="f169" draw:formula="?f127 / ?f72"/>
            <draw:equation draw:name="f170" draw:formula="?f128 / ?f72"/>
            <draw:equation draw:name="f171" draw:formula="?f129 / ?f73"/>
            <draw:equation draw:name="f172" draw:formula="?f130 / ?f72"/>
            <draw:equation draw:name="f173" draw:formula="?f131 / ?f73"/>
            <draw:equation draw:name="f174" draw:formula="?f132 / ?f72"/>
            <draw:equation draw:name="f175" draw:formula="?f133 / ?f73"/>
            <draw:equation draw:name="f176" draw:formula="?f134 / ?f72"/>
            <draw:equation draw:name="f177" draw:formula="?f135 / ?f73"/>
            <draw:equation draw:name="f178" draw:formula="?f136 / ?f72"/>
            <draw:equation draw:name="f179" draw:formula="?f137 / ?f73"/>
            <draw:equation draw:name="f180" draw:formula="?f138 / ?f72"/>
            <draw:equation draw:name="f181" draw:formula="?f139 / ?f73"/>
            <draw:equation draw:name="f182" draw:formula="?f140 / ?f73"/>
            <draw:equation draw:name="f183" draw:formula="?f141 / ?f73"/>
            <draw:equation draw:name="f184" draw:formula="?f142 / ?f73"/>
            <draw:equation draw:name="f185" draw:formula="?f143 / ?f73"/>
            <draw:equation draw:name="f186" draw:formula="?f144 / ?f73"/>
            <draw:equation draw:name="f187" draw:formula="?f145 / ?f72"/>
            <draw:equation draw:name="f188" draw:formula="?f146 / ?f72"/>
            <draw:equation draw:name="f189" draw:formula="?f147 / ?f72"/>
            <draw:equation draw:name="f190" draw:formula="?f148 / ?f72"/>
            <draw:equation draw:name="f191" draw:formula="?f149 / ?f72"/>
          </draw:enhanced-geometry>
        </draw:custom-shape>
        <draw:custom-shape svg:x="10.50145in" svg:y="7.20996in" svg:width="0.18882in" svg:height="0.19205in" draw:id="id158" draw:style-name="a281" draw:name="Freeform 23">
          <svg:title/>
          <svg:desc/>
          <text:p text:style-name="a280" text:class-names="" text:cond-style-name=""><text:span text:style-name="a279" text:class-names=""/></text:p>
          <draw:enhanced-geometry xmlns:dr3d="urn:oasis:names:tc:opendocument:xmlns:dr3d:1.0" draw:type="non-primitive" svg:viewBox="0 0 409 416" draw:enhanced-path="M ?f3 ?f0 L ?f4 ?f0 ?f1 ?f2 ?f5 ?f2 ?f6 ?f7 ?f8 ?f9 ?f10 ?f10 ?f11 ?f12 ?f13 ?f14 ?f15 ?f16 ?f17 ?f18 ?f19 ?f20 ?f21 ?f20 ?f22 ?f18 ?f23 ?f24 ?f25 ?f26 ?f27 ?f12 ?f28 ?f10 ?f29 ?f30 ?f31 ?f7 ?f32 ?f2 ?f0 ?f2 ?f3 ?f0 Z N" draw:text-areas="?f107 ?f109 ?f108 ?f110" draw:glue-points="?f111 ?f112 ?f113 ?f112 ?f114 ?f115 ?f116 ?f115 ?f117 ?f118 ?f119 ?f120 ?f121 ?f122 ?f123 ?f124 ?f125 ?f126 ?f127 ?f128 ?f129 ?f130 ?f131 ?f132 ?f133 ?f132 ?f134 ?f130 ?f135 ?f136 ?f137 ?f138 ?f139 ?f124 ?f140 ?f122 ?f141 ?f142 ?f143 ?f118 ?f144 ?f115 ?f145 ?f115 ?f111 ?f112" draw:glue-point-leaving-directions="-90, -90, -90, -90, -90, -90, -90, -90, -90, -90, -90, -90, -90, -90, -90, -90, -90, -90, -90, -90, -90, -90, -90">
            <draw:equation draw:name="f0" draw:formula="0"/>
            <draw:equation draw:name="f1" draw:formula="409"/>
            <draw:equation draw:name="f2" draw:formula="416"/>
            <draw:equation draw:name="f3" draw:formula="163"/>
            <draw:equation draw:name="f4" draw:formula="238"/>
            <draw:equation draw:name="f5" draw:formula="309"/>
            <draw:equation draw:name="f6" draw:formula="269"/>
            <draw:equation draw:name="f7" draw:formula="317"/>
            <draw:equation draw:name="f8" draw:formula="266"/>
            <draw:equation draw:name="f9" draw:formula="311"/>
            <draw:equation draw:name="f10" draw:formula="240"/>
            <draw:equation draw:name="f11" draw:formula="221"/>
            <draw:equation draw:name="f12" draw:formula="184"/>
            <draw:equation draw:name="f13" draw:formula="214"/>
            <draw:equation draw:name="f14" draw:formula="164"/>
            <draw:equation draw:name="f15" draw:formula="210"/>
            <draw:equation draw:name="f16" draw:formula="148"/>
            <draw:equation draw:name="f17" draw:formula="206"/>
            <draw:equation draw:name="f18" draw:formula="135"/>
            <draw:equation draw:name="f19" draw:formula="203"/>
            <draw:equation draw:name="f20" draw:formula="124"/>
            <draw:equation draw:name="f21" draw:formula="202"/>
            <draw:equation draw:name="f22" draw:formula="199"/>
            <draw:equation draw:name="f23" draw:formula="195"/>
            <draw:equation draw:name="f24" draw:formula="149"/>
            <draw:equation draw:name="f25" draw:formula="189"/>
            <draw:equation draw:name="f26" draw:formula="165"/>
            <draw:equation draw:name="f27" draw:formula="183"/>
            <draw:equation draw:name="f28" draw:formula="161"/>
            <draw:equation draw:name="f29" draw:formula="136"/>
            <draw:equation draw:name="f30" draw:formula="315"/>
            <draw:equation draw:name="f31" draw:formula="134"/>
            <draw:equation draw:name="f32" draw:formula="97"/>
            <draw:equation draw:name="f33" draw:formula="?f2 - ?f0"/>
            <draw:equation draw:name="f34" draw:formula="?f1 - ?f0"/>
            <draw:equation draw:name="f35" draw:formula="?f34 / 409"/>
            <draw:equation draw:name="f36" draw:formula="?f33 / 416"/>
            <draw:equation draw:name="f37" draw:formula="163 * ?f34"/>
            <draw:equation draw:name="f38" draw:formula="0 * ?f33"/>
            <draw:equation draw:name="f39" draw:formula="238 * ?f34"/>
            <draw:equation draw:name="f40" draw:formula="409 * ?f34"/>
            <draw:equation draw:name="f41" draw:formula="416 * ?f33"/>
            <draw:equation draw:name="f42" draw:formula="309 * ?f34"/>
            <draw:equation draw:name="f43" draw:formula="269 * ?f34"/>
            <draw:equation draw:name="f44" draw:formula="317 * ?f33"/>
            <draw:equation draw:name="f45" draw:formula="266 * ?f34"/>
            <draw:equation draw:name="f46" draw:formula="311 * ?f33"/>
            <draw:equation draw:name="f47" draw:formula="240 * ?f34"/>
            <draw:equation draw:name="f48" draw:formula="240 * ?f33"/>
            <draw:equation draw:name="f49" draw:formula="221 * ?f34"/>
            <draw:equation draw:name="f50" draw:formula="184 * ?f33"/>
            <draw:equation draw:name="f51" draw:formula="214 * ?f34"/>
            <draw:equation draw:name="f52" draw:formula="164 * ?f33"/>
            <draw:equation draw:name="f53" draw:formula="210 * ?f34"/>
            <draw:equation draw:name="f54" draw:formula="148 * ?f33"/>
            <draw:equation draw:name="f55" draw:formula="206 * ?f34"/>
            <draw:equation draw:name="f56" draw:formula="135 * ?f33"/>
            <draw:equation draw:name="f57" draw:formula="203 * ?f34"/>
            <draw:equation draw:name="f58" draw:formula="124 * ?f33"/>
            <draw:equation draw:name="f59" draw:formula="202 * ?f34"/>
            <draw:equation draw:name="f60" draw:formula="199 * ?f34"/>
            <draw:equation draw:name="f61" draw:formula="195 * ?f34"/>
            <draw:equation draw:name="f62" draw:formula="149 * ?f33"/>
            <draw:equation draw:name="f63" draw:formula="189 * ?f34"/>
            <draw:equation draw:name="f64" draw:formula="165 * ?f33"/>
            <draw:equation draw:name="f65" draw:formula="183 * ?f34"/>
            <draw:equation draw:name="f66" draw:formula="161 * ?f34"/>
            <draw:equation draw:name="f67" draw:formula="136 * ?f34"/>
            <draw:equation draw:name="f68" draw:formula="315 * ?f33"/>
            <draw:equation draw:name="f69" draw:formula="134 * ?f34"/>
            <draw:equation draw:name="f70" draw:formula="97 * ?f34"/>
            <draw:equation draw:name="f71" draw:formula="0 * ?f34"/>
            <draw:equation draw:name="f72" draw:formula="?f37 / 409"/>
            <draw:equation draw:name="f73" draw:formula="?f38 / 416"/>
            <draw:equation draw:name="f74" draw:formula="?f39 / 409"/>
            <draw:equation draw:name="f75" draw:formula="?f40 / 409"/>
            <draw:equation draw:name="f76" draw:formula="?f41 / 416"/>
            <draw:equation draw:name="f77" draw:formula="?f42 / 409"/>
            <draw:equation draw:name="f78" draw:formula="?f43 / 409"/>
            <draw:equation draw:name="f79" draw:formula="?f44 / 416"/>
            <draw:equation draw:name="f80" draw:formula="?f45 / 409"/>
            <draw:equation draw:name="f81" draw:formula="?f46 / 416"/>
            <draw:equation draw:name="f82" draw:formula="?f47 / 409"/>
            <draw:equation draw:name="f83" draw:formula="?f48 / 416"/>
            <draw:equation draw:name="f84" draw:formula="?f49 / 409"/>
            <draw:equation draw:name="f85" draw:formula="?f50 / 416"/>
            <draw:equation draw:name="f86" draw:formula="?f51 / 409"/>
            <draw:equation draw:name="f87" draw:formula="?f52 / 416"/>
            <draw:equation draw:name="f88" draw:formula="?f53 / 409"/>
            <draw:equation draw:name="f89" draw:formula="?f54 / 416"/>
            <draw:equation draw:name="f90" draw:formula="?f55 / 409"/>
            <draw:equation draw:name="f91" draw:formula="?f56 / 416"/>
            <draw:equation draw:name="f92" draw:formula="?f57 / 409"/>
            <draw:equation draw:name="f93" draw:formula="?f58 / 416"/>
            <draw:equation draw:name="f94" draw:formula="?f59 / 409"/>
            <draw:equation draw:name="f95" draw:formula="?f60 / 409"/>
            <draw:equation draw:name="f96" draw:formula="?f61 / 409"/>
            <draw:equation draw:name="f97" draw:formula="?f62 / 416"/>
            <draw:equation draw:name="f98" draw:formula="?f63 / 409"/>
            <draw:equation draw:name="f99" draw:formula="?f64 / 416"/>
            <draw:equation draw:name="f100" draw:formula="?f65 / 409"/>
            <draw:equation draw:name="f101" draw:formula="?f66 / 409"/>
            <draw:equation draw:name="f102" draw:formula="?f67 / 409"/>
            <draw:equation draw:name="f103" draw:formula="?f68 / 416"/>
            <draw:equation draw:name="f104" draw:formula="?f69 / 409"/>
            <draw:equation draw:name="f105" draw:formula="?f70 / 409"/>
            <draw:equation draw:name="f106" draw:formula="?f71 / 409"/>
            <draw:equation draw:name="f107" draw:formula="0 / ?f35"/>
            <draw:equation draw:name="f108" draw:formula="?f1 / ?f35"/>
            <draw:equation draw:name="f109" draw:formula="0 / ?f36"/>
            <draw:equation draw:name="f110" draw:formula="?f2 / ?f36"/>
            <draw:equation draw:name="f111" draw:formula="?f72 / ?f35"/>
            <draw:equation draw:name="f112" draw:formula="?f73 / ?f36"/>
            <draw:equation draw:name="f113" draw:formula="?f74 / ?f35"/>
            <draw:equation draw:name="f114" draw:formula="?f75 / ?f35"/>
            <draw:equation draw:name="f115" draw:formula="?f76 / ?f36"/>
            <draw:equation draw:name="f116" draw:formula="?f77 / ?f35"/>
            <draw:equation draw:name="f117" draw:formula="?f78 / ?f35"/>
            <draw:equation draw:name="f118" draw:formula="?f79 / ?f36"/>
            <draw:equation draw:name="f119" draw:formula="?f80 / ?f35"/>
            <draw:equation draw:name="f120" draw:formula="?f81 / ?f36"/>
            <draw:equation draw:name="f121" draw:formula="?f82 / ?f35"/>
            <draw:equation draw:name="f122" draw:formula="?f83 / ?f36"/>
            <draw:equation draw:name="f123" draw:formula="?f84 / ?f35"/>
            <draw:equation draw:name="f124" draw:formula="?f85 / ?f36"/>
            <draw:equation draw:name="f125" draw:formula="?f86 / ?f35"/>
            <draw:equation draw:name="f126" draw:formula="?f87 / ?f36"/>
            <draw:equation draw:name="f127" draw:formula="?f88 / ?f35"/>
            <draw:equation draw:name="f128" draw:formula="?f89 / ?f36"/>
            <draw:equation draw:name="f129" draw:formula="?f90 / ?f35"/>
            <draw:equation draw:name="f130" draw:formula="?f91 / ?f36"/>
            <draw:equation draw:name="f131" draw:formula="?f92 / ?f35"/>
            <draw:equation draw:name="f132" draw:formula="?f93 / ?f36"/>
            <draw:equation draw:name="f133" draw:formula="?f94 / ?f35"/>
            <draw:equation draw:name="f134" draw:formula="?f95 / ?f35"/>
            <draw:equation draw:name="f135" draw:formula="?f96 / ?f35"/>
            <draw:equation draw:name="f136" draw:formula="?f97 / ?f36"/>
            <draw:equation draw:name="f137" draw:formula="?f98 / ?f35"/>
            <draw:equation draw:name="f138" draw:formula="?f99 / ?f36"/>
            <draw:equation draw:name="f139" draw:formula="?f100 / ?f35"/>
            <draw:equation draw:name="f140" draw:formula="?f101 / ?f35"/>
            <draw:equation draw:name="f141" draw:formula="?f102 / ?f35"/>
            <draw:equation draw:name="f142" draw:formula="?f103 / ?f36"/>
            <draw:equation draw:name="f143" draw:formula="?f104 / ?f35"/>
            <draw:equation draw:name="f144" draw:formula="?f105 / ?f35"/>
            <draw:equation draw:name="f145" draw:formula="?f106 / ?f35"/>
          </draw:enhanced-geometry>
        </draw:custom-shape>
        <draw:custom-shape svg:x="10.57485in" svg:y="7.31199in" svg:width="0.04017in" svg:height="0.05355in" draw:id="id159" draw:style-name="a284" draw:name="Freeform 24">
          <svg:title/>
          <svg:desc/>
          <text:p text:style-name="a283" text:class-names="" text:cond-style-name=""><text:span text:style-name="a282" text:class-names=""/></text:p>
          <draw:enhanced-geometry xmlns:dr3d="urn:oasis:names:tc:opendocument:xmlns:dr3d:1.0" draw:type="non-primitive" svg:viewBox="0 0 87 116" draw:enhanced-path="M ?f3 ?f0 L ?f1 ?f2 ?f0 ?f2 ?f3 ?f0 Z N" draw:text-areas="?f18 ?f20 ?f19 ?f21" draw:glue-points="?f22 ?f23 ?f24 ?f25 ?f26 ?f25 ?f22 ?f23" draw:glue-point-leaving-directions="-90, -90, -90, -90">
            <draw:equation draw:name="f0" draw:formula="0"/>
            <draw:equation draw:name="f1" draw:formula="87"/>
            <draw:equation draw:name="f2" draw:formula="116"/>
            <draw:equation draw:name="f3" draw:formula="43"/>
            <draw:equation draw:name="f4" draw:formula="?f2 - ?f0"/>
            <draw:equation draw:name="f5" draw:formula="?f1 - ?f0"/>
            <draw:equation draw:name="f6" draw:formula="?f5 / 87"/>
            <draw:equation draw:name="f7" draw:formula="?f4 / 116"/>
            <draw:equation draw:name="f8" draw:formula="43 * ?f5"/>
            <draw:equation draw:name="f9" draw:formula="0 * ?f4"/>
            <draw:equation draw:name="f10" draw:formula="87 * ?f5"/>
            <draw:equation draw:name="f11" draw:formula="116 * ?f4"/>
            <draw:equation draw:name="f12" draw:formula="0 * ?f5"/>
            <draw:equation draw:name="f13" draw:formula="?f8 / 87"/>
            <draw:equation draw:name="f14" draw:formula="?f9 / 116"/>
            <draw:equation draw:name="f15" draw:formula="?f10 / 87"/>
            <draw:equation draw:name="f16" draw:formula="?f11 / 116"/>
            <draw:equation draw:name="f17" draw:formula="?f12 / 87"/>
            <draw:equation draw:name="f18" draw:formula="0 / ?f6"/>
            <draw:equation draw:name="f19" draw:formula="?f1 / ?f6"/>
            <draw:equation draw:name="f20" draw:formula="0 / ?f7"/>
            <draw:equation draw:name="f21" draw:formula="?f2 / ?f7"/>
            <draw:equation draw:name="f22" draw:formula="?f13 / ?f6"/>
            <draw:equation draw:name="f23" draw:formula="?f14 / ?f7"/>
            <draw:equation draw:name="f24" draw:formula="?f15 / ?f6"/>
            <draw:equation draw:name="f25" draw:formula="?f16 / ?f7"/>
            <draw:equation draw:name="f26" draw:formula="?f17 / ?f6"/>
          </draw:enhanced-geometry>
        </draw:custom-shape>
        <draw:custom-shape svg:x="10.66811in" svg:y="7.21089in" svg:width="0.1602in" svg:height="0.19113in" draw:id="id160" draw:style-name="a287" draw:name="Freeform 25">
          <svg:title/>
          <svg:desc/>
          <text:p text:style-name="a286" text:class-names="" text:cond-style-name=""><text:span text:style-name="a285" text:class-names=""/></text:p>
          <draw:enhanced-geometry xmlns:dr3d="urn:oasis:names:tc:opendocument:xmlns:dr3d:1.0" draw:type="non-primitive" svg:viewBox="0 0 347 414" draw:enhanced-path="M ?f0 ?f0 L ?f1 ?f0 ?f3 ?f4 ?f5 ?f4 ?f5 ?f2 ?f6 ?f2 ?f6 ?f4 ?f0 ?f4 ?f0 ?f0 Z N" draw:text-areas="?f27 ?f29 ?f28 ?f30" draw:glue-points="?f31 ?f32 ?f33 ?f32 ?f34 ?f35 ?f36 ?f35 ?f36 ?f37 ?f38 ?f37 ?f38 ?f35 ?f31 ?f35 ?f31 ?f32" draw:glue-point-leaving-directions="-90, -90, -90, -90, -90, -90, -90, -90, -90">
            <draw:equation draw:name="f0" draw:formula="0"/>
            <draw:equation draw:name="f1" draw:formula="347"/>
            <draw:equation draw:name="f2" draw:formula="414"/>
            <draw:equation draw:name="f3" draw:formula="317"/>
            <draw:equation draw:name="f4" draw:formula="77"/>
            <draw:equation draw:name="f5" draw:formula="216"/>
            <draw:equation draw:name="f6" draw:formula="120"/>
            <draw:equation draw:name="f7" draw:formula="?f2 - ?f0"/>
            <draw:equation draw:name="f8" draw:formula="?f1 - ?f0"/>
            <draw:equation draw:name="f9" draw:formula="?f8 / 347"/>
            <draw:equation draw:name="f10" draw:formula="?f7 / 414"/>
            <draw:equation draw:name="f11" draw:formula="0 * ?f8"/>
            <draw:equation draw:name="f12" draw:formula="0 * ?f7"/>
            <draw:equation draw:name="f13" draw:formula="347 * ?f8"/>
            <draw:equation draw:name="f14" draw:formula="317 * ?f8"/>
            <draw:equation draw:name="f15" draw:formula="77 * ?f7"/>
            <draw:equation draw:name="f16" draw:formula="216 * ?f8"/>
            <draw:equation draw:name="f17" draw:formula="414 * ?f7"/>
            <draw:equation draw:name="f18" draw:formula="120 * ?f8"/>
            <draw:equation draw:name="f19" draw:formula="?f11 / 347"/>
            <draw:equation draw:name="f20" draw:formula="?f12 / 414"/>
            <draw:equation draw:name="f21" draw:formula="?f13 / 347"/>
            <draw:equation draw:name="f22" draw:formula="?f14 / 347"/>
            <draw:equation draw:name="f23" draw:formula="?f15 / 414"/>
            <draw:equation draw:name="f24" draw:formula="?f16 / 347"/>
            <draw:equation draw:name="f25" draw:formula="?f17 / 414"/>
            <draw:equation draw:name="f26" draw:formula="?f18 / 347"/>
            <draw:equation draw:name="f27" draw:formula="0 / ?f9"/>
            <draw:equation draw:name="f28" draw:formula="?f1 / ?f9"/>
            <draw:equation draw:name="f29" draw:formula="0 / ?f10"/>
            <draw:equation draw:name="f30" draw:formula="?f2 / ?f10"/>
            <draw:equation draw:name="f31" draw:formula="?f19 / ?f9"/>
            <draw:equation draw:name="f32" draw:formula="?f20 / ?f10"/>
            <draw:equation draw:name="f33" draw:formula="?f21 / ?f9"/>
            <draw:equation draw:name="f34" draw:formula="?f22 / ?f9"/>
            <draw:equation draw:name="f35" draw:formula="?f23 / ?f10"/>
            <draw:equation draw:name="f36" draw:formula="?f24 / ?f9"/>
            <draw:equation draw:name="f37" draw:formula="?f25 / ?f10"/>
            <draw:equation draw:name="f38" draw:formula="?f26 / ?f9"/>
          </draw:enhanced-geometry>
        </draw:custom-shape>
        <draw:custom-shape svg:x="10.84815in" svg:y="7.21043in" svg:width="0.13481in" svg:height="0.19113in" draw:id="id161" draw:style-name="a290" draw:name="Freeform 26">
          <svg:title/>
          <svg:desc/>
          <text:p text:style-name="a289" text:class-names="" text:cond-style-name=""><text:span text:style-name="a288" text:class-names=""/></text:p>
          <draw:enhanced-geometry xmlns:dr3d="urn:oasis:names:tc:opendocument:xmlns:dr3d:1.0" draw:type="non-primitive" svg:viewBox="0 0 292 414" draw:enhanced-path="M ?f0 ?f0 L ?f1 ?f0 ?f1 ?f0 ?f3 ?f4 ?f5 ?f4 ?f5 ?f6 ?f7 ?f6 ?f7 ?f8 ?f5 ?f8 ?f5 ?f9 ?f10 ?f9 ?f11 ?f12 ?f13 ?f2 ?f0 ?f2 ?f0 ?f0 Z N" draw:text-areas="?f48 ?f50 ?f49 ?f51" draw:glue-points="?f52 ?f53 ?f54 ?f53 ?f54 ?f53 ?f55 ?f56 ?f57 ?f56 ?f57 ?f58 ?f59 ?f58 ?f59 ?f60 ?f57 ?f60 ?f57 ?f61 ?f62 ?f61 ?f63 ?f64 ?f65 ?f66 ?f52 ?f66 ?f52 ?f53" draw:glue-point-leaving-directions="-90, -90, -90, -90, -90, -90, -90, -90, -90, -90, -90, -90, -90, -90, -90">
            <draw:equation draw:name="f0" draw:formula="0"/>
            <draw:equation draw:name="f1" draw:formula="292"/>
            <draw:equation draw:name="f2" draw:formula="414"/>
            <draw:equation draw:name="f3" draw:formula="260"/>
            <draw:equation draw:name="f4" draw:formula="77"/>
            <draw:equation draw:name="f5" draw:formula="96"/>
            <draw:equation draw:name="f6" draw:formula="165"/>
            <draw:equation draw:name="f7" draw:formula="233"/>
            <draw:equation draw:name="f8" draw:formula="242"/>
            <draw:equation draw:name="f9" draw:formula="336"/>
            <draw:equation draw:name="f10" draw:formula="258"/>
            <draw:equation draw:name="f11" draw:formula="287"/>
            <draw:equation draw:name="f12" draw:formula="411"/>
            <draw:equation draw:name="f13" draw:formula="289"/>
            <draw:equation draw:name="f14" draw:formula="?f2 - ?f0"/>
            <draw:equation draw:name="f15" draw:formula="?f1 - ?f0"/>
            <draw:equation draw:name="f16" draw:formula="?f15 / 292"/>
            <draw:equation draw:name="f17" draw:formula="?f14 / 414"/>
            <draw:equation draw:name="f18" draw:formula="0 * ?f15"/>
            <draw:equation draw:name="f19" draw:formula="0 * ?f14"/>
            <draw:equation draw:name="f20" draw:formula="292 * ?f15"/>
            <draw:equation draw:name="f21" draw:formula="260 * ?f15"/>
            <draw:equation draw:name="f22" draw:formula="77 * ?f14"/>
            <draw:equation draw:name="f23" draw:formula="96 * ?f15"/>
            <draw:equation draw:name="f24" draw:formula="165 * ?f14"/>
            <draw:equation draw:name="f25" draw:formula="233 * ?f15"/>
            <draw:equation draw:name="f26" draw:formula="242 * ?f14"/>
            <draw:equation draw:name="f27" draw:formula="336 * ?f14"/>
            <draw:equation draw:name="f28" draw:formula="258 * ?f15"/>
            <draw:equation draw:name="f29" draw:formula="287 * ?f15"/>
            <draw:equation draw:name="f30" draw:formula="411 * ?f14"/>
            <draw:equation draw:name="f31" draw:formula="289 * ?f15"/>
            <draw:equation draw:name="f32" draw:formula="414 * ?f14"/>
            <draw:equation draw:name="f33" draw:formula="?f18 / 292"/>
            <draw:equation draw:name="f34" draw:formula="?f19 / 414"/>
            <draw:equation draw:name="f35" draw:formula="?f20 / 292"/>
            <draw:equation draw:name="f36" draw:formula="?f21 / 292"/>
            <draw:equation draw:name="f37" draw:formula="?f22 / 414"/>
            <draw:equation draw:name="f38" draw:formula="?f23 / 292"/>
            <draw:equation draw:name="f39" draw:formula="?f24 / 414"/>
            <draw:equation draw:name="f40" draw:formula="?f25 / 292"/>
            <draw:equation draw:name="f41" draw:formula="?f26 / 414"/>
            <draw:equation draw:name="f42" draw:formula="?f27 / 414"/>
            <draw:equation draw:name="f43" draw:formula="?f28 / 292"/>
            <draw:equation draw:name="f44" draw:formula="?f29 / 292"/>
            <draw:equation draw:name="f45" draw:formula="?f30 / 414"/>
            <draw:equation draw:name="f46" draw:formula="?f31 / 292"/>
            <draw:equation draw:name="f47" draw:formula="?f32 / 414"/>
            <draw:equation draw:name="f48" draw:formula="0 / ?f16"/>
            <draw:equation draw:name="f49" draw:formula="?f1 / ?f16"/>
            <draw:equation draw:name="f50" draw:formula="0 / ?f17"/>
            <draw:equation draw:name="f51" draw:formula="?f2 / ?f17"/>
            <draw:equation draw:name="f52" draw:formula="?f33 / ?f16"/>
            <draw:equation draw:name="f53" draw:formula="?f34 / ?f17"/>
            <draw:equation draw:name="f54" draw:formula="?f35 / ?f16"/>
            <draw:equation draw:name="f55" draw:formula="?f36 / ?f16"/>
            <draw:equation draw:name="f56" draw:formula="?f37 / ?f17"/>
            <draw:equation draw:name="f57" draw:formula="?f38 / ?f16"/>
            <draw:equation draw:name="f58" draw:formula="?f39 / ?f17"/>
            <draw:equation draw:name="f59" draw:formula="?f40 / ?f16"/>
            <draw:equation draw:name="f60" draw:formula="?f41 / ?f17"/>
            <draw:equation draw:name="f61" draw:formula="?f42 / ?f17"/>
            <draw:equation draw:name="f62" draw:formula="?f43 / ?f16"/>
            <draw:equation draw:name="f63" draw:formula="?f44 / ?f16"/>
            <draw:equation draw:name="f64" draw:formula="?f45 / ?f17"/>
            <draw:equation draw:name="f65" draw:formula="?f46 / ?f16"/>
            <draw:equation draw:name="f66" draw:formula="?f47 / ?f17"/>
          </draw:enhanced-geometry>
        </draw:custom-shape>
        <draw:custom-shape svg:x="10.99635in" svg:y="7.20904in" svg:width="0.15789in" svg:height="0.19574in" draw:id="id162" draw:style-name="a293" draw:name="Freeform 27">
          <svg:title/>
          <svg:desc/>
          <text:p text:style-name="a292" text:class-names="" text:cond-style-name=""><text:span text:style-name="a291" text:class-names=""/></text:p>
          <draw:enhanced-geometry xmlns:dr3d="urn:oasis:names:tc:opendocument:xmlns:dr3d:1.0" draw:type="non-primitive" svg:viewBox="0 0 342 424" draw:enhanced-path="M ?f4 ?f1 L ?f5 ?f6 ?f7 ?f8 ?f9 ?f10 ?f11 ?f12 ?f13 ?f14 ?f15 ?f16 ?f17 ?f18 ?f19 ?f20 ?f21 ?f18 ?f22 ?f23 ?f24 ?f25 ?f26 ?f27 ?f28 ?f29 ?f30 ?f31 ?f32 ?f33 ?f34 ?f35 ?f36 ?f37 ?f34 ?f38 ?f27 ?f39 ?f40 ?f41 ?f42 ?f43 ?f44 ?f45 ?f46 ?f47 ?f48 ?f11 ?f49 ?f50 ?f51 ?f11 ?f52 ?f47 ?f53 ?f54 ?f2 ?f55 ?f56 ?f57 ?f58 ?f59 ?f60 ?f61 ?f62 ?f3 ?f63 ?f64 ?f65 ?f66 ?f30 ?f67 ?f23 ?f68 ?f69 ?f70 ?f71 ?f72 ?f73 ?f74 ?f75 ?f76 ?f77 ?f78 ?f6 ?f60 ?f1 ?f79 ?f80 ?f0 ?f81 ?f65 ?f82 ?f83 ?f84 ?f23 ?f85 ?f86 ?f87 ?f88 ?f83 ?f82 ?f89 ?f10 ?f90 ?f80 ?f4 ?f1 Z N" draw:text-areas="?f297 ?f299 ?f298 ?f300" draw:glue-points="?f301 ?f302 ?f303 ?f304 ?f305 ?f306 ?f307 ?f308 ?f309 ?f310 ?f311 ?f312 ?f313 ?f314 ?f315 ?f316 ?f317 ?f318 ?f319 ?f316 ?f320 ?f321 ?f322 ?f323 ?f324 ?f325 ?f326 ?f327 ?f328 ?f329 ?f330 ?f331 ?f332 ?f333 ?f334 ?f335 ?f332 ?f336 ?f337 ?f338 ?f339 ?f340 ?f341 ?f342 ?f343 ?f344 ?f345 ?f346 ?f347 ?f348 ?f349 ?f350 ?f351 ?f348 ?f352 ?f346 ?f353 ?f354 ?f355 ?f356 ?f357 ?f358 ?f359 ?f360 ?f361 ?f362 ?f363 ?f364 ?f365 ?f366 ?f367 ?f368 ?f328 ?f369 ?f370 ?f371 ?f372 ?f373 ?f374 ?f375 ?f376 ?f377 ?f378 ?f379 ?f380 ?f381 ?f382 ?f383 ?f384 ?f385 ?f386 ?f387 ?f388 ?f389 ?f390 ?f391 ?f392 ?f321 ?f393 ?f394 ?f395 ?f396 ?f397 ?f398 ?f399 ?f308 ?f400 ?f401 ?f301 ?f302" draw:glue-point-leaving-directions="-90, -90, -90, -90, -90, -90, -90, -90, -90, -90, -90, -90, -90, -90, -90, -90, -90, -90, -90, -90, -90, -90, -90, -90, -90, -90, -90, -90, -90, -90, -90, -90, -90, -90, -90, -90, -90, -90, -90, -90, -90, -90, -90, -90, -90, -90, -90, -90, -90, -90, -90, -90, -90, -90, -90">
            <draw:equation draw:name="f0" draw:formula="180"/>
            <draw:equation draw:name="f1" draw:formula="0"/>
            <draw:equation draw:name="f2" draw:formula="342"/>
            <draw:equation draw:name="f3" draw:formula="424"/>
            <draw:equation draw:name="f4" draw:formula="228"/>
            <draw:equation draw:name="f5" draw:formula="261"/>
            <draw:equation draw:name="f6" draw:formula="1"/>
            <draw:equation draw:name="f7" draw:formula="290"/>
            <draw:equation draw:name="f8" draw:formula="4"/>
            <draw:equation draw:name="f9" draw:formula="317"/>
            <draw:equation draw:name="f10" draw:formula="11"/>
            <draw:equation draw:name="f11" draw:formula="341"/>
            <draw:equation draw:name="f12" draw:formula="19"/>
            <draw:equation draw:name="f13" draw:formula="310"/>
            <draw:equation draw:name="f14" draw:formula="93"/>
            <draw:equation draw:name="f15" draw:formula="284"/>
            <draw:equation draw:name="f16" draw:formula="85"/>
            <draw:equation draw:name="f17" draw:formula="257"/>
            <draw:equation draw:name="f18" draw:formula="81"/>
            <draw:equation draw:name="f19" draw:formula="230"/>
            <draw:equation draw:name="f20" draw:formula="79"/>
            <draw:equation draw:name="f21" draw:formula="202"/>
            <draw:equation draw:name="f22" draw:formula="178"/>
            <draw:equation draw:name="f23" draw:formula="88"/>
            <draw:equation draw:name="f24" draw:formula="157"/>
            <draw:equation draw:name="f25" draw:formula="98"/>
            <draw:equation draw:name="f26" draw:formula="140"/>
            <draw:equation draw:name="f27" draw:formula="111"/>
            <draw:equation draw:name="f28" draw:formula="126"/>
            <draw:equation draw:name="f29" draw:formula="128"/>
            <draw:equation draw:name="f30" draw:formula="115"/>
            <draw:equation draw:name="f31" draw:formula="148"/>
            <draw:equation draw:name="f32" draw:formula="108"/>
            <draw:equation draw:name="f33" draw:formula="168"/>
            <draw:equation draw:name="f34" draw:formula="104"/>
            <draw:equation draw:name="f35" draw:formula="190"/>
            <draw:equation draw:name="f36" draw:formula="102"/>
            <draw:equation draw:name="f37" draw:formula="214"/>
            <draw:equation draw:name="f38" draw:formula="241"/>
            <draw:equation draw:name="f39" draw:formula="267"/>
            <draw:equation draw:name="f40" draw:formula="122"/>
            <draw:equation draw:name="f41" draw:formula="288"/>
            <draw:equation draw:name="f42" draw:formula="137"/>
            <draw:equation draw:name="f43" draw:formula="308"/>
            <draw:equation draw:name="f44" draw:formula="155"/>
            <draw:equation draw:name="f45" draw:formula="323"/>
            <draw:equation draw:name="f46" draw:formula="176"/>
            <draw:equation draw:name="f47" draw:formula="335"/>
            <draw:equation draw:name="f48" draw:formula="201"/>
            <draw:equation draw:name="f49" draw:formula="229"/>
            <draw:equation draw:name="f50" draw:formula="345"/>
            <draw:equation draw:name="f51" draw:formula="258"/>
            <draw:equation draw:name="f52" draw:formula="287"/>
            <draw:equation draw:name="f53" draw:formula="313"/>
            <draw:equation draw:name="f54" draw:formula="325"/>
            <draw:equation draw:name="f55" draw:formula="398"/>
            <draw:equation draw:name="f56" draw:formula="309"/>
            <draw:equation draw:name="f57" draw:formula="410"/>
            <draw:equation draw:name="f58" draw:formula="278"/>
            <draw:equation draw:name="f59" draw:formula="418"/>
            <draw:equation draw:name="f60" draw:formula="247"/>
            <draw:equation draw:name="f61" draw:formula="423"/>
            <draw:equation draw:name="f62" draw:formula="217"/>
            <draw:equation draw:name="f63" draw:formula="179"/>
            <draw:equation draw:name="f64" draw:formula="422"/>
            <draw:equation draw:name="f65" draw:formula="146"/>
            <draw:equation draw:name="f66" draw:formula="416"/>
            <draw:equation draw:name="f67" draw:formula="406"/>
            <draw:equation draw:name="f68" draw:formula="392"/>
            <draw:equation draw:name="f69" draw:formula="66"/>
            <draw:equation draw:name="f70" draw:formula="374"/>
            <draw:equation draw:name="f71" draw:formula="45"/>
            <draw:equation draw:name="f72" draw:formula="355"/>
            <draw:equation draw:name="f73" draw:formula="28"/>
            <draw:equation draw:name="f74" draw:formula="331"/>
            <draw:equation draw:name="f75" draw:formula="16"/>
            <draw:equation draw:name="f76" draw:formula="305"/>
            <draw:equation draw:name="f77" draw:formula="7"/>
            <draw:equation draw:name="f78" draw:formula="277"/>
            <draw:equation draw:name="f79" draw:formula="215"/>
            <draw:equation draw:name="f80" draw:formula="2"/>
            <draw:equation draw:name="f81" draw:formula="10"/>
            <draw:equation draw:name="f82" draw:formula="23"/>
            <draw:equation draw:name="f83" draw:formula="116"/>
            <draw:equation draw:name="f84" draw:formula="40"/>
            <draw:equation draw:name="f85" draw:formula="61"/>
            <draw:equation draw:name="f86" draw:formula="63"/>
            <draw:equation draw:name="f87" draw:formula="87"/>
            <draw:equation draw:name="f88" draw:formula="41"/>
            <draw:equation draw:name="f89" draw:formula="150"/>
            <draw:equation draw:name="f90" draw:formula="187"/>
            <draw:equation draw:name="f91" draw:formula="?f3 - ?f1"/>
            <draw:equation draw:name="f92" draw:formula="?f2 - ?f1"/>
            <draw:equation draw:name="f93" draw:formula="?f92 / 342"/>
            <draw:equation draw:name="f94" draw:formula="?f91 / 424"/>
            <draw:equation draw:name="f95" draw:formula="228 * ?f92"/>
            <draw:equation draw:name="f96" draw:formula="0 * ?f91"/>
            <draw:equation draw:name="f97" draw:formula="261 * ?f92"/>
            <draw:equation draw:name="f98" draw:formula="1 * ?f91"/>
            <draw:equation draw:name="f99" draw:formula="290 * ?f92"/>
            <draw:equation draw:name="f100" draw:formula="4 * ?f91"/>
            <draw:equation draw:name="f101" draw:formula="317 * ?f92"/>
            <draw:equation draw:name="f102" draw:formula="11 * ?f91"/>
            <draw:equation draw:name="f103" draw:formula="341 * ?f92"/>
            <draw:equation draw:name="f104" draw:formula="19 * ?f91"/>
            <draw:equation draw:name="f105" draw:formula="310 * ?f92"/>
            <draw:equation draw:name="f106" draw:formula="93 * ?f91"/>
            <draw:equation draw:name="f107" draw:formula="284 * ?f92"/>
            <draw:equation draw:name="f108" draw:formula="85 * ?f91"/>
            <draw:equation draw:name="f109" draw:formula="257 * ?f92"/>
            <draw:equation draw:name="f110" draw:formula="81 * ?f91"/>
            <draw:equation draw:name="f111" draw:formula="230 * ?f92"/>
            <draw:equation draw:name="f112" draw:formula="79 * ?f91"/>
            <draw:equation draw:name="f113" draw:formula="202 * ?f92"/>
            <draw:equation draw:name="f114" draw:formula="178 * ?f92"/>
            <draw:equation draw:name="f115" draw:formula="88 * ?f91"/>
            <draw:equation draw:name="f116" draw:formula="157 * ?f92"/>
            <draw:equation draw:name="f117" draw:formula="98 * ?f91"/>
            <draw:equation draw:name="f118" draw:formula="140 * ?f92"/>
            <draw:equation draw:name="f119" draw:formula="111 * ?f91"/>
            <draw:equation draw:name="f120" draw:formula="126 * ?f92"/>
            <draw:equation draw:name="f121" draw:formula="128 * ?f91"/>
            <draw:equation draw:name="f122" draw:formula="115 * ?f92"/>
            <draw:equation draw:name="f123" draw:formula="148 * ?f91"/>
            <draw:equation draw:name="f124" draw:formula="108 * ?f92"/>
            <draw:equation draw:name="f125" draw:formula="168 * ?f91"/>
            <draw:equation draw:name="f126" draw:formula="104 * ?f92"/>
            <draw:equation draw:name="f127" draw:formula="190 * ?f91"/>
            <draw:equation draw:name="f128" draw:formula="102 * ?f92"/>
            <draw:equation draw:name="f129" draw:formula="214 * ?f91"/>
            <draw:equation draw:name="f130" draw:formula="241 * ?f91"/>
            <draw:equation draw:name="f131" draw:formula="111 * ?f92"/>
            <draw:equation draw:name="f132" draw:formula="267 * ?f91"/>
            <draw:equation draw:name="f133" draw:formula="122 * ?f92"/>
            <draw:equation draw:name="f134" draw:formula="288 * ?f91"/>
            <draw:equation draw:name="f135" draw:formula="137 * ?f92"/>
            <draw:equation draw:name="f136" draw:formula="308 * ?f91"/>
            <draw:equation draw:name="f137" draw:formula="155 * ?f92"/>
            <draw:equation draw:name="f138" draw:formula="323 * ?f91"/>
            <draw:equation draw:name="f139" draw:formula="176 * ?f92"/>
            <draw:equation draw:name="f140" draw:formula="335 * ?f91"/>
            <draw:equation draw:name="f141" draw:formula="201 * ?f92"/>
            <draw:equation draw:name="f142" draw:formula="341 * ?f91"/>
            <draw:equation draw:name="f143" draw:formula="229 * ?f92"/>
            <draw:equation draw:name="f144" draw:formula="345 * ?f91"/>
            <draw:equation draw:name="f145" draw:formula="258 * ?f92"/>
            <draw:equation draw:name="f146" draw:formula="287 * ?f92"/>
            <draw:equation draw:name="f147" draw:formula="313 * ?f92"/>
            <draw:equation draw:name="f148" draw:formula="325 * ?f91"/>
            <draw:equation draw:name="f149" draw:formula="342 * ?f92"/>
            <draw:equation draw:name="f150" draw:formula="398 * ?f91"/>
            <draw:equation draw:name="f151" draw:formula="309 * ?f92"/>
            <draw:equation draw:name="f152" draw:formula="410 * ?f91"/>
            <draw:equation draw:name="f153" draw:formula="278 * ?f92"/>
            <draw:equation draw:name="f154" draw:formula="418 * ?f91"/>
            <draw:equation draw:name="f155" draw:formula="247 * ?f92"/>
            <draw:equation draw:name="f156" draw:formula="423 * ?f91"/>
            <draw:equation draw:name="f157" draw:formula="217 * ?f92"/>
            <draw:equation draw:name="f158" draw:formula="424 * ?f91"/>
            <draw:equation draw:name="f159" draw:formula="179 * ?f92"/>
            <draw:equation draw:name="f160" draw:formula="422 * ?f91"/>
            <draw:equation draw:name="f161" draw:formula="146 * ?f92"/>
            <draw:equation draw:name="f162" draw:formula="416 * ?f91"/>
            <draw:equation draw:name="f163" draw:formula="406 * ?f91"/>
            <draw:equation draw:name="f164" draw:formula="88 * ?f92"/>
            <draw:equation draw:name="f165" draw:formula="392 * ?f91"/>
            <draw:equation draw:name="f166" draw:formula="66 * ?f92"/>
            <draw:equation draw:name="f167" draw:formula="374 * ?f91"/>
            <draw:equation draw:name="f168" draw:formula="45 * ?f92"/>
            <draw:equation draw:name="f169" draw:formula="355 * ?f91"/>
            <draw:equation draw:name="f170" draw:formula="28 * ?f92"/>
            <draw:equation draw:name="f171" draw:formula="331 * ?f91"/>
            <draw:equation draw:name="f172" draw:formula="16 * ?f92"/>
            <draw:equation draw:name="f173" draw:formula="305 * ?f91"/>
            <draw:equation draw:name="f174" draw:formula="7 * ?f92"/>
            <draw:equation draw:name="f175" draw:formula="277 * ?f91"/>
            <draw:equation draw:name="f176" draw:formula="1 * ?f92"/>
            <draw:equation draw:name="f177" draw:formula="247 * ?f91"/>
            <draw:equation draw:name="f178" draw:formula="0 * ?f92"/>
            <draw:equation draw:name="f179" draw:formula="215 * ?f91"/>
            <draw:equation draw:name="f180" draw:formula="2 * ?f92"/>
            <draw:equation draw:name="f181" draw:formula="180 * ?f91"/>
            <draw:equation draw:name="f182" draw:formula="10 * ?f92"/>
            <draw:equation draw:name="f183" draw:formula="146 * ?f91"/>
            <draw:equation draw:name="f184" draw:formula="23 * ?f92"/>
            <draw:equation draw:name="f185" draw:formula="116 * ?f91"/>
            <draw:equation draw:name="f186" draw:formula="40 * ?f92"/>
            <draw:equation draw:name="f187" draw:formula="61 * ?f92"/>
            <draw:equation draw:name="f188" draw:formula="63 * ?f91"/>
            <draw:equation draw:name="f189" draw:formula="87 * ?f92"/>
            <draw:equation draw:name="f190" draw:formula="41 * ?f91"/>
            <draw:equation draw:name="f191" draw:formula="116 * ?f92"/>
            <draw:equation draw:name="f192" draw:formula="23 * ?f91"/>
            <draw:equation draw:name="f193" draw:formula="150 * ?f92"/>
            <draw:equation draw:name="f194" draw:formula="187 * ?f92"/>
            <draw:equation draw:name="f195" draw:formula="2 * ?f91"/>
            <draw:equation draw:name="f196" draw:formula="?f95 / 342"/>
            <draw:equation draw:name="f197" draw:formula="?f96 / 424"/>
            <draw:equation draw:name="f198" draw:formula="?f97 / 342"/>
            <draw:equation draw:name="f199" draw:formula="?f98 / 424"/>
            <draw:equation draw:name="f200" draw:formula="?f99 / 342"/>
            <draw:equation draw:name="f201" draw:formula="?f100 / 424"/>
            <draw:equation draw:name="f202" draw:formula="?f101 / 342"/>
            <draw:equation draw:name="f203" draw:formula="?f102 / 424"/>
            <draw:equation draw:name="f204" draw:formula="?f103 / 342"/>
            <draw:equation draw:name="f205" draw:formula="?f104 / 424"/>
            <draw:equation draw:name="f206" draw:formula="?f105 / 342"/>
            <draw:equation draw:name="f207" draw:formula="?f106 / 424"/>
            <draw:equation draw:name="f208" draw:formula="?f107 / 342"/>
            <draw:equation draw:name="f209" draw:formula="?f108 / 424"/>
            <draw:equation draw:name="f210" draw:formula="?f109 / 342"/>
            <draw:equation draw:name="f211" draw:formula="?f110 / 424"/>
            <draw:equation draw:name="f212" draw:formula="?f111 / 342"/>
            <draw:equation draw:name="f213" draw:formula="?f112 / 424"/>
            <draw:equation draw:name="f214" draw:formula="?f113 / 342"/>
            <draw:equation draw:name="f215" draw:formula="?f114 / 342"/>
            <draw:equation draw:name="f216" draw:formula="?f115 / 424"/>
            <draw:equation draw:name="f217" draw:formula="?f116 / 342"/>
            <draw:equation draw:name="f218" draw:formula="?f117 / 424"/>
            <draw:equation draw:name="f219" draw:formula="?f118 / 342"/>
            <draw:equation draw:name="f220" draw:formula="?f119 / 424"/>
            <draw:equation draw:name="f221" draw:formula="?f120 / 342"/>
            <draw:equation draw:name="f222" draw:formula="?f121 / 424"/>
            <draw:equation draw:name="f223" draw:formula="?f122 / 342"/>
            <draw:equation draw:name="f224" draw:formula="?f123 / 424"/>
            <draw:equation draw:name="f225" draw:formula="?f124 / 342"/>
            <draw:equation draw:name="f226" draw:formula="?f125 / 424"/>
            <draw:equation draw:name="f227" draw:formula="?f126 / 342"/>
            <draw:equation draw:name="f228" draw:formula="?f127 / 424"/>
            <draw:equation draw:name="f229" draw:formula="?f128 / 342"/>
            <draw:equation draw:name="f230" draw:formula="?f129 / 424"/>
            <draw:equation draw:name="f231" draw:formula="?f130 / 424"/>
            <draw:equation draw:name="f232" draw:formula="?f131 / 342"/>
            <draw:equation draw:name="f233" draw:formula="?f132 / 424"/>
            <draw:equation draw:name="f234" draw:formula="?f133 / 342"/>
            <draw:equation draw:name="f235" draw:formula="?f134 / 424"/>
            <draw:equation draw:name="f236" draw:formula="?f135 / 342"/>
            <draw:equation draw:name="f237" draw:formula="?f136 / 424"/>
            <draw:equation draw:name="f238" draw:formula="?f137 / 342"/>
            <draw:equation draw:name="f239" draw:formula="?f138 / 424"/>
            <draw:equation draw:name="f240" draw:formula="?f139 / 342"/>
            <draw:equation draw:name="f241" draw:formula="?f140 / 424"/>
            <draw:equation draw:name="f242" draw:formula="?f141 / 342"/>
            <draw:equation draw:name="f243" draw:formula="?f142 / 424"/>
            <draw:equation draw:name="f244" draw:formula="?f143 / 342"/>
            <draw:equation draw:name="f245" draw:formula="?f144 / 424"/>
            <draw:equation draw:name="f246" draw:formula="?f145 / 342"/>
            <draw:equation draw:name="f247" draw:formula="?f146 / 342"/>
            <draw:equation draw:name="f248" draw:formula="?f147 / 342"/>
            <draw:equation draw:name="f249" draw:formula="?f148 / 424"/>
            <draw:equation draw:name="f250" draw:formula="?f149 / 342"/>
            <draw:equation draw:name="f251" draw:formula="?f150 / 424"/>
            <draw:equation draw:name="f252" draw:formula="?f151 / 342"/>
            <draw:equation draw:name="f253" draw:formula="?f152 / 424"/>
            <draw:equation draw:name="f254" draw:formula="?f153 / 342"/>
            <draw:equation draw:name="f255" draw:formula="?f154 / 424"/>
            <draw:equation draw:name="f256" draw:formula="?f155 / 342"/>
            <draw:equation draw:name="f257" draw:formula="?f156 / 424"/>
            <draw:equation draw:name="f258" draw:formula="?f157 / 342"/>
            <draw:equation draw:name="f259" draw:formula="?f158 / 424"/>
            <draw:equation draw:name="f260" draw:formula="?f159 / 342"/>
            <draw:equation draw:name="f261" draw:formula="?f160 / 424"/>
            <draw:equation draw:name="f262" draw:formula="?f161 / 342"/>
            <draw:equation draw:name="f263" draw:formula="?f162 / 424"/>
            <draw:equation draw:name="f264" draw:formula="?f163 / 424"/>
            <draw:equation draw:name="f265" draw:formula="?f164 / 342"/>
            <draw:equation draw:name="f266" draw:formula="?f165 / 424"/>
            <draw:equation draw:name="f267" draw:formula="?f166 / 342"/>
            <draw:equation draw:name="f268" draw:formula="?f167 / 424"/>
            <draw:equation draw:name="f269" draw:formula="?f168 / 342"/>
            <draw:equation draw:name="f270" draw:formula="?f169 / 424"/>
            <draw:equation draw:name="f271" draw:formula="?f170 / 342"/>
            <draw:equation draw:name="f272" draw:formula="?f171 / 424"/>
            <draw:equation draw:name="f273" draw:formula="?f172 / 342"/>
            <draw:equation draw:name="f274" draw:formula="?f173 / 424"/>
            <draw:equation draw:name="f275" draw:formula="?f174 / 342"/>
            <draw:equation draw:name="f276" draw:formula="?f175 / 424"/>
            <draw:equation draw:name="f277" draw:formula="?f176 / 342"/>
            <draw:equation draw:name="f278" draw:formula="?f177 / 424"/>
            <draw:equation draw:name="f279" draw:formula="?f178 / 342"/>
            <draw:equation draw:name="f280" draw:formula="?f179 / 424"/>
            <draw:equation draw:name="f281" draw:formula="?f180 / 342"/>
            <draw:equation draw:name="f282" draw:formula="?f181 / 424"/>
            <draw:equation draw:name="f283" draw:formula="?f182 / 342"/>
            <draw:equation draw:name="f284" draw:formula="?f183 / 424"/>
            <draw:equation draw:name="f285" draw:formula="?f184 / 342"/>
            <draw:equation draw:name="f286" draw:formula="?f185 / 424"/>
            <draw:equation draw:name="f287" draw:formula="?f186 / 342"/>
            <draw:equation draw:name="f288" draw:formula="?f187 / 342"/>
            <draw:equation draw:name="f289" draw:formula="?f188 / 424"/>
            <draw:equation draw:name="f290" draw:formula="?f189 / 342"/>
            <draw:equation draw:name="f291" draw:formula="?f190 / 424"/>
            <draw:equation draw:name="f292" draw:formula="?f191 / 342"/>
            <draw:equation draw:name="f293" draw:formula="?f192 / 424"/>
            <draw:equation draw:name="f294" draw:formula="?f193 / 342"/>
            <draw:equation draw:name="f295" draw:formula="?f194 / 342"/>
            <draw:equation draw:name="f296" draw:formula="?f195 / 424"/>
            <draw:equation draw:name="f297" draw:formula="0 / ?f93"/>
            <draw:equation draw:name="f298" draw:formula="?f2 / ?f93"/>
            <draw:equation draw:name="f299" draw:formula="0 / ?f94"/>
            <draw:equation draw:name="f300" draw:formula="?f3 / ?f94"/>
            <draw:equation draw:name="f301" draw:formula="?f196 / ?f93"/>
            <draw:equation draw:name="f302" draw:formula="?f197 / ?f94"/>
            <draw:equation draw:name="f303" draw:formula="?f198 / ?f93"/>
            <draw:equation draw:name="f304" draw:formula="?f199 / ?f94"/>
            <draw:equation draw:name="f305" draw:formula="?f200 / ?f93"/>
            <draw:equation draw:name="f306" draw:formula="?f201 / ?f94"/>
            <draw:equation draw:name="f307" draw:formula="?f202 / ?f93"/>
            <draw:equation draw:name="f308" draw:formula="?f203 / ?f94"/>
            <draw:equation draw:name="f309" draw:formula="?f204 / ?f93"/>
            <draw:equation draw:name="f310" draw:formula="?f205 / ?f94"/>
            <draw:equation draw:name="f311" draw:formula="?f206 / ?f93"/>
            <draw:equation draw:name="f312" draw:formula="?f207 / ?f94"/>
            <draw:equation draw:name="f313" draw:formula="?f208 / ?f93"/>
            <draw:equation draw:name="f314" draw:formula="?f209 / ?f94"/>
            <draw:equation draw:name="f315" draw:formula="?f210 / ?f93"/>
            <draw:equation draw:name="f316" draw:formula="?f211 / ?f94"/>
            <draw:equation draw:name="f317" draw:formula="?f212 / ?f93"/>
            <draw:equation draw:name="f318" draw:formula="?f213 / ?f94"/>
            <draw:equation draw:name="f319" draw:formula="?f214 / ?f93"/>
            <draw:equation draw:name="f320" draw:formula="?f215 / ?f93"/>
            <draw:equation draw:name="f321" draw:formula="?f216 / ?f94"/>
            <draw:equation draw:name="f322" draw:formula="?f217 / ?f93"/>
            <draw:equation draw:name="f323" draw:formula="?f218 / ?f94"/>
            <draw:equation draw:name="f324" draw:formula="?f219 / ?f93"/>
            <draw:equation draw:name="f325" draw:formula="?f220 / ?f94"/>
            <draw:equation draw:name="f326" draw:formula="?f221 / ?f93"/>
            <draw:equation draw:name="f327" draw:formula="?f222 / ?f94"/>
            <draw:equation draw:name="f328" draw:formula="?f223 / ?f93"/>
            <draw:equation draw:name="f329" draw:formula="?f224 / ?f94"/>
            <draw:equation draw:name="f330" draw:formula="?f225 / ?f93"/>
            <draw:equation draw:name="f331" draw:formula="?f226 / ?f94"/>
            <draw:equation draw:name="f332" draw:formula="?f227 / ?f93"/>
            <draw:equation draw:name="f333" draw:formula="?f228 / ?f94"/>
            <draw:equation draw:name="f334" draw:formula="?f229 / ?f93"/>
            <draw:equation draw:name="f335" draw:formula="?f230 / ?f94"/>
            <draw:equation draw:name="f336" draw:formula="?f231 / ?f94"/>
            <draw:equation draw:name="f337" draw:formula="?f232 / ?f93"/>
            <draw:equation draw:name="f338" draw:formula="?f233 / ?f94"/>
            <draw:equation draw:name="f339" draw:formula="?f234 / ?f93"/>
            <draw:equation draw:name="f340" draw:formula="?f235 / ?f94"/>
            <draw:equation draw:name="f341" draw:formula="?f236 / ?f93"/>
            <draw:equation draw:name="f342" draw:formula="?f237 / ?f94"/>
            <draw:equation draw:name="f343" draw:formula="?f238 / ?f93"/>
            <draw:equation draw:name="f344" draw:formula="?f239 / ?f94"/>
            <draw:equation draw:name="f345" draw:formula="?f240 / ?f93"/>
            <draw:equation draw:name="f346" draw:formula="?f241 / ?f94"/>
            <draw:equation draw:name="f347" draw:formula="?f242 / ?f93"/>
            <draw:equation draw:name="f348" draw:formula="?f243 / ?f94"/>
            <draw:equation draw:name="f349" draw:formula="?f244 / ?f93"/>
            <draw:equation draw:name="f350" draw:formula="?f245 / ?f94"/>
            <draw:equation draw:name="f351" draw:formula="?f246 / ?f93"/>
            <draw:equation draw:name="f352" draw:formula="?f247 / ?f93"/>
            <draw:equation draw:name="f353" draw:formula="?f248 / ?f93"/>
            <draw:equation draw:name="f354" draw:formula="?f249 / ?f94"/>
            <draw:equation draw:name="f355" draw:formula="?f250 / ?f93"/>
            <draw:equation draw:name="f356" draw:formula="?f251 / ?f94"/>
            <draw:equation draw:name="f357" draw:formula="?f252 / ?f93"/>
            <draw:equation draw:name="f358" draw:formula="?f253 / ?f94"/>
            <draw:equation draw:name="f359" draw:formula="?f254 / ?f93"/>
            <draw:equation draw:name="f360" draw:formula="?f255 / ?f94"/>
            <draw:equation draw:name="f361" draw:formula="?f256 / ?f93"/>
            <draw:equation draw:name="f362" draw:formula="?f257 / ?f94"/>
            <draw:equation draw:name="f363" draw:formula="?f258 / ?f93"/>
            <draw:equation draw:name="f364" draw:formula="?f259 / ?f94"/>
            <draw:equation draw:name="f365" draw:formula="?f260 / ?f93"/>
            <draw:equation draw:name="f366" draw:formula="?f261 / ?f94"/>
            <draw:equation draw:name="f367" draw:formula="?f262 / ?f93"/>
            <draw:equation draw:name="f368" draw:formula="?f263 / ?f94"/>
            <draw:equation draw:name="f369" draw:formula="?f264 / ?f94"/>
            <draw:equation draw:name="f370" draw:formula="?f265 / ?f93"/>
            <draw:equation draw:name="f371" draw:formula="?f266 / ?f94"/>
            <draw:equation draw:name="f372" draw:formula="?f267 / ?f93"/>
            <draw:equation draw:name="f373" draw:formula="?f268 / ?f94"/>
            <draw:equation draw:name="f374" draw:formula="?f269 / ?f93"/>
            <draw:equation draw:name="f375" draw:formula="?f270 / ?f94"/>
            <draw:equation draw:name="f376" draw:formula="?f271 / ?f93"/>
            <draw:equation draw:name="f377" draw:formula="?f272 / ?f94"/>
            <draw:equation draw:name="f378" draw:formula="?f273 / ?f93"/>
            <draw:equation draw:name="f379" draw:formula="?f274 / ?f94"/>
            <draw:equation draw:name="f380" draw:formula="?f275 / ?f93"/>
            <draw:equation draw:name="f381" draw:formula="?f276 / ?f94"/>
            <draw:equation draw:name="f382" draw:formula="?f277 / ?f93"/>
            <draw:equation draw:name="f383" draw:formula="?f278 / ?f94"/>
            <draw:equation draw:name="f384" draw:formula="?f279 / ?f93"/>
            <draw:equation draw:name="f385" draw:formula="?f280 / ?f94"/>
            <draw:equation draw:name="f386" draw:formula="?f281 / ?f93"/>
            <draw:equation draw:name="f387" draw:formula="?f282 / ?f94"/>
            <draw:equation draw:name="f388" draw:formula="?f283 / ?f93"/>
            <draw:equation draw:name="f389" draw:formula="?f284 / ?f94"/>
            <draw:equation draw:name="f390" draw:formula="?f285 / ?f93"/>
            <draw:equation draw:name="f391" draw:formula="?f286 / ?f94"/>
            <draw:equation draw:name="f392" draw:formula="?f287 / ?f93"/>
            <draw:equation draw:name="f393" draw:formula="?f288 / ?f93"/>
            <draw:equation draw:name="f394" draw:formula="?f289 / ?f94"/>
            <draw:equation draw:name="f395" draw:formula="?f290 / ?f93"/>
            <draw:equation draw:name="f396" draw:formula="?f291 / ?f94"/>
            <draw:equation draw:name="f397" draw:formula="?f292 / ?f93"/>
            <draw:equation draw:name="f398" draw:formula="?f293 / ?f94"/>
            <draw:equation draw:name="f399" draw:formula="?f294 / ?f93"/>
            <draw:equation draw:name="f400" draw:formula="?f295 / ?f93"/>
            <draw:equation draw:name="f401" draw:formula="?f296 / ?f94"/>
          </draw:enhanced-geometry>
        </draw:custom-shape>
        <draw:custom-shape svg:x="10.33202in" svg:y="7.21089in" svg:width="0.19528in" svg:height="0.19205in" draw:id="id163" draw:style-name="a296" draw:name="Freeform 28">
          <svg:title/>
          <svg:desc/>
          <text:p text:style-name="a295" text:class-names="" text:cond-style-name=""><text:span text:style-name="a294" text:class-names=""/></text:p>
          <draw:enhanced-geometry xmlns:dr3d="urn:oasis:names:tc:opendocument:xmlns:dr3d:1.0" draw:type="non-primitive" svg:viewBox="0 0 423 416" draw:enhanced-path="M ?f0 ?f0 L ?f3 ?f0 ?f4 ?f5 ?f6 ?f7 ?f8 ?f9 ?f10 ?f9 ?f11 ?f7 ?f12 ?f5 ?f13 ?f0 ?f1 ?f0 ?f14 ?f2 ?f15 ?f2 ?f0 ?f0 Z N" draw:text-areas="?f54 ?f56 ?f55 ?f57" draw:glue-points="?f58 ?f59 ?f60 ?f59 ?f61 ?f62 ?f63 ?f64 ?f65 ?f66 ?f67 ?f66 ?f68 ?f64 ?f69 ?f62 ?f70 ?f59 ?f71 ?f59 ?f72 ?f73 ?f74 ?f73 ?f58 ?f59" draw:glue-point-leaving-directions="-90, -90, -90, -90, -90, -90, -90, -90, -90, -90, -90, -90, -90">
            <draw:equation draw:name="f0" draw:formula="0"/>
            <draw:equation draw:name="f1" draw:formula="423"/>
            <draw:equation draw:name="f2" draw:formula="416"/>
            <draw:equation draw:name="f3" draw:formula="103"/>
            <draw:equation draw:name="f4" draw:formula="182"/>
            <draw:equation draw:name="f5" draw:formula="207"/>
            <draw:equation draw:name="f6" draw:formula="198"/>
            <draw:equation draw:name="f7" draw:formula="248"/>
            <draw:equation draw:name="f8" draw:formula="211"/>
            <draw:equation draw:name="f9" draw:formula="287"/>
            <draw:equation draw:name="f10" draw:formula="212"/>
            <draw:equation draw:name="f11" draw:formula="226"/>
            <draw:equation draw:name="f12" draw:formula="242"/>
            <draw:equation draw:name="f13" draw:formula="321"/>
            <draw:equation draw:name="f14" draw:formula="252"/>
            <draw:equation draw:name="f15" draw:formula="172"/>
            <draw:equation draw:name="f16" draw:formula="?f2 - ?f0"/>
            <draw:equation draw:name="f17" draw:formula="?f1 - ?f0"/>
            <draw:equation draw:name="f18" draw:formula="?f17 / 423"/>
            <draw:equation draw:name="f19" draw:formula="?f16 / 416"/>
            <draw:equation draw:name="f20" draw:formula="0 * ?f17"/>
            <draw:equation draw:name="f21" draw:formula="0 * ?f16"/>
            <draw:equation draw:name="f22" draw:formula="103 * ?f17"/>
            <draw:equation draw:name="f23" draw:formula="182 * ?f17"/>
            <draw:equation draw:name="f24" draw:formula="207 * ?f16"/>
            <draw:equation draw:name="f25" draw:formula="198 * ?f17"/>
            <draw:equation draw:name="f26" draw:formula="248 * ?f16"/>
            <draw:equation draw:name="f27" draw:formula="211 * ?f17"/>
            <draw:equation draw:name="f28" draw:formula="287 * ?f16"/>
            <draw:equation draw:name="f29" draw:formula="212 * ?f17"/>
            <draw:equation draw:name="f30" draw:formula="226 * ?f17"/>
            <draw:equation draw:name="f31" draw:formula="242 * ?f17"/>
            <draw:equation draw:name="f32" draw:formula="321 * ?f17"/>
            <draw:equation draw:name="f33" draw:formula="423 * ?f17"/>
            <draw:equation draw:name="f34" draw:formula="252 * ?f17"/>
            <draw:equation draw:name="f35" draw:formula="416 * ?f16"/>
            <draw:equation draw:name="f36" draw:formula="172 * ?f17"/>
            <draw:equation draw:name="f37" draw:formula="?f20 / 423"/>
            <draw:equation draw:name="f38" draw:formula="?f21 / 416"/>
            <draw:equation draw:name="f39" draw:formula="?f22 / 423"/>
            <draw:equation draw:name="f40" draw:formula="?f23 / 423"/>
            <draw:equation draw:name="f41" draw:formula="?f24 / 416"/>
            <draw:equation draw:name="f42" draw:formula="?f25 / 423"/>
            <draw:equation draw:name="f43" draw:formula="?f26 / 416"/>
            <draw:equation draw:name="f44" draw:formula="?f27 / 423"/>
            <draw:equation draw:name="f45" draw:formula="?f28 / 416"/>
            <draw:equation draw:name="f46" draw:formula="?f29 / 423"/>
            <draw:equation draw:name="f47" draw:formula="?f30 / 423"/>
            <draw:equation draw:name="f48" draw:formula="?f31 / 423"/>
            <draw:equation draw:name="f49" draw:formula="?f32 / 423"/>
            <draw:equation draw:name="f50" draw:formula="?f33 / 423"/>
            <draw:equation draw:name="f51" draw:formula="?f34 / 423"/>
            <draw:equation draw:name="f52" draw:formula="?f35 / 416"/>
            <draw:equation draw:name="f53" draw:formula="?f36 / 423"/>
            <draw:equation draw:name="f54" draw:formula="0 / ?f18"/>
            <draw:equation draw:name="f55" draw:formula="?f1 / ?f18"/>
            <draw:equation draw:name="f56" draw:formula="0 / ?f19"/>
            <draw:equation draw:name="f57" draw:formula="?f2 / ?f19"/>
            <draw:equation draw:name="f58" draw:formula="?f37 / ?f18"/>
            <draw:equation draw:name="f59" draw:formula="?f38 / ?f19"/>
            <draw:equation draw:name="f60" draw:formula="?f39 / ?f18"/>
            <draw:equation draw:name="f61" draw:formula="?f40 / ?f18"/>
            <draw:equation draw:name="f62" draw:formula="?f41 / ?f19"/>
            <draw:equation draw:name="f63" draw:formula="?f42 / ?f18"/>
            <draw:equation draw:name="f64" draw:formula="?f43 / ?f19"/>
            <draw:equation draw:name="f65" draw:formula="?f44 / ?f18"/>
            <draw:equation draw:name="f66" draw:formula="?f45 / ?f19"/>
            <draw:equation draw:name="f67" draw:formula="?f46 / ?f18"/>
            <draw:equation draw:name="f68" draw:formula="?f47 / ?f18"/>
            <draw:equation draw:name="f69" draw:formula="?f48 / ?f18"/>
            <draw:equation draw:name="f70" draw:formula="?f49 / ?f18"/>
            <draw:equation draw:name="f71" draw:formula="?f50 / ?f18"/>
            <draw:equation draw:name="f72" draw:formula="?f51 / ?f18"/>
            <draw:equation draw:name="f73" draw:formula="?f52 / ?f19"/>
            <draw:equation draw:name="f74" draw:formula="?f53 / ?f18"/>
          </draw:enhanced-geometry>
        </draw:custom-shape>
      </draw:g>
      <presentation:notes style:page-layout-name="pageLayout2" draw:style-name="a384">
        <draw:frame draw:id="id51" presentation:style-name="a331" draw:name="Kopfzeilenplatzhalter 1" svg:x="0.4487in" svg:y="6.05088in" svg:width="6.54174in" svg:height="0.39212in" presentation:class="header" presentation:placeholder="false">
          <draw:text-box>
            <text:p text:style-name="a330" text:class-names="" text:cond-style-name=""><text:span text:style-name="a329" text:class-names=""/></text:p>
          </draw:text-box>
          <svg:title/>
          <svg:desc/>
        </draw:frame>
        <draw:frame draw:id="id52" presentation:style-name="a335" draw:name="Datumsplatzhalter 2" svg:x="0.46711in" svg:y="5.62136in" svg:width="1.14149in" svg:height="0.39648in" presentation:class="date-time" presentation:placeholder="false">
          <draw:text-box>
            <text:p text:style-name="a334" text:class-names="" text:cond-style-name=""><text:span text:style-name="a332" text:class-names=""><text:date text:fixed="false" style:data-style-name="a333">22.01.2018</text:date></text:span></text:p>
          </draw:text-box>
          <svg:title/>
          <svg:desc/>
        </draw:frame>
        <draw:frame draw:id="id53" presentation:style-name="a353" draw:name="Notizenplatzhalter 4" svg:x="7.27014in" svg:y="1.1805in" svg:width="3.06166in" svg:height="5.26921in" presentation:class="notes" presentation:placeholder="false">
          <draw:text-box>
            <text:p text:style-name="a337" text:class-names="" text:cond-style-name=""><text:span text:style-name="a336" text:class-names="">Textmasterformat bearbeiten</text:span></text:p>
            <text:list text:style-name="a340">
              <text:list-item>
                <text:list text:style-name="a340">
                  <text:list-item>
                    <text:p text:style-name="a339" text:class-names="" text:cond-style-name=""><text:span text:style-name="a338" text:class-names="">Zweite Ebene</text:span></text:p>
                  </text:list-item>
                </text:list>
              </text:list-item>
            </text:list>
            <text:list text:style-name="a343">
              <text:list-item>
                <text:list text:style-name="a343">
                  <text:list-item>
                    <text:list text:style-name="a343">
                      <text:list-item>
                        <text:p text:style-name="a342" text:class-names="" text:cond-style-name=""><text:span text:style-name="a341" text:class-names="">Dritte Ebene</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Vierte Ebene</text:span></text:p>
                          </text:list-item>
                        </text:list>
                      </text:list-item>
                    </text:list>
                  </text:list-item>
                </text:list>
              </text:list-item>
            </text:list>
            <text:list text:style-name="a349">
              <text:list-item>
                <text:list text:style-name="a349">
                  <text:list-item>
                    <text:list text:style-name="a349">
                      <text:list-item>
                        <text:list text:style-name="a349">
                          <text:list-item>
                            <text:list text:style-name="a349">
                              <text:list-item>
                                <text:p text:style-name="a348" text:class-names="" text:cond-style-name=""><text:span text:style-name="a347" text:class-names="">Fünfte Ebene</text:span></text:p>
                              </text:list-item>
                            </text:list>
                          </text:list-item>
                        </text:list>
                      </text:list-item>
                    </text:list>
                  </text:list-item>
                </text:list>
              </text:list-item>
            </text:list>
            <text:list text:style-name="a352">
              <text:list-item>
                <text:list text:style-name="a352">
                  <text:list-item>
                    <text:list text:style-name="a352">
                      <text:list-item>
                        <text:list text:style-name="a352">
                          <text:list-item>
                            <text:list text:style-name="a352">
                              <text:list-item>
                                <text:list text:style-name="a352">
                                  <text:list-item>
                                    <text:list text:style-name="a352">
                                      <text:list-item>
                                        <text:list text:style-name="a352">
                                          <text:list-item>
                                            <text:list text:style-name="a352">
                                              <text:list-item>
                                                <text:p text:style-name="a351" text:class-names="" text:cond-style-name=""><text:span text:style-name="a350" text:class-names=""/></text:p>
                                              </text:list-item>
                                            </text:list>
                                          </text:list-item>
                                        </text:list>
                                      </text:list-item>
                                    </text:list>
                                  </text:list-item>
                                </text:list>
                              </text:list-item>
                            </text:list>
                          </text:list-item>
                        </text:list>
                      </text:list-item>
                    </text:list>
                  </text:list-item>
                </text:list>
              </text:list-item>
            </text:list>
          </draw:text-box>
          <svg:title/>
          <svg:desc/>
        </draw:frame>
        <draw:frame draw:id="id54" presentation:style-name="a356" draw:name="Fußzeilenplatzhalter 5" svg:x="1.6086in" svg:y="5.62136in" svg:width="5.38183in" svg:height="0.39648in" presentation:class="footer" presentation:placeholder="false">
          <draw:text-box>
            <text:p text:style-name="a355" text:class-names="" text:cond-style-name=""><text:span text:style-name="a354" text:class-names=""/></text:p>
          </draw:text-box>
          <svg:title/>
          <svg:desc/>
        </draw:frame>
        <draw:frame draw:id="id55" presentation:style-name="a360" draw:name="Foliennummernplatzhalter 6" svg:x="0.46479in" svg:y="0.64577in" svg:width="6.52564in" svg:height="0.3717in" presentation:class="page-number" presentation:placeholder="false">
          <draw:text-box>
            <text:p text:style-name="a359" text:class-names="" text:cond-style-name=""><text:span text:style-name="a357" text:class-names="">Folie<text:s text:c="1"/></text:span><text:span text:style-name="a358" text:class-names=""><text:page-number style:num-format="1" text:fixed="false"/></text:span></text:p>
          </draw:text-box>
          <svg:title/>
          <svg:desc/>
        </draw:frame>
        <draw:g draw:name="Group 166" draw:id="id56">
          <svg:title/>
          <svg:desc/>
          <draw:custom-shape svg:width="6.53169in" svg:height="4.21424in" draw:id="id81" draw:style-name="a380" draw:transform="translate(-3.26584in -2.10712in) rotate(-3.15905) translate(3.74913in 3.29445in)" draw:name="Rectangle 167">
            <svg:title/>
            <svg:desc/>
            <text:p text:style-name="a379" text:class-names="" text:cond-style-name=""><text:span text:style-name="a378" text:class-names=""/></text:p>
            <draw:enhanced-geometry xmlns:dr3d="urn:oasis:names:tc:opendocument:xmlns:dr3d:1.0" draw:type="non-primitive" svg:viewBox="0 0 21600 21600" draw:enhanced-path="M 0 0 L 21600 0 21600 21600 0 21600 Z N" draw:mirror-vertical="true" draw:mirror-horizontal="true"/>
          </draw:custom-shape>
          <draw:custom-shape svg:width="6.53169in" svg:height="4.24492in" draw:id="id82" draw:style-name="a383" draw:transform="translate(-3.26584in -2.12246in) rotate(-3.14159) translate(3.73363in 3.29612in)" draw:name="Rectangle 168">
            <svg:title/>
            <svg:desc/>
            <text:p text:style-name="a382" text:class-names="" text:cond-style-name=""><text:span text:style-name="a381" text:class-names=""/></text:p>
            <draw:enhanced-geometry xmlns:dr3d="urn:oasis:names:tc:opendocument:xmlns:dr3d:1.0" draw:type="non-primitive" svg:viewBox="0 0 21600 21600" draw:enhanced-path="M 0 0 L 21600 0 21600 21600 0 21600 Z N" draw:mirror-vertical="true" draw:mirror-horizontal="true"/>
          </draw:custom-shape>
        </draw:g>
        <draw:page-thumbnail svg:x="0.73958in" svg:y="1.18056in" svg:width="5.98958in" svg:height="4.23611in" presentation:class="page" draw:id="id57" presentation:style-name="a361" draw:name="Folienbildplatzhalter 37">
          <svg:title/>
          <svg:desc/>
        </draw:page-thumbnail>
        <draw:connector draw:type="line" svg:x1="0.43852in" svg:y1="6.91732in" svg:x2="10.3318in" svg:y2="6.91732in" draw:id="id58" draw:style-name="a362" draw:name="Straight Connector 5">
          <svg:title/>
          <svg:desc/>
        </draw:connector>
        <draw:g draw:name="Gruppieren 93" draw:id="id59">
          <svg:title/>
          <svg:desc/>
          <draw:g draw:name="Gruppieren 41" draw:id="id61">
            <svg:title/>
            <svg:desc/>
            <draw:connector draw:type="line" svg:x1="-0.17934in" svg:y1="1.17186in" svg:x2="-0.0518in" svg:y2="1.17186in" draw:id="id78" draw:style-name="a375" draw:name="Gerade Verbindung 75">
              <svg:title/>
              <svg:desc/>
            </draw:connector>
            <draw:connector draw:type="line" svg:x1="-0.17934in" svg:y1="6.43797in" svg:x2="-0.0518in" svg:y2="6.43797in" draw:id="id79" draw:style-name="a376" draw:name="Gerade Verbindung 76">
              <svg:title/>
              <svg:desc/>
            </draw:connector>
            <draw:connector draw:type="line" svg:x1="-0.17934in" svg:y1="5.43076in" svg:x2="-0.0518in" svg:y2="5.43076in" draw:id="id80" draw:style-name="a377" draw:name="Gerade Verbindung 81">
              <svg:title/>
              <svg:desc/>
            </draw:connector>
          </draw:g>
          <draw:g draw:name="Gruppieren 42" draw:id="id62">
            <svg:title/>
            <svg:desc/>
            <draw:connector draw:type="line" svg:x1="0.39684in" svg:y1="7.52696in" svg:x2="0.51392in" svg:y2="7.52696in" draw:id="id73" draw:style-name="a371" draw:transform="translate(-0.45538in -7.52696in) rotate(-1.5708) translate(0.45538in 7.52696in)" draw:name="Gerade Verbindung 73">
              <svg:title/>
              <svg:desc/>
            </draw:connector>
            <draw:connector draw:type="line" svg:x1="6.94989in" svg:y1="7.52696in" svg:x2="7.06697in" svg:y2="7.52696in" draw:id="id74" draw:style-name="a372" draw:transform="translate(-7.00843in -7.52696in) rotate(-1.5708) translate(7.00843in 7.52696in)" draw:name="Gerade Verbindung 69">
              <svg:title/>
              <svg:desc/>
            </draw:connector>
            <draw:g draw:name="Gruppieren 66" draw:id="id75">
              <svg:title/>
              <svg:desc/>
              <draw:connector draw:type="line" svg:x1="10.26385in" svg:y1="7.52696in" svg:x2="10.38093in" svg:y2="7.52696in" draw:id="id76" draw:style-name="a373" draw:transform="translate(-10.32239in -7.52696in) rotate(-1.5708) translate(10.32239in 7.52696in)" draw:name="Gerade Verbindung 67">
                <svg:title/>
                <svg:desc/>
              </draw:connector>
              <draw:connector draw:type="line" svg:x1="7.20735in" svg:y1="7.52695in" svg:x2="7.32442in" svg:y2="7.52695in" draw:id="id77" draw:style-name="a374" draw:transform="translate(-7.26589in -7.52695in) rotate(-1.5708) translate(7.26589in 7.52695in)" draw:name="Gerade Verbindung 68">
                <svg:title/>
                <svg:desc/>
              </draw:connector>
            </draw:g>
          </draw:g>
          <draw:g draw:name="Gruppieren 83" draw:id="id63">
            <svg:title/>
            <svg:desc/>
            <draw:connector draw:type="line" svg:x1="10.82261in" svg:y1="1.17186in" svg:x2="10.95015in" svg:y2="1.17186in" draw:id="id70" draw:style-name="a368" draw:name="Gerade Verbindung 84">
              <svg:title/>
              <svg:desc/>
            </draw:connector>
            <draw:connector draw:type="line" svg:x1="10.82261in" svg:y1="6.43797in" svg:x2="10.95015in" svg:y2="6.43797in" draw:id="id71" draw:style-name="a369" draw:name="Gerade Verbindung 85">
              <svg:title/>
              <svg:desc/>
            </draw:connector>
            <draw:connector draw:type="line" svg:x1="10.82261in" svg:y1="5.43076in" svg:x2="10.95015in" svg:y2="5.43076in" draw:id="id72" draw:style-name="a370" draw:name="Gerade Verbindung 86">
              <svg:title/>
              <svg:desc/>
            </draw:connector>
          </draw:g>
          <draw:g draw:name="Gruppieren 87" draw:id="id64">
            <svg:title/>
            <svg:desc/>
            <draw:connector draw:type="line" svg:x1="0.39684in" svg:y1="-0.08056in" svg:x2="0.51392in" svg:y2="-0.08056in" draw:id="id65" draw:style-name="a364" draw:transform="translate(-0.45538in 0.08056in) rotate(-1.5708) translate(0.45538in -0.08056in)" draw:name="Gerade Verbindung 88">
              <svg:title/>
              <svg:desc/>
            </draw:connector>
            <draw:connector draw:type="line" svg:x1="6.94989in" svg:y1="-0.08056in" svg:x2="7.06697in" svg:y2="-0.08056in" draw:id="id66" draw:style-name="a365" draw:transform="translate(-7.00843in 0.08056in) rotate(-1.5708) translate(7.00843in -0.08056in)" draw:name="Gerade Verbindung 89">
              <svg:title/>
              <svg:desc/>
            </draw:connector>
            <draw:g draw:name="Gruppieren 90" draw:id="id67">
              <svg:title/>
              <svg:desc/>
              <draw:connector draw:type="line" svg:x1="10.26385in" svg:y1="-0.08056in" svg:x2="10.38093in" svg:y2="-0.08056in" draw:id="id68" draw:style-name="a366" draw:transform="translate(-10.32239in 0.08056in) rotate(-1.5708) translate(10.32239in -0.08056in)" draw:name="Gerade Verbindung 91">
                <svg:title/>
                <svg:desc/>
              </draw:connector>
              <draw:connector draw:type="line" svg:x1="7.20735in" svg:y1="-0.08056in" svg:x2="7.32442in" svg:y2="-0.08056in" draw:id="id69" draw:style-name="a367" draw:transform="translate(-7.26589in 0.08056in) rotate(-1.5708) translate(7.26589in -0.08056in)" draw:name="Gerade Verbindung 92">
                <svg:title/>
                <svg:desc/>
              </draw:connector>
            </draw:g>
          </draw:g>
        </draw:g>
        <draw:frame draw:id="id60" draw:style-name="a363" draw:name="Picture 3" svg:x="9.1537in" svg:y="0.37779in" svg:width="1.1781in" svg:height="0.2734in" style:rel-width="scale" style:rel-height="scale">
          <draw:image xlink:href="media/image1.png" xlink:type="simple" xlink:show="embed" xlink:actuate="onLoad"/>
          <svg:title/>
          <svg:desc/>
        </draw:frame>
      </presentation:notes>
    </style:master-page>
    <style:master-page style:name="Master1-Layout3-cust-Kapiteltrenner" style:page-layout-name="pageLayout1" draw:style-name="a385">
      <draw:connector draw:type="line" svg:x1="0.53167in" svg:y1="1.43644in" svg:x2="11.16277in" svg:y2="1.43644in" draw:id="id206" draw:layer="Master1-bg" draw:style-name="a386" draw:name="Straight Connector 5">
        <svg:title/>
        <svg:desc/>
      </draw:connector>
      <draw:connector draw:type="line" svg:x1="0.53167in" svg:y1="7.5995in" svg:x2="11.16277in" svg:y2="7.5995in" draw:id="id207" draw:layer="Master1-bg" draw:style-name="a387" draw:name="Straight Connector 5">
        <svg:title/>
        <svg:desc/>
      </draw:connector>
      <draw:g draw:name="Gruppieren 135" draw:id="id208">
        <svg:title/>
        <svg:desc/>
        <draw:g draw:name="Gruppieren 7" draw:id="id215">
          <svg:title/>
          <svg:desc/>
          <draw:connector draw:type="line" svg:x1="-0.16608in" svg:y1="1.60359in" svg:x2="-0.04797in" svg:y2="1.60359in" draw:id="id249" draw:layer="Master1-bg" draw:style-name="a423" draw:name="Gerade Verbindung 37">
            <svg:title/>
            <svg:desc/>
          </draw:connector>
          <draw:connector draw:type="line" svg:x1="-0.16608in" svg:y1="7.51631in" svg:x2="-0.04797in" svg:y2="7.51631in" draw:id="id250" draw:layer="Master1-bg" draw:style-name="a424" draw:name="Gerade Verbindung 38">
            <svg:title/>
            <svg:desc/>
          </draw:connector>
          <draw:connector draw:type="line" svg:x1="-0.16608in" svg:y1="4.43215in" svg:x2="-0.04797in" svg:y2="4.43215in" draw:id="id251" draw:layer="Master1-bg" draw:style-name="a425" draw:name="Gerade Verbindung 39">
            <svg:title/>
            <svg:desc/>
          </draw:connector>
          <draw:connector draw:type="line" svg:x1="-0.16608in" svg:y1="4.66484in" svg:x2="-0.04797in" svg:y2="4.66484in" draw:id="id252" draw:layer="Master1-bg" draw:style-name="a426" draw:name="Gerade Verbindung 40">
            <svg:title/>
            <svg:desc/>
          </draw:connector>
          <draw:connector draw:type="line" svg:x1="-0.16608in" svg:y1="3.41482in" svg:x2="-0.04797in" svg:y2="3.41482in" draw:id="id253" draw:layer="Master1-bg" draw:style-name="a427" draw:name="Gerade Verbindung 82">
            <svg:title/>
            <svg:desc/>
          </draw:connector>
          <draw:connector draw:type="line" svg:x1="-0.16608in" svg:y1="3.64751in" svg:x2="-0.04797in" svg:y2="3.64751in" draw:id="id254" draw:layer="Master1-bg" draw:style-name="a428" draw:name="Gerade Verbindung 83">
            <svg:title/>
            <svg:desc/>
          </draw:connector>
          <draw:connector draw:type="line" svg:x1="-0.16608in" svg:y1="5.46229in" svg:x2="-0.04797in" svg:y2="5.46229in" draw:id="id255" draw:layer="Master1-bg" draw:style-name="a429" draw:name="Gerade Verbindung 85">
            <svg:title/>
            <svg:desc/>
          </draw:connector>
          <draw:connector draw:type="line" svg:x1="-0.16608in" svg:y1="5.69498in" svg:x2="-0.04797in" svg:y2="5.69498in" draw:id="id256" draw:layer="Master1-bg" draw:style-name="a430" draw:name="Gerade Verbindung 86">
            <svg:title/>
            <svg:desc/>
          </draw:connector>
        </draw:g>
        <draw:g draw:name="Gruppieren 8" draw:id="id216">
          <svg:title/>
          <svg:desc/>
          <draw:g draw:name="Gruppieren 26" draw:id="id238">
            <svg:title/>
            <svg:desc/>
            <draw:connector draw:type="line" svg:x1="3.85883in" svg:y1="8.36731in" svg:x2="3.97693in" svg:y2="8.36731in" draw:id="id246" draw:layer="Master1-bg" draw:style-name="a420" draw:transform="translate(-3.91788in -8.36731in) rotate(-1.5708) translate(3.91788in 8.36731in)" draw:name="Gerade Verbindung 34">
              <svg:title/>
              <svg:desc/>
            </draw:connector>
            <draw:connector draw:type="line" svg:x1="0.47261in" svg:y1="8.36731in" svg:x2="0.59073in" svg:y2="8.36731in" draw:id="id247" draw:layer="Master1-bg" draw:style-name="a421" draw:transform="translate(-0.53167in -8.36731in) rotate(-1.5708) translate(0.53167in 8.36731in)" draw:name="Gerade Verbindung 35">
              <svg:title/>
              <svg:desc/>
            </draw:connector>
            <draw:connector draw:type="line" svg:x1="5.67011in" svg:y1="8.3673in" svg:x2="5.78823in" svg:y2="8.3673in" draw:id="id248" draw:layer="Master1-bg" draw:style-name="a422" draw:transform="translate(-5.72917in -8.3673in) rotate(-1.5708) translate(5.72917in 8.3673in)" draw:name="Gerade Verbindung 36">
              <svg:title/>
              <svg:desc/>
            </draw:connector>
          </draw:g>
          <draw:g draw:name="Gruppieren 27" draw:id="id239">
            <svg:title/>
            <svg:desc/>
            <draw:connector draw:type="line" svg:x1="7.48087in" svg:y1="8.36732in" svg:x2="7.59898in" svg:y2="8.36732in" draw:id="id243" draw:layer="Master1-bg" draw:style-name="a417" draw:transform="translate(-7.53993in -8.36732in) rotate(-1.5708) translate(7.53993in 8.36732in)" draw:name="Gerade Verbindung 31">
              <svg:title/>
              <svg:desc/>
            </draw:connector>
            <draw:connector draw:type="line" svg:x1="4.09298in" svg:y1="8.3673in" svg:x2="4.21109in" svg:y2="8.3673in" draw:id="id244" draw:layer="Master1-bg" draw:style-name="a418" draw:transform="translate(-4.15204in -8.3673in) rotate(-1.5708) translate(4.15204in 8.3673in)" draw:name="Gerade Verbindung 32">
              <svg:title/>
              <svg:desc/>
            </draw:connector>
            <draw:connector draw:type="line" svg:x1="5.90427in" svg:y1="8.36732in" svg:x2="6.02238in" svg:y2="8.36732in" draw:id="id245" draw:layer="Master1-bg" draw:style-name="a419" draw:transform="translate(-5.96333in -8.36732in) rotate(-1.5708) translate(5.96333in 8.36732in)" draw:name="Gerade Verbindung 33">
              <svg:title/>
              <svg:desc/>
            </draw:connector>
          </draw:g>
          <draw:g draw:name="Gruppieren 28" draw:id="id240">
            <svg:title/>
            <svg:desc/>
            <draw:connector draw:type="line" svg:x1="11.10371in" svg:y1="8.36732in" svg:x2="11.22182in" svg:y2="8.36732in" draw:id="id241" draw:layer="Master1-bg" draw:style-name="a415" draw:transform="translate(-11.16277in -8.36732in) rotate(-1.5708) translate(11.16277in 8.36732in)" draw:name="Gerade Verbindung 29">
              <svg:title/>
              <svg:desc/>
            </draw:connector>
            <draw:connector draw:type="line" svg:x1="7.71751in" svg:y1="8.36732in" svg:x2="7.83562in" svg:y2="8.36732in" draw:id="id242" draw:layer="Master1-bg" draw:style-name="a416" draw:transform="translate(-7.77657in -8.36732in) rotate(-1.5708) translate(7.77657in 8.36732in)" draw:name="Gerade Verbindung 30">
              <svg:title/>
              <svg:desc/>
            </draw:connector>
          </draw:g>
        </draw:g>
        <draw:g draw:name="Gruppieren 9" draw:id="id217">
          <svg:title/>
          <svg:desc/>
          <draw:g draw:name="Gruppieren 15" draw:id="id227">
            <svg:title/>
            <svg:desc/>
            <draw:connector draw:type="line" svg:x1="3.85883in" svg:y1="-0.08128in" svg:x2="3.97693in" svg:y2="-0.08128in" draw:id="id235" draw:layer="Master1-bg" draw:style-name="a412" draw:transform="translate(-3.91788in 0.08128in) rotate(-1.5708) translate(3.91788in -0.08128in)" draw:name="Gerade Verbindung 23">
              <svg:title/>
              <svg:desc/>
            </draw:connector>
            <draw:connector draw:type="line" svg:x1="0.47261in" svg:y1="-0.08128in" svg:x2="0.59073in" svg:y2="-0.08128in" draw:id="id236" draw:layer="Master1-bg" draw:style-name="a413" draw:transform="translate(-0.53167in 0.08128in) rotate(-1.5708) translate(0.53167in -0.08128in)" draw:name="Gerade Verbindung 24">
              <svg:title/>
              <svg:desc/>
            </draw:connector>
            <draw:connector draw:type="line" svg:x1="5.67011in" svg:y1="-0.08128in" svg:x2="5.78823in" svg:y2="-0.08128in" draw:id="id237" draw:layer="Master1-bg" draw:style-name="a414" draw:transform="translate(-5.72917in 0.08128in) rotate(-1.5708) translate(5.72917in -0.08128in)" draw:name="Gerade Verbindung 25">
              <svg:title/>
              <svg:desc/>
            </draw:connector>
          </draw:g>
          <draw:g draw:name="Gruppieren 16" draw:id="id228">
            <svg:title/>
            <svg:desc/>
            <draw:connector draw:type="line" svg:x1="7.48087in" svg:y1="-0.08127in" svg:x2="7.59898in" svg:y2="-0.08127in" draw:id="id232" draw:layer="Master1-bg" draw:style-name="a409" draw:transform="translate(-7.53993in 0.08127in) rotate(-1.5708) translate(7.53993in -0.08127in)" draw:name="Gerade Verbindung 20">
              <svg:title/>
              <svg:desc/>
            </draw:connector>
            <draw:connector draw:type="line" svg:x1="4.09298in" svg:y1="-0.08128in" svg:x2="4.21109in" svg:y2="-0.08128in" draw:id="id233" draw:layer="Master1-bg" draw:style-name="a410" draw:transform="translate(-4.15204in 0.08128in) rotate(-1.5708) translate(4.15204in -0.08128in)" draw:name="Gerade Verbindung 21">
              <svg:title/>
              <svg:desc/>
            </draw:connector>
            <draw:connector draw:type="line" svg:x1="5.90427in" svg:y1="-0.08127in" svg:x2="6.02238in" svg:y2="-0.08127in" draw:id="id234" draw:layer="Master1-bg" draw:style-name="a411" draw:transform="translate(-5.96333in 0.08127in) rotate(-1.5708) translate(5.96333in -0.08127in)" draw:name="Gerade Verbindung 22">
              <svg:title/>
              <svg:desc/>
            </draw:connector>
          </draw:g>
          <draw:g draw:name="Gruppieren 17" draw:id="id229">
            <svg:title/>
            <svg:desc/>
            <draw:connector draw:type="line" svg:x1="11.10371in" svg:y1="-0.08127in" svg:x2="11.22182in" svg:y2="-0.08127in" draw:id="id230" draw:layer="Master1-bg" draw:style-name="a407" draw:transform="translate(-11.16277in 0.08127in) rotate(-1.5708) translate(11.16277in -0.08127in)" draw:name="Gerade Verbindung 18">
              <svg:title/>
              <svg:desc/>
            </draw:connector>
            <draw:connector draw:type="line" svg:x1="7.71751in" svg:y1="-0.08127in" svg:x2="7.83562in" svg:y2="-0.08127in" draw:id="id231" draw:layer="Master1-bg" draw:style-name="a408" draw:transform="translate(-7.77657in 0.08127in) rotate(-1.5708) translate(7.77657in -0.08127in)" draw:name="Gerade Verbindung 19">
              <svg:title/>
              <svg:desc/>
            </draw:connector>
          </draw:g>
        </draw:g>
        <draw:g draw:name="Gruppieren 139" draw:id="id218">
          <svg:title/>
          <svg:desc/>
          <draw:connector draw:type="line" svg:x1="11.74881in" svg:y1="1.60359in" svg:x2="11.86692in" svg:y2="1.60359in" draw:id="id219" draw:layer="Master1-bg" draw:style-name="a399" draw:name="Gerade Verbindung 140">
            <svg:title/>
            <svg:desc/>
          </draw:connector>
          <draw:connector draw:type="line" svg:x1="11.74881in" svg:y1="7.51631in" svg:x2="11.86692in" svg:y2="7.51631in" draw:id="id220" draw:layer="Master1-bg" draw:style-name="a400" draw:name="Gerade Verbindung 141">
            <svg:title/>
            <svg:desc/>
          </draw:connector>
          <draw:connector draw:type="line" svg:x1="11.74881in" svg:y1="4.43215in" svg:x2="11.86692in" svg:y2="4.43215in" draw:id="id221" draw:layer="Master1-bg" draw:style-name="a401" draw:name="Gerade Verbindung 142">
            <svg:title/>
            <svg:desc/>
          </draw:connector>
          <draw:connector draw:type="line" svg:x1="11.74881in" svg:y1="4.66484in" svg:x2="11.86692in" svg:y2="4.66484in" draw:id="id222" draw:layer="Master1-bg" draw:style-name="a402" draw:name="Gerade Verbindung 143">
            <svg:title/>
            <svg:desc/>
          </draw:connector>
          <draw:connector draw:type="line" svg:x1="11.74881in" svg:y1="3.41482in" svg:x2="11.86692in" svg:y2="3.41482in" draw:id="id223" draw:layer="Master1-bg" draw:style-name="a403" draw:name="Gerade Verbindung 144">
            <svg:title/>
            <svg:desc/>
          </draw:connector>
          <draw:connector draw:type="line" svg:x1="11.74881in" svg:y1="3.64751in" svg:x2="11.86692in" svg:y2="3.64751in" draw:id="id224" draw:layer="Master1-bg" draw:style-name="a404" draw:name="Gerade Verbindung 145">
            <svg:title/>
            <svg:desc/>
          </draw:connector>
          <draw:connector draw:type="line" svg:x1="11.74881in" svg:y1="5.46229in" svg:x2="11.86692in" svg:y2="5.46229in" draw:id="id225" draw:layer="Master1-bg" draw:style-name="a405" draw:name="Gerade Verbindung 146">
            <svg:title/>
            <svg:desc/>
          </draw:connector>
          <draw:connector draw:type="line" svg:x1="11.74881in" svg:y1="5.69498in" svg:x2="11.86692in" svg:y2="5.69498in" draw:id="id226" draw:layer="Master1-bg" draw:style-name="a406" draw:name="Gerade Verbindung 147">
            <svg:title/>
            <svg:desc/>
          </draw:connector>
        </draw:g>
      </draw:g>
      <draw:frame draw:id="id209" draw:layer="Master1-bg" draw:style-name="a388" draw:name="Picture 3" svg:x="10.11667in" svg:y="7.81279in" svg:width="1.0378in" svg:height="0.18137in" style:rel-width="scale" style:rel-height="scale">
        <draw:image xlink:href="media/image1.png" xlink:type="simple" xlink:show="embed" xlink:actuate="onLoad"/>
        <svg:title/>
        <svg:desc/>
      </draw:frame>
      <draw:custom-shape svg:x="0in" svg:y="0in" svg:width="11.69444in" svg:height="8.26736in" draw:id="id210" draw:style-name="a392" draw:name="Rectangle 3">
        <svg:title/>
        <svg:desc/>
        <text:p text:style-name="a390" text:class-names="" text:cond-style-name=""><text:span text:style-name="a389" text:class-names=""/></text:p>
        <draw:enhanced-geometry xmlns:dr3d="urn:oasis:names:tc:opendocument:xmlns:dr3d:1.0" draw:type="non-primitive" svg:viewBox="0 0 21600 21600" draw:enhanced-path="M 0 0 L 21600 0 21600 21600 0 21600 Z N"/>
      </draw:custom-shape>
      <draw:frame draw:id="id211" draw:style-name="a393" draw:name="Picture 16" svg:x="0in" svg:y="0in" svg:width="6.41685in" svg:height="8.26736in" style:rel-width="scale" style:rel-height="scale">
        <draw:image xlink:href="media/image2.png" xlink:type="simple" xlink:show="embed" xlink:actuate="onLoad"/>
        <svg:title/>
        <svg:desc/>
      </draw:frame>
      <draw:frame draw:id="id212" draw:style-name="a394" draw:name="Picture 17" svg:x="9.00198in" svg:y="0in" svg:width="2.69077in" svg:height="8.26736in" style:rel-width="scale" style:rel-height="scale">
        <draw:image xlink:href="media/image3.png" xlink:type="simple" xlink:show="embed" xlink:actuate="onLoad"/>
        <svg:title/>
        <svg:desc/>
      </draw:frame>
      <draw:connector draw:type="line" svg:x1="11.43019in" svg:y1="3.62341in" svg:x2="10.24025in" svg:y2="3.62341in" draw:id="id213" draw:style-name="a395" draw:name="Straight Connector 16">
        <svg:title/>
        <svg:desc/>
      </draw:connector>
      <draw:frame draw:id="id214" presentation:style-name="a398" draw:name="Titel 1" svg:x="5.72917in" svg:y="3.87132in" svg:width="5.42165in" svg:height="1.6009in" presentation:class="title" presentation:placeholder="false">
        <draw:text-box>
          <text:p text:style-name="a397" text:class-names="" text:cond-style-name=""><text:span text:style-name="a396" text:class-names="">Mastertitelformat bearbeiten</text:span></text:p>
        </draw:text-box>
        <svg:title/>
        <svg:desc/>
      </draw:frame>
      <presentation:notes style:page-layout-name="pageLayout2" draw:style-name="a486">
        <draw:frame draw:id="id51" presentation:style-name="a433" draw:name="Kopfzeilenplatzhalter 1" svg:x="0.4487in" svg:y="6.05088in" svg:width="6.54174in" svg:height="0.39212in" presentation:class="header" presentation:placeholder="false">
          <draw:text-box>
            <text:p text:style-name="a432" text:class-names="" text:cond-style-name=""><text:span text:style-name="a431" text:class-names=""/></text:p>
          </draw:text-box>
          <svg:title/>
          <svg:desc/>
        </draw:frame>
        <draw:frame draw:id="id52" presentation:style-name="a437" draw:name="Datumsplatzhalter 2" svg:x="0.46711in" svg:y="5.62136in" svg:width="1.14149in" svg:height="0.39648in" presentation:class="date-time" presentation:placeholder="false">
          <draw:text-box>
            <text:p text:style-name="a436" text:class-names="" text:cond-style-name=""><text:span text:style-name="a434" text:class-names=""><text:date text:fixed="false" style:data-style-name="a435">22.01.2018</text:date></text:span></text:p>
          </draw:text-box>
          <svg:title/>
          <svg:desc/>
        </draw:frame>
        <draw:frame draw:id="id53" presentation:style-name="a455" draw:name="Notizenplatzhalter 4" svg:x="7.27014in" svg:y="1.1805in" svg:width="3.06166in" svg:height="5.26921in" presentation:class="notes" presentation:placeholder="false">
          <draw:text-box>
            <text:p text:style-name="a439" text:class-names="" text:cond-style-name=""><text:span text:style-name="a438" text:class-names="">Textmasterformat bearbeiten</text:span></text:p>
            <text:list text:style-name="a442">
              <text:list-item>
                <text:list text:style-name="a442">
                  <text:list-item>
                    <text:p text:style-name="a441" text:class-names="" text:cond-style-name=""><text:span text:style-name="a440" text:class-names="">Zweite Ebene</text:span></text:p>
                  </text:list-item>
                </text:list>
              </text:list-item>
            </text:list>
            <text:list text:style-name="a445">
              <text:list-item>
                <text:list text:style-name="a445">
                  <text:list-item>
                    <text:list text:style-name="a445">
                      <text:list-item>
                        <text:p text:style-name="a444" text:class-names="" text:cond-style-name=""><text:span text:style-name="a443" text:class-names="">Dritte Ebene</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Vierte Ebene</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Fünfte Ebene</text:span></text:p>
                              </text:list-item>
                            </text:list>
                          </text:list-item>
                        </text:list>
                      </text:list-item>
                    </text:list>
                  </text:list-item>
                </text:list>
              </text:list-item>
            </text:list>
            <text:list text:style-name="a454">
              <text:list-item>
                <text:list text:style-name="a454">
                  <text:list-item>
                    <text:list text:style-name="a454">
                      <text:list-item>
                        <text:list text:style-name="a454">
                          <text:list-item>
                            <text:list text:style-name="a454">
                              <text:list-item>
                                <text:list text:style-name="a454">
                                  <text:list-item>
                                    <text:list text:style-name="a454">
                                      <text:list-item>
                                        <text:list text:style-name="a454">
                                          <text:list-item>
                                            <text:list text:style-name="a454">
                                              <text:list-item>
                                                <text:p text:style-name="a453" text:class-names="" text:cond-style-name=""><text:span text:style-name="a452" text:class-names=""/></text:p>
                                              </text:list-item>
                                            </text:list>
                                          </text:list-item>
                                        </text:list>
                                      </text:list-item>
                                    </text:list>
                                  </text:list-item>
                                </text:list>
                              </text:list-item>
                            </text:list>
                          </text:list-item>
                        </text:list>
                      </text:list-item>
                    </text:list>
                  </text:list-item>
                </text:list>
              </text:list-item>
            </text:list>
          </draw:text-box>
          <svg:title/>
          <svg:desc/>
        </draw:frame>
        <draw:frame draw:id="id54" presentation:style-name="a458" draw:name="Fußzeilenplatzhalter 5" svg:x="1.6086in" svg:y="5.62136in" svg:width="5.38183in" svg:height="0.39648in" presentation:class="footer" presentation:placeholder="false">
          <draw:text-box>
            <text:p text:style-name="a457" text:class-names="" text:cond-style-name=""><text:span text:style-name="a456" text:class-names=""/></text:p>
          </draw:text-box>
          <svg:title/>
          <svg:desc/>
        </draw:frame>
        <draw:frame draw:id="id55" presentation:style-name="a462" draw:name="Foliennummernplatzhalter 6" svg:x="0.46479in" svg:y="0.64577in" svg:width="6.52564in" svg:height="0.3717in" presentation:class="page-number" presentation:placeholder="false">
          <draw:text-box>
            <text:p text:style-name="a461" text:class-names="" text:cond-style-name=""><text:span text:style-name="a459" text:class-names="">Folie<text:s text:c="1"/></text:span><text:span text:style-name="a460" text:class-names=""><text:page-number style:num-format="1" text:fixed="false"/></text:span></text:p>
          </draw:text-box>
          <svg:title/>
          <svg:desc/>
        </draw:frame>
        <draw:g draw:name="Group 166" draw:id="id56">
          <svg:title/>
          <svg:desc/>
          <draw:custom-shape svg:width="6.53169in" svg:height="4.21424in" draw:id="id81" draw:style-name="a482" draw:transform="translate(-3.26584in -2.10712in) rotate(-3.15905) translate(3.74913in 3.29445in)" draw:name="Rectangle 167">
            <svg:title/>
            <svg:desc/>
            <text:p text:style-name="a481" text:class-names="" text:cond-style-name=""><text:span text:style-name="a480" text:class-names=""/></text:p>
            <draw:enhanced-geometry xmlns:dr3d="urn:oasis:names:tc:opendocument:xmlns:dr3d:1.0" draw:type="non-primitive" svg:viewBox="0 0 21600 21600" draw:enhanced-path="M 0 0 L 21600 0 21600 21600 0 21600 Z N" draw:mirror-vertical="true" draw:mirror-horizontal="true"/>
          </draw:custom-shape>
          <draw:custom-shape svg:width="6.53169in" svg:height="4.24492in" draw:id="id82" draw:style-name="a485" draw:transform="translate(-3.26584in -2.12246in) rotate(-3.14159) translate(3.73363in 3.29612in)" draw:name="Rectangle 168">
            <svg:title/>
            <svg:desc/>
            <text:p text:style-name="a484" text:class-names="" text:cond-style-name=""><text:span text:style-name="a483" text:class-names=""/></text:p>
            <draw:enhanced-geometry xmlns:dr3d="urn:oasis:names:tc:opendocument:xmlns:dr3d:1.0" draw:type="non-primitive" svg:viewBox="0 0 21600 21600" draw:enhanced-path="M 0 0 L 21600 0 21600 21600 0 21600 Z N" draw:mirror-vertical="true" draw:mirror-horizontal="true"/>
          </draw:custom-shape>
        </draw:g>
        <draw:page-thumbnail svg:x="0.73958in" svg:y="1.18056in" svg:width="5.98958in" svg:height="4.23611in" presentation:class="page" draw:id="id57" presentation:style-name="a463" draw:name="Folienbildplatzhalter 37">
          <svg:title/>
          <svg:desc/>
        </draw:page-thumbnail>
        <draw:connector draw:type="line" svg:x1="0.43852in" svg:y1="6.91732in" svg:x2="10.3318in" svg:y2="6.91732in" draw:id="id58" draw:style-name="a464" draw:name="Straight Connector 5">
          <svg:title/>
          <svg:desc/>
        </draw:connector>
        <draw:g draw:name="Gruppieren 93" draw:id="id59">
          <svg:title/>
          <svg:desc/>
          <draw:g draw:name="Gruppieren 41" draw:id="id61">
            <svg:title/>
            <svg:desc/>
            <draw:connector draw:type="line" svg:x1="-0.17934in" svg:y1="1.17186in" svg:x2="-0.0518in" svg:y2="1.17186in" draw:id="id78" draw:style-name="a477" draw:name="Gerade Verbindung 75">
              <svg:title/>
              <svg:desc/>
            </draw:connector>
            <draw:connector draw:type="line" svg:x1="-0.17934in" svg:y1="6.43797in" svg:x2="-0.0518in" svg:y2="6.43797in" draw:id="id79" draw:style-name="a478" draw:name="Gerade Verbindung 76">
              <svg:title/>
              <svg:desc/>
            </draw:connector>
            <draw:connector draw:type="line" svg:x1="-0.17934in" svg:y1="5.43076in" svg:x2="-0.0518in" svg:y2="5.43076in" draw:id="id80" draw:style-name="a479" draw:name="Gerade Verbindung 81">
              <svg:title/>
              <svg:desc/>
            </draw:connector>
          </draw:g>
          <draw:g draw:name="Gruppieren 42" draw:id="id62">
            <svg:title/>
            <svg:desc/>
            <draw:connector draw:type="line" svg:x1="0.39684in" svg:y1="7.52696in" svg:x2="0.51392in" svg:y2="7.52696in" draw:id="id73" draw:style-name="a473" draw:transform="translate(-0.45538in -7.52696in) rotate(-1.5708) translate(0.45538in 7.52696in)" draw:name="Gerade Verbindung 73">
              <svg:title/>
              <svg:desc/>
            </draw:connector>
            <draw:connector draw:type="line" svg:x1="6.94989in" svg:y1="7.52696in" svg:x2="7.06697in" svg:y2="7.52696in" draw:id="id74" draw:style-name="a474" draw:transform="translate(-7.00843in -7.52696in) rotate(-1.5708) translate(7.00843in 7.52696in)" draw:name="Gerade Verbindung 69">
              <svg:title/>
              <svg:desc/>
            </draw:connector>
            <draw:g draw:name="Gruppieren 66" draw:id="id75">
              <svg:title/>
              <svg:desc/>
              <draw:connector draw:type="line" svg:x1="10.26385in" svg:y1="7.52696in" svg:x2="10.38093in" svg:y2="7.52696in" draw:id="id76" draw:style-name="a475" draw:transform="translate(-10.32239in -7.52696in) rotate(-1.5708) translate(10.32239in 7.52696in)" draw:name="Gerade Verbindung 67">
                <svg:title/>
                <svg:desc/>
              </draw:connector>
              <draw:connector draw:type="line" svg:x1="7.20735in" svg:y1="7.52695in" svg:x2="7.32442in" svg:y2="7.52695in" draw:id="id77" draw:style-name="a476" draw:transform="translate(-7.26589in -7.52695in) rotate(-1.5708) translate(7.26589in 7.52695in)" draw:name="Gerade Verbindung 68">
                <svg:title/>
                <svg:desc/>
              </draw:connector>
            </draw:g>
          </draw:g>
          <draw:g draw:name="Gruppieren 83" draw:id="id63">
            <svg:title/>
            <svg:desc/>
            <draw:connector draw:type="line" svg:x1="10.82261in" svg:y1="1.17186in" svg:x2="10.95015in" svg:y2="1.17186in" draw:id="id70" draw:style-name="a470" draw:name="Gerade Verbindung 84">
              <svg:title/>
              <svg:desc/>
            </draw:connector>
            <draw:connector draw:type="line" svg:x1="10.82261in" svg:y1="6.43797in" svg:x2="10.95015in" svg:y2="6.43797in" draw:id="id71" draw:style-name="a471" draw:name="Gerade Verbindung 85">
              <svg:title/>
              <svg:desc/>
            </draw:connector>
            <draw:connector draw:type="line" svg:x1="10.82261in" svg:y1="5.43076in" svg:x2="10.95015in" svg:y2="5.43076in" draw:id="id72" draw:style-name="a472" draw:name="Gerade Verbindung 86">
              <svg:title/>
              <svg:desc/>
            </draw:connector>
          </draw:g>
          <draw:g draw:name="Gruppieren 87" draw:id="id64">
            <svg:title/>
            <svg:desc/>
            <draw:connector draw:type="line" svg:x1="0.39684in" svg:y1="-0.08056in" svg:x2="0.51392in" svg:y2="-0.08056in" draw:id="id65" draw:style-name="a466" draw:transform="translate(-0.45538in 0.08056in) rotate(-1.5708) translate(0.45538in -0.08056in)" draw:name="Gerade Verbindung 88">
              <svg:title/>
              <svg:desc/>
            </draw:connector>
            <draw:connector draw:type="line" svg:x1="6.94989in" svg:y1="-0.08056in" svg:x2="7.06697in" svg:y2="-0.08056in" draw:id="id66" draw:style-name="a467" draw:transform="translate(-7.00843in 0.08056in) rotate(-1.5708) translate(7.00843in -0.08056in)" draw:name="Gerade Verbindung 89">
              <svg:title/>
              <svg:desc/>
            </draw:connector>
            <draw:g draw:name="Gruppieren 90" draw:id="id67">
              <svg:title/>
              <svg:desc/>
              <draw:connector draw:type="line" svg:x1="10.26385in" svg:y1="-0.08056in" svg:x2="10.38093in" svg:y2="-0.08056in" draw:id="id68" draw:style-name="a468" draw:transform="translate(-10.32239in 0.08056in) rotate(-1.5708) translate(10.32239in -0.08056in)" draw:name="Gerade Verbindung 91">
                <svg:title/>
                <svg:desc/>
              </draw:connector>
              <draw:connector draw:type="line" svg:x1="7.20735in" svg:y1="-0.08056in" svg:x2="7.32442in" svg:y2="-0.08056in" draw:id="id69" draw:style-name="a469" draw:transform="translate(-7.26589in 0.08056in) rotate(-1.5708) translate(7.26589in -0.08056in)" draw:name="Gerade Verbindung 92">
                <svg:title/>
                <svg:desc/>
              </draw:connector>
            </draw:g>
          </draw:g>
        </draw:g>
        <draw:frame draw:id="id60" draw:style-name="a465" draw:name="Picture 3" svg:x="9.1537in" svg:y="0.37779in" svg:width="1.1781in" svg:height="0.2734in" style:rel-width="scale" style:rel-height="scale">
          <draw:image xlink:href="media/image1.png" xlink:type="simple" xlink:show="embed" xlink:actuate="onLoad"/>
          <svg:title/>
          <svg:desc/>
        </draw:frame>
      </presentation:notes>
    </style:master-page>
    <style:master-page style:name="Master1-Layout4-cust-Titel-und-Inhalt" style:page-layout-name="pageLayout1" draw:style-name="a487">
      <draw:connector draw:type="line" svg:x1="0.53167in" svg:y1="1.43644in" svg:x2="11.16277in" svg:y2="1.43644in" draw:id="id257" draw:layer="Master1-bg" draw:style-name="a488" draw:name="Straight Connector 5">
        <svg:title/>
        <svg:desc/>
      </draw:connector>
      <draw:connector draw:type="line" svg:x1="0.53167in" svg:y1="7.5995in" svg:x2="11.16277in" svg:y2="7.5995in" draw:id="id258" draw:layer="Master1-bg" draw:style-name="a489" draw:name="Straight Connector 5">
        <svg:title/>
        <svg:desc/>
      </draw:connector>
      <draw:g draw:name="Gruppieren 135" draw:id="id259">
        <svg:title/>
        <svg:desc/>
        <draw:g draw:name="Gruppieren 7" draw:id="id266">
          <svg:title/>
          <svg:desc/>
          <draw:connector draw:type="line" svg:x1="-0.16608in" svg:y1="1.60359in" svg:x2="-0.04797in" svg:y2="1.60359in" draw:id="id300" draw:layer="Master1-bg" draw:style-name="a544" draw:name="Gerade Verbindung 37">
            <svg:title/>
            <svg:desc/>
          </draw:connector>
          <draw:connector draw:type="line" svg:x1="-0.16608in" svg:y1="7.51631in" svg:x2="-0.04797in" svg:y2="7.51631in" draw:id="id301" draw:layer="Master1-bg" draw:style-name="a545" draw:name="Gerade Verbindung 38">
            <svg:title/>
            <svg:desc/>
          </draw:connector>
          <draw:connector draw:type="line" svg:x1="-0.16608in" svg:y1="4.43215in" svg:x2="-0.04797in" svg:y2="4.43215in" draw:id="id302" draw:layer="Master1-bg" draw:style-name="a546" draw:name="Gerade Verbindung 39">
            <svg:title/>
            <svg:desc/>
          </draw:connector>
          <draw:connector draw:type="line" svg:x1="-0.16608in" svg:y1="4.66484in" svg:x2="-0.04797in" svg:y2="4.66484in" draw:id="id303" draw:layer="Master1-bg" draw:style-name="a547" draw:name="Gerade Verbindung 40">
            <svg:title/>
            <svg:desc/>
          </draw:connector>
          <draw:connector draw:type="line" svg:x1="-0.16608in" svg:y1="3.41482in" svg:x2="-0.04797in" svg:y2="3.41482in" draw:id="id304" draw:layer="Master1-bg" draw:style-name="a548" draw:name="Gerade Verbindung 82">
            <svg:title/>
            <svg:desc/>
          </draw:connector>
          <draw:connector draw:type="line" svg:x1="-0.16608in" svg:y1="3.64751in" svg:x2="-0.04797in" svg:y2="3.64751in" draw:id="id305" draw:layer="Master1-bg" draw:style-name="a549" draw:name="Gerade Verbindung 83">
            <svg:title/>
            <svg:desc/>
          </draw:connector>
          <draw:connector draw:type="line" svg:x1="-0.16608in" svg:y1="5.46229in" svg:x2="-0.04797in" svg:y2="5.46229in" draw:id="id306" draw:layer="Master1-bg" draw:style-name="a550" draw:name="Gerade Verbindung 85">
            <svg:title/>
            <svg:desc/>
          </draw:connector>
          <draw:connector draw:type="line" svg:x1="-0.16608in" svg:y1="5.69498in" svg:x2="-0.04797in" svg:y2="5.69498in" draw:id="id307" draw:layer="Master1-bg" draw:style-name="a551" draw:name="Gerade Verbindung 86">
            <svg:title/>
            <svg:desc/>
          </draw:connector>
        </draw:g>
        <draw:g draw:name="Gruppieren 8" draw:id="id267">
          <svg:title/>
          <svg:desc/>
          <draw:g draw:name="Gruppieren 26" draw:id="id289">
            <svg:title/>
            <svg:desc/>
            <draw:connector draw:type="line" svg:x1="3.85883in" svg:y1="8.36731in" svg:x2="3.97693in" svg:y2="8.36731in" draw:id="id297" draw:layer="Master1-bg" draw:style-name="a541" draw:transform="translate(-3.91788in -8.36731in) rotate(-1.5708) translate(3.91788in 8.36731in)" draw:name="Gerade Verbindung 34">
              <svg:title/>
              <svg:desc/>
            </draw:connector>
            <draw:connector draw:type="line" svg:x1="0.47261in" svg:y1="8.36731in" svg:x2="0.59073in" svg:y2="8.36731in" draw:id="id298" draw:layer="Master1-bg" draw:style-name="a542" draw:transform="translate(-0.53167in -8.36731in) rotate(-1.5708) translate(0.53167in 8.36731in)" draw:name="Gerade Verbindung 35">
              <svg:title/>
              <svg:desc/>
            </draw:connector>
            <draw:connector draw:type="line" svg:x1="5.67011in" svg:y1="8.3673in" svg:x2="5.78823in" svg:y2="8.3673in" draw:id="id299" draw:layer="Master1-bg" draw:style-name="a543" draw:transform="translate(-5.72917in -8.3673in) rotate(-1.5708) translate(5.72917in 8.3673in)" draw:name="Gerade Verbindung 36">
              <svg:title/>
              <svg:desc/>
            </draw:connector>
          </draw:g>
          <draw:g draw:name="Gruppieren 27" draw:id="id290">
            <svg:title/>
            <svg:desc/>
            <draw:connector draw:type="line" svg:x1="7.48087in" svg:y1="8.36732in" svg:x2="7.59898in" svg:y2="8.36732in" draw:id="id294" draw:layer="Master1-bg" draw:style-name="a538" draw:transform="translate(-7.53993in -8.36732in) rotate(-1.5708) translate(7.53993in 8.36732in)" draw:name="Gerade Verbindung 31">
              <svg:title/>
              <svg:desc/>
            </draw:connector>
            <draw:connector draw:type="line" svg:x1="4.09298in" svg:y1="8.3673in" svg:x2="4.21109in" svg:y2="8.3673in" draw:id="id295" draw:layer="Master1-bg" draw:style-name="a539" draw:transform="translate(-4.15204in -8.3673in) rotate(-1.5708) translate(4.15204in 8.3673in)" draw:name="Gerade Verbindung 32">
              <svg:title/>
              <svg:desc/>
            </draw:connector>
            <draw:connector draw:type="line" svg:x1="5.90427in" svg:y1="8.36732in" svg:x2="6.02238in" svg:y2="8.36732in" draw:id="id296" draw:layer="Master1-bg" draw:style-name="a540" draw:transform="translate(-5.96333in -8.36732in) rotate(-1.5708) translate(5.96333in 8.36732in)" draw:name="Gerade Verbindung 33">
              <svg:title/>
              <svg:desc/>
            </draw:connector>
          </draw:g>
          <draw:g draw:name="Gruppieren 28" draw:id="id291">
            <svg:title/>
            <svg:desc/>
            <draw:connector draw:type="line" svg:x1="11.10371in" svg:y1="8.36732in" svg:x2="11.22182in" svg:y2="8.36732in" draw:id="id292" draw:layer="Master1-bg" draw:style-name="a536" draw:transform="translate(-11.16277in -8.36732in) rotate(-1.5708) translate(11.16277in 8.36732in)" draw:name="Gerade Verbindung 29">
              <svg:title/>
              <svg:desc/>
            </draw:connector>
            <draw:connector draw:type="line" svg:x1="7.71751in" svg:y1="8.36732in" svg:x2="7.83562in" svg:y2="8.36732in" draw:id="id293" draw:layer="Master1-bg" draw:style-name="a537" draw:transform="translate(-7.77657in -8.36732in) rotate(-1.5708) translate(7.77657in 8.36732in)" draw:name="Gerade Verbindung 30">
              <svg:title/>
              <svg:desc/>
            </draw:connector>
          </draw:g>
        </draw:g>
        <draw:g draw:name="Gruppieren 9" draw:id="id268">
          <svg:title/>
          <svg:desc/>
          <draw:g draw:name="Gruppieren 15" draw:id="id278">
            <svg:title/>
            <svg:desc/>
            <draw:connector draw:type="line" svg:x1="3.85883in" svg:y1="-0.08128in" svg:x2="3.97693in" svg:y2="-0.08128in" draw:id="id286" draw:layer="Master1-bg" draw:style-name="a533" draw:transform="translate(-3.91788in 0.08128in) rotate(-1.5708) translate(3.91788in -0.08128in)" draw:name="Gerade Verbindung 23">
              <svg:title/>
              <svg:desc/>
            </draw:connector>
            <draw:connector draw:type="line" svg:x1="0.47261in" svg:y1="-0.08128in" svg:x2="0.59073in" svg:y2="-0.08128in" draw:id="id287" draw:layer="Master1-bg" draw:style-name="a534" draw:transform="translate(-0.53167in 0.08128in) rotate(-1.5708) translate(0.53167in -0.08128in)" draw:name="Gerade Verbindung 24">
              <svg:title/>
              <svg:desc/>
            </draw:connector>
            <draw:connector draw:type="line" svg:x1="5.67011in" svg:y1="-0.08128in" svg:x2="5.78823in" svg:y2="-0.08128in" draw:id="id288" draw:layer="Master1-bg" draw:style-name="a535" draw:transform="translate(-5.72917in 0.08128in) rotate(-1.5708) translate(5.72917in -0.08128in)" draw:name="Gerade Verbindung 25">
              <svg:title/>
              <svg:desc/>
            </draw:connector>
          </draw:g>
          <draw:g draw:name="Gruppieren 16" draw:id="id279">
            <svg:title/>
            <svg:desc/>
            <draw:connector draw:type="line" svg:x1="7.48087in" svg:y1="-0.08127in" svg:x2="7.59898in" svg:y2="-0.08127in" draw:id="id283" draw:layer="Master1-bg" draw:style-name="a530" draw:transform="translate(-7.53993in 0.08127in) rotate(-1.5708) translate(7.53993in -0.08127in)" draw:name="Gerade Verbindung 20">
              <svg:title/>
              <svg:desc/>
            </draw:connector>
            <draw:connector draw:type="line" svg:x1="4.09298in" svg:y1="-0.08128in" svg:x2="4.21109in" svg:y2="-0.08128in" draw:id="id284" draw:layer="Master1-bg" draw:style-name="a531" draw:transform="translate(-4.15204in 0.08128in) rotate(-1.5708) translate(4.15204in -0.08128in)" draw:name="Gerade Verbindung 21">
              <svg:title/>
              <svg:desc/>
            </draw:connector>
            <draw:connector draw:type="line" svg:x1="5.90427in" svg:y1="-0.08127in" svg:x2="6.02238in" svg:y2="-0.08127in" draw:id="id285" draw:layer="Master1-bg" draw:style-name="a532" draw:transform="translate(-5.96333in 0.08127in) rotate(-1.5708) translate(5.96333in -0.08127in)" draw:name="Gerade Verbindung 22">
              <svg:title/>
              <svg:desc/>
            </draw:connector>
          </draw:g>
          <draw:g draw:name="Gruppieren 17" draw:id="id280">
            <svg:title/>
            <svg:desc/>
            <draw:connector draw:type="line" svg:x1="11.10371in" svg:y1="-0.08127in" svg:x2="11.22182in" svg:y2="-0.08127in" draw:id="id281" draw:layer="Master1-bg" draw:style-name="a528" draw:transform="translate(-11.16277in 0.08127in) rotate(-1.5708) translate(11.16277in -0.08127in)" draw:name="Gerade Verbindung 18">
              <svg:title/>
              <svg:desc/>
            </draw:connector>
            <draw:connector draw:type="line" svg:x1="7.71751in" svg:y1="-0.08127in" svg:x2="7.83562in" svg:y2="-0.08127in" draw:id="id282" draw:layer="Master1-bg" draw:style-name="a529" draw:transform="translate(-7.77657in 0.08127in) rotate(-1.5708) translate(7.77657in -0.08127in)" draw:name="Gerade Verbindung 19">
              <svg:title/>
              <svg:desc/>
            </draw:connector>
          </draw:g>
        </draw:g>
        <draw:g draw:name="Gruppieren 139" draw:id="id269">
          <svg:title/>
          <svg:desc/>
          <draw:connector draw:type="line" svg:x1="11.74881in" svg:y1="1.60359in" svg:x2="11.86692in" svg:y2="1.60359in" draw:id="id270" draw:layer="Master1-bg" draw:style-name="a520" draw:name="Gerade Verbindung 140">
            <svg:title/>
            <svg:desc/>
          </draw:connector>
          <draw:connector draw:type="line" svg:x1="11.74881in" svg:y1="7.51631in" svg:x2="11.86692in" svg:y2="7.51631in" draw:id="id271" draw:layer="Master1-bg" draw:style-name="a521" draw:name="Gerade Verbindung 141">
            <svg:title/>
            <svg:desc/>
          </draw:connector>
          <draw:connector draw:type="line" svg:x1="11.74881in" svg:y1="4.43215in" svg:x2="11.86692in" svg:y2="4.43215in" draw:id="id272" draw:layer="Master1-bg" draw:style-name="a522" draw:name="Gerade Verbindung 142">
            <svg:title/>
            <svg:desc/>
          </draw:connector>
          <draw:connector draw:type="line" svg:x1="11.74881in" svg:y1="4.66484in" svg:x2="11.86692in" svg:y2="4.66484in" draw:id="id273" draw:layer="Master1-bg" draw:style-name="a523" draw:name="Gerade Verbindung 143">
            <svg:title/>
            <svg:desc/>
          </draw:connector>
          <draw:connector draw:type="line" svg:x1="11.74881in" svg:y1="3.41482in" svg:x2="11.86692in" svg:y2="3.41482in" draw:id="id274" draw:layer="Master1-bg" draw:style-name="a524" draw:name="Gerade Verbindung 144">
            <svg:title/>
            <svg:desc/>
          </draw:connector>
          <draw:connector draw:type="line" svg:x1="11.74881in" svg:y1="3.64751in" svg:x2="11.86692in" svg:y2="3.64751in" draw:id="id275" draw:layer="Master1-bg" draw:style-name="a525" draw:name="Gerade Verbindung 145">
            <svg:title/>
            <svg:desc/>
          </draw:connector>
          <draw:connector draw:type="line" svg:x1="11.74881in" svg:y1="5.46229in" svg:x2="11.86692in" svg:y2="5.46229in" draw:id="id276" draw:layer="Master1-bg" draw:style-name="a526" draw:name="Gerade Verbindung 146">
            <svg:title/>
            <svg:desc/>
          </draw:connector>
          <draw:connector draw:type="line" svg:x1="11.74881in" svg:y1="5.69498in" svg:x2="11.86692in" svg:y2="5.69498in" draw:id="id277" draw:layer="Master1-bg" draw:style-name="a527" draw:name="Gerade Verbindung 147">
            <svg:title/>
            <svg:desc/>
          </draw:connector>
        </draw:g>
      </draw:g>
      <draw:frame draw:id="id260" draw:layer="Master1-bg" draw:style-name="a490" draw:name="Picture 3" svg:x="10.11667in" svg:y="7.81279in" svg:width="1.0378in" svg:height="0.18137in" style:rel-width="scale" style:rel-height="scale">
        <draw:image xlink:href="media/image1.png" xlink:type="simple" xlink:show="embed" xlink:actuate="onLoad"/>
        <svg:title/>
        <svg:desc/>
      </draw:frame>
      <draw:frame draw:id="id261" presentation:style-name="a493" draw:name="Titel 1" svg:x="0.53125in" svg:y="0.27585in" svg:width="10.63194in" svg:height="1.32774in" presentation:class="title" presentation:placeholder="false">
        <draw:text-box>
          <text:p text:style-name="a492" text:class-names="" text:cond-style-name=""><text:span text:style-name="a491" text:class-names="">Mastertitelformat bearbeiten</text:span></text:p>
        </draw:text-box>
        <svg:title/>
        <svg:desc/>
      </draw:frame>
      <draw:frame draw:id="id262" presentation:style-name="a497" draw:name="Datumsplatzhalter 34" svg:x="0.97348in" svg:y="7.66423in" svg:width="0.86624in" svg:height="0.43577in" presentation:class="date-time" presentation:placeholder="false">
        <draw:text-box>
          <text:p text:style-name="a496" text:class-names="" text:cond-style-name=""><text:span text:style-name="a494" text:class-names=""><text:date text:fixed="false" style:data-style-name="a495">22.01.2018</text:date></text:span></text:p>
        </draw:text-box>
        <svg:title/>
        <svg:desc/>
      </draw:frame>
      <draw:frame draw:id="id263" presentation:style-name="a500" draw:name="Fußzeilenplatzhalter 35" svg:x="1.89011in" svg:y="7.66423in" svg:width="5.64322in" svg:height="0.43577in" presentation:class="footer" presentation:placeholder="false">
        <draw:text-box>
          <text:p text:style-name="a499" text:class-names="" text:cond-style-name=""><text:span text:style-name="a498" text:class-names="">Fußzeile ändern unter: Einfügen &gt; Kopf- und Fußzeile</text:span></text:p>
        </draw:text-box>
        <svg:title/>
        <svg:desc/>
      </draw:frame>
      <draw:frame draw:id="id264" presentation:style-name="a503" draw:name="Foliennummernplatzhalter 36" svg:x="0.53125in" svg:y="7.66423in" svg:width="0.39183in" svg:height="0.43577in" presentation:class="page-number" presentation:placeholder="false">
        <draw:text-box>
          <text:p text:style-name="a502" text:class-names="" text:cond-style-name=""><text:span text:style-name="a501" text:class-names=""><text:page-number style:num-format="1" text:fixed="false"/></text:span></text:p>
        </draw:text-box>
        <svg:title/>
        <svg:desc/>
      </draw:frame>
      <draw:frame draw:id="id265" presentation:style-name="a519" draw:name="Textplatzhalter 38" svg:x="0.53125in" svg:y="1.61458in" svg:width="10.63194in" svg:height="5.90451in" presentation:class="outline" presentation:placeholder="false">
        <draw:text-box>
          <text:list text:style-name="a506">
            <text:list-item>
              <text:p text:style-name="a505" text:class-names="" text:cond-style-name=""><text:span text:style-name="a504" text:class-names="">Mastertextformat bearbeiten</text:span></text:p>
            </text:list-item>
          </text:list>
          <text:list text:style-name="a509">
            <text:list-item>
              <text:list text:style-name="a509">
                <text:list-item>
                  <text:p text:style-name="a508" text:class-names="" text:cond-style-name=""><text:span text:style-name="a507" text:class-names="">Zweite Ebene</text:span></text:p>
                </text:list-item>
              </text:list>
            </text:list-item>
          </text:list>
          <text:list text:style-name="a512">
            <text:list-item>
              <text:list text:style-name="a512">
                <text:list-item>
                  <text:list text:style-name="a512">
                    <text:list-item>
                      <text:p text:style-name="a511" text:class-names="" text:cond-style-name=""><text:span text:style-name="a510" text:class-names="">Dritte Ebene</text:span></text:p>
                    </text:list-item>
                  </text:list>
                </text:list-item>
              </text:list>
            </text:list-item>
          </text:list>
          <text:list text:style-name="a515">
            <text:list-item>
              <text:list text:style-name="a515">
                <text:list-item>
                  <text:list text:style-name="a515">
                    <text:list-item>
                      <text:list text:style-name="a515">
                        <text:list-item>
                          <text:p text:style-name="a514" text:class-names="" text:cond-style-name=""><text:span text:style-name="a513" text:class-names="">Vierte Ebene</text:span></text:p>
                        </text:list-item>
                      </text:list>
                    </text:list-item>
                  </text:list>
                </text:list-item>
              </text:list>
            </text:list-item>
          </text:list>
          <text:list text:style-name="a518">
            <text:list-item>
              <text:list text:style-name="a518">
                <text:list-item>
                  <text:list text:style-name="a518">
                    <text:list-item>
                      <text:list text:style-name="a518">
                        <text:list-item>
                          <text:list text:style-name="a518">
                            <text:list-item>
                              <text:p text:style-name="a517" text:class-names="" text:cond-style-name=""><text:span text:style-name="a516" text:class-names="">Fünfte Ebene</text:span></text:p>
                            </text:list-item>
                          </text:list>
                        </text:list-item>
                      </text:list>
                    </text:list-item>
                  </text:list>
                </text:list-item>
              </text:list>
            </text:list-item>
          </text:list>
        </draw:text-box>
        <svg:title/>
        <svg:desc/>
      </draw:frame>
      <presentation:notes style:page-layout-name="pageLayout2" draw:style-name="a607">
        <draw:frame draw:id="id51" presentation:style-name="a554" draw:name="Kopfzeilenplatzhalter 1" svg:x="0.4487in" svg:y="6.05088in" svg:width="6.54174in" svg:height="0.39212in" presentation:class="header" presentation:placeholder="false">
          <draw:text-box>
            <text:p text:style-name="a553" text:class-names="" text:cond-style-name=""><text:span text:style-name="a552" text:class-names=""/></text:p>
          </draw:text-box>
          <svg:title/>
          <svg:desc/>
        </draw:frame>
        <draw:frame draw:id="id52" presentation:style-name="a558" draw:name="Datumsplatzhalter 2" svg:x="0.46711in" svg:y="5.62136in" svg:width="1.14149in" svg:height="0.39648in" presentation:class="date-time" presentation:placeholder="false">
          <draw:text-box>
            <text:p text:style-name="a557" text:class-names="" text:cond-style-name=""><text:span text:style-name="a555" text:class-names=""><text:date text:fixed="false" style:data-style-name="a556">22.01.2018</text:date></text:span></text:p>
          </draw:text-box>
          <svg:title/>
          <svg:desc/>
        </draw:frame>
        <draw:frame draw:id="id53" presentation:style-name="a576" draw:name="Notizenplatzhalter 4" svg:x="7.27014in" svg:y="1.1805in" svg:width="3.06166in" svg:height="5.26921in" presentation:class="notes" presentation:placeholder="false">
          <draw:text-box>
            <text:p text:style-name="a560" text:class-names="" text:cond-style-name=""><text:span text:style-name="a559" text:class-names="">Textmasterformat bearbeiten</text:span></text:p>
            <text:list text:style-name="a563">
              <text:list-item>
                <text:list text:style-name="a563">
                  <text:list-item>
                    <text:p text:style-name="a562" text:class-names="" text:cond-style-name=""><text:span text:style-name="a561" text:class-names="">Zweite Ebene</text:span></text:p>
                  </text:list-item>
                </text:list>
              </text:list-item>
            </text:list>
            <text:list text:style-name="a566">
              <text:list-item>
                <text:list text:style-name="a566">
                  <text:list-item>
                    <text:list text:style-name="a566">
                      <text:list-item>
                        <text:p text:style-name="a565" text:class-names="" text:cond-style-name=""><text:span text:style-name="a564" text:class-names="">Dritte Ebene</text:span></text:p>
                      </text:list-item>
                    </text:list>
                  </text:list-item>
                </text:list>
              </text:list-item>
            </text:list>
            <text:list text:style-name="a569">
              <text:list-item>
                <text:list text:style-name="a569">
                  <text:list-item>
                    <text:list text:style-name="a569">
                      <text:list-item>
                        <text:list text:style-name="a569">
                          <text:list-item>
                            <text:p text:style-name="a568" text:class-names="" text:cond-style-name=""><text:span text:style-name="a567" text:class-names="">Vierte Ebene</text:span></text:p>
                          </text:list-item>
                        </text:list>
                      </text:list-item>
                    </text:list>
                  </text:list-item>
                </text:list>
              </text:list-item>
            </text:list>
            <text:list text:style-name="a572">
              <text:list-item>
                <text:list text:style-name="a572">
                  <text:list-item>
                    <text:list text:style-name="a572">
                      <text:list-item>
                        <text:list text:style-name="a572">
                          <text:list-item>
                            <text:list text:style-name="a572">
                              <text:list-item>
                                <text:p text:style-name="a571" text:class-names="" text:cond-style-name=""><text:span text:style-name="a570" text:class-names="">Fünfte Ebene</text:span></text:p>
                              </text:list-item>
                            </text:list>
                          </text:list-item>
                        </text:list>
                      </text:list-item>
                    </text:list>
                  </text:list-item>
                </text:list>
              </text:list-item>
            </text:list>
            <text:list text:style-name="a575">
              <text:list-item>
                <text:list text:style-name="a575">
                  <text:list-item>
                    <text:list text:style-name="a575">
                      <text:list-item>
                        <text:list text:style-name="a575">
                          <text:list-item>
                            <text:list text:style-name="a575">
                              <text:list-item>
                                <text:list text:style-name="a575">
                                  <text:list-item>
                                    <text:list text:style-name="a575">
                                      <text:list-item>
                                        <text:list text:style-name="a575">
                                          <text:list-item>
                                            <text:list text:style-name="a575">
                                              <text:list-item>
                                                <text:p text:style-name="a574" text:class-names="" text:cond-style-name=""><text:span text:style-name="a573" text:class-names=""/></text:p>
                                              </text:list-item>
                                            </text:list>
                                          </text:list-item>
                                        </text:list>
                                      </text:list-item>
                                    </text:list>
                                  </text:list-item>
                                </text:list>
                              </text:list-item>
                            </text:list>
                          </text:list-item>
                        </text:list>
                      </text:list-item>
                    </text:list>
                  </text:list-item>
                </text:list>
              </text:list-item>
            </text:list>
          </draw:text-box>
          <svg:title/>
          <svg:desc/>
        </draw:frame>
        <draw:frame draw:id="id54" presentation:style-name="a579" draw:name="Fußzeilenplatzhalter 5" svg:x="1.6086in" svg:y="5.62136in" svg:width="5.38183in" svg:height="0.39648in" presentation:class="footer" presentation:placeholder="false">
          <draw:text-box>
            <text:p text:style-name="a578" text:class-names="" text:cond-style-name=""><text:span text:style-name="a577" text:class-names=""/></text:p>
          </draw:text-box>
          <svg:title/>
          <svg:desc/>
        </draw:frame>
        <draw:frame draw:id="id55" presentation:style-name="a583" draw:name="Foliennummernplatzhalter 6" svg:x="0.46479in" svg:y="0.64577in" svg:width="6.52564in" svg:height="0.3717in" presentation:class="page-number" presentation:placeholder="false">
          <draw:text-box>
            <text:p text:style-name="a582" text:class-names="" text:cond-style-name=""><text:span text:style-name="a580" text:class-names="">Folie<text:s text:c="1"/></text:span><text:span text:style-name="a581" text:class-names=""><text:page-number style:num-format="1" text:fixed="false"/></text:span></text:p>
          </draw:text-box>
          <svg:title/>
          <svg:desc/>
        </draw:frame>
        <draw:g draw:name="Group 166" draw:id="id56">
          <svg:title/>
          <svg:desc/>
          <draw:custom-shape svg:width="6.53169in" svg:height="4.21424in" draw:id="id81" draw:style-name="a603" draw:transform="translate(-3.26584in -2.10712in) rotate(-3.15905) translate(3.74913in 3.29445in)" draw:name="Rectangle 167">
            <svg:title/>
            <svg:desc/>
            <text:p text:style-name="a602" text:class-names="" text:cond-style-name=""><text:span text:style-name="a601" text:class-names=""/></text:p>
            <draw:enhanced-geometry xmlns:dr3d="urn:oasis:names:tc:opendocument:xmlns:dr3d:1.0" draw:type="non-primitive" svg:viewBox="0 0 21600 21600" draw:enhanced-path="M 0 0 L 21600 0 21600 21600 0 21600 Z N" draw:mirror-vertical="true" draw:mirror-horizontal="true"/>
          </draw:custom-shape>
          <draw:custom-shape svg:width="6.53169in" svg:height="4.24492in" draw:id="id82" draw:style-name="a606" draw:transform="translate(-3.26584in -2.12246in) rotate(-3.14159) translate(3.73363in 3.29612in)" draw:name="Rectangle 168">
            <svg:title/>
            <svg:desc/>
            <text:p text:style-name="a605" text:class-names="" text:cond-style-name=""><text:span text:style-name="a604" text:class-names=""/></text:p>
            <draw:enhanced-geometry xmlns:dr3d="urn:oasis:names:tc:opendocument:xmlns:dr3d:1.0" draw:type="non-primitive" svg:viewBox="0 0 21600 21600" draw:enhanced-path="M 0 0 L 21600 0 21600 21600 0 21600 Z N" draw:mirror-vertical="true" draw:mirror-horizontal="true"/>
          </draw:custom-shape>
        </draw:g>
        <draw:page-thumbnail svg:x="0.73958in" svg:y="1.18056in" svg:width="5.98958in" svg:height="4.23611in" presentation:class="page" draw:id="id57" presentation:style-name="a584" draw:name="Folienbildplatzhalter 37">
          <svg:title/>
          <svg:desc/>
        </draw:page-thumbnail>
        <draw:connector draw:type="line" svg:x1="0.43852in" svg:y1="6.91732in" svg:x2="10.3318in" svg:y2="6.91732in" draw:id="id58" draw:style-name="a585" draw:name="Straight Connector 5">
          <svg:title/>
          <svg:desc/>
        </draw:connector>
        <draw:g draw:name="Gruppieren 93" draw:id="id59">
          <svg:title/>
          <svg:desc/>
          <draw:g draw:name="Gruppieren 41" draw:id="id61">
            <svg:title/>
            <svg:desc/>
            <draw:connector draw:type="line" svg:x1="-0.17934in" svg:y1="1.17186in" svg:x2="-0.0518in" svg:y2="1.17186in" draw:id="id78" draw:style-name="a598" draw:name="Gerade Verbindung 75">
              <svg:title/>
              <svg:desc/>
            </draw:connector>
            <draw:connector draw:type="line" svg:x1="-0.17934in" svg:y1="6.43797in" svg:x2="-0.0518in" svg:y2="6.43797in" draw:id="id79" draw:style-name="a599" draw:name="Gerade Verbindung 76">
              <svg:title/>
              <svg:desc/>
            </draw:connector>
            <draw:connector draw:type="line" svg:x1="-0.17934in" svg:y1="5.43076in" svg:x2="-0.0518in" svg:y2="5.43076in" draw:id="id80" draw:style-name="a600" draw:name="Gerade Verbindung 81">
              <svg:title/>
              <svg:desc/>
            </draw:connector>
          </draw:g>
          <draw:g draw:name="Gruppieren 42" draw:id="id62">
            <svg:title/>
            <svg:desc/>
            <draw:connector draw:type="line" svg:x1="0.39684in" svg:y1="7.52696in" svg:x2="0.51392in" svg:y2="7.52696in" draw:id="id73" draw:style-name="a594" draw:transform="translate(-0.45538in -7.52696in) rotate(-1.5708) translate(0.45538in 7.52696in)" draw:name="Gerade Verbindung 73">
              <svg:title/>
              <svg:desc/>
            </draw:connector>
            <draw:connector draw:type="line" svg:x1="6.94989in" svg:y1="7.52696in" svg:x2="7.06697in" svg:y2="7.52696in" draw:id="id74" draw:style-name="a595" draw:transform="translate(-7.00843in -7.52696in) rotate(-1.5708) translate(7.00843in 7.52696in)" draw:name="Gerade Verbindung 69">
              <svg:title/>
              <svg:desc/>
            </draw:connector>
            <draw:g draw:name="Gruppieren 66" draw:id="id75">
              <svg:title/>
              <svg:desc/>
              <draw:connector draw:type="line" svg:x1="10.26385in" svg:y1="7.52696in" svg:x2="10.38093in" svg:y2="7.52696in" draw:id="id76" draw:style-name="a596" draw:transform="translate(-10.32239in -7.52696in) rotate(-1.5708) translate(10.32239in 7.52696in)" draw:name="Gerade Verbindung 67">
                <svg:title/>
                <svg:desc/>
              </draw:connector>
              <draw:connector draw:type="line" svg:x1="7.20735in" svg:y1="7.52695in" svg:x2="7.32442in" svg:y2="7.52695in" draw:id="id77" draw:style-name="a597" draw:transform="translate(-7.26589in -7.52695in) rotate(-1.5708) translate(7.26589in 7.52695in)" draw:name="Gerade Verbindung 68">
                <svg:title/>
                <svg:desc/>
              </draw:connector>
            </draw:g>
          </draw:g>
          <draw:g draw:name="Gruppieren 83" draw:id="id63">
            <svg:title/>
            <svg:desc/>
            <draw:connector draw:type="line" svg:x1="10.82261in" svg:y1="1.17186in" svg:x2="10.95015in" svg:y2="1.17186in" draw:id="id70" draw:style-name="a591" draw:name="Gerade Verbindung 84">
              <svg:title/>
              <svg:desc/>
            </draw:connector>
            <draw:connector draw:type="line" svg:x1="10.82261in" svg:y1="6.43797in" svg:x2="10.95015in" svg:y2="6.43797in" draw:id="id71" draw:style-name="a592" draw:name="Gerade Verbindung 85">
              <svg:title/>
              <svg:desc/>
            </draw:connector>
            <draw:connector draw:type="line" svg:x1="10.82261in" svg:y1="5.43076in" svg:x2="10.95015in" svg:y2="5.43076in" draw:id="id72" draw:style-name="a593" draw:name="Gerade Verbindung 86">
              <svg:title/>
              <svg:desc/>
            </draw:connector>
          </draw:g>
          <draw:g draw:name="Gruppieren 87" draw:id="id64">
            <svg:title/>
            <svg:desc/>
            <draw:connector draw:type="line" svg:x1="0.39684in" svg:y1="-0.08056in" svg:x2="0.51392in" svg:y2="-0.08056in" draw:id="id65" draw:style-name="a587" draw:transform="translate(-0.45538in 0.08056in) rotate(-1.5708) translate(0.45538in -0.08056in)" draw:name="Gerade Verbindung 88">
              <svg:title/>
              <svg:desc/>
            </draw:connector>
            <draw:connector draw:type="line" svg:x1="6.94989in" svg:y1="-0.08056in" svg:x2="7.06697in" svg:y2="-0.08056in" draw:id="id66" draw:style-name="a588" draw:transform="translate(-7.00843in 0.08056in) rotate(-1.5708) translate(7.00843in -0.08056in)" draw:name="Gerade Verbindung 89">
              <svg:title/>
              <svg:desc/>
            </draw:connector>
            <draw:g draw:name="Gruppieren 90" draw:id="id67">
              <svg:title/>
              <svg:desc/>
              <draw:connector draw:type="line" svg:x1="10.26385in" svg:y1="-0.08056in" svg:x2="10.38093in" svg:y2="-0.08056in" draw:id="id68" draw:style-name="a589" draw:transform="translate(-10.32239in 0.08056in) rotate(-1.5708) translate(10.32239in -0.08056in)" draw:name="Gerade Verbindung 91">
                <svg:title/>
                <svg:desc/>
              </draw:connector>
              <draw:connector draw:type="line" svg:x1="7.20735in" svg:y1="-0.08056in" svg:x2="7.32442in" svg:y2="-0.08056in" draw:id="id69" draw:style-name="a590" draw:transform="translate(-7.26589in 0.08056in) rotate(-1.5708) translate(7.26589in -0.08056in)" draw:name="Gerade Verbindung 92">
                <svg:title/>
                <svg:desc/>
              </draw:connector>
            </draw:g>
          </draw:g>
        </draw:g>
        <draw:frame draw:id="id60" draw:style-name="a586" draw:name="Picture 3" svg:x="9.1537in" svg:y="0.37779in" svg:width="1.1781in" svg:height="0.2734in" style:rel-width="scale" style:rel-height="scale">
          <draw:image xlink:href="media/image1.png" xlink:type="simple" xlink:show="embed" xlink:actuate="onLoad"/>
          <svg:title/>
          <svg:desc/>
        </draw:frame>
      </presentation:notes>
    </style:master-page>
    <style:master-page style:name="Master1-Layout5-cust-Text-+-Bild-M" style:page-layout-name="pageLayout1" draw:style-name="a608">
      <draw:connector draw:type="line" svg:x1="0.53167in" svg:y1="1.43644in" svg:x2="11.16277in" svg:y2="1.43644in" draw:id="id308" draw:layer="Master1-bg" draw:style-name="a609" draw:name="Straight Connector 5">
        <svg:title/>
        <svg:desc/>
      </draw:connector>
      <draw:connector draw:type="line" svg:x1="0.53167in" svg:y1="7.5995in" svg:x2="11.16277in" svg:y2="7.5995in" draw:id="id309" draw:layer="Master1-bg" draw:style-name="a610" draw:name="Straight Connector 5">
        <svg:title/>
        <svg:desc/>
      </draw:connector>
      <draw:g draw:name="Gruppieren 135" draw:id="id310">
        <svg:title/>
        <svg:desc/>
        <draw:g draw:name="Gruppieren 7" draw:id="id318">
          <svg:title/>
          <svg:desc/>
          <draw:connector draw:type="line" svg:x1="-0.16608in" svg:y1="1.60359in" svg:x2="-0.04797in" svg:y2="1.60359in" draw:id="id352" draw:layer="Master1-bg" draw:style-name="a668" draw:name="Gerade Verbindung 37">
            <svg:title/>
            <svg:desc/>
          </draw:connector>
          <draw:connector draw:type="line" svg:x1="-0.16608in" svg:y1="7.51631in" svg:x2="-0.04797in" svg:y2="7.51631in" draw:id="id353" draw:layer="Master1-bg" draw:style-name="a669" draw:name="Gerade Verbindung 38">
            <svg:title/>
            <svg:desc/>
          </draw:connector>
          <draw:connector draw:type="line" svg:x1="-0.16608in" svg:y1="4.43215in" svg:x2="-0.04797in" svg:y2="4.43215in" draw:id="id354" draw:layer="Master1-bg" draw:style-name="a670" draw:name="Gerade Verbindung 39">
            <svg:title/>
            <svg:desc/>
          </draw:connector>
          <draw:connector draw:type="line" svg:x1="-0.16608in" svg:y1="4.66484in" svg:x2="-0.04797in" svg:y2="4.66484in" draw:id="id355" draw:layer="Master1-bg" draw:style-name="a671" draw:name="Gerade Verbindung 40">
            <svg:title/>
            <svg:desc/>
          </draw:connector>
          <draw:connector draw:type="line" svg:x1="-0.16608in" svg:y1="3.41482in" svg:x2="-0.04797in" svg:y2="3.41482in" draw:id="id356" draw:layer="Master1-bg" draw:style-name="a672" draw:name="Gerade Verbindung 82">
            <svg:title/>
            <svg:desc/>
          </draw:connector>
          <draw:connector draw:type="line" svg:x1="-0.16608in" svg:y1="3.64751in" svg:x2="-0.04797in" svg:y2="3.64751in" draw:id="id357" draw:layer="Master1-bg" draw:style-name="a673" draw:name="Gerade Verbindung 83">
            <svg:title/>
            <svg:desc/>
          </draw:connector>
          <draw:connector draw:type="line" svg:x1="-0.16608in" svg:y1="5.46229in" svg:x2="-0.04797in" svg:y2="5.46229in" draw:id="id358" draw:layer="Master1-bg" draw:style-name="a674" draw:name="Gerade Verbindung 85">
            <svg:title/>
            <svg:desc/>
          </draw:connector>
          <draw:connector draw:type="line" svg:x1="-0.16608in" svg:y1="5.69498in" svg:x2="-0.04797in" svg:y2="5.69498in" draw:id="id359" draw:layer="Master1-bg" draw:style-name="a675" draw:name="Gerade Verbindung 86">
            <svg:title/>
            <svg:desc/>
          </draw:connector>
        </draw:g>
        <draw:g draw:name="Gruppieren 8" draw:id="id319">
          <svg:title/>
          <svg:desc/>
          <draw:g draw:name="Gruppieren 26" draw:id="id341">
            <svg:title/>
            <svg:desc/>
            <draw:connector draw:type="line" svg:x1="3.85883in" svg:y1="8.36731in" svg:x2="3.97693in" svg:y2="8.36731in" draw:id="id349" draw:layer="Master1-bg" draw:style-name="a665" draw:transform="translate(-3.91788in -8.36731in) rotate(-1.5708) translate(3.91788in 8.36731in)" draw:name="Gerade Verbindung 34">
              <svg:title/>
              <svg:desc/>
            </draw:connector>
            <draw:connector draw:type="line" svg:x1="0.47261in" svg:y1="8.36731in" svg:x2="0.59073in" svg:y2="8.36731in" draw:id="id350" draw:layer="Master1-bg" draw:style-name="a666" draw:transform="translate(-0.53167in -8.36731in) rotate(-1.5708) translate(0.53167in 8.36731in)" draw:name="Gerade Verbindung 35">
              <svg:title/>
              <svg:desc/>
            </draw:connector>
            <draw:connector draw:type="line" svg:x1="5.67011in" svg:y1="8.3673in" svg:x2="5.78823in" svg:y2="8.3673in" draw:id="id351" draw:layer="Master1-bg" draw:style-name="a667" draw:transform="translate(-5.72917in -8.3673in) rotate(-1.5708) translate(5.72917in 8.3673in)" draw:name="Gerade Verbindung 36">
              <svg:title/>
              <svg:desc/>
            </draw:connector>
          </draw:g>
          <draw:g draw:name="Gruppieren 27" draw:id="id342">
            <svg:title/>
            <svg:desc/>
            <draw:connector draw:type="line" svg:x1="7.48087in" svg:y1="8.36732in" svg:x2="7.59898in" svg:y2="8.36732in" draw:id="id346" draw:layer="Master1-bg" draw:style-name="a662" draw:transform="translate(-7.53993in -8.36732in) rotate(-1.5708) translate(7.53993in 8.36732in)" draw:name="Gerade Verbindung 31">
              <svg:title/>
              <svg:desc/>
            </draw:connector>
            <draw:connector draw:type="line" svg:x1="4.09298in" svg:y1="8.3673in" svg:x2="4.21109in" svg:y2="8.3673in" draw:id="id347" draw:layer="Master1-bg" draw:style-name="a663" draw:transform="translate(-4.15204in -8.3673in) rotate(-1.5708) translate(4.15204in 8.3673in)" draw:name="Gerade Verbindung 32">
              <svg:title/>
              <svg:desc/>
            </draw:connector>
            <draw:connector draw:type="line" svg:x1="5.90427in" svg:y1="8.36732in" svg:x2="6.02238in" svg:y2="8.36732in" draw:id="id348" draw:layer="Master1-bg" draw:style-name="a664" draw:transform="translate(-5.96333in -8.36732in) rotate(-1.5708) translate(5.96333in 8.36732in)" draw:name="Gerade Verbindung 33">
              <svg:title/>
              <svg:desc/>
            </draw:connector>
          </draw:g>
          <draw:g draw:name="Gruppieren 28" draw:id="id343">
            <svg:title/>
            <svg:desc/>
            <draw:connector draw:type="line" svg:x1="11.10371in" svg:y1="8.36732in" svg:x2="11.22182in" svg:y2="8.36732in" draw:id="id344" draw:layer="Master1-bg" draw:style-name="a660" draw:transform="translate(-11.16277in -8.36732in) rotate(-1.5708) translate(11.16277in 8.36732in)" draw:name="Gerade Verbindung 29">
              <svg:title/>
              <svg:desc/>
            </draw:connector>
            <draw:connector draw:type="line" svg:x1="7.71751in" svg:y1="8.36732in" svg:x2="7.83562in" svg:y2="8.36732in" draw:id="id345" draw:layer="Master1-bg" draw:style-name="a661" draw:transform="translate(-7.77657in -8.36732in) rotate(-1.5708) translate(7.77657in 8.36732in)" draw:name="Gerade Verbindung 30">
              <svg:title/>
              <svg:desc/>
            </draw:connector>
          </draw:g>
        </draw:g>
        <draw:g draw:name="Gruppieren 9" draw:id="id320">
          <svg:title/>
          <svg:desc/>
          <draw:g draw:name="Gruppieren 15" draw:id="id330">
            <svg:title/>
            <svg:desc/>
            <draw:connector draw:type="line" svg:x1="3.85883in" svg:y1="-0.08128in" svg:x2="3.97693in" svg:y2="-0.08128in" draw:id="id338" draw:layer="Master1-bg" draw:style-name="a657" draw:transform="translate(-3.91788in 0.08128in) rotate(-1.5708) translate(3.91788in -0.08128in)" draw:name="Gerade Verbindung 23">
              <svg:title/>
              <svg:desc/>
            </draw:connector>
            <draw:connector draw:type="line" svg:x1="0.47261in" svg:y1="-0.08128in" svg:x2="0.59073in" svg:y2="-0.08128in" draw:id="id339" draw:layer="Master1-bg" draw:style-name="a658" draw:transform="translate(-0.53167in 0.08128in) rotate(-1.5708) translate(0.53167in -0.08128in)" draw:name="Gerade Verbindung 24">
              <svg:title/>
              <svg:desc/>
            </draw:connector>
            <draw:connector draw:type="line" svg:x1="5.67011in" svg:y1="-0.08128in" svg:x2="5.78823in" svg:y2="-0.08128in" draw:id="id340" draw:layer="Master1-bg" draw:style-name="a659" draw:transform="translate(-5.72917in 0.08128in) rotate(-1.5708) translate(5.72917in -0.08128in)" draw:name="Gerade Verbindung 25">
              <svg:title/>
              <svg:desc/>
            </draw:connector>
          </draw:g>
          <draw:g draw:name="Gruppieren 16" draw:id="id331">
            <svg:title/>
            <svg:desc/>
            <draw:connector draw:type="line" svg:x1="7.48087in" svg:y1="-0.08127in" svg:x2="7.59898in" svg:y2="-0.08127in" draw:id="id335" draw:layer="Master1-bg" draw:style-name="a654" draw:transform="translate(-7.53993in 0.08127in) rotate(-1.5708) translate(7.53993in -0.08127in)" draw:name="Gerade Verbindung 20">
              <svg:title/>
              <svg:desc/>
            </draw:connector>
            <draw:connector draw:type="line" svg:x1="4.09298in" svg:y1="-0.08128in" svg:x2="4.21109in" svg:y2="-0.08128in" draw:id="id336" draw:layer="Master1-bg" draw:style-name="a655" draw:transform="translate(-4.15204in 0.08128in) rotate(-1.5708) translate(4.15204in -0.08128in)" draw:name="Gerade Verbindung 21">
              <svg:title/>
              <svg:desc/>
            </draw:connector>
            <draw:connector draw:type="line" svg:x1="5.90427in" svg:y1="-0.08127in" svg:x2="6.02238in" svg:y2="-0.08127in" draw:id="id337" draw:layer="Master1-bg" draw:style-name="a656" draw:transform="translate(-5.96333in 0.08127in) rotate(-1.5708) translate(5.96333in -0.08127in)" draw:name="Gerade Verbindung 22">
              <svg:title/>
              <svg:desc/>
            </draw:connector>
          </draw:g>
          <draw:g draw:name="Gruppieren 17" draw:id="id332">
            <svg:title/>
            <svg:desc/>
            <draw:connector draw:type="line" svg:x1="11.10371in" svg:y1="-0.08127in" svg:x2="11.22182in" svg:y2="-0.08127in" draw:id="id333" draw:layer="Master1-bg" draw:style-name="a652" draw:transform="translate(-11.16277in 0.08127in) rotate(-1.5708) translate(11.16277in -0.08127in)" draw:name="Gerade Verbindung 18">
              <svg:title/>
              <svg:desc/>
            </draw:connector>
            <draw:connector draw:type="line" svg:x1="7.71751in" svg:y1="-0.08127in" svg:x2="7.83562in" svg:y2="-0.08127in" draw:id="id334" draw:layer="Master1-bg" draw:style-name="a653" draw:transform="translate(-7.77657in 0.08127in) rotate(-1.5708) translate(7.77657in -0.08127in)" draw:name="Gerade Verbindung 19">
              <svg:title/>
              <svg:desc/>
            </draw:connector>
          </draw:g>
        </draw:g>
        <draw:g draw:name="Gruppieren 139" draw:id="id321">
          <svg:title/>
          <svg:desc/>
          <draw:connector draw:type="line" svg:x1="11.74881in" svg:y1="1.60359in" svg:x2="11.86692in" svg:y2="1.60359in" draw:id="id322" draw:layer="Master1-bg" draw:style-name="a644" draw:name="Gerade Verbindung 140">
            <svg:title/>
            <svg:desc/>
          </draw:connector>
          <draw:connector draw:type="line" svg:x1="11.74881in" svg:y1="7.51631in" svg:x2="11.86692in" svg:y2="7.51631in" draw:id="id323" draw:layer="Master1-bg" draw:style-name="a645" draw:name="Gerade Verbindung 141">
            <svg:title/>
            <svg:desc/>
          </draw:connector>
          <draw:connector draw:type="line" svg:x1="11.74881in" svg:y1="4.43215in" svg:x2="11.86692in" svg:y2="4.43215in" draw:id="id324" draw:layer="Master1-bg" draw:style-name="a646" draw:name="Gerade Verbindung 142">
            <svg:title/>
            <svg:desc/>
          </draw:connector>
          <draw:connector draw:type="line" svg:x1="11.74881in" svg:y1="4.66484in" svg:x2="11.86692in" svg:y2="4.66484in" draw:id="id325" draw:layer="Master1-bg" draw:style-name="a647" draw:name="Gerade Verbindung 143">
            <svg:title/>
            <svg:desc/>
          </draw:connector>
          <draw:connector draw:type="line" svg:x1="11.74881in" svg:y1="3.41482in" svg:x2="11.86692in" svg:y2="3.41482in" draw:id="id326" draw:layer="Master1-bg" draw:style-name="a648" draw:name="Gerade Verbindung 144">
            <svg:title/>
            <svg:desc/>
          </draw:connector>
          <draw:connector draw:type="line" svg:x1="11.74881in" svg:y1="3.64751in" svg:x2="11.86692in" svg:y2="3.64751in" draw:id="id327" draw:layer="Master1-bg" draw:style-name="a649" draw:name="Gerade Verbindung 145">
            <svg:title/>
            <svg:desc/>
          </draw:connector>
          <draw:connector draw:type="line" svg:x1="11.74881in" svg:y1="5.46229in" svg:x2="11.86692in" svg:y2="5.46229in" draw:id="id328" draw:layer="Master1-bg" draw:style-name="a650" draw:name="Gerade Verbindung 146">
            <svg:title/>
            <svg:desc/>
          </draw:connector>
          <draw:connector draw:type="line" svg:x1="11.74881in" svg:y1="5.69498in" svg:x2="11.86692in" svg:y2="5.69498in" draw:id="id329" draw:layer="Master1-bg" draw:style-name="a651" draw:name="Gerade Verbindung 147">
            <svg:title/>
            <svg:desc/>
          </draw:connector>
        </draw:g>
      </draw:g>
      <draw:frame draw:id="id311" draw:layer="Master1-bg" draw:style-name="a611" draw:name="Picture 3" svg:x="10.11667in" svg:y="7.81279in" svg:width="1.0378in" svg:height="0.18137in" style:rel-width="scale" style:rel-height="scale">
        <draw:image xlink:href="media/image1.png" xlink:type="simple" xlink:show="embed" xlink:actuate="onLoad"/>
        <svg:title/>
        <svg:desc/>
      </draw:frame>
      <draw:frame draw:id="id312" presentation:style-name="a614" draw:name="Titel 1" svg:x="0.53125in" svg:y="0.27585in" svg:width="10.63194in" svg:height="1.32774in" presentation:class="title" presentation:placeholder="false">
        <draw:text-box>
          <text:p text:style-name="a613" text:class-names="" text:cond-style-name=""><text:span text:style-name="a612" text:class-names="">Mastertitelformat bearbeiten</text:span></text:p>
        </draw:text-box>
        <svg:title/>
        <svg:desc/>
      </draw:frame>
      <draw:frame draw:id="id313" presentation:style-name="a618" draw:name="Datumsplatzhalter 34" svg:x="0.97348in" svg:y="7.66423in" svg:width="0.86624in" svg:height="0.43577in" presentation:class="date-time" presentation:placeholder="false">
        <draw:text-box>
          <text:p text:style-name="a617" text:class-names="" text:cond-style-name=""><text:span text:style-name="a615" text:class-names=""><text:date text:fixed="false" style:data-style-name="a616">22.01.2018</text:date></text:span></text:p>
        </draw:text-box>
        <svg:title/>
        <svg:desc/>
      </draw:frame>
      <draw:frame draw:id="id314" presentation:style-name="a621" draw:name="Fußzeilenplatzhalter 35" svg:x="1.89011in" svg:y="7.66423in" svg:width="5.64322in" svg:height="0.43577in" presentation:class="footer" presentation:placeholder="false">
        <draw:text-box>
          <text:p text:style-name="a620" text:class-names="" text:cond-style-name=""><text:span text:style-name="a619" text:class-names="">Fußzeile ändern unter: Einfügen &gt; Kopf- und Fußzeile</text:span></text:p>
        </draw:text-box>
        <svg:title/>
        <svg:desc/>
      </draw:frame>
      <draw:frame draw:id="id315" presentation:style-name="a624" draw:name="Foliennummernplatzhalter 36" svg:x="0.53125in" svg:y="7.66423in" svg:width="0.39183in" svg:height="0.43577in" presentation:class="page-number" presentation:placeholder="false">
        <draw:text-box>
          <text:p text:style-name="a623" text:class-names="" text:cond-style-name=""><text:span text:style-name="a622" text:class-names=""><text:page-number style:num-format="1" text:fixed="false"/></text:span></text:p>
        </draw:text-box>
        <svg:title/>
        <svg:desc/>
      </draw:frame>
      <draw:frame draw:id="id316" presentation:style-name="a640" draw:name="Textplatzhalter 38" svg:x="5.96528in" svg:y="1.61458in" svg:width="5.19792in" svg:height="5.90451in" presentation:class="outline" presentation:placeholder="false">
        <draw:text-box>
          <text:list text:style-name="a627">
            <text:list-item>
              <text:p text:style-name="a626" text:class-names="" text:cond-style-name=""><text:span text:style-name="a625" text:class-names="">Mastertextformat bearbeiten</text:span></text:p>
            </text:list-item>
          </text:list>
          <text:list text:style-name="a630">
            <text:list-item>
              <text:list text:style-name="a630">
                <text:list-item>
                  <text:p text:style-name="a629" text:class-names="" text:cond-style-name=""><text:span text:style-name="a628" text:class-names="">Zweite Ebene</text:span></text:p>
                </text:list-item>
              </text:list>
            </text:list-item>
          </text:list>
          <text:list text:style-name="a633">
            <text:list-item>
              <text:list text:style-name="a633">
                <text:list-item>
                  <text:list text:style-name="a633">
                    <text:list-item>
                      <text:p text:style-name="a632" text:class-names="" text:cond-style-name=""><text:span text:style-name="a631" text:class-names="">Dritte Ebene</text:span></text:p>
                    </text:list-item>
                  </text:list>
                </text:list-item>
              </text:list>
            </text:list-item>
          </text:list>
          <text:list text:style-name="a636">
            <text:list-item>
              <text:list text:style-name="a636">
                <text:list-item>
                  <text:list text:style-name="a636">
                    <text:list-item>
                      <text:list text:style-name="a636">
                        <text:list-item>
                          <text:p text:style-name="a635" text:class-names="" text:cond-style-name=""><text:span text:style-name="a634" text:class-names="">Vierte Ebene</text:span></text:p>
                        </text:list-item>
                      </text:list>
                    </text:list-item>
                  </text:list>
                </text:list-item>
              </text:list>
            </text:list-item>
          </text:list>
          <text:list text:style-name="a639">
            <text:list-item>
              <text:list text:style-name="a639">
                <text:list-item>
                  <text:list text:style-name="a639">
                    <text:list-item>
                      <text:list text:style-name="a639">
                        <text:list-item>
                          <text:list text:style-name="a639">
                            <text:list-item>
                              <text:p text:style-name="a638" text:class-names="" text:cond-style-name=""><text:span text:style-name="a637" text:class-names="">Fünfte Ebene</text:span></text:p>
                            </text:list-item>
                          </text:list>
                        </text:list-item>
                      </text:list>
                    </text:list-item>
                  </text:list>
                </text:list-item>
              </text:list>
            </text:list-item>
          </text:list>
        </draw:text-box>
        <svg:title/>
        <svg:desc/>
      </draw:frame>
      <draw:frame draw:id="id317" presentation:style-name="a643" draw:name="Bildplatzhalter 3" svg:x="0.53125in" svg:y="1.61458in" svg:width="5.19792in" svg:height="5.90451in" presentation:class="graphic" presentation:placeholder="false">
        <draw:text-box>
          <text:p text:style-name="a642" text:class-names="" text:cond-style-name=""><text:span text:style-name="a641" text:class-names="">Bild durch Klicken auf Symbol hinzufügen</text:span></text:p>
        </draw:text-box>
        <svg:title/>
        <svg:desc/>
      </draw:frame>
      <presentation:notes style:page-layout-name="pageLayout2" draw:style-name="a731">
        <draw:frame draw:id="id51" presentation:style-name="a678" draw:name="Kopfzeilenplatzhalter 1" svg:x="0.4487in" svg:y="6.05088in" svg:width="6.54174in" svg:height="0.39212in" presentation:class="header" presentation:placeholder="false">
          <draw:text-box>
            <text:p text:style-name="a677" text:class-names="" text:cond-style-name=""><text:span text:style-name="a676" text:class-names=""/></text:p>
          </draw:text-box>
          <svg:title/>
          <svg:desc/>
        </draw:frame>
        <draw:frame draw:id="id52" presentation:style-name="a682" draw:name="Datumsplatzhalter 2" svg:x="0.46711in" svg:y="5.62136in" svg:width="1.14149in" svg:height="0.39648in" presentation:class="date-time" presentation:placeholder="false">
          <draw:text-box>
            <text:p text:style-name="a681" text:class-names="" text:cond-style-name=""><text:span text:style-name="a679" text:class-names=""><text:date text:fixed="false" style:data-style-name="a680">22.01.2018</text:date></text:span></text:p>
          </draw:text-box>
          <svg:title/>
          <svg:desc/>
        </draw:frame>
        <draw:frame draw:id="id53" presentation:style-name="a700" draw:name="Notizenplatzhalter 4" svg:x="7.27014in" svg:y="1.1805in" svg:width="3.06166in" svg:height="5.26921in" presentation:class="notes" presentation:placeholder="false">
          <draw:text-box>
            <text:p text:style-name="a684" text:class-names="" text:cond-style-name=""><text:span text:style-name="a683" text:class-names="">Textmasterformat bearbeiten</text:span></text:p>
            <text:list text:style-name="a687">
              <text:list-item>
                <text:list text:style-name="a687">
                  <text:list-item>
                    <text:p text:style-name="a686" text:class-names="" text:cond-style-name=""><text:span text:style-name="a685" text:class-names="">Zweite Ebene</text:span></text:p>
                  </text:list-item>
                </text:list>
              </text:list-item>
            </text:list>
            <text:list text:style-name="a690">
              <text:list-item>
                <text:list text:style-name="a690">
                  <text:list-item>
                    <text:list text:style-name="a690">
                      <text:list-item>
                        <text:p text:style-name="a689" text:class-names="" text:cond-style-name=""><text:span text:style-name="a688" text:class-names="">Dritte Ebene</text:span></text:p>
                      </text:list-item>
                    </text:list>
                  </text:list-item>
                </text:list>
              </text:list-item>
            </text:list>
            <text:list text:style-name="a693">
              <text:list-item>
                <text:list text:style-name="a693">
                  <text:list-item>
                    <text:list text:style-name="a693">
                      <text:list-item>
                        <text:list text:style-name="a693">
                          <text:list-item>
                            <text:p text:style-name="a692" text:class-names="" text:cond-style-name=""><text:span text:style-name="a691" text:class-names="">Vierte Ebene</text:span></text:p>
                          </text:list-item>
                        </text:list>
                      </text:list-item>
                    </text:list>
                  </text:list-item>
                </text:list>
              </text:list-item>
            </text:list>
            <text:list text:style-name="a696">
              <text:list-item>
                <text:list text:style-name="a696">
                  <text:list-item>
                    <text:list text:style-name="a696">
                      <text:list-item>
                        <text:list text:style-name="a696">
                          <text:list-item>
                            <text:list text:style-name="a696">
                              <text:list-item>
                                <text:p text:style-name="a695" text:class-names="" text:cond-style-name=""><text:span text:style-name="a694" text:class-names="">Fünfte Ebene</text:span></text:p>
                              </text:list-item>
                            </text:list>
                          </text:list-item>
                        </text:list>
                      </text:list-item>
                    </text:list>
                  </text:list-item>
                </text:list>
              </text:list-item>
            </text:list>
            <text:list text:style-name="a699">
              <text:list-item>
                <text:list text:style-name="a699">
                  <text:list-item>
                    <text:list text:style-name="a699">
                      <text:list-item>
                        <text:list text:style-name="a699">
                          <text:list-item>
                            <text:list text:style-name="a699">
                              <text:list-item>
                                <text:list text:style-name="a699">
                                  <text:list-item>
                                    <text:list text:style-name="a699">
                                      <text:list-item>
                                        <text:list text:style-name="a699">
                                          <text:list-item>
                                            <text:list text:style-name="a699">
                                              <text:list-item>
                                                <text:p text:style-name="a698" text:class-names="" text:cond-style-name=""><text:span text:style-name="a697" text:class-names=""/></text:p>
                                              </text:list-item>
                                            </text:list>
                                          </text:list-item>
                                        </text:list>
                                      </text:list-item>
                                    </text:list>
                                  </text:list-item>
                                </text:list>
                              </text:list-item>
                            </text:list>
                          </text:list-item>
                        </text:list>
                      </text:list-item>
                    </text:list>
                  </text:list-item>
                </text:list>
              </text:list-item>
            </text:list>
          </draw:text-box>
          <svg:title/>
          <svg:desc/>
        </draw:frame>
        <draw:frame draw:id="id54" presentation:style-name="a703" draw:name="Fußzeilenplatzhalter 5" svg:x="1.6086in" svg:y="5.62136in" svg:width="5.38183in" svg:height="0.39648in" presentation:class="footer" presentation:placeholder="false">
          <draw:text-box>
            <text:p text:style-name="a702" text:class-names="" text:cond-style-name=""><text:span text:style-name="a701" text:class-names=""/></text:p>
          </draw:text-box>
          <svg:title/>
          <svg:desc/>
        </draw:frame>
        <draw:frame draw:id="id55" presentation:style-name="a707" draw:name="Foliennummernplatzhalter 6" svg:x="0.46479in" svg:y="0.64577in" svg:width="6.52564in" svg:height="0.3717in" presentation:class="page-number" presentation:placeholder="false">
          <draw:text-box>
            <text:p text:style-name="a706" text:class-names="" text:cond-style-name=""><text:span text:style-name="a704" text:class-names="">Folie<text:s text:c="1"/></text:span><text:span text:style-name="a705" text:class-names=""><text:page-number style:num-format="1" text:fixed="false"/></text:span></text:p>
          </draw:text-box>
          <svg:title/>
          <svg:desc/>
        </draw:frame>
        <draw:g draw:name="Group 166" draw:id="id56">
          <svg:title/>
          <svg:desc/>
          <draw:custom-shape svg:width="6.53169in" svg:height="4.21424in" draw:id="id81" draw:style-name="a727" draw:transform="translate(-3.26584in -2.10712in) rotate(-3.15905) translate(3.74913in 3.29445in)" draw:name="Rectangle 167">
            <svg:title/>
            <svg:desc/>
            <text:p text:style-name="a726" text:class-names="" text:cond-style-name=""><text:span text:style-name="a725" text:class-names=""/></text:p>
            <draw:enhanced-geometry xmlns:dr3d="urn:oasis:names:tc:opendocument:xmlns:dr3d:1.0" draw:type="non-primitive" svg:viewBox="0 0 21600 21600" draw:enhanced-path="M 0 0 L 21600 0 21600 21600 0 21600 Z N" draw:mirror-vertical="true" draw:mirror-horizontal="true"/>
          </draw:custom-shape>
          <draw:custom-shape svg:width="6.53169in" svg:height="4.24492in" draw:id="id82" draw:style-name="a730" draw:transform="translate(-3.26584in -2.12246in) rotate(-3.14159) translate(3.73363in 3.29612in)" draw:name="Rectangle 168">
            <svg:title/>
            <svg:desc/>
            <text:p text:style-name="a729" text:class-names="" text:cond-style-name=""><text:span text:style-name="a728" text:class-names=""/></text:p>
            <draw:enhanced-geometry xmlns:dr3d="urn:oasis:names:tc:opendocument:xmlns:dr3d:1.0" draw:type="non-primitive" svg:viewBox="0 0 21600 21600" draw:enhanced-path="M 0 0 L 21600 0 21600 21600 0 21600 Z N" draw:mirror-vertical="true" draw:mirror-horizontal="true"/>
          </draw:custom-shape>
        </draw:g>
        <draw:page-thumbnail svg:x="0.73958in" svg:y="1.18056in" svg:width="5.98958in" svg:height="4.23611in" presentation:class="page" draw:id="id57" presentation:style-name="a708" draw:name="Folienbildplatzhalter 37">
          <svg:title/>
          <svg:desc/>
        </draw:page-thumbnail>
        <draw:connector draw:type="line" svg:x1="0.43852in" svg:y1="6.91732in" svg:x2="10.3318in" svg:y2="6.91732in" draw:id="id58" draw:style-name="a709" draw:name="Straight Connector 5">
          <svg:title/>
          <svg:desc/>
        </draw:connector>
        <draw:g draw:name="Gruppieren 93" draw:id="id59">
          <svg:title/>
          <svg:desc/>
          <draw:g draw:name="Gruppieren 41" draw:id="id61">
            <svg:title/>
            <svg:desc/>
            <draw:connector draw:type="line" svg:x1="-0.17934in" svg:y1="1.17186in" svg:x2="-0.0518in" svg:y2="1.17186in" draw:id="id78" draw:style-name="a722" draw:name="Gerade Verbindung 75">
              <svg:title/>
              <svg:desc/>
            </draw:connector>
            <draw:connector draw:type="line" svg:x1="-0.17934in" svg:y1="6.43797in" svg:x2="-0.0518in" svg:y2="6.43797in" draw:id="id79" draw:style-name="a723" draw:name="Gerade Verbindung 76">
              <svg:title/>
              <svg:desc/>
            </draw:connector>
            <draw:connector draw:type="line" svg:x1="-0.17934in" svg:y1="5.43076in" svg:x2="-0.0518in" svg:y2="5.43076in" draw:id="id80" draw:style-name="a724" draw:name="Gerade Verbindung 81">
              <svg:title/>
              <svg:desc/>
            </draw:connector>
          </draw:g>
          <draw:g draw:name="Gruppieren 42" draw:id="id62">
            <svg:title/>
            <svg:desc/>
            <draw:connector draw:type="line" svg:x1="0.39684in" svg:y1="7.52696in" svg:x2="0.51392in" svg:y2="7.52696in" draw:id="id73" draw:style-name="a718" draw:transform="translate(-0.45538in -7.52696in) rotate(-1.5708) translate(0.45538in 7.52696in)" draw:name="Gerade Verbindung 73">
              <svg:title/>
              <svg:desc/>
            </draw:connector>
            <draw:connector draw:type="line" svg:x1="6.94989in" svg:y1="7.52696in" svg:x2="7.06697in" svg:y2="7.52696in" draw:id="id74" draw:style-name="a719" draw:transform="translate(-7.00843in -7.52696in) rotate(-1.5708) translate(7.00843in 7.52696in)" draw:name="Gerade Verbindung 69">
              <svg:title/>
              <svg:desc/>
            </draw:connector>
            <draw:g draw:name="Gruppieren 66" draw:id="id75">
              <svg:title/>
              <svg:desc/>
              <draw:connector draw:type="line" svg:x1="10.26385in" svg:y1="7.52696in" svg:x2="10.38093in" svg:y2="7.52696in" draw:id="id76" draw:style-name="a720" draw:transform="translate(-10.32239in -7.52696in) rotate(-1.5708) translate(10.32239in 7.52696in)" draw:name="Gerade Verbindung 67">
                <svg:title/>
                <svg:desc/>
              </draw:connector>
              <draw:connector draw:type="line" svg:x1="7.20735in" svg:y1="7.52695in" svg:x2="7.32442in" svg:y2="7.52695in" draw:id="id77" draw:style-name="a721" draw:transform="translate(-7.26589in -7.52695in) rotate(-1.5708) translate(7.26589in 7.52695in)" draw:name="Gerade Verbindung 68">
                <svg:title/>
                <svg:desc/>
              </draw:connector>
            </draw:g>
          </draw:g>
          <draw:g draw:name="Gruppieren 83" draw:id="id63">
            <svg:title/>
            <svg:desc/>
            <draw:connector draw:type="line" svg:x1="10.82261in" svg:y1="1.17186in" svg:x2="10.95015in" svg:y2="1.17186in" draw:id="id70" draw:style-name="a715" draw:name="Gerade Verbindung 84">
              <svg:title/>
              <svg:desc/>
            </draw:connector>
            <draw:connector draw:type="line" svg:x1="10.82261in" svg:y1="6.43797in" svg:x2="10.95015in" svg:y2="6.43797in" draw:id="id71" draw:style-name="a716" draw:name="Gerade Verbindung 85">
              <svg:title/>
              <svg:desc/>
            </draw:connector>
            <draw:connector draw:type="line" svg:x1="10.82261in" svg:y1="5.43076in" svg:x2="10.95015in" svg:y2="5.43076in" draw:id="id72" draw:style-name="a717" draw:name="Gerade Verbindung 86">
              <svg:title/>
              <svg:desc/>
            </draw:connector>
          </draw:g>
          <draw:g draw:name="Gruppieren 87" draw:id="id64">
            <svg:title/>
            <svg:desc/>
            <draw:connector draw:type="line" svg:x1="0.39684in" svg:y1="-0.08056in" svg:x2="0.51392in" svg:y2="-0.08056in" draw:id="id65" draw:style-name="a711" draw:transform="translate(-0.45538in 0.08056in) rotate(-1.5708) translate(0.45538in -0.08056in)" draw:name="Gerade Verbindung 88">
              <svg:title/>
              <svg:desc/>
            </draw:connector>
            <draw:connector draw:type="line" svg:x1="6.94989in" svg:y1="-0.08056in" svg:x2="7.06697in" svg:y2="-0.08056in" draw:id="id66" draw:style-name="a712" draw:transform="translate(-7.00843in 0.08056in) rotate(-1.5708) translate(7.00843in -0.08056in)" draw:name="Gerade Verbindung 89">
              <svg:title/>
              <svg:desc/>
            </draw:connector>
            <draw:g draw:name="Gruppieren 90" draw:id="id67">
              <svg:title/>
              <svg:desc/>
              <draw:connector draw:type="line" svg:x1="10.26385in" svg:y1="-0.08056in" svg:x2="10.38093in" svg:y2="-0.08056in" draw:id="id68" draw:style-name="a713" draw:transform="translate(-10.32239in 0.08056in) rotate(-1.5708) translate(10.32239in -0.08056in)" draw:name="Gerade Verbindung 91">
                <svg:title/>
                <svg:desc/>
              </draw:connector>
              <draw:connector draw:type="line" svg:x1="7.20735in" svg:y1="-0.08056in" svg:x2="7.32442in" svg:y2="-0.08056in" draw:id="id69" draw:style-name="a714" draw:transform="translate(-7.26589in 0.08056in) rotate(-1.5708) translate(7.26589in -0.08056in)" draw:name="Gerade Verbindung 92">
                <svg:title/>
                <svg:desc/>
              </draw:connector>
            </draw:g>
          </draw:g>
        </draw:g>
        <draw:frame draw:id="id60" draw:style-name="a710" draw:name="Picture 3" svg:x="9.1537in" svg:y="0.37779in" svg:width="1.1781in" svg:height="0.2734in" style:rel-width="scale" style:rel-height="scale">
          <draw:image xlink:href="media/image1.png" xlink:type="simple" xlink:show="embed" xlink:actuate="onLoad"/>
          <svg:title/>
          <svg:desc/>
        </draw:frame>
      </presentation:notes>
    </style:master-page>
    <style:master-page style:name="Master1-Layout6-cust-Text-+-Bild-horizontal" style:page-layout-name="pageLayout1" draw:style-name="a732">
      <draw:connector draw:type="line" svg:x1="0.53167in" svg:y1="1.43644in" svg:x2="11.16277in" svg:y2="1.43644in" draw:id="id360" draw:layer="Master1-bg" draw:style-name="a733" draw:name="Straight Connector 5">
        <svg:title/>
        <svg:desc/>
      </draw:connector>
      <draw:connector draw:type="line" svg:x1="0.53167in" svg:y1="7.5995in" svg:x2="11.16277in" svg:y2="7.5995in" draw:id="id361" draw:layer="Master1-bg" draw:style-name="a734" draw:name="Straight Connector 5">
        <svg:title/>
        <svg:desc/>
      </draw:connector>
      <draw:g draw:name="Gruppieren 135" draw:id="id362">
        <svg:title/>
        <svg:desc/>
        <draw:g draw:name="Gruppieren 7" draw:id="id370">
          <svg:title/>
          <svg:desc/>
          <draw:connector draw:type="line" svg:x1="-0.16608in" svg:y1="1.60359in" svg:x2="-0.04797in" svg:y2="1.60359in" draw:id="id404" draw:layer="Master1-bg" draw:style-name="a792" draw:name="Gerade Verbindung 37">
            <svg:title/>
            <svg:desc/>
          </draw:connector>
          <draw:connector draw:type="line" svg:x1="-0.16608in" svg:y1="7.51631in" svg:x2="-0.04797in" svg:y2="7.51631in" draw:id="id405" draw:layer="Master1-bg" draw:style-name="a793" draw:name="Gerade Verbindung 38">
            <svg:title/>
            <svg:desc/>
          </draw:connector>
          <draw:connector draw:type="line" svg:x1="-0.16608in" svg:y1="4.43215in" svg:x2="-0.04797in" svg:y2="4.43215in" draw:id="id406" draw:layer="Master1-bg" draw:style-name="a794" draw:name="Gerade Verbindung 39">
            <svg:title/>
            <svg:desc/>
          </draw:connector>
          <draw:connector draw:type="line" svg:x1="-0.16608in" svg:y1="4.66484in" svg:x2="-0.04797in" svg:y2="4.66484in" draw:id="id407" draw:layer="Master1-bg" draw:style-name="a795" draw:name="Gerade Verbindung 40">
            <svg:title/>
            <svg:desc/>
          </draw:connector>
          <draw:connector draw:type="line" svg:x1="-0.16608in" svg:y1="3.41482in" svg:x2="-0.04797in" svg:y2="3.41482in" draw:id="id408" draw:layer="Master1-bg" draw:style-name="a796" draw:name="Gerade Verbindung 82">
            <svg:title/>
            <svg:desc/>
          </draw:connector>
          <draw:connector draw:type="line" svg:x1="-0.16608in" svg:y1="3.64751in" svg:x2="-0.04797in" svg:y2="3.64751in" draw:id="id409" draw:layer="Master1-bg" draw:style-name="a797" draw:name="Gerade Verbindung 83">
            <svg:title/>
            <svg:desc/>
          </draw:connector>
          <draw:connector draw:type="line" svg:x1="-0.16608in" svg:y1="5.46229in" svg:x2="-0.04797in" svg:y2="5.46229in" draw:id="id410" draw:layer="Master1-bg" draw:style-name="a798" draw:name="Gerade Verbindung 85">
            <svg:title/>
            <svg:desc/>
          </draw:connector>
          <draw:connector draw:type="line" svg:x1="-0.16608in" svg:y1="5.69498in" svg:x2="-0.04797in" svg:y2="5.69498in" draw:id="id411" draw:layer="Master1-bg" draw:style-name="a799" draw:name="Gerade Verbindung 86">
            <svg:title/>
            <svg:desc/>
          </draw:connector>
        </draw:g>
        <draw:g draw:name="Gruppieren 8" draw:id="id371">
          <svg:title/>
          <svg:desc/>
          <draw:g draw:name="Gruppieren 26" draw:id="id393">
            <svg:title/>
            <svg:desc/>
            <draw:connector draw:type="line" svg:x1="3.85883in" svg:y1="8.36731in" svg:x2="3.97693in" svg:y2="8.36731in" draw:id="id401" draw:layer="Master1-bg" draw:style-name="a789" draw:transform="translate(-3.91788in -8.36731in) rotate(-1.5708) translate(3.91788in 8.36731in)" draw:name="Gerade Verbindung 34">
              <svg:title/>
              <svg:desc/>
            </draw:connector>
            <draw:connector draw:type="line" svg:x1="0.47261in" svg:y1="8.36731in" svg:x2="0.59073in" svg:y2="8.36731in" draw:id="id402" draw:layer="Master1-bg" draw:style-name="a790" draw:transform="translate(-0.53167in -8.36731in) rotate(-1.5708) translate(0.53167in 8.36731in)" draw:name="Gerade Verbindung 35">
              <svg:title/>
              <svg:desc/>
            </draw:connector>
            <draw:connector draw:type="line" svg:x1="5.67011in" svg:y1="8.3673in" svg:x2="5.78823in" svg:y2="8.3673in" draw:id="id403" draw:layer="Master1-bg" draw:style-name="a791" draw:transform="translate(-5.72917in -8.3673in) rotate(-1.5708) translate(5.72917in 8.3673in)" draw:name="Gerade Verbindung 36">
              <svg:title/>
              <svg:desc/>
            </draw:connector>
          </draw:g>
          <draw:g draw:name="Gruppieren 27" draw:id="id394">
            <svg:title/>
            <svg:desc/>
            <draw:connector draw:type="line" svg:x1="7.48087in" svg:y1="8.36732in" svg:x2="7.59898in" svg:y2="8.36732in" draw:id="id398" draw:layer="Master1-bg" draw:style-name="a786" draw:transform="translate(-7.53993in -8.36732in) rotate(-1.5708) translate(7.53993in 8.36732in)" draw:name="Gerade Verbindung 31">
              <svg:title/>
              <svg:desc/>
            </draw:connector>
            <draw:connector draw:type="line" svg:x1="4.09298in" svg:y1="8.3673in" svg:x2="4.21109in" svg:y2="8.3673in" draw:id="id399" draw:layer="Master1-bg" draw:style-name="a787" draw:transform="translate(-4.15204in -8.3673in) rotate(-1.5708) translate(4.15204in 8.3673in)" draw:name="Gerade Verbindung 32">
              <svg:title/>
              <svg:desc/>
            </draw:connector>
            <draw:connector draw:type="line" svg:x1="5.90427in" svg:y1="8.36732in" svg:x2="6.02238in" svg:y2="8.36732in" draw:id="id400" draw:layer="Master1-bg" draw:style-name="a788" draw:transform="translate(-5.96333in -8.36732in) rotate(-1.5708) translate(5.96333in 8.36732in)" draw:name="Gerade Verbindung 33">
              <svg:title/>
              <svg:desc/>
            </draw:connector>
          </draw:g>
          <draw:g draw:name="Gruppieren 28" draw:id="id395">
            <svg:title/>
            <svg:desc/>
            <draw:connector draw:type="line" svg:x1="11.10371in" svg:y1="8.36732in" svg:x2="11.22182in" svg:y2="8.36732in" draw:id="id396" draw:layer="Master1-bg" draw:style-name="a784" draw:transform="translate(-11.16277in -8.36732in) rotate(-1.5708) translate(11.16277in 8.36732in)" draw:name="Gerade Verbindung 29">
              <svg:title/>
              <svg:desc/>
            </draw:connector>
            <draw:connector draw:type="line" svg:x1="7.71751in" svg:y1="8.36732in" svg:x2="7.83562in" svg:y2="8.36732in" draw:id="id397" draw:layer="Master1-bg" draw:style-name="a785" draw:transform="translate(-7.77657in -8.36732in) rotate(-1.5708) translate(7.77657in 8.36732in)" draw:name="Gerade Verbindung 30">
              <svg:title/>
              <svg:desc/>
            </draw:connector>
          </draw:g>
        </draw:g>
        <draw:g draw:name="Gruppieren 9" draw:id="id372">
          <svg:title/>
          <svg:desc/>
          <draw:g draw:name="Gruppieren 15" draw:id="id382">
            <svg:title/>
            <svg:desc/>
            <draw:connector draw:type="line" svg:x1="3.85883in" svg:y1="-0.08128in" svg:x2="3.97693in" svg:y2="-0.08128in" draw:id="id390" draw:layer="Master1-bg" draw:style-name="a781" draw:transform="translate(-3.91788in 0.08128in) rotate(-1.5708) translate(3.91788in -0.08128in)" draw:name="Gerade Verbindung 23">
              <svg:title/>
              <svg:desc/>
            </draw:connector>
            <draw:connector draw:type="line" svg:x1="0.47261in" svg:y1="-0.08128in" svg:x2="0.59073in" svg:y2="-0.08128in" draw:id="id391" draw:layer="Master1-bg" draw:style-name="a782" draw:transform="translate(-0.53167in 0.08128in) rotate(-1.5708) translate(0.53167in -0.08128in)" draw:name="Gerade Verbindung 24">
              <svg:title/>
              <svg:desc/>
            </draw:connector>
            <draw:connector draw:type="line" svg:x1="5.67011in" svg:y1="-0.08128in" svg:x2="5.78823in" svg:y2="-0.08128in" draw:id="id392" draw:layer="Master1-bg" draw:style-name="a783" draw:transform="translate(-5.72917in 0.08128in) rotate(-1.5708) translate(5.72917in -0.08128in)" draw:name="Gerade Verbindung 25">
              <svg:title/>
              <svg:desc/>
            </draw:connector>
          </draw:g>
          <draw:g draw:name="Gruppieren 16" draw:id="id383">
            <svg:title/>
            <svg:desc/>
            <draw:connector draw:type="line" svg:x1="7.48087in" svg:y1="-0.08127in" svg:x2="7.59898in" svg:y2="-0.08127in" draw:id="id387" draw:layer="Master1-bg" draw:style-name="a778" draw:transform="translate(-7.53993in 0.08127in) rotate(-1.5708) translate(7.53993in -0.08127in)" draw:name="Gerade Verbindung 20">
              <svg:title/>
              <svg:desc/>
            </draw:connector>
            <draw:connector draw:type="line" svg:x1="4.09298in" svg:y1="-0.08128in" svg:x2="4.21109in" svg:y2="-0.08128in" draw:id="id388" draw:layer="Master1-bg" draw:style-name="a779" draw:transform="translate(-4.15204in 0.08128in) rotate(-1.5708) translate(4.15204in -0.08128in)" draw:name="Gerade Verbindung 21">
              <svg:title/>
              <svg:desc/>
            </draw:connector>
            <draw:connector draw:type="line" svg:x1="5.90427in" svg:y1="-0.08127in" svg:x2="6.02238in" svg:y2="-0.08127in" draw:id="id389" draw:layer="Master1-bg" draw:style-name="a780" draw:transform="translate(-5.96333in 0.08127in) rotate(-1.5708) translate(5.96333in -0.08127in)" draw:name="Gerade Verbindung 22">
              <svg:title/>
              <svg:desc/>
            </draw:connector>
          </draw:g>
          <draw:g draw:name="Gruppieren 17" draw:id="id384">
            <svg:title/>
            <svg:desc/>
            <draw:connector draw:type="line" svg:x1="11.10371in" svg:y1="-0.08127in" svg:x2="11.22182in" svg:y2="-0.08127in" draw:id="id385" draw:layer="Master1-bg" draw:style-name="a776" draw:transform="translate(-11.16277in 0.08127in) rotate(-1.5708) translate(11.16277in -0.08127in)" draw:name="Gerade Verbindung 18">
              <svg:title/>
              <svg:desc/>
            </draw:connector>
            <draw:connector draw:type="line" svg:x1="7.71751in" svg:y1="-0.08127in" svg:x2="7.83562in" svg:y2="-0.08127in" draw:id="id386" draw:layer="Master1-bg" draw:style-name="a777" draw:transform="translate(-7.77657in 0.08127in) rotate(-1.5708) translate(7.77657in -0.08127in)" draw:name="Gerade Verbindung 19">
              <svg:title/>
              <svg:desc/>
            </draw:connector>
          </draw:g>
        </draw:g>
        <draw:g draw:name="Gruppieren 139" draw:id="id373">
          <svg:title/>
          <svg:desc/>
          <draw:connector draw:type="line" svg:x1="11.74881in" svg:y1="1.60359in" svg:x2="11.86692in" svg:y2="1.60359in" draw:id="id374" draw:layer="Master1-bg" draw:style-name="a768" draw:name="Gerade Verbindung 140">
            <svg:title/>
            <svg:desc/>
          </draw:connector>
          <draw:connector draw:type="line" svg:x1="11.74881in" svg:y1="7.51631in" svg:x2="11.86692in" svg:y2="7.51631in" draw:id="id375" draw:layer="Master1-bg" draw:style-name="a769" draw:name="Gerade Verbindung 141">
            <svg:title/>
            <svg:desc/>
          </draw:connector>
          <draw:connector draw:type="line" svg:x1="11.74881in" svg:y1="4.43215in" svg:x2="11.86692in" svg:y2="4.43215in" draw:id="id376" draw:layer="Master1-bg" draw:style-name="a770" draw:name="Gerade Verbindung 142">
            <svg:title/>
            <svg:desc/>
          </draw:connector>
          <draw:connector draw:type="line" svg:x1="11.74881in" svg:y1="4.66484in" svg:x2="11.86692in" svg:y2="4.66484in" draw:id="id377" draw:layer="Master1-bg" draw:style-name="a771" draw:name="Gerade Verbindung 143">
            <svg:title/>
            <svg:desc/>
          </draw:connector>
          <draw:connector draw:type="line" svg:x1="11.74881in" svg:y1="3.41482in" svg:x2="11.86692in" svg:y2="3.41482in" draw:id="id378" draw:layer="Master1-bg" draw:style-name="a772" draw:name="Gerade Verbindung 144">
            <svg:title/>
            <svg:desc/>
          </draw:connector>
          <draw:connector draw:type="line" svg:x1="11.74881in" svg:y1="3.64751in" svg:x2="11.86692in" svg:y2="3.64751in" draw:id="id379" draw:layer="Master1-bg" draw:style-name="a773" draw:name="Gerade Verbindung 145">
            <svg:title/>
            <svg:desc/>
          </draw:connector>
          <draw:connector draw:type="line" svg:x1="11.74881in" svg:y1="5.46229in" svg:x2="11.86692in" svg:y2="5.46229in" draw:id="id380" draw:layer="Master1-bg" draw:style-name="a774" draw:name="Gerade Verbindung 146">
            <svg:title/>
            <svg:desc/>
          </draw:connector>
          <draw:connector draw:type="line" svg:x1="11.74881in" svg:y1="5.69498in" svg:x2="11.86692in" svg:y2="5.69498in" draw:id="id381" draw:layer="Master1-bg" draw:style-name="a775" draw:name="Gerade Verbindung 147">
            <svg:title/>
            <svg:desc/>
          </draw:connector>
        </draw:g>
      </draw:g>
      <draw:frame draw:id="id363" draw:layer="Master1-bg" draw:style-name="a735" draw:name="Picture 3" svg:x="10.11667in" svg:y="7.81279in" svg:width="1.0378in" svg:height="0.18137in" style:rel-width="scale" style:rel-height="scale">
        <draw:image xlink:href="media/image1.png" xlink:type="simple" xlink:show="embed" xlink:actuate="onLoad"/>
        <svg:title/>
        <svg:desc/>
      </draw:frame>
      <draw:frame draw:id="id364" presentation:style-name="a751" draw:name="Textplatzhalter 38" svg:x="0.53125in" svg:y="4.68576in" svg:width="10.63195in" svg:height="2.83333in" presentation:class="outline" presentation:placeholder="false">
        <draw:text-box>
          <text:list text:style-name="a738">
            <text:list-item>
              <text:p text:style-name="a737" text:class-names="" text:cond-style-name=""><text:span text:style-name="a736" text:class-names="">Mastertextformat bearbeiten</text:span></text:p>
            </text:list-item>
          </text:list>
          <text:list text:style-name="a741">
            <text:list-item>
              <text:list text:style-name="a741">
                <text:list-item>
                  <text:p text:style-name="a740" text:class-names="" text:cond-style-name=""><text:span text:style-name="a739" text:class-names="">Zweite Ebene</text:span></text:p>
                </text:list-item>
              </text:list>
            </text:list-item>
          </text:list>
          <text:list text:style-name="a744">
            <text:list-item>
              <text:list text:style-name="a744">
                <text:list-item>
                  <text:list text:style-name="a744">
                    <text:list-item>
                      <text:p text:style-name="a743" text:class-names="" text:cond-style-name=""><text:span text:style-name="a742" text:class-names="">Dritte Ebene</text:span></text:p>
                    </text:list-item>
                  </text:list>
                </text:list-item>
              </text:list>
            </text:list-item>
          </text:list>
          <text:list text:style-name="a747">
            <text:list-item>
              <text:list text:style-name="a747">
                <text:list-item>
                  <text:list text:style-name="a747">
                    <text:list-item>
                      <text:list text:style-name="a747">
                        <text:list-item>
                          <text:p text:style-name="a746" text:class-names="" text:cond-style-name=""><text:span text:style-name="a745" text:class-names="">Vierte Ebene</text:span></text:p>
                        </text:list-item>
                      </text:list>
                    </text:list-item>
                  </text:list>
                </text:list-item>
              </text:list>
            </text:list-item>
          </text:list>
          <text:list text:style-name="a750">
            <text:list-item>
              <text:list text:style-name="a750">
                <text:list-item>
                  <text:list text:style-name="a750">
                    <text:list-item>
                      <text:list text:style-name="a750">
                        <text:list-item>
                          <text:list text:style-name="a750">
                            <text:list-item>
                              <text:p text:style-name="a749" text:class-names="" text:cond-style-name=""><text:span text:style-name="a748" text:class-names="">Fünfte Ebene</text:span></text:p>
                            </text:list-item>
                          </text:list>
                        </text:list-item>
                      </text:list>
                    </text:list-item>
                  </text:list>
                </text:list-item>
              </text:list>
            </text:list-item>
          </text:list>
        </draw:text-box>
        <svg:title/>
        <svg:desc/>
      </draw:frame>
      <draw:frame draw:id="id365" presentation:style-name="a754" draw:name="Bildplatzhalter 3" svg:x="0.53125in" svg:y="1.61458in" svg:width="10.63194in" svg:height="2.83333in" presentation:class="graphic" presentation:placeholder="false">
        <draw:text-box>
          <text:p text:style-name="a753" text:class-names="" text:cond-style-name=""><text:span text:style-name="a752" text:class-names="">Bild durch Klicken auf Symbol hinzufügen</text:span></text:p>
        </draw:text-box>
        <svg:title/>
        <svg:desc/>
      </draw:frame>
      <draw:frame draw:id="id366" presentation:style-name="a758" draw:name="Datumsplatzhalter 2" svg:x="0.97348in" svg:y="7.66423in" svg:width="0.86624in" svg:height="0.43577in" presentation:class="date-time" presentation:placeholder="false">
        <draw:text-box>
          <text:p text:style-name="a757" text:class-names="" text:cond-style-name=""><text:span text:style-name="a755" text:class-names=""><text:date text:fixed="false" style:data-style-name="a756">22.01.2018</text:date></text:span></text:p>
        </draw:text-box>
        <svg:title/>
        <svg:desc/>
      </draw:frame>
      <draw:frame draw:id="id367" presentation:style-name="a761" draw:name="Fußzeilenplatzhalter 4" svg:x="1.89011in" svg:y="7.66423in" svg:width="5.64322in" svg:height="0.43577in" presentation:class="footer" presentation:placeholder="false">
        <draw:text-box>
          <text:p text:style-name="a760" text:class-names="" text:cond-style-name=""><text:span text:style-name="a759" text:class-names="">Fußzeile ändern unter: Einfügen &gt; Kopf- und Fußzeile</text:span></text:p>
        </draw:text-box>
        <svg:title/>
        <svg:desc/>
      </draw:frame>
      <draw:frame draw:id="id368" presentation:style-name="a764" draw:name="Foliennummernplatzhalter 5" svg:x="0.53125in" svg:y="7.66423in" svg:width="0.39183in" svg:height="0.43577in" presentation:class="page-number" presentation:placeholder="false">
        <draw:text-box>
          <text:p text:style-name="a763" text:class-names="" text:cond-style-name=""><text:span text:style-name="a762" text:class-names=""><text:page-number style:num-format="1" text:fixed="false"/></text:span></text:p>
        </draw:text-box>
        <svg:title/>
        <svg:desc/>
      </draw:frame>
      <draw:frame draw:id="id369" presentation:style-name="a767" draw:name="Titel 6" svg:x="0.53125in" svg:y="0.27585in" svg:width="10.63194in" svg:height="1.32774in" presentation:class="title" presentation:placeholder="false">
        <draw:text-box>
          <text:p text:style-name="a766" text:class-names="" text:cond-style-name=""><text:span text:style-name="a765" text:class-names="">Mastertitelformat bearbeiten</text:span></text:p>
        </draw:text-box>
        <svg:title/>
        <svg:desc/>
      </draw:frame>
      <presentation:notes style:page-layout-name="pageLayout2" draw:style-name="a855">
        <draw:frame draw:id="id51" presentation:style-name="a802" draw:name="Kopfzeilenplatzhalter 1" svg:x="0.4487in" svg:y="6.05088in" svg:width="6.54174in" svg:height="0.39212in" presentation:class="header" presentation:placeholder="false">
          <draw:text-box>
            <text:p text:style-name="a801" text:class-names="" text:cond-style-name=""><text:span text:style-name="a800" text:class-names=""/></text:p>
          </draw:text-box>
          <svg:title/>
          <svg:desc/>
        </draw:frame>
        <draw:frame draw:id="id52" presentation:style-name="a806" draw:name="Datumsplatzhalter 2" svg:x="0.46711in" svg:y="5.62136in" svg:width="1.14149in" svg:height="0.39648in" presentation:class="date-time" presentation:placeholder="false">
          <draw:text-box>
            <text:p text:style-name="a805" text:class-names="" text:cond-style-name=""><text:span text:style-name="a803" text:class-names=""><text:date text:fixed="false" style:data-style-name="a804">22.01.2018</text:date></text:span></text:p>
          </draw:text-box>
          <svg:title/>
          <svg:desc/>
        </draw:frame>
        <draw:frame draw:id="id53" presentation:style-name="a824" draw:name="Notizenplatzhalter 4" svg:x="7.27014in" svg:y="1.1805in" svg:width="3.06166in" svg:height="5.26921in" presentation:class="notes" presentation:placeholder="false">
          <draw:text-box>
            <text:p text:style-name="a808" text:class-names="" text:cond-style-name=""><text:span text:style-name="a807" text:class-names="">Textmasterformat bearbeiten</text:span></text:p>
            <text:list text:style-name="a811">
              <text:list-item>
                <text:list text:style-name="a811">
                  <text:list-item>
                    <text:p text:style-name="a810" text:class-names="" text:cond-style-name=""><text:span text:style-name="a809" text:class-names="">Zweite Ebene</text:span></text:p>
                  </text:list-item>
                </text:list>
              </text:list-item>
            </text:list>
            <text:list text:style-name="a814">
              <text:list-item>
                <text:list text:style-name="a814">
                  <text:list-item>
                    <text:list text:style-name="a814">
                      <text:list-item>
                        <text:p text:style-name="a813" text:class-names="" text:cond-style-name=""><text:span text:style-name="a812" text:class-names="">Dritte Ebene</text:span></text:p>
                      </text:list-item>
                    </text:list>
                  </text:list-item>
                </text:list>
              </text:list-item>
            </text:list>
            <text:list text:style-name="a817">
              <text:list-item>
                <text:list text:style-name="a817">
                  <text:list-item>
                    <text:list text:style-name="a817">
                      <text:list-item>
                        <text:list text:style-name="a817">
                          <text:list-item>
                            <text:p text:style-name="a816" text:class-names="" text:cond-style-name=""><text:span text:style-name="a815" text:class-names="">Vierte Ebene</text:span></text:p>
                          </text:list-item>
                        </text:list>
                      </text:list-item>
                    </text:list>
                  </text:list-item>
                </text:list>
              </text:list-item>
            </text:list>
            <text:list text:style-name="a820">
              <text:list-item>
                <text:list text:style-name="a820">
                  <text:list-item>
                    <text:list text:style-name="a820">
                      <text:list-item>
                        <text:list text:style-name="a820">
                          <text:list-item>
                            <text:list text:style-name="a820">
                              <text:list-item>
                                <text:p text:style-name="a819" text:class-names="" text:cond-style-name=""><text:span text:style-name="a818" text:class-names="">Fünfte Ebene</text:span></text:p>
                              </text:list-item>
                            </text:list>
                          </text:list-item>
                        </text:list>
                      </text:list-item>
                    </text:list>
                  </text:list-item>
                </text:list>
              </text:list-item>
            </text:list>
            <text:list text:style-name="a823">
              <text:list-item>
                <text:list text:style-name="a823">
                  <text:list-item>
                    <text:list text:style-name="a823">
                      <text:list-item>
                        <text:list text:style-name="a823">
                          <text:list-item>
                            <text:list text:style-name="a823">
                              <text:list-item>
                                <text:list text:style-name="a823">
                                  <text:list-item>
                                    <text:list text:style-name="a823">
                                      <text:list-item>
                                        <text:list text:style-name="a823">
                                          <text:list-item>
                                            <text:list text:style-name="a823">
                                              <text:list-item>
                                                <text:p text:style-name="a822" text:class-names="" text:cond-style-name=""><text:span text:style-name="a821" text:class-names=""/></text:p>
                                              </text:list-item>
                                            </text:list>
                                          </text:list-item>
                                        </text:list>
                                      </text:list-item>
                                    </text:list>
                                  </text:list-item>
                                </text:list>
                              </text:list-item>
                            </text:list>
                          </text:list-item>
                        </text:list>
                      </text:list-item>
                    </text:list>
                  </text:list-item>
                </text:list>
              </text:list-item>
            </text:list>
          </draw:text-box>
          <svg:title/>
          <svg:desc/>
        </draw:frame>
        <draw:frame draw:id="id54" presentation:style-name="a827" draw:name="Fußzeilenplatzhalter 5" svg:x="1.6086in" svg:y="5.62136in" svg:width="5.38183in" svg:height="0.39648in" presentation:class="footer" presentation:placeholder="false">
          <draw:text-box>
            <text:p text:style-name="a826" text:class-names="" text:cond-style-name=""><text:span text:style-name="a825" text:class-names=""/></text:p>
          </draw:text-box>
          <svg:title/>
          <svg:desc/>
        </draw:frame>
        <draw:frame draw:id="id55" presentation:style-name="a831" draw:name="Foliennummernplatzhalter 6" svg:x="0.46479in" svg:y="0.64577in" svg:width="6.52564in" svg:height="0.3717in" presentation:class="page-number" presentation:placeholder="false">
          <draw:text-box>
            <text:p text:style-name="a830" text:class-names="" text:cond-style-name=""><text:span text:style-name="a828" text:class-names="">Folie<text:s text:c="1"/></text:span><text:span text:style-name="a829" text:class-names=""><text:page-number style:num-format="1" text:fixed="false"/></text:span></text:p>
          </draw:text-box>
          <svg:title/>
          <svg:desc/>
        </draw:frame>
        <draw:g draw:name="Group 166" draw:id="id56">
          <svg:title/>
          <svg:desc/>
          <draw:custom-shape svg:width="6.53169in" svg:height="4.21424in" draw:id="id81" draw:style-name="a851" draw:transform="translate(-3.26584in -2.10712in) rotate(-3.15905) translate(3.74913in 3.29445in)" draw:name="Rectangle 167">
            <svg:title/>
            <svg:desc/>
            <text:p text:style-name="a850" text:class-names="" text:cond-style-name=""><text:span text:style-name="a849" text:class-names=""/></text:p>
            <draw:enhanced-geometry xmlns:dr3d="urn:oasis:names:tc:opendocument:xmlns:dr3d:1.0" draw:type="non-primitive" svg:viewBox="0 0 21600 21600" draw:enhanced-path="M 0 0 L 21600 0 21600 21600 0 21600 Z N" draw:mirror-vertical="true" draw:mirror-horizontal="true"/>
          </draw:custom-shape>
          <draw:custom-shape svg:width="6.53169in" svg:height="4.24492in" draw:id="id82" draw:style-name="a854" draw:transform="translate(-3.26584in -2.12246in) rotate(-3.14159) translate(3.73363in 3.29612in)" draw:name="Rectangle 168">
            <svg:title/>
            <svg:desc/>
            <text:p text:style-name="a853" text:class-names="" text:cond-style-name=""><text:span text:style-name="a852" text:class-names=""/></text:p>
            <draw:enhanced-geometry xmlns:dr3d="urn:oasis:names:tc:opendocument:xmlns:dr3d:1.0" draw:type="non-primitive" svg:viewBox="0 0 21600 21600" draw:enhanced-path="M 0 0 L 21600 0 21600 21600 0 21600 Z N" draw:mirror-vertical="true" draw:mirror-horizontal="true"/>
          </draw:custom-shape>
        </draw:g>
        <draw:page-thumbnail svg:x="0.73958in" svg:y="1.18056in" svg:width="5.98958in" svg:height="4.23611in" presentation:class="page" draw:id="id57" presentation:style-name="a832" draw:name="Folienbildplatzhalter 37">
          <svg:title/>
          <svg:desc/>
        </draw:page-thumbnail>
        <draw:connector draw:type="line" svg:x1="0.43852in" svg:y1="6.91732in" svg:x2="10.3318in" svg:y2="6.91732in" draw:id="id58" draw:style-name="a833" draw:name="Straight Connector 5">
          <svg:title/>
          <svg:desc/>
        </draw:connector>
        <draw:g draw:name="Gruppieren 93" draw:id="id59">
          <svg:title/>
          <svg:desc/>
          <draw:g draw:name="Gruppieren 41" draw:id="id61">
            <svg:title/>
            <svg:desc/>
            <draw:connector draw:type="line" svg:x1="-0.17934in" svg:y1="1.17186in" svg:x2="-0.0518in" svg:y2="1.17186in" draw:id="id78" draw:style-name="a846" draw:name="Gerade Verbindung 75">
              <svg:title/>
              <svg:desc/>
            </draw:connector>
            <draw:connector draw:type="line" svg:x1="-0.17934in" svg:y1="6.43797in" svg:x2="-0.0518in" svg:y2="6.43797in" draw:id="id79" draw:style-name="a847" draw:name="Gerade Verbindung 76">
              <svg:title/>
              <svg:desc/>
            </draw:connector>
            <draw:connector draw:type="line" svg:x1="-0.17934in" svg:y1="5.43076in" svg:x2="-0.0518in" svg:y2="5.43076in" draw:id="id80" draw:style-name="a848" draw:name="Gerade Verbindung 81">
              <svg:title/>
              <svg:desc/>
            </draw:connector>
          </draw:g>
          <draw:g draw:name="Gruppieren 42" draw:id="id62">
            <svg:title/>
            <svg:desc/>
            <draw:connector draw:type="line" svg:x1="0.39684in" svg:y1="7.52696in" svg:x2="0.51392in" svg:y2="7.52696in" draw:id="id73" draw:style-name="a842" draw:transform="translate(-0.45538in -7.52696in) rotate(-1.5708) translate(0.45538in 7.52696in)" draw:name="Gerade Verbindung 73">
              <svg:title/>
              <svg:desc/>
            </draw:connector>
            <draw:connector draw:type="line" svg:x1="6.94989in" svg:y1="7.52696in" svg:x2="7.06697in" svg:y2="7.52696in" draw:id="id74" draw:style-name="a843" draw:transform="translate(-7.00843in -7.52696in) rotate(-1.5708) translate(7.00843in 7.52696in)" draw:name="Gerade Verbindung 69">
              <svg:title/>
              <svg:desc/>
            </draw:connector>
            <draw:g draw:name="Gruppieren 66" draw:id="id75">
              <svg:title/>
              <svg:desc/>
              <draw:connector draw:type="line" svg:x1="10.26385in" svg:y1="7.52696in" svg:x2="10.38093in" svg:y2="7.52696in" draw:id="id76" draw:style-name="a844" draw:transform="translate(-10.32239in -7.52696in) rotate(-1.5708) translate(10.32239in 7.52696in)" draw:name="Gerade Verbindung 67">
                <svg:title/>
                <svg:desc/>
              </draw:connector>
              <draw:connector draw:type="line" svg:x1="7.20735in" svg:y1="7.52695in" svg:x2="7.32442in" svg:y2="7.52695in" draw:id="id77" draw:style-name="a845" draw:transform="translate(-7.26589in -7.52695in) rotate(-1.5708) translate(7.26589in 7.52695in)" draw:name="Gerade Verbindung 68">
                <svg:title/>
                <svg:desc/>
              </draw:connector>
            </draw:g>
          </draw:g>
          <draw:g draw:name="Gruppieren 83" draw:id="id63">
            <svg:title/>
            <svg:desc/>
            <draw:connector draw:type="line" svg:x1="10.82261in" svg:y1="1.17186in" svg:x2="10.95015in" svg:y2="1.17186in" draw:id="id70" draw:style-name="a839" draw:name="Gerade Verbindung 84">
              <svg:title/>
              <svg:desc/>
            </draw:connector>
            <draw:connector draw:type="line" svg:x1="10.82261in" svg:y1="6.43797in" svg:x2="10.95015in" svg:y2="6.43797in" draw:id="id71" draw:style-name="a840" draw:name="Gerade Verbindung 85">
              <svg:title/>
              <svg:desc/>
            </draw:connector>
            <draw:connector draw:type="line" svg:x1="10.82261in" svg:y1="5.43076in" svg:x2="10.95015in" svg:y2="5.43076in" draw:id="id72" draw:style-name="a841" draw:name="Gerade Verbindung 86">
              <svg:title/>
              <svg:desc/>
            </draw:connector>
          </draw:g>
          <draw:g draw:name="Gruppieren 87" draw:id="id64">
            <svg:title/>
            <svg:desc/>
            <draw:connector draw:type="line" svg:x1="0.39684in" svg:y1="-0.08056in" svg:x2="0.51392in" svg:y2="-0.08056in" draw:id="id65" draw:style-name="a835" draw:transform="translate(-0.45538in 0.08056in) rotate(-1.5708) translate(0.45538in -0.08056in)" draw:name="Gerade Verbindung 88">
              <svg:title/>
              <svg:desc/>
            </draw:connector>
            <draw:connector draw:type="line" svg:x1="6.94989in" svg:y1="-0.08056in" svg:x2="7.06697in" svg:y2="-0.08056in" draw:id="id66" draw:style-name="a836" draw:transform="translate(-7.00843in 0.08056in) rotate(-1.5708) translate(7.00843in -0.08056in)" draw:name="Gerade Verbindung 89">
              <svg:title/>
              <svg:desc/>
            </draw:connector>
            <draw:g draw:name="Gruppieren 90" draw:id="id67">
              <svg:title/>
              <svg:desc/>
              <draw:connector draw:type="line" svg:x1="10.26385in" svg:y1="-0.08056in" svg:x2="10.38093in" svg:y2="-0.08056in" draw:id="id68" draw:style-name="a837" draw:transform="translate(-10.32239in 0.08056in) rotate(-1.5708) translate(10.32239in -0.08056in)" draw:name="Gerade Verbindung 91">
                <svg:title/>
                <svg:desc/>
              </draw:connector>
              <draw:connector draw:type="line" svg:x1="7.20735in" svg:y1="-0.08056in" svg:x2="7.32442in" svg:y2="-0.08056in" draw:id="id69" draw:style-name="a838" draw:transform="translate(-7.26589in 0.08056in) rotate(-1.5708) translate(7.26589in -0.08056in)" draw:name="Gerade Verbindung 92">
                <svg:title/>
                <svg:desc/>
              </draw:connector>
            </draw:g>
          </draw:g>
        </draw:g>
        <draw:frame draw:id="id60" draw:style-name="a834" draw:name="Picture 3" svg:x="9.1537in" svg:y="0.37779in" svg:width="1.1781in" svg:height="0.2734in" style:rel-width="scale" style:rel-height="scale">
          <draw:image xlink:href="media/image1.png" xlink:type="simple" xlink:show="embed" xlink:actuate="onLoad"/>
          <svg:title/>
          <svg:desc/>
        </draw:frame>
      </presentation:notes>
    </style:master-page>
    <style:master-page style:name="Master1-Layout7-cust-Bild-vollflächig" style:page-layout-name="pageLayout1" draw:style-name="a856">
      <draw:connector draw:type="line" svg:x1="0.53167in" svg:y1="1.43644in" svg:x2="11.16277in" svg:y2="1.43644in" draw:id="id412" draw:layer="Master1-bg" draw:style-name="a857" draw:name="Straight Connector 5">
        <svg:title/>
        <svg:desc/>
      </draw:connector>
      <draw:connector draw:type="line" svg:x1="0.53167in" svg:y1="7.5995in" svg:x2="11.16277in" svg:y2="7.5995in" draw:id="id413" draw:layer="Master1-bg" draw:style-name="a858" draw:name="Straight Connector 5">
        <svg:title/>
        <svg:desc/>
      </draw:connector>
      <draw:g draw:name="Gruppieren 135" draw:id="id414">
        <svg:title/>
        <svg:desc/>
        <draw:g draw:name="Gruppieren 7" draw:id="id421">
          <svg:title/>
          <svg:desc/>
          <draw:connector draw:type="line" svg:x1="-0.16608in" svg:y1="1.60359in" svg:x2="-0.04797in" svg:y2="1.60359in" draw:id="id455" draw:layer="Master1-bg" draw:style-name="a900" draw:name="Gerade Verbindung 37">
            <svg:title/>
            <svg:desc/>
          </draw:connector>
          <draw:connector draw:type="line" svg:x1="-0.16608in" svg:y1="7.51631in" svg:x2="-0.04797in" svg:y2="7.51631in" draw:id="id456" draw:layer="Master1-bg" draw:style-name="a901" draw:name="Gerade Verbindung 38">
            <svg:title/>
            <svg:desc/>
          </draw:connector>
          <draw:connector draw:type="line" svg:x1="-0.16608in" svg:y1="4.43215in" svg:x2="-0.04797in" svg:y2="4.43215in" draw:id="id457" draw:layer="Master1-bg" draw:style-name="a902" draw:name="Gerade Verbindung 39">
            <svg:title/>
            <svg:desc/>
          </draw:connector>
          <draw:connector draw:type="line" svg:x1="-0.16608in" svg:y1="4.66484in" svg:x2="-0.04797in" svg:y2="4.66484in" draw:id="id458" draw:layer="Master1-bg" draw:style-name="a903" draw:name="Gerade Verbindung 40">
            <svg:title/>
            <svg:desc/>
          </draw:connector>
          <draw:connector draw:type="line" svg:x1="-0.16608in" svg:y1="3.41482in" svg:x2="-0.04797in" svg:y2="3.41482in" draw:id="id459" draw:layer="Master1-bg" draw:style-name="a904" draw:name="Gerade Verbindung 82">
            <svg:title/>
            <svg:desc/>
          </draw:connector>
          <draw:connector draw:type="line" svg:x1="-0.16608in" svg:y1="3.64751in" svg:x2="-0.04797in" svg:y2="3.64751in" draw:id="id460" draw:layer="Master1-bg" draw:style-name="a905" draw:name="Gerade Verbindung 83">
            <svg:title/>
            <svg:desc/>
          </draw:connector>
          <draw:connector draw:type="line" svg:x1="-0.16608in" svg:y1="5.46229in" svg:x2="-0.04797in" svg:y2="5.46229in" draw:id="id461" draw:layer="Master1-bg" draw:style-name="a906" draw:name="Gerade Verbindung 85">
            <svg:title/>
            <svg:desc/>
          </draw:connector>
          <draw:connector draw:type="line" svg:x1="-0.16608in" svg:y1="5.69498in" svg:x2="-0.04797in" svg:y2="5.69498in" draw:id="id462" draw:layer="Master1-bg" draw:style-name="a907" draw:name="Gerade Verbindung 86">
            <svg:title/>
            <svg:desc/>
          </draw:connector>
        </draw:g>
        <draw:g draw:name="Gruppieren 8" draw:id="id422">
          <svg:title/>
          <svg:desc/>
          <draw:g draw:name="Gruppieren 26" draw:id="id444">
            <svg:title/>
            <svg:desc/>
            <draw:connector draw:type="line" svg:x1="3.85883in" svg:y1="8.36731in" svg:x2="3.97693in" svg:y2="8.36731in" draw:id="id452" draw:layer="Master1-bg" draw:style-name="a897" draw:transform="translate(-3.91788in -8.36731in) rotate(-1.5708) translate(3.91788in 8.36731in)" draw:name="Gerade Verbindung 34">
              <svg:title/>
              <svg:desc/>
            </draw:connector>
            <draw:connector draw:type="line" svg:x1="0.47261in" svg:y1="8.36731in" svg:x2="0.59073in" svg:y2="8.36731in" draw:id="id453" draw:layer="Master1-bg" draw:style-name="a898" draw:transform="translate(-0.53167in -8.36731in) rotate(-1.5708) translate(0.53167in 8.36731in)" draw:name="Gerade Verbindung 35">
              <svg:title/>
              <svg:desc/>
            </draw:connector>
            <draw:connector draw:type="line" svg:x1="5.67011in" svg:y1="8.3673in" svg:x2="5.78823in" svg:y2="8.3673in" draw:id="id454" draw:layer="Master1-bg" draw:style-name="a899" draw:transform="translate(-5.72917in -8.3673in) rotate(-1.5708) translate(5.72917in 8.3673in)" draw:name="Gerade Verbindung 36">
              <svg:title/>
              <svg:desc/>
            </draw:connector>
          </draw:g>
          <draw:g draw:name="Gruppieren 27" draw:id="id445">
            <svg:title/>
            <svg:desc/>
            <draw:connector draw:type="line" svg:x1="7.48087in" svg:y1="8.36732in" svg:x2="7.59898in" svg:y2="8.36732in" draw:id="id449" draw:layer="Master1-bg" draw:style-name="a894" draw:transform="translate(-7.53993in -8.36732in) rotate(-1.5708) translate(7.53993in 8.36732in)" draw:name="Gerade Verbindung 31">
              <svg:title/>
              <svg:desc/>
            </draw:connector>
            <draw:connector draw:type="line" svg:x1="4.09298in" svg:y1="8.3673in" svg:x2="4.21109in" svg:y2="8.3673in" draw:id="id450" draw:layer="Master1-bg" draw:style-name="a895" draw:transform="translate(-4.15204in -8.3673in) rotate(-1.5708) translate(4.15204in 8.3673in)" draw:name="Gerade Verbindung 32">
              <svg:title/>
              <svg:desc/>
            </draw:connector>
            <draw:connector draw:type="line" svg:x1="5.90427in" svg:y1="8.36732in" svg:x2="6.02238in" svg:y2="8.36732in" draw:id="id451" draw:layer="Master1-bg" draw:style-name="a896" draw:transform="translate(-5.96333in -8.36732in) rotate(-1.5708) translate(5.96333in 8.36732in)" draw:name="Gerade Verbindung 33">
              <svg:title/>
              <svg:desc/>
            </draw:connector>
          </draw:g>
          <draw:g draw:name="Gruppieren 28" draw:id="id446">
            <svg:title/>
            <svg:desc/>
            <draw:connector draw:type="line" svg:x1="11.10371in" svg:y1="8.36732in" svg:x2="11.22182in" svg:y2="8.36732in" draw:id="id447" draw:layer="Master1-bg" draw:style-name="a892" draw:transform="translate(-11.16277in -8.36732in) rotate(-1.5708) translate(11.16277in 8.36732in)" draw:name="Gerade Verbindung 29">
              <svg:title/>
              <svg:desc/>
            </draw:connector>
            <draw:connector draw:type="line" svg:x1="7.71751in" svg:y1="8.36732in" svg:x2="7.83562in" svg:y2="8.36732in" draw:id="id448" draw:layer="Master1-bg" draw:style-name="a893" draw:transform="translate(-7.77657in -8.36732in) rotate(-1.5708) translate(7.77657in 8.36732in)" draw:name="Gerade Verbindung 30">
              <svg:title/>
              <svg:desc/>
            </draw:connector>
          </draw:g>
        </draw:g>
        <draw:g draw:name="Gruppieren 9" draw:id="id423">
          <svg:title/>
          <svg:desc/>
          <draw:g draw:name="Gruppieren 15" draw:id="id433">
            <svg:title/>
            <svg:desc/>
            <draw:connector draw:type="line" svg:x1="3.85883in" svg:y1="-0.08128in" svg:x2="3.97693in" svg:y2="-0.08128in" draw:id="id441" draw:layer="Master1-bg" draw:style-name="a889" draw:transform="translate(-3.91788in 0.08128in) rotate(-1.5708) translate(3.91788in -0.08128in)" draw:name="Gerade Verbindung 23">
              <svg:title/>
              <svg:desc/>
            </draw:connector>
            <draw:connector draw:type="line" svg:x1="0.47261in" svg:y1="-0.08128in" svg:x2="0.59073in" svg:y2="-0.08128in" draw:id="id442" draw:layer="Master1-bg" draw:style-name="a890" draw:transform="translate(-0.53167in 0.08128in) rotate(-1.5708) translate(0.53167in -0.08128in)" draw:name="Gerade Verbindung 24">
              <svg:title/>
              <svg:desc/>
            </draw:connector>
            <draw:connector draw:type="line" svg:x1="5.67011in" svg:y1="-0.08128in" svg:x2="5.78823in" svg:y2="-0.08128in" draw:id="id443" draw:layer="Master1-bg" draw:style-name="a891" draw:transform="translate(-5.72917in 0.08128in) rotate(-1.5708) translate(5.72917in -0.08128in)" draw:name="Gerade Verbindung 25">
              <svg:title/>
              <svg:desc/>
            </draw:connector>
          </draw:g>
          <draw:g draw:name="Gruppieren 16" draw:id="id434">
            <svg:title/>
            <svg:desc/>
            <draw:connector draw:type="line" svg:x1="7.48087in" svg:y1="-0.08127in" svg:x2="7.59898in" svg:y2="-0.08127in" draw:id="id438" draw:layer="Master1-bg" draw:style-name="a886" draw:transform="translate(-7.53993in 0.08127in) rotate(-1.5708) translate(7.53993in -0.08127in)" draw:name="Gerade Verbindung 20">
              <svg:title/>
              <svg:desc/>
            </draw:connector>
            <draw:connector draw:type="line" svg:x1="4.09298in" svg:y1="-0.08128in" svg:x2="4.21109in" svg:y2="-0.08128in" draw:id="id439" draw:layer="Master1-bg" draw:style-name="a887" draw:transform="translate(-4.15204in 0.08128in) rotate(-1.5708) translate(4.15204in -0.08128in)" draw:name="Gerade Verbindung 21">
              <svg:title/>
              <svg:desc/>
            </draw:connector>
            <draw:connector draw:type="line" svg:x1="5.90427in" svg:y1="-0.08127in" svg:x2="6.02238in" svg:y2="-0.08127in" draw:id="id440" draw:layer="Master1-bg" draw:style-name="a888" draw:transform="translate(-5.96333in 0.08127in) rotate(-1.5708) translate(5.96333in -0.08127in)" draw:name="Gerade Verbindung 22">
              <svg:title/>
              <svg:desc/>
            </draw:connector>
          </draw:g>
          <draw:g draw:name="Gruppieren 17" draw:id="id435">
            <svg:title/>
            <svg:desc/>
            <draw:connector draw:type="line" svg:x1="11.10371in" svg:y1="-0.08127in" svg:x2="11.22182in" svg:y2="-0.08127in" draw:id="id436" draw:layer="Master1-bg" draw:style-name="a884" draw:transform="translate(-11.16277in 0.08127in) rotate(-1.5708) translate(11.16277in -0.08127in)" draw:name="Gerade Verbindung 18">
              <svg:title/>
              <svg:desc/>
            </draw:connector>
            <draw:connector draw:type="line" svg:x1="7.71751in" svg:y1="-0.08127in" svg:x2="7.83562in" svg:y2="-0.08127in" draw:id="id437" draw:layer="Master1-bg" draw:style-name="a885" draw:transform="translate(-7.77657in 0.08127in) rotate(-1.5708) translate(7.77657in -0.08127in)" draw:name="Gerade Verbindung 19">
              <svg:title/>
              <svg:desc/>
            </draw:connector>
          </draw:g>
        </draw:g>
        <draw:g draw:name="Gruppieren 139" draw:id="id424">
          <svg:title/>
          <svg:desc/>
          <draw:connector draw:type="line" svg:x1="11.74881in" svg:y1="1.60359in" svg:x2="11.86692in" svg:y2="1.60359in" draw:id="id425" draw:layer="Master1-bg" draw:style-name="a876" draw:name="Gerade Verbindung 140">
            <svg:title/>
            <svg:desc/>
          </draw:connector>
          <draw:connector draw:type="line" svg:x1="11.74881in" svg:y1="7.51631in" svg:x2="11.86692in" svg:y2="7.51631in" draw:id="id426" draw:layer="Master1-bg" draw:style-name="a877" draw:name="Gerade Verbindung 141">
            <svg:title/>
            <svg:desc/>
          </draw:connector>
          <draw:connector draw:type="line" svg:x1="11.74881in" svg:y1="4.43215in" svg:x2="11.86692in" svg:y2="4.43215in" draw:id="id427" draw:layer="Master1-bg" draw:style-name="a878" draw:name="Gerade Verbindung 142">
            <svg:title/>
            <svg:desc/>
          </draw:connector>
          <draw:connector draw:type="line" svg:x1="11.74881in" svg:y1="4.66484in" svg:x2="11.86692in" svg:y2="4.66484in" draw:id="id428" draw:layer="Master1-bg" draw:style-name="a879" draw:name="Gerade Verbindung 143">
            <svg:title/>
            <svg:desc/>
          </draw:connector>
          <draw:connector draw:type="line" svg:x1="11.74881in" svg:y1="3.41482in" svg:x2="11.86692in" svg:y2="3.41482in" draw:id="id429" draw:layer="Master1-bg" draw:style-name="a880" draw:name="Gerade Verbindung 144">
            <svg:title/>
            <svg:desc/>
          </draw:connector>
          <draw:connector draw:type="line" svg:x1="11.74881in" svg:y1="3.64751in" svg:x2="11.86692in" svg:y2="3.64751in" draw:id="id430" draw:layer="Master1-bg" draw:style-name="a881" draw:name="Gerade Verbindung 145">
            <svg:title/>
            <svg:desc/>
          </draw:connector>
          <draw:connector draw:type="line" svg:x1="11.74881in" svg:y1="5.46229in" svg:x2="11.86692in" svg:y2="5.46229in" draw:id="id431" draw:layer="Master1-bg" draw:style-name="a882" draw:name="Gerade Verbindung 146">
            <svg:title/>
            <svg:desc/>
          </draw:connector>
          <draw:connector draw:type="line" svg:x1="11.74881in" svg:y1="5.69498in" svg:x2="11.86692in" svg:y2="5.69498in" draw:id="id432" draw:layer="Master1-bg" draw:style-name="a883" draw:name="Gerade Verbindung 147">
            <svg:title/>
            <svg:desc/>
          </draw:connector>
        </draw:g>
      </draw:g>
      <draw:frame draw:id="id415" draw:layer="Master1-bg" draw:style-name="a859" draw:name="Picture 3" svg:x="10.11667in" svg:y="7.81279in" svg:width="1.0378in" svg:height="0.18137in" style:rel-width="scale" style:rel-height="scale">
        <draw:image xlink:href="media/image1.png" xlink:type="simple" xlink:show="embed" xlink:actuate="onLoad"/>
        <svg:title/>
        <svg:desc/>
      </draw:frame>
      <draw:frame draw:id="id416" presentation:style-name="a862" draw:name="Titel 1" svg:x="0.53125in" svg:y="0.27585in" svg:width="10.63194in" svg:height="1.32774in" presentation:class="title" presentation:placeholder="false">
        <draw:text-box>
          <text:p text:style-name="a861" text:class-names="" text:cond-style-name=""><text:span text:style-name="a860" text:class-names="">Mastertitelformat bearbeiten</text:span></text:p>
        </draw:text-box>
        <svg:title/>
        <svg:desc/>
      </draw:frame>
      <draw:frame draw:id="id417" presentation:style-name="a866" draw:name="Datumsplatzhalter 34" svg:x="0.97348in" svg:y="7.66423in" svg:width="0.86624in" svg:height="0.43577in" presentation:class="date-time" presentation:placeholder="false">
        <draw:text-box>
          <text:p text:style-name="a865" text:class-names="" text:cond-style-name=""><text:span text:style-name="a863" text:class-names=""><text:date text:fixed="false" style:data-style-name="a864">22.01.2018</text:date></text:span></text:p>
        </draw:text-box>
        <svg:title/>
        <svg:desc/>
      </draw:frame>
      <draw:frame draw:id="id418" presentation:style-name="a869" draw:name="Fußzeilenplatzhalter 35" svg:x="1.89011in" svg:y="7.66423in" svg:width="5.64322in" svg:height="0.43577in" presentation:class="footer" presentation:placeholder="false">
        <draw:text-box>
          <text:p text:style-name="a868" text:class-names="" text:cond-style-name=""><text:span text:style-name="a867" text:class-names="">Fußzeile ändern unter: Einfügen &gt; Kopf- und Fußzeile</text:span></text:p>
        </draw:text-box>
        <svg:title/>
        <svg:desc/>
      </draw:frame>
      <draw:frame draw:id="id419" presentation:style-name="a872" draw:name="Foliennummernplatzhalter 36" svg:x="0.53125in" svg:y="7.66423in" svg:width="0.39183in" svg:height="0.43577in" presentation:class="page-number" presentation:placeholder="false">
        <draw:text-box>
          <text:p text:style-name="a871" text:class-names="" text:cond-style-name=""><text:span text:style-name="a870" text:class-names=""><text:page-number style:num-format="1" text:fixed="false"/></text:span></text:p>
        </draw:text-box>
        <svg:title/>
        <svg:desc/>
      </draw:frame>
      <draw:frame draw:id="id420" presentation:style-name="a875" draw:name="Bildplatzhalter 3" svg:x="0.53125in" svg:y="1.61458in" svg:width="10.63194in" svg:height="5.90451in" presentation:class="graphic" presentation:placeholder="false">
        <draw:text-box>
          <text:p text:style-name="a874" text:class-names="" text:cond-style-name=""><text:span text:style-name="a873" text:class-names="">Bild durch Klicken auf Symbol hinzufügen</text:span></text:p>
        </draw:text-box>
        <svg:title/>
        <svg:desc/>
      </draw:frame>
      <presentation:notes style:page-layout-name="pageLayout2" draw:style-name="a963">
        <draw:frame draw:id="id51" presentation:style-name="a910" draw:name="Kopfzeilenplatzhalter 1" svg:x="0.4487in" svg:y="6.05088in" svg:width="6.54174in" svg:height="0.39212in" presentation:class="header" presentation:placeholder="false">
          <draw:text-box>
            <text:p text:style-name="a909" text:class-names="" text:cond-style-name=""><text:span text:style-name="a908" text:class-names=""/></text:p>
          </draw:text-box>
          <svg:title/>
          <svg:desc/>
        </draw:frame>
        <draw:frame draw:id="id52" presentation:style-name="a914" draw:name="Datumsplatzhalter 2" svg:x="0.46711in" svg:y="5.62136in" svg:width="1.14149in" svg:height="0.39648in" presentation:class="date-time" presentation:placeholder="false">
          <draw:text-box>
            <text:p text:style-name="a913" text:class-names="" text:cond-style-name=""><text:span text:style-name="a911" text:class-names=""><text:date text:fixed="false" style:data-style-name="a912">22.01.2018</text:date></text:span></text:p>
          </draw:text-box>
          <svg:title/>
          <svg:desc/>
        </draw:frame>
        <draw:frame draw:id="id53" presentation:style-name="a932" draw:name="Notizenplatzhalter 4" svg:x="7.27014in" svg:y="1.1805in" svg:width="3.06166in" svg:height="5.26921in" presentation:class="notes" presentation:placeholder="false">
          <draw:text-box>
            <text:p text:style-name="a916" text:class-names="" text:cond-style-name=""><text:span text:style-name="a915" text:class-names="">Textmasterformat bearbeiten</text:span></text:p>
            <text:list text:style-name="a919">
              <text:list-item>
                <text:list text:style-name="a919">
                  <text:list-item>
                    <text:p text:style-name="a918" text:class-names="" text:cond-style-name=""><text:span text:style-name="a917" text:class-names="">Zweite Ebene</text:span></text:p>
                  </text:list-item>
                </text:list>
              </text:list-item>
            </text:list>
            <text:list text:style-name="a922">
              <text:list-item>
                <text:list text:style-name="a922">
                  <text:list-item>
                    <text:list text:style-name="a922">
                      <text:list-item>
                        <text:p text:style-name="a921" text:class-names="" text:cond-style-name=""><text:span text:style-name="a920" text:class-names="">Dritte Ebene</text:span></text:p>
                      </text:list-item>
                    </text:list>
                  </text:list-item>
                </text:list>
              </text:list-item>
            </text:list>
            <text:list text:style-name="a925">
              <text:list-item>
                <text:list text:style-name="a925">
                  <text:list-item>
                    <text:list text:style-name="a925">
                      <text:list-item>
                        <text:list text:style-name="a925">
                          <text:list-item>
                            <text:p text:style-name="a924" text:class-names="" text:cond-style-name=""><text:span text:style-name="a923" text:class-names="">Vierte Ebene</text:span></text:p>
                          </text:list-item>
                        </text:list>
                      </text:list-item>
                    </text:list>
                  </text:list-item>
                </text:list>
              </text:list-item>
            </text:list>
            <text:list text:style-name="a928">
              <text:list-item>
                <text:list text:style-name="a928">
                  <text:list-item>
                    <text:list text:style-name="a928">
                      <text:list-item>
                        <text:list text:style-name="a928">
                          <text:list-item>
                            <text:list text:style-name="a928">
                              <text:list-item>
                                <text:p text:style-name="a927" text:class-names="" text:cond-style-name=""><text:span text:style-name="a926" text:class-names="">Fünfte Ebene</text:span></text:p>
                              </text:list-item>
                            </text:list>
                          </text:list-item>
                        </text:list>
                      </text:list-item>
                    </text:list>
                  </text:list-item>
                </text:list>
              </text:list-item>
            </text:list>
            <text:list text:style-name="a931">
              <text:list-item>
                <text:list text:style-name="a931">
                  <text:list-item>
                    <text:list text:style-name="a931">
                      <text:list-item>
                        <text:list text:style-name="a931">
                          <text:list-item>
                            <text:list text:style-name="a931">
                              <text:list-item>
                                <text:list text:style-name="a931">
                                  <text:list-item>
                                    <text:list text:style-name="a931">
                                      <text:list-item>
                                        <text:list text:style-name="a931">
                                          <text:list-item>
                                            <text:list text:style-name="a931">
                                              <text:list-item>
                                                <text:p text:style-name="a930" text:class-names="" text:cond-style-name=""><text:span text:style-name="a929" text:class-names=""/></text:p>
                                              </text:list-item>
                                            </text:list>
                                          </text:list-item>
                                        </text:list>
                                      </text:list-item>
                                    </text:list>
                                  </text:list-item>
                                </text:list>
                              </text:list-item>
                            </text:list>
                          </text:list-item>
                        </text:list>
                      </text:list-item>
                    </text:list>
                  </text:list-item>
                </text:list>
              </text:list-item>
            </text:list>
          </draw:text-box>
          <svg:title/>
          <svg:desc/>
        </draw:frame>
        <draw:frame draw:id="id54" presentation:style-name="a935" draw:name="Fußzeilenplatzhalter 5" svg:x="1.6086in" svg:y="5.62136in" svg:width="5.38183in" svg:height="0.39648in" presentation:class="footer" presentation:placeholder="false">
          <draw:text-box>
            <text:p text:style-name="a934" text:class-names="" text:cond-style-name=""><text:span text:style-name="a933" text:class-names=""/></text:p>
          </draw:text-box>
          <svg:title/>
          <svg:desc/>
        </draw:frame>
        <draw:frame draw:id="id55" presentation:style-name="a939" draw:name="Foliennummernplatzhalter 6" svg:x="0.46479in" svg:y="0.64577in" svg:width="6.52564in" svg:height="0.3717in" presentation:class="page-number" presentation:placeholder="false">
          <draw:text-box>
            <text:p text:style-name="a938" text:class-names="" text:cond-style-name=""><text:span text:style-name="a936" text:class-names="">Folie<text:s text:c="1"/></text:span><text:span text:style-name="a937" text:class-names=""><text:page-number style:num-format="1" text:fixed="false"/></text:span></text:p>
          </draw:text-box>
          <svg:title/>
          <svg:desc/>
        </draw:frame>
        <draw:g draw:name="Group 166" draw:id="id56">
          <svg:title/>
          <svg:desc/>
          <draw:custom-shape svg:width="6.53169in" svg:height="4.21424in" draw:id="id81" draw:style-name="a959" draw:transform="translate(-3.26584in -2.10712in) rotate(-3.15905) translate(3.74913in 3.29445in)" draw:name="Rectangle 167">
            <svg:title/>
            <svg:desc/>
            <text:p text:style-name="a958" text:class-names="" text:cond-style-name=""><text:span text:style-name="a957" text:class-names=""/></text:p>
            <draw:enhanced-geometry xmlns:dr3d="urn:oasis:names:tc:opendocument:xmlns:dr3d:1.0" draw:type="non-primitive" svg:viewBox="0 0 21600 21600" draw:enhanced-path="M 0 0 L 21600 0 21600 21600 0 21600 Z N" draw:mirror-vertical="true" draw:mirror-horizontal="true"/>
          </draw:custom-shape>
          <draw:custom-shape svg:width="6.53169in" svg:height="4.24492in" draw:id="id82" draw:style-name="a962" draw:transform="translate(-3.26584in -2.12246in) rotate(-3.14159) translate(3.73363in 3.29612in)" draw:name="Rectangle 168">
            <svg:title/>
            <svg:desc/>
            <text:p text:style-name="a961" text:class-names="" text:cond-style-name=""><text:span text:style-name="a960" text:class-names=""/></text:p>
            <draw:enhanced-geometry xmlns:dr3d="urn:oasis:names:tc:opendocument:xmlns:dr3d:1.0" draw:type="non-primitive" svg:viewBox="0 0 21600 21600" draw:enhanced-path="M 0 0 L 21600 0 21600 21600 0 21600 Z N" draw:mirror-vertical="true" draw:mirror-horizontal="true"/>
          </draw:custom-shape>
        </draw:g>
        <draw:page-thumbnail svg:x="0.73958in" svg:y="1.18056in" svg:width="5.98958in" svg:height="4.23611in" presentation:class="page" draw:id="id57" presentation:style-name="a940" draw:name="Folienbildplatzhalter 37">
          <svg:title/>
          <svg:desc/>
        </draw:page-thumbnail>
        <draw:connector draw:type="line" svg:x1="0.43852in" svg:y1="6.91732in" svg:x2="10.3318in" svg:y2="6.91732in" draw:id="id58" draw:style-name="a941" draw:name="Straight Connector 5">
          <svg:title/>
          <svg:desc/>
        </draw:connector>
        <draw:g draw:name="Gruppieren 93" draw:id="id59">
          <svg:title/>
          <svg:desc/>
          <draw:g draw:name="Gruppieren 41" draw:id="id61">
            <svg:title/>
            <svg:desc/>
            <draw:connector draw:type="line" svg:x1="-0.17934in" svg:y1="1.17186in" svg:x2="-0.0518in" svg:y2="1.17186in" draw:id="id78" draw:style-name="a954" draw:name="Gerade Verbindung 75">
              <svg:title/>
              <svg:desc/>
            </draw:connector>
            <draw:connector draw:type="line" svg:x1="-0.17934in" svg:y1="6.43797in" svg:x2="-0.0518in" svg:y2="6.43797in" draw:id="id79" draw:style-name="a955" draw:name="Gerade Verbindung 76">
              <svg:title/>
              <svg:desc/>
            </draw:connector>
            <draw:connector draw:type="line" svg:x1="-0.17934in" svg:y1="5.43076in" svg:x2="-0.0518in" svg:y2="5.43076in" draw:id="id80" draw:style-name="a956" draw:name="Gerade Verbindung 81">
              <svg:title/>
              <svg:desc/>
            </draw:connector>
          </draw:g>
          <draw:g draw:name="Gruppieren 42" draw:id="id62">
            <svg:title/>
            <svg:desc/>
            <draw:connector draw:type="line" svg:x1="0.39684in" svg:y1="7.52696in" svg:x2="0.51392in" svg:y2="7.52696in" draw:id="id73" draw:style-name="a950" draw:transform="translate(-0.45538in -7.52696in) rotate(-1.5708) translate(0.45538in 7.52696in)" draw:name="Gerade Verbindung 73">
              <svg:title/>
              <svg:desc/>
            </draw:connector>
            <draw:connector draw:type="line" svg:x1="6.94989in" svg:y1="7.52696in" svg:x2="7.06697in" svg:y2="7.52696in" draw:id="id74" draw:style-name="a951" draw:transform="translate(-7.00843in -7.52696in) rotate(-1.5708) translate(7.00843in 7.52696in)" draw:name="Gerade Verbindung 69">
              <svg:title/>
              <svg:desc/>
            </draw:connector>
            <draw:g draw:name="Gruppieren 66" draw:id="id75">
              <svg:title/>
              <svg:desc/>
              <draw:connector draw:type="line" svg:x1="10.26385in" svg:y1="7.52696in" svg:x2="10.38093in" svg:y2="7.52696in" draw:id="id76" draw:style-name="a952" draw:transform="translate(-10.32239in -7.52696in) rotate(-1.5708) translate(10.32239in 7.52696in)" draw:name="Gerade Verbindung 67">
                <svg:title/>
                <svg:desc/>
              </draw:connector>
              <draw:connector draw:type="line" svg:x1="7.20735in" svg:y1="7.52695in" svg:x2="7.32442in" svg:y2="7.52695in" draw:id="id77" draw:style-name="a953" draw:transform="translate(-7.26589in -7.52695in) rotate(-1.5708) translate(7.26589in 7.52695in)" draw:name="Gerade Verbindung 68">
                <svg:title/>
                <svg:desc/>
              </draw:connector>
            </draw:g>
          </draw:g>
          <draw:g draw:name="Gruppieren 83" draw:id="id63">
            <svg:title/>
            <svg:desc/>
            <draw:connector draw:type="line" svg:x1="10.82261in" svg:y1="1.17186in" svg:x2="10.95015in" svg:y2="1.17186in" draw:id="id70" draw:style-name="a947" draw:name="Gerade Verbindung 84">
              <svg:title/>
              <svg:desc/>
            </draw:connector>
            <draw:connector draw:type="line" svg:x1="10.82261in" svg:y1="6.43797in" svg:x2="10.95015in" svg:y2="6.43797in" draw:id="id71" draw:style-name="a948" draw:name="Gerade Verbindung 85">
              <svg:title/>
              <svg:desc/>
            </draw:connector>
            <draw:connector draw:type="line" svg:x1="10.82261in" svg:y1="5.43076in" svg:x2="10.95015in" svg:y2="5.43076in" draw:id="id72" draw:style-name="a949" draw:name="Gerade Verbindung 86">
              <svg:title/>
              <svg:desc/>
            </draw:connector>
          </draw:g>
          <draw:g draw:name="Gruppieren 87" draw:id="id64">
            <svg:title/>
            <svg:desc/>
            <draw:connector draw:type="line" svg:x1="0.39684in" svg:y1="-0.08056in" svg:x2="0.51392in" svg:y2="-0.08056in" draw:id="id65" draw:style-name="a943" draw:transform="translate(-0.45538in 0.08056in) rotate(-1.5708) translate(0.45538in -0.08056in)" draw:name="Gerade Verbindung 88">
              <svg:title/>
              <svg:desc/>
            </draw:connector>
            <draw:connector draw:type="line" svg:x1="6.94989in" svg:y1="-0.08056in" svg:x2="7.06697in" svg:y2="-0.08056in" draw:id="id66" draw:style-name="a944" draw:transform="translate(-7.00843in 0.08056in) rotate(-1.5708) translate(7.00843in -0.08056in)" draw:name="Gerade Verbindung 89">
              <svg:title/>
              <svg:desc/>
            </draw:connector>
            <draw:g draw:name="Gruppieren 90" draw:id="id67">
              <svg:title/>
              <svg:desc/>
              <draw:connector draw:type="line" svg:x1="10.26385in" svg:y1="-0.08056in" svg:x2="10.38093in" svg:y2="-0.08056in" draw:id="id68" draw:style-name="a945" draw:transform="translate(-10.32239in 0.08056in) rotate(-1.5708) translate(10.32239in -0.08056in)" draw:name="Gerade Verbindung 91">
                <svg:title/>
                <svg:desc/>
              </draw:connector>
              <draw:connector draw:type="line" svg:x1="7.20735in" svg:y1="-0.08056in" svg:x2="7.32442in" svg:y2="-0.08056in" draw:id="id69" draw:style-name="a946" draw:transform="translate(-7.26589in 0.08056in) rotate(-1.5708) translate(7.26589in -0.08056in)" draw:name="Gerade Verbindung 92">
                <svg:title/>
                <svg:desc/>
              </draw:connector>
            </draw:g>
          </draw:g>
        </draw:g>
        <draw:frame draw:id="id60" draw:style-name="a942" draw:name="Picture 3" svg:x="9.1537in" svg:y="0.37779in" svg:width="1.1781in" svg:height="0.2734in" style:rel-width="scale" style:rel-height="scale">
          <draw:image xlink:href="media/image1.png" xlink:type="simple" xlink:show="embed" xlink:actuate="onLoad"/>
          <svg:title/>
          <svg:desc/>
        </draw:frame>
      </presentation:notes>
    </style:master-page>
    <style:master-page style:name="Master1-Layout8-cust-Nur-Titel" style:page-layout-name="pageLayout1" draw:style-name="a964">
      <draw:connector draw:type="line" svg:x1="0.53167in" svg:y1="1.43644in" svg:x2="11.16277in" svg:y2="1.43644in" draw:id="id463" draw:layer="Master1-bg" draw:style-name="a965" draw:name="Straight Connector 5">
        <svg:title/>
        <svg:desc/>
      </draw:connector>
      <draw:connector draw:type="line" svg:x1="0.53167in" svg:y1="7.5995in" svg:x2="11.16277in" svg:y2="7.5995in" draw:id="id464" draw:layer="Master1-bg" draw:style-name="a966" draw:name="Straight Connector 5">
        <svg:title/>
        <svg:desc/>
      </draw:connector>
      <draw:g draw:name="Gruppieren 135" draw:id="id465">
        <svg:title/>
        <svg:desc/>
        <draw:g draw:name="Gruppieren 7" draw:id="id471">
          <svg:title/>
          <svg:desc/>
          <draw:connector draw:type="line" svg:x1="-0.16608in" svg:y1="1.60359in" svg:x2="-0.04797in" svg:y2="1.60359in" draw:id="id505" draw:layer="Master1-bg" draw:style-name="a1005" draw:name="Gerade Verbindung 37">
            <svg:title/>
            <svg:desc/>
          </draw:connector>
          <draw:connector draw:type="line" svg:x1="-0.16608in" svg:y1="7.51631in" svg:x2="-0.04797in" svg:y2="7.51631in" draw:id="id506" draw:layer="Master1-bg" draw:style-name="a1006" draw:name="Gerade Verbindung 38">
            <svg:title/>
            <svg:desc/>
          </draw:connector>
          <draw:connector draw:type="line" svg:x1="-0.16608in" svg:y1="4.43215in" svg:x2="-0.04797in" svg:y2="4.43215in" draw:id="id507" draw:layer="Master1-bg" draw:style-name="a1007" draw:name="Gerade Verbindung 39">
            <svg:title/>
            <svg:desc/>
          </draw:connector>
          <draw:connector draw:type="line" svg:x1="-0.16608in" svg:y1="4.66484in" svg:x2="-0.04797in" svg:y2="4.66484in" draw:id="id508" draw:layer="Master1-bg" draw:style-name="a1008" draw:name="Gerade Verbindung 40">
            <svg:title/>
            <svg:desc/>
          </draw:connector>
          <draw:connector draw:type="line" svg:x1="-0.16608in" svg:y1="3.41482in" svg:x2="-0.04797in" svg:y2="3.41482in" draw:id="id509" draw:layer="Master1-bg" draw:style-name="a1009" draw:name="Gerade Verbindung 82">
            <svg:title/>
            <svg:desc/>
          </draw:connector>
          <draw:connector draw:type="line" svg:x1="-0.16608in" svg:y1="3.64751in" svg:x2="-0.04797in" svg:y2="3.64751in" draw:id="id510" draw:layer="Master1-bg" draw:style-name="a1010" draw:name="Gerade Verbindung 83">
            <svg:title/>
            <svg:desc/>
          </draw:connector>
          <draw:connector draw:type="line" svg:x1="-0.16608in" svg:y1="5.46229in" svg:x2="-0.04797in" svg:y2="5.46229in" draw:id="id511" draw:layer="Master1-bg" draw:style-name="a1011" draw:name="Gerade Verbindung 85">
            <svg:title/>
            <svg:desc/>
          </draw:connector>
          <draw:connector draw:type="line" svg:x1="-0.16608in" svg:y1="5.69498in" svg:x2="-0.04797in" svg:y2="5.69498in" draw:id="id512" draw:layer="Master1-bg" draw:style-name="a1012" draw:name="Gerade Verbindung 86">
            <svg:title/>
            <svg:desc/>
          </draw:connector>
        </draw:g>
        <draw:g draw:name="Gruppieren 8" draw:id="id472">
          <svg:title/>
          <svg:desc/>
          <draw:g draw:name="Gruppieren 26" draw:id="id494">
            <svg:title/>
            <svg:desc/>
            <draw:connector draw:type="line" svg:x1="3.85883in" svg:y1="8.36731in" svg:x2="3.97693in" svg:y2="8.36731in" draw:id="id502" draw:layer="Master1-bg" draw:style-name="a1002" draw:transform="translate(-3.91788in -8.36731in) rotate(-1.5708) translate(3.91788in 8.36731in)" draw:name="Gerade Verbindung 34">
              <svg:title/>
              <svg:desc/>
            </draw:connector>
            <draw:connector draw:type="line" svg:x1="0.47261in" svg:y1="8.36731in" svg:x2="0.59073in" svg:y2="8.36731in" draw:id="id503" draw:layer="Master1-bg" draw:style-name="a1003" draw:transform="translate(-0.53167in -8.36731in) rotate(-1.5708) translate(0.53167in 8.36731in)" draw:name="Gerade Verbindung 35">
              <svg:title/>
              <svg:desc/>
            </draw:connector>
            <draw:connector draw:type="line" svg:x1="5.67011in" svg:y1="8.3673in" svg:x2="5.78823in" svg:y2="8.3673in" draw:id="id504" draw:layer="Master1-bg" draw:style-name="a1004" draw:transform="translate(-5.72917in -8.3673in) rotate(-1.5708) translate(5.72917in 8.3673in)" draw:name="Gerade Verbindung 36">
              <svg:title/>
              <svg:desc/>
            </draw:connector>
          </draw:g>
          <draw:g draw:name="Gruppieren 27" draw:id="id495">
            <svg:title/>
            <svg:desc/>
            <draw:connector draw:type="line" svg:x1="7.48087in" svg:y1="8.36732in" svg:x2="7.59898in" svg:y2="8.36732in" draw:id="id499" draw:layer="Master1-bg" draw:style-name="a999" draw:transform="translate(-7.53993in -8.36732in) rotate(-1.5708) translate(7.53993in 8.36732in)" draw:name="Gerade Verbindung 31">
              <svg:title/>
              <svg:desc/>
            </draw:connector>
            <draw:connector draw:type="line" svg:x1="4.09298in" svg:y1="8.3673in" svg:x2="4.21109in" svg:y2="8.3673in" draw:id="id500" draw:layer="Master1-bg" draw:style-name="a1000" draw:transform="translate(-4.15204in -8.3673in) rotate(-1.5708) translate(4.15204in 8.3673in)" draw:name="Gerade Verbindung 32">
              <svg:title/>
              <svg:desc/>
            </draw:connector>
            <draw:connector draw:type="line" svg:x1="5.90427in" svg:y1="8.36732in" svg:x2="6.02238in" svg:y2="8.36732in" draw:id="id501" draw:layer="Master1-bg" draw:style-name="a1001" draw:transform="translate(-5.96333in -8.36732in) rotate(-1.5708) translate(5.96333in 8.36732in)" draw:name="Gerade Verbindung 33">
              <svg:title/>
              <svg:desc/>
            </draw:connector>
          </draw:g>
          <draw:g draw:name="Gruppieren 28" draw:id="id496">
            <svg:title/>
            <svg:desc/>
            <draw:connector draw:type="line" svg:x1="11.10371in" svg:y1="8.36732in" svg:x2="11.22182in" svg:y2="8.36732in" draw:id="id497" draw:layer="Master1-bg" draw:style-name="a997" draw:transform="translate(-11.16277in -8.36732in) rotate(-1.5708) translate(11.16277in 8.36732in)" draw:name="Gerade Verbindung 29">
              <svg:title/>
              <svg:desc/>
            </draw:connector>
            <draw:connector draw:type="line" svg:x1="7.71751in" svg:y1="8.36732in" svg:x2="7.83562in" svg:y2="8.36732in" draw:id="id498" draw:layer="Master1-bg" draw:style-name="a998" draw:transform="translate(-7.77657in -8.36732in) rotate(-1.5708) translate(7.77657in 8.36732in)" draw:name="Gerade Verbindung 30">
              <svg:title/>
              <svg:desc/>
            </draw:connector>
          </draw:g>
        </draw:g>
        <draw:g draw:name="Gruppieren 9" draw:id="id473">
          <svg:title/>
          <svg:desc/>
          <draw:g draw:name="Gruppieren 15" draw:id="id483">
            <svg:title/>
            <svg:desc/>
            <draw:connector draw:type="line" svg:x1="3.85883in" svg:y1="-0.08128in" svg:x2="3.97693in" svg:y2="-0.08128in" draw:id="id491" draw:layer="Master1-bg" draw:style-name="a994" draw:transform="translate(-3.91788in 0.08128in) rotate(-1.5708) translate(3.91788in -0.08128in)" draw:name="Gerade Verbindung 23">
              <svg:title/>
              <svg:desc/>
            </draw:connector>
            <draw:connector draw:type="line" svg:x1="0.47261in" svg:y1="-0.08128in" svg:x2="0.59073in" svg:y2="-0.08128in" draw:id="id492" draw:layer="Master1-bg" draw:style-name="a995" draw:transform="translate(-0.53167in 0.08128in) rotate(-1.5708) translate(0.53167in -0.08128in)" draw:name="Gerade Verbindung 24">
              <svg:title/>
              <svg:desc/>
            </draw:connector>
            <draw:connector draw:type="line" svg:x1="5.67011in" svg:y1="-0.08128in" svg:x2="5.78823in" svg:y2="-0.08128in" draw:id="id493" draw:layer="Master1-bg" draw:style-name="a996" draw:transform="translate(-5.72917in 0.08128in) rotate(-1.5708) translate(5.72917in -0.08128in)" draw:name="Gerade Verbindung 25">
              <svg:title/>
              <svg:desc/>
            </draw:connector>
          </draw:g>
          <draw:g draw:name="Gruppieren 16" draw:id="id484">
            <svg:title/>
            <svg:desc/>
            <draw:connector draw:type="line" svg:x1="7.48087in" svg:y1="-0.08127in" svg:x2="7.59898in" svg:y2="-0.08127in" draw:id="id488" draw:layer="Master1-bg" draw:style-name="a991" draw:transform="translate(-7.53993in 0.08127in) rotate(-1.5708) translate(7.53993in -0.08127in)" draw:name="Gerade Verbindung 20">
              <svg:title/>
              <svg:desc/>
            </draw:connector>
            <draw:connector draw:type="line" svg:x1="4.09298in" svg:y1="-0.08128in" svg:x2="4.21109in" svg:y2="-0.08128in" draw:id="id489" draw:layer="Master1-bg" draw:style-name="a992" draw:transform="translate(-4.15204in 0.08128in) rotate(-1.5708) translate(4.15204in -0.08128in)" draw:name="Gerade Verbindung 21">
              <svg:title/>
              <svg:desc/>
            </draw:connector>
            <draw:connector draw:type="line" svg:x1="5.90427in" svg:y1="-0.08127in" svg:x2="6.02238in" svg:y2="-0.08127in" draw:id="id490" draw:layer="Master1-bg" draw:style-name="a993" draw:transform="translate(-5.96333in 0.08127in) rotate(-1.5708) translate(5.96333in -0.08127in)" draw:name="Gerade Verbindung 22">
              <svg:title/>
              <svg:desc/>
            </draw:connector>
          </draw:g>
          <draw:g draw:name="Gruppieren 17" draw:id="id485">
            <svg:title/>
            <svg:desc/>
            <draw:connector draw:type="line" svg:x1="11.10371in" svg:y1="-0.08127in" svg:x2="11.22182in" svg:y2="-0.08127in" draw:id="id486" draw:layer="Master1-bg" draw:style-name="a989" draw:transform="translate(-11.16277in 0.08127in) rotate(-1.5708) translate(11.16277in -0.08127in)" draw:name="Gerade Verbindung 18">
              <svg:title/>
              <svg:desc/>
            </draw:connector>
            <draw:connector draw:type="line" svg:x1="7.71751in" svg:y1="-0.08127in" svg:x2="7.83562in" svg:y2="-0.08127in" draw:id="id487" draw:layer="Master1-bg" draw:style-name="a990" draw:transform="translate(-7.77657in 0.08127in) rotate(-1.5708) translate(7.77657in -0.08127in)" draw:name="Gerade Verbindung 19">
              <svg:title/>
              <svg:desc/>
            </draw:connector>
          </draw:g>
        </draw:g>
        <draw:g draw:name="Gruppieren 139" draw:id="id474">
          <svg:title/>
          <svg:desc/>
          <draw:connector draw:type="line" svg:x1="11.74881in" svg:y1="1.60359in" svg:x2="11.86692in" svg:y2="1.60359in" draw:id="id475" draw:layer="Master1-bg" draw:style-name="a981" draw:name="Gerade Verbindung 140">
            <svg:title/>
            <svg:desc/>
          </draw:connector>
          <draw:connector draw:type="line" svg:x1="11.74881in" svg:y1="7.51631in" svg:x2="11.86692in" svg:y2="7.51631in" draw:id="id476" draw:layer="Master1-bg" draw:style-name="a982" draw:name="Gerade Verbindung 141">
            <svg:title/>
            <svg:desc/>
          </draw:connector>
          <draw:connector draw:type="line" svg:x1="11.74881in" svg:y1="4.43215in" svg:x2="11.86692in" svg:y2="4.43215in" draw:id="id477" draw:layer="Master1-bg" draw:style-name="a983" draw:name="Gerade Verbindung 142">
            <svg:title/>
            <svg:desc/>
          </draw:connector>
          <draw:connector draw:type="line" svg:x1="11.74881in" svg:y1="4.66484in" svg:x2="11.86692in" svg:y2="4.66484in" draw:id="id478" draw:layer="Master1-bg" draw:style-name="a984" draw:name="Gerade Verbindung 143">
            <svg:title/>
            <svg:desc/>
          </draw:connector>
          <draw:connector draw:type="line" svg:x1="11.74881in" svg:y1="3.41482in" svg:x2="11.86692in" svg:y2="3.41482in" draw:id="id479" draw:layer="Master1-bg" draw:style-name="a985" draw:name="Gerade Verbindung 144">
            <svg:title/>
            <svg:desc/>
          </draw:connector>
          <draw:connector draw:type="line" svg:x1="11.74881in" svg:y1="3.64751in" svg:x2="11.86692in" svg:y2="3.64751in" draw:id="id480" draw:layer="Master1-bg" draw:style-name="a986" draw:name="Gerade Verbindung 145">
            <svg:title/>
            <svg:desc/>
          </draw:connector>
          <draw:connector draw:type="line" svg:x1="11.74881in" svg:y1="5.46229in" svg:x2="11.86692in" svg:y2="5.46229in" draw:id="id481" draw:layer="Master1-bg" draw:style-name="a987" draw:name="Gerade Verbindung 146">
            <svg:title/>
            <svg:desc/>
          </draw:connector>
          <draw:connector draw:type="line" svg:x1="11.74881in" svg:y1="5.69498in" svg:x2="11.86692in" svg:y2="5.69498in" draw:id="id482" draw:layer="Master1-bg" draw:style-name="a988" draw:name="Gerade Verbindung 147">
            <svg:title/>
            <svg:desc/>
          </draw:connector>
        </draw:g>
      </draw:g>
      <draw:frame draw:id="id466" draw:layer="Master1-bg" draw:style-name="a967" draw:name="Picture 3" svg:x="10.11667in" svg:y="7.81279in" svg:width="1.0378in" svg:height="0.18137in" style:rel-width="scale" style:rel-height="scale">
        <draw:image xlink:href="media/image1.png" xlink:type="simple" xlink:show="embed" xlink:actuate="onLoad"/>
        <svg:title/>
        <svg:desc/>
      </draw:frame>
      <draw:frame draw:id="id467" presentation:style-name="a970" draw:name="Titel 1" svg:x="0.53125in" svg:y="0.27585in" svg:width="10.63194in" svg:height="1.32774in" presentation:class="title" presentation:placeholder="false">
        <draw:text-box>
          <text:p text:style-name="a969" text:class-names="" text:cond-style-name=""><text:span text:style-name="a968" text:class-names="">Mastertitelformat bearbeiten</text:span></text:p>
        </draw:text-box>
        <svg:title/>
        <svg:desc/>
      </draw:frame>
      <draw:frame draw:id="id468" presentation:style-name="a974" draw:name="Datumsplatzhalter 34" svg:x="0.97348in" svg:y="7.66423in" svg:width="0.86624in" svg:height="0.43577in" presentation:class="date-time" presentation:placeholder="false">
        <draw:text-box>
          <text:p text:style-name="a973" text:class-names="" text:cond-style-name=""><text:span text:style-name="a971" text:class-names=""><text:date text:fixed="false" style:data-style-name="a972">22.01.2018</text:date></text:span></text:p>
        </draw:text-box>
        <svg:title/>
        <svg:desc/>
      </draw:frame>
      <draw:frame draw:id="id469" presentation:style-name="a977" draw:name="Fußzeilenplatzhalter 35" svg:x="1.89011in" svg:y="7.66423in" svg:width="5.64322in" svg:height="0.43577in" presentation:class="footer" presentation:placeholder="false">
        <draw:text-box>
          <text:p text:style-name="a976" text:class-names="" text:cond-style-name=""><text:span text:style-name="a975" text:class-names="">Fußzeile ändern unter: Einfügen &gt; Kopf- und Fußzeile</text:span></text:p>
        </draw:text-box>
        <svg:title/>
        <svg:desc/>
      </draw:frame>
      <draw:frame draw:id="id470" presentation:style-name="a980" draw:name="Foliennummernplatzhalter 36" svg:x="0.53125in" svg:y="7.66423in" svg:width="0.39183in" svg:height="0.43577in" presentation:class="page-number" presentation:placeholder="false">
        <draw:text-box>
          <text:p text:style-name="a979" text:class-names="" text:cond-style-name=""><text:span text:style-name="a978" text:class-names=""><text:page-number style:num-format="1" text:fixed="false"/></text:span></text:p>
        </draw:text-box>
        <svg:title/>
        <svg:desc/>
      </draw:frame>
      <presentation:notes style:page-layout-name="pageLayout2" draw:style-name="a1068">
        <draw:frame draw:id="id51" presentation:style-name="a1015" draw:name="Kopfzeilenplatzhalter 1" svg:x="0.4487in" svg:y="6.05088in" svg:width="6.54174in" svg:height="0.39212in" presentation:class="header" presentation:placeholder="false">
          <draw:text-box>
            <text:p text:style-name="a1014" text:class-names="" text:cond-style-name=""><text:span text:style-name="a1013" text:class-names=""/></text:p>
          </draw:text-box>
          <svg:title/>
          <svg:desc/>
        </draw:frame>
        <draw:frame draw:id="id52" presentation:style-name="a1019" draw:name="Datumsplatzhalter 2" svg:x="0.46711in" svg:y="5.62136in" svg:width="1.14149in" svg:height="0.39648in" presentation:class="date-time" presentation:placeholder="false">
          <draw:text-box>
            <text:p text:style-name="a1018" text:class-names="" text:cond-style-name=""><text:span text:style-name="a1016" text:class-names=""><text:date text:fixed="false" style:data-style-name="a1017">22.01.2018</text:date></text:span></text:p>
          </draw:text-box>
          <svg:title/>
          <svg:desc/>
        </draw:frame>
        <draw:frame draw:id="id53" presentation:style-name="a1037" draw:name="Notizenplatzhalter 4" svg:x="7.27014in" svg:y="1.1805in" svg:width="3.06166in" svg:height="5.26921in" presentation:class="notes" presentation:placeholder="false">
          <draw:text-box>
            <text:p text:style-name="a1021" text:class-names="" text:cond-style-name=""><text:span text:style-name="a1020" text:class-names="">Textmasterformat bearbeiten</text:span></text:p>
            <text:list text:style-name="a1024">
              <text:list-item>
                <text:list text:style-name="a1024">
                  <text:list-item>
                    <text:p text:style-name="a1023" text:class-names="" text:cond-style-name=""><text:span text:style-name="a1022" text:class-names="">Zweite Ebene</text:span></text:p>
                  </text:list-item>
                </text:list>
              </text:list-item>
            </text:list>
            <text:list text:style-name="a1027">
              <text:list-item>
                <text:list text:style-name="a1027">
                  <text:list-item>
                    <text:list text:style-name="a1027">
                      <text:list-item>
                        <text:p text:style-name="a1026" text:class-names="" text:cond-style-name=""><text:span text:style-name="a1025" text:class-names="">Dritte Ebene</text:span></text:p>
                      </text:list-item>
                    </text:list>
                  </text:list-item>
                </text:list>
              </text:list-item>
            </text:list>
            <text:list text:style-name="a1030">
              <text:list-item>
                <text:list text:style-name="a1030">
                  <text:list-item>
                    <text:list text:style-name="a1030">
                      <text:list-item>
                        <text:list text:style-name="a1030">
                          <text:list-item>
                            <text:p text:style-name="a1029" text:class-names="" text:cond-style-name=""><text:span text:style-name="a1028" text:class-names="">Vierte Ebene</text:span></text:p>
                          </text:list-item>
                        </text:list>
                      </text:list-item>
                    </text:list>
                  </text:list-item>
                </text:list>
              </text:list-item>
            </text:list>
            <text:list text:style-name="a1033">
              <text:list-item>
                <text:list text:style-name="a1033">
                  <text:list-item>
                    <text:list text:style-name="a1033">
                      <text:list-item>
                        <text:list text:style-name="a1033">
                          <text:list-item>
                            <text:list text:style-name="a1033">
                              <text:list-item>
                                <text:p text:style-name="a1032" text:class-names="" text:cond-style-name=""><text:span text:style-name="a1031" text:class-names="">Fünfte Ebene</text:span></text:p>
                              </text:list-item>
                            </text:list>
                          </text:list-item>
                        </text:list>
                      </text:list-item>
                    </text:list>
                  </text:list-item>
                </text:list>
              </text:list-item>
            </text:list>
            <text:list text:style-name="a1036">
              <text:list-item>
                <text:list text:style-name="a1036">
                  <text:list-item>
                    <text:list text:style-name="a1036">
                      <text:list-item>
                        <text:list text:style-name="a1036">
                          <text:list-item>
                            <text:list text:style-name="a1036">
                              <text:list-item>
                                <text:list text:style-name="a1036">
                                  <text:list-item>
                                    <text:list text:style-name="a1036">
                                      <text:list-item>
                                        <text:list text:style-name="a1036">
                                          <text:list-item>
                                            <text:list text:style-name="a1036">
                                              <text:list-item>
                                                <text:p text:style-name="a1035" text:class-names="" text:cond-style-name=""><text:span text:style-name="a1034" text:class-names=""/></text:p>
                                              </text:list-item>
                                            </text:list>
                                          </text:list-item>
                                        </text:list>
                                      </text:list-item>
                                    </text:list>
                                  </text:list-item>
                                </text:list>
                              </text:list-item>
                            </text:list>
                          </text:list-item>
                        </text:list>
                      </text:list-item>
                    </text:list>
                  </text:list-item>
                </text:list>
              </text:list-item>
            </text:list>
          </draw:text-box>
          <svg:title/>
          <svg:desc/>
        </draw:frame>
        <draw:frame draw:id="id54" presentation:style-name="a1040" draw:name="Fußzeilenplatzhalter 5" svg:x="1.6086in" svg:y="5.62136in" svg:width="5.38183in" svg:height="0.39648in" presentation:class="footer" presentation:placeholder="false">
          <draw:text-box>
            <text:p text:style-name="a1039" text:class-names="" text:cond-style-name=""><text:span text:style-name="a1038" text:class-names=""/></text:p>
          </draw:text-box>
          <svg:title/>
          <svg:desc/>
        </draw:frame>
        <draw:frame draw:id="id55" presentation:style-name="a1044" draw:name="Foliennummernplatzhalter 6" svg:x="0.46479in" svg:y="0.64577in" svg:width="6.52564in" svg:height="0.3717in" presentation:class="page-number" presentation:placeholder="false">
          <draw:text-box>
            <text:p text:style-name="a1043" text:class-names="" text:cond-style-name=""><text:span text:style-name="a1041" text:class-names="">Folie<text:s text:c="1"/></text:span><text:span text:style-name="a1042" text:class-names=""><text:page-number style:num-format="1" text:fixed="false"/></text:span></text:p>
          </draw:text-box>
          <svg:title/>
          <svg:desc/>
        </draw:frame>
        <draw:g draw:name="Group 166" draw:id="id56">
          <svg:title/>
          <svg:desc/>
          <draw:custom-shape svg:width="6.53169in" svg:height="4.21424in" draw:id="id81" draw:style-name="a1064" draw:transform="translate(-3.26584in -2.10712in) rotate(-3.15905) translate(3.74913in 3.29445in)" draw:name="Rectangle 167">
            <svg:title/>
            <svg:desc/>
            <text:p text:style-name="a1063" text:class-names="" text:cond-style-name=""><text:span text:style-name="a1062" text:class-names=""/></text:p>
            <draw:enhanced-geometry xmlns:dr3d="urn:oasis:names:tc:opendocument:xmlns:dr3d:1.0" draw:type="non-primitive" svg:viewBox="0 0 21600 21600" draw:enhanced-path="M 0 0 L 21600 0 21600 21600 0 21600 Z N" draw:mirror-vertical="true" draw:mirror-horizontal="true"/>
          </draw:custom-shape>
          <draw:custom-shape svg:width="6.53169in" svg:height="4.24492in" draw:id="id82" draw:style-name="a1067" draw:transform="translate(-3.26584in -2.12246in) rotate(-3.14159) translate(3.73363in 3.29612in)" draw:name="Rectangle 168">
            <svg:title/>
            <svg:desc/>
            <text:p text:style-name="a1066" text:class-names="" text:cond-style-name=""><text:span text:style-name="a1065" text:class-names=""/></text:p>
            <draw:enhanced-geometry xmlns:dr3d="urn:oasis:names:tc:opendocument:xmlns:dr3d:1.0" draw:type="non-primitive" svg:viewBox="0 0 21600 21600" draw:enhanced-path="M 0 0 L 21600 0 21600 21600 0 21600 Z N" draw:mirror-vertical="true" draw:mirror-horizontal="true"/>
          </draw:custom-shape>
        </draw:g>
        <draw:page-thumbnail svg:x="0.73958in" svg:y="1.18056in" svg:width="5.98958in" svg:height="4.23611in" presentation:class="page" draw:id="id57" presentation:style-name="a1045" draw:name="Folienbildplatzhalter 37">
          <svg:title/>
          <svg:desc/>
        </draw:page-thumbnail>
        <draw:connector draw:type="line" svg:x1="0.43852in" svg:y1="6.91732in" svg:x2="10.3318in" svg:y2="6.91732in" draw:id="id58" draw:style-name="a1046" draw:name="Straight Connector 5">
          <svg:title/>
          <svg:desc/>
        </draw:connector>
        <draw:g draw:name="Gruppieren 93" draw:id="id59">
          <svg:title/>
          <svg:desc/>
          <draw:g draw:name="Gruppieren 41" draw:id="id61">
            <svg:title/>
            <svg:desc/>
            <draw:connector draw:type="line" svg:x1="-0.17934in" svg:y1="1.17186in" svg:x2="-0.0518in" svg:y2="1.17186in" draw:id="id78" draw:style-name="a1059" draw:name="Gerade Verbindung 75">
              <svg:title/>
              <svg:desc/>
            </draw:connector>
            <draw:connector draw:type="line" svg:x1="-0.17934in" svg:y1="6.43797in" svg:x2="-0.0518in" svg:y2="6.43797in" draw:id="id79" draw:style-name="a1060" draw:name="Gerade Verbindung 76">
              <svg:title/>
              <svg:desc/>
            </draw:connector>
            <draw:connector draw:type="line" svg:x1="-0.17934in" svg:y1="5.43076in" svg:x2="-0.0518in" svg:y2="5.43076in" draw:id="id80" draw:style-name="a1061" draw:name="Gerade Verbindung 81">
              <svg:title/>
              <svg:desc/>
            </draw:connector>
          </draw:g>
          <draw:g draw:name="Gruppieren 42" draw:id="id62">
            <svg:title/>
            <svg:desc/>
            <draw:connector draw:type="line" svg:x1="0.39684in" svg:y1="7.52696in" svg:x2="0.51392in" svg:y2="7.52696in" draw:id="id73" draw:style-name="a1055" draw:transform="translate(-0.45538in -7.52696in) rotate(-1.5708) translate(0.45538in 7.52696in)" draw:name="Gerade Verbindung 73">
              <svg:title/>
              <svg:desc/>
            </draw:connector>
            <draw:connector draw:type="line" svg:x1="6.94989in" svg:y1="7.52696in" svg:x2="7.06697in" svg:y2="7.52696in" draw:id="id74" draw:style-name="a1056" draw:transform="translate(-7.00843in -7.52696in) rotate(-1.5708) translate(7.00843in 7.52696in)" draw:name="Gerade Verbindung 69">
              <svg:title/>
              <svg:desc/>
            </draw:connector>
            <draw:g draw:name="Gruppieren 66" draw:id="id75">
              <svg:title/>
              <svg:desc/>
              <draw:connector draw:type="line" svg:x1="10.26385in" svg:y1="7.52696in" svg:x2="10.38093in" svg:y2="7.52696in" draw:id="id76" draw:style-name="a1057" draw:transform="translate(-10.32239in -7.52696in) rotate(-1.5708) translate(10.32239in 7.52696in)" draw:name="Gerade Verbindung 67">
                <svg:title/>
                <svg:desc/>
              </draw:connector>
              <draw:connector draw:type="line" svg:x1="7.20735in" svg:y1="7.52695in" svg:x2="7.32442in" svg:y2="7.52695in" draw:id="id77" draw:style-name="a1058" draw:transform="translate(-7.26589in -7.52695in) rotate(-1.5708) translate(7.26589in 7.52695in)" draw:name="Gerade Verbindung 68">
                <svg:title/>
                <svg:desc/>
              </draw:connector>
            </draw:g>
          </draw:g>
          <draw:g draw:name="Gruppieren 83" draw:id="id63">
            <svg:title/>
            <svg:desc/>
            <draw:connector draw:type="line" svg:x1="10.82261in" svg:y1="1.17186in" svg:x2="10.95015in" svg:y2="1.17186in" draw:id="id70" draw:style-name="a1052" draw:name="Gerade Verbindung 84">
              <svg:title/>
              <svg:desc/>
            </draw:connector>
            <draw:connector draw:type="line" svg:x1="10.82261in" svg:y1="6.43797in" svg:x2="10.95015in" svg:y2="6.43797in" draw:id="id71" draw:style-name="a1053" draw:name="Gerade Verbindung 85">
              <svg:title/>
              <svg:desc/>
            </draw:connector>
            <draw:connector draw:type="line" svg:x1="10.82261in" svg:y1="5.43076in" svg:x2="10.95015in" svg:y2="5.43076in" draw:id="id72" draw:style-name="a1054" draw:name="Gerade Verbindung 86">
              <svg:title/>
              <svg:desc/>
            </draw:connector>
          </draw:g>
          <draw:g draw:name="Gruppieren 87" draw:id="id64">
            <svg:title/>
            <svg:desc/>
            <draw:connector draw:type="line" svg:x1="0.39684in" svg:y1="-0.08056in" svg:x2="0.51392in" svg:y2="-0.08056in" draw:id="id65" draw:style-name="a1048" draw:transform="translate(-0.45538in 0.08056in) rotate(-1.5708) translate(0.45538in -0.08056in)" draw:name="Gerade Verbindung 88">
              <svg:title/>
              <svg:desc/>
            </draw:connector>
            <draw:connector draw:type="line" svg:x1="6.94989in" svg:y1="-0.08056in" svg:x2="7.06697in" svg:y2="-0.08056in" draw:id="id66" draw:style-name="a1049" draw:transform="translate(-7.00843in 0.08056in) rotate(-1.5708) translate(7.00843in -0.08056in)" draw:name="Gerade Verbindung 89">
              <svg:title/>
              <svg:desc/>
            </draw:connector>
            <draw:g draw:name="Gruppieren 90" draw:id="id67">
              <svg:title/>
              <svg:desc/>
              <draw:connector draw:type="line" svg:x1="10.26385in" svg:y1="-0.08056in" svg:x2="10.38093in" svg:y2="-0.08056in" draw:id="id68" draw:style-name="a1050" draw:transform="translate(-10.32239in 0.08056in) rotate(-1.5708) translate(10.32239in -0.08056in)" draw:name="Gerade Verbindung 91">
                <svg:title/>
                <svg:desc/>
              </draw:connector>
              <draw:connector draw:type="line" svg:x1="7.20735in" svg:y1="-0.08056in" svg:x2="7.32442in" svg:y2="-0.08056in" draw:id="id69" draw:style-name="a1051" draw:transform="translate(-7.26589in 0.08056in) rotate(-1.5708) translate(7.26589in -0.08056in)" draw:name="Gerade Verbindung 92">
                <svg:title/>
                <svg:desc/>
              </draw:connector>
            </draw:g>
          </draw:g>
        </draw:g>
        <draw:frame draw:id="id60" draw:style-name="a1047" draw:name="Picture 3" svg:x="9.1537in" svg:y="0.37779in" svg:width="1.1781in" svg:height="0.2734in" style:rel-width="scale" style:rel-height="scale">
          <draw:image xlink:href="media/image1.png" xlink:type="simple" xlink:show="embed" xlink:actuate="onLoad"/>
          <svg:title/>
          <svg:desc/>
        </draw:frame>
      </presentation:notes>
    </style:master-page>
    <style:master-page style:name="Master1-Layout9-cust-Leer" style:page-layout-name="pageLayout1" draw:style-name="a1069">
      <draw:g draw:name="Gruppieren 5" draw:id="id513">
        <svg:title/>
        <svg:desc/>
        <draw:g draw:name="Gruppieren 6" draw:id="id514">
          <svg:title/>
          <svg:desc/>
          <draw:connector draw:type="line" svg:x1="-0.16608in" svg:y1="1.60359in" svg:x2="-0.04797in" svg:y2="1.60359in" draw:id="id548" draw:style-name="a1094" draw:name="Gerade Verbindung 43">
            <svg:title/>
            <svg:desc/>
          </draw:connector>
          <draw:connector draw:type="line" svg:x1="-0.16608in" svg:y1="7.51631in" svg:x2="-0.04797in" svg:y2="7.51631in" draw:id="id549" draw:style-name="a1095" draw:name="Gerade Verbindung 44">
            <svg:title/>
            <svg:desc/>
          </draw:connector>
          <draw:connector draw:type="line" svg:x1="-0.16608in" svg:y1="4.43215in" svg:x2="-0.04797in" svg:y2="4.43215in" draw:id="id550" draw:style-name="a1096" draw:name="Gerade Verbindung 45">
            <svg:title/>
            <svg:desc/>
          </draw:connector>
          <draw:connector draw:type="line" svg:x1="-0.16608in" svg:y1="4.66484in" svg:x2="-0.04797in" svg:y2="4.66484in" draw:id="id551" draw:style-name="a1097" draw:name="Gerade Verbindung 46">
            <svg:title/>
            <svg:desc/>
          </draw:connector>
          <draw:connector draw:type="line" svg:x1="-0.16608in" svg:y1="3.41482in" svg:x2="-0.04797in" svg:y2="3.41482in" draw:id="id552" draw:style-name="a1098" draw:name="Gerade Verbindung 47">
            <svg:title/>
            <svg:desc/>
          </draw:connector>
          <draw:connector draw:type="line" svg:x1="-0.16608in" svg:y1="3.64751in" svg:x2="-0.04797in" svg:y2="3.64751in" draw:id="id553" draw:style-name="a1099" draw:name="Gerade Verbindung 48">
            <svg:title/>
            <svg:desc/>
          </draw:connector>
          <draw:connector draw:type="line" svg:x1="-0.16608in" svg:y1="5.46229in" svg:x2="-0.04797in" svg:y2="5.46229in" draw:id="id554" draw:style-name="a1100" draw:name="Gerade Verbindung 49">
            <svg:title/>
            <svg:desc/>
          </draw:connector>
          <draw:connector draw:type="line" svg:x1="-0.16608in" svg:y1="5.69498in" svg:x2="-0.04797in" svg:y2="5.69498in" draw:id="id555" draw:style-name="a1101" draw:name="Gerade Verbindung 50">
            <svg:title/>
            <svg:desc/>
          </draw:connector>
        </draw:g>
        <draw:g draw:name="Gruppieren 7" draw:id="id515">
          <svg:title/>
          <svg:desc/>
          <draw:g draw:name="Gruppieren 29" draw:id="id537">
            <svg:title/>
            <svg:desc/>
            <draw:connector draw:type="line" svg:x1="3.85883in" svg:y1="8.36731in" svg:x2="3.97693in" svg:y2="8.36731in" draw:id="id545" draw:style-name="a1091" draw:transform="translate(-3.91788in -8.36731in) rotate(-1.5708) translate(3.91788in 8.36731in)" draw:name="Gerade Verbindung 40">
              <svg:title/>
              <svg:desc/>
            </draw:connector>
            <draw:connector draw:type="line" svg:x1="0.47261in" svg:y1="8.36731in" svg:x2="0.59073in" svg:y2="8.36731in" draw:id="id546" draw:style-name="a1092" draw:transform="translate(-0.53167in -8.36731in) rotate(-1.5708) translate(0.53167in 8.36731in)" draw:name="Gerade Verbindung 41">
              <svg:title/>
              <svg:desc/>
            </draw:connector>
            <draw:connector draw:type="line" svg:x1="5.67011in" svg:y1="8.3673in" svg:x2="5.78823in" svg:y2="8.3673in" draw:id="id547" draw:style-name="a1093" draw:transform="translate(-5.72917in -8.3673in) rotate(-1.5708) translate(5.72917in 8.3673in)" draw:name="Gerade Verbindung 42">
              <svg:title/>
              <svg:desc/>
            </draw:connector>
          </draw:g>
          <draw:g draw:name="Gruppieren 30" draw:id="id538">
            <svg:title/>
            <svg:desc/>
            <draw:connector draw:type="line" svg:x1="7.48087in" svg:y1="8.36732in" svg:x2="7.59898in" svg:y2="8.36732in" draw:id="id542" draw:style-name="a1088" draw:transform="translate(-7.53993in -8.36732in) rotate(-1.5708) translate(7.53993in 8.36732in)" draw:name="Gerade Verbindung 37">
              <svg:title/>
              <svg:desc/>
            </draw:connector>
            <draw:connector draw:type="line" svg:x1="4.09298in" svg:y1="8.3673in" svg:x2="4.21109in" svg:y2="8.3673in" draw:id="id543" draw:style-name="a1089" draw:transform="translate(-4.15204in -8.3673in) rotate(-1.5708) translate(4.15204in 8.3673in)" draw:name="Gerade Verbindung 38">
              <svg:title/>
              <svg:desc/>
            </draw:connector>
            <draw:connector draw:type="line" svg:x1="5.90427in" svg:y1="8.36732in" svg:x2="6.02238in" svg:y2="8.36732in" draw:id="id544" draw:style-name="a1090" draw:transform="translate(-5.96333in -8.36732in) rotate(-1.5708) translate(5.96333in 8.36732in)" draw:name="Gerade Verbindung 39">
              <svg:title/>
              <svg:desc/>
            </draw:connector>
          </draw:g>
          <draw:g draw:name="Gruppieren 31" draw:id="id539">
            <svg:title/>
            <svg:desc/>
            <draw:connector draw:type="line" svg:x1="11.10371in" svg:y1="8.36732in" svg:x2="11.22182in" svg:y2="8.36732in" draw:id="id540" draw:style-name="a1086" draw:transform="translate(-11.16277in -8.36732in) rotate(-1.5708) translate(11.16277in 8.36732in)" draw:name="Gerade Verbindung 32">
              <svg:title/>
              <svg:desc/>
            </draw:connector>
            <draw:connector draw:type="line" svg:x1="7.71751in" svg:y1="8.36732in" svg:x2="7.83562in" svg:y2="8.36732in" draw:id="id541" draw:style-name="a1087" draw:transform="translate(-7.77657in -8.36732in) rotate(-1.5708) translate(7.77657in 8.36732in)" draw:name="Gerade Verbindung 33">
              <svg:title/>
              <svg:desc/>
            </draw:connector>
          </draw:g>
        </draw:g>
        <draw:g draw:name="Gruppieren 8" draw:id="id516">
          <svg:title/>
          <svg:desc/>
          <draw:g draw:name="Gruppieren 18" draw:id="id526">
            <svg:title/>
            <svg:desc/>
            <draw:connector draw:type="line" svg:x1="3.85883in" svg:y1="-0.08128in" svg:x2="3.97693in" svg:y2="-0.08128in" draw:id="id534" draw:style-name="a1083" draw:transform="translate(-3.91788in 0.08128in) rotate(-1.5708) translate(3.91788in -0.08128in)" draw:name="Gerade Verbindung 26">
              <svg:title/>
              <svg:desc/>
            </draw:connector>
            <draw:connector draw:type="line" svg:x1="0.47261in" svg:y1="-0.08128in" svg:x2="0.59073in" svg:y2="-0.08128in" draw:id="id535" draw:style-name="a1084" draw:transform="translate(-0.53167in 0.08128in) rotate(-1.5708) translate(0.53167in -0.08128in)" draw:name="Gerade Verbindung 27">
              <svg:title/>
              <svg:desc/>
            </draw:connector>
            <draw:connector draw:type="line" svg:x1="5.67011in" svg:y1="-0.08128in" svg:x2="5.78823in" svg:y2="-0.08128in" draw:id="id536" draw:style-name="a1085" draw:transform="translate(-5.72917in 0.08128in) rotate(-1.5708) translate(5.72917in -0.08128in)" draw:name="Gerade Verbindung 28">
              <svg:title/>
              <svg:desc/>
            </draw:connector>
          </draw:g>
          <draw:g draw:name="Gruppieren 19" draw:id="id527">
            <svg:title/>
            <svg:desc/>
            <draw:connector draw:type="line" svg:x1="7.48087in" svg:y1="-0.08127in" svg:x2="7.59898in" svg:y2="-0.08127in" draw:id="id531" draw:style-name="a1080" draw:transform="translate(-7.53993in 0.08127in) rotate(-1.5708) translate(7.53993in -0.08127in)" draw:name="Gerade Verbindung 23">
              <svg:title/>
              <svg:desc/>
            </draw:connector>
            <draw:connector draw:type="line" svg:x1="4.09298in" svg:y1="-0.08128in" svg:x2="4.21109in" svg:y2="-0.08128in" draw:id="id532" draw:style-name="a1081" draw:transform="translate(-4.15204in 0.08128in) rotate(-1.5708) translate(4.15204in -0.08128in)" draw:name="Gerade Verbindung 24">
              <svg:title/>
              <svg:desc/>
            </draw:connector>
            <draw:connector draw:type="line" svg:x1="5.90427in" svg:y1="-0.08127in" svg:x2="6.02238in" svg:y2="-0.08127in" draw:id="id533" draw:style-name="a1082" draw:transform="translate(-5.96333in 0.08127in) rotate(-1.5708) translate(5.96333in -0.08127in)" draw:name="Gerade Verbindung 25">
              <svg:title/>
              <svg:desc/>
            </draw:connector>
          </draw:g>
          <draw:g draw:name="Gruppieren 20" draw:id="id528">
            <svg:title/>
            <svg:desc/>
            <draw:connector draw:type="line" svg:x1="11.10371in" svg:y1="-0.08127in" svg:x2="11.22182in" svg:y2="-0.08127in" draw:id="id529" draw:style-name="a1078" draw:transform="translate(-11.16277in 0.08127in) rotate(-1.5708) translate(11.16277in -0.08127in)" draw:name="Gerade Verbindung 21">
              <svg:title/>
              <svg:desc/>
            </draw:connector>
            <draw:connector draw:type="line" svg:x1="7.71751in" svg:y1="-0.08127in" svg:x2="7.83562in" svg:y2="-0.08127in" draw:id="id530" draw:style-name="a1079" draw:transform="translate(-7.77657in 0.08127in) rotate(-1.5708) translate(7.77657in -0.08127in)" draw:name="Gerade Verbindung 22">
              <svg:title/>
              <svg:desc/>
            </draw:connector>
          </draw:g>
        </draw:g>
        <draw:g draw:name="Gruppieren 9" draw:id="id517">
          <svg:title/>
          <svg:desc/>
          <draw:connector draw:type="line" svg:x1="11.74881in" svg:y1="1.60359in" svg:x2="11.86692in" svg:y2="1.60359in" draw:id="id518" draw:style-name="a1070" draw:name="Gerade Verbindung 10">
            <svg:title/>
            <svg:desc/>
          </draw:connector>
          <draw:connector draw:type="line" svg:x1="11.74881in" svg:y1="7.51631in" svg:x2="11.86692in" svg:y2="7.51631in" draw:id="id519" draw:style-name="a1071" draw:name="Gerade Verbindung 11">
            <svg:title/>
            <svg:desc/>
          </draw:connector>
          <draw:connector draw:type="line" svg:x1="11.74881in" svg:y1="4.43215in" svg:x2="11.86692in" svg:y2="4.43215in" draw:id="id520" draw:style-name="a1072" draw:name="Gerade Verbindung 12">
            <svg:title/>
            <svg:desc/>
          </draw:connector>
          <draw:connector draw:type="line" svg:x1="11.74881in" svg:y1="4.66484in" svg:x2="11.86692in" svg:y2="4.66484in" draw:id="id521" draw:style-name="a1073" draw:name="Gerade Verbindung 13">
            <svg:title/>
            <svg:desc/>
          </draw:connector>
          <draw:connector draw:type="line" svg:x1="11.74881in" svg:y1="3.41482in" svg:x2="11.86692in" svg:y2="3.41482in" draw:id="id522" draw:style-name="a1074" draw:name="Gerade Verbindung 14">
            <svg:title/>
            <svg:desc/>
          </draw:connector>
          <draw:connector draw:type="line" svg:x1="11.74881in" svg:y1="3.64751in" svg:x2="11.86692in" svg:y2="3.64751in" draw:id="id523" draw:style-name="a1075" draw:name="Gerade Verbindung 15">
            <svg:title/>
            <svg:desc/>
          </draw:connector>
          <draw:connector draw:type="line" svg:x1="11.74881in" svg:y1="5.46229in" svg:x2="11.86692in" svg:y2="5.46229in" draw:id="id524" draw:style-name="a1076" draw:name="Gerade Verbindung 16">
            <svg:title/>
            <svg:desc/>
          </draw:connector>
          <draw:connector draw:type="line" svg:x1="11.74881in" svg:y1="5.69498in" svg:x2="11.86692in" svg:y2="5.69498in" draw:id="id525" draw:style-name="a1077" draw:name="Gerade Verbindung 17">
            <svg:title/>
            <svg:desc/>
          </draw:connector>
        </draw:g>
      </draw:g>
      <presentation:notes style:page-layout-name="pageLayout2" draw:style-name="a1157">
        <draw:frame draw:id="id51" presentation:style-name="a1104" draw:name="Kopfzeilenplatzhalter 1" svg:x="0.4487in" svg:y="6.05088in" svg:width="6.54174in" svg:height="0.39212in" presentation:class="header" presentation:placeholder="false">
          <draw:text-box>
            <text:p text:style-name="a1103" text:class-names="" text:cond-style-name=""><text:span text:style-name="a1102" text:class-names=""/></text:p>
          </draw:text-box>
          <svg:title/>
          <svg:desc/>
        </draw:frame>
        <draw:frame draw:id="id52" presentation:style-name="a1108" draw:name="Datumsplatzhalter 2" svg:x="0.46711in" svg:y="5.62136in" svg:width="1.14149in" svg:height="0.39648in" presentation:class="date-time" presentation:placeholder="false">
          <draw:text-box>
            <text:p text:style-name="a1107" text:class-names="" text:cond-style-name=""><text:span text:style-name="a1105" text:class-names=""><text:date text:fixed="false" style:data-style-name="a1106">22.01.2018</text:date></text:span></text:p>
          </draw:text-box>
          <svg:title/>
          <svg:desc/>
        </draw:frame>
        <draw:frame draw:id="id53" presentation:style-name="a1126" draw:name="Notizenplatzhalter 4" svg:x="7.27014in" svg:y="1.1805in" svg:width="3.06166in" svg:height="5.26921in" presentation:class="notes" presentation:placeholder="false">
          <draw:text-box>
            <text:p text:style-name="a1110" text:class-names="" text:cond-style-name=""><text:span text:style-name="a1109" text:class-names="">Textmasterformat bearbeiten</text:span></text:p>
            <text:list text:style-name="a1113">
              <text:list-item>
                <text:list text:style-name="a1113">
                  <text:list-item>
                    <text:p text:style-name="a1112" text:class-names="" text:cond-style-name=""><text:span text:style-name="a1111" text:class-names="">Zweite Ebene</text:span></text:p>
                  </text:list-item>
                </text:list>
              </text:list-item>
            </text:list>
            <text:list text:style-name="a1116">
              <text:list-item>
                <text:list text:style-name="a1116">
                  <text:list-item>
                    <text:list text:style-name="a1116">
                      <text:list-item>
                        <text:p text:style-name="a1115" text:class-names="" text:cond-style-name=""><text:span text:style-name="a1114" text:class-names="">Dritte Ebene</text:span></text:p>
                      </text:list-item>
                    </text:list>
                  </text:list-item>
                </text:list>
              </text:list-item>
            </text:list>
            <text:list text:style-name="a1119">
              <text:list-item>
                <text:list text:style-name="a1119">
                  <text:list-item>
                    <text:list text:style-name="a1119">
                      <text:list-item>
                        <text:list text:style-name="a1119">
                          <text:list-item>
                            <text:p text:style-name="a1118" text:class-names="" text:cond-style-name=""><text:span text:style-name="a1117" text:class-names="">Vierte Ebene</text:span></text:p>
                          </text:list-item>
                        </text:list>
                      </text:list-item>
                    </text:list>
                  </text:list-item>
                </text:list>
              </text:list-item>
            </text:list>
            <text:list text:style-name="a1122">
              <text:list-item>
                <text:list text:style-name="a1122">
                  <text:list-item>
                    <text:list text:style-name="a1122">
                      <text:list-item>
                        <text:list text:style-name="a1122">
                          <text:list-item>
                            <text:list text:style-name="a1122">
                              <text:list-item>
                                <text:p text:style-name="a1121" text:class-names="" text:cond-style-name=""><text:span text:style-name="a1120" text:class-names="">Fünfte Ebene</text:span></text:p>
                              </text:list-item>
                            </text:list>
                          </text:list-item>
                        </text:list>
                      </text:list-item>
                    </text:list>
                  </text:list-item>
                </text:list>
              </text:list-item>
            </text:list>
            <text:list text:style-name="a1125">
              <text:list-item>
                <text:list text:style-name="a1125">
                  <text:list-item>
                    <text:list text:style-name="a1125">
                      <text:list-item>
                        <text:list text:style-name="a1125">
                          <text:list-item>
                            <text:list text:style-name="a1125">
                              <text:list-item>
                                <text:list text:style-name="a1125">
                                  <text:list-item>
                                    <text:list text:style-name="a1125">
                                      <text:list-item>
                                        <text:list text:style-name="a1125">
                                          <text:list-item>
                                            <text:list text:style-name="a1125">
                                              <text:list-item>
                                                <text:p text:style-name="a1124" text:class-names="" text:cond-style-name=""><text:span text:style-name="a1123" text:class-names=""/></text:p>
                                              </text:list-item>
                                            </text:list>
                                          </text:list-item>
                                        </text:list>
                                      </text:list-item>
                                    </text:list>
                                  </text:list-item>
                                </text:list>
                              </text:list-item>
                            </text:list>
                          </text:list-item>
                        </text:list>
                      </text:list-item>
                    </text:list>
                  </text:list-item>
                </text:list>
              </text:list-item>
            </text:list>
          </draw:text-box>
          <svg:title/>
          <svg:desc/>
        </draw:frame>
        <draw:frame draw:id="id54" presentation:style-name="a1129" draw:name="Fußzeilenplatzhalter 5" svg:x="1.6086in" svg:y="5.62136in" svg:width="5.38183in" svg:height="0.39648in" presentation:class="footer" presentation:placeholder="false">
          <draw:text-box>
            <text:p text:style-name="a1128" text:class-names="" text:cond-style-name=""><text:span text:style-name="a1127" text:class-names=""/></text:p>
          </draw:text-box>
          <svg:title/>
          <svg:desc/>
        </draw:frame>
        <draw:frame draw:id="id55" presentation:style-name="a1133" draw:name="Foliennummernplatzhalter 6" svg:x="0.46479in" svg:y="0.64577in" svg:width="6.52564in" svg:height="0.3717in" presentation:class="page-number" presentation:placeholder="false">
          <draw:text-box>
            <text:p text:style-name="a1132" text:class-names="" text:cond-style-name=""><text:span text:style-name="a1130" text:class-names="">Folie<text:s text:c="1"/></text:span><text:span text:style-name="a1131" text:class-names=""><text:page-number style:num-format="1" text:fixed="false"/></text:span></text:p>
          </draw:text-box>
          <svg:title/>
          <svg:desc/>
        </draw:frame>
        <draw:g draw:name="Group 166" draw:id="id56">
          <svg:title/>
          <svg:desc/>
          <draw:custom-shape svg:width="6.53169in" svg:height="4.21424in" draw:id="id81" draw:style-name="a1153" draw:transform="translate(-3.26584in -2.10712in) rotate(-3.15905) translate(3.74913in 3.29445in)" draw:name="Rectangle 167">
            <svg:title/>
            <svg:desc/>
            <text:p text:style-name="a1152" text:class-names="" text:cond-style-name=""><text:span text:style-name="a1151" text:class-names=""/></text:p>
            <draw:enhanced-geometry xmlns:dr3d="urn:oasis:names:tc:opendocument:xmlns:dr3d:1.0" draw:type="non-primitive" svg:viewBox="0 0 21600 21600" draw:enhanced-path="M 0 0 L 21600 0 21600 21600 0 21600 Z N" draw:mirror-vertical="true" draw:mirror-horizontal="true"/>
          </draw:custom-shape>
          <draw:custom-shape svg:width="6.53169in" svg:height="4.24492in" draw:id="id82" draw:style-name="a1156" draw:transform="translate(-3.26584in -2.12246in) rotate(-3.14159) translate(3.73363in 3.29612in)" draw:name="Rectangle 168">
            <svg:title/>
            <svg:desc/>
            <text:p text:style-name="a1155" text:class-names="" text:cond-style-name=""><text:span text:style-name="a1154" text:class-names=""/></text:p>
            <draw:enhanced-geometry xmlns:dr3d="urn:oasis:names:tc:opendocument:xmlns:dr3d:1.0" draw:type="non-primitive" svg:viewBox="0 0 21600 21600" draw:enhanced-path="M 0 0 L 21600 0 21600 21600 0 21600 Z N" draw:mirror-vertical="true" draw:mirror-horizontal="true"/>
          </draw:custom-shape>
        </draw:g>
        <draw:page-thumbnail svg:x="0.73958in" svg:y="1.18056in" svg:width="5.98958in" svg:height="4.23611in" presentation:class="page" draw:id="id57" presentation:style-name="a1134" draw:name="Folienbildplatzhalter 37">
          <svg:title/>
          <svg:desc/>
        </draw:page-thumbnail>
        <draw:connector draw:type="line" svg:x1="0.43852in" svg:y1="6.91732in" svg:x2="10.3318in" svg:y2="6.91732in" draw:id="id58" draw:style-name="a1135" draw:name="Straight Connector 5">
          <svg:title/>
          <svg:desc/>
        </draw:connector>
        <draw:g draw:name="Gruppieren 93" draw:id="id59">
          <svg:title/>
          <svg:desc/>
          <draw:g draw:name="Gruppieren 41" draw:id="id61">
            <svg:title/>
            <svg:desc/>
            <draw:connector draw:type="line" svg:x1="-0.17934in" svg:y1="1.17186in" svg:x2="-0.0518in" svg:y2="1.17186in" draw:id="id78" draw:style-name="a1148" draw:name="Gerade Verbindung 75">
              <svg:title/>
              <svg:desc/>
            </draw:connector>
            <draw:connector draw:type="line" svg:x1="-0.17934in" svg:y1="6.43797in" svg:x2="-0.0518in" svg:y2="6.43797in" draw:id="id79" draw:style-name="a1149" draw:name="Gerade Verbindung 76">
              <svg:title/>
              <svg:desc/>
            </draw:connector>
            <draw:connector draw:type="line" svg:x1="-0.17934in" svg:y1="5.43076in" svg:x2="-0.0518in" svg:y2="5.43076in" draw:id="id80" draw:style-name="a1150" draw:name="Gerade Verbindung 81">
              <svg:title/>
              <svg:desc/>
            </draw:connector>
          </draw:g>
          <draw:g draw:name="Gruppieren 42" draw:id="id62">
            <svg:title/>
            <svg:desc/>
            <draw:connector draw:type="line" svg:x1="0.39684in" svg:y1="7.52696in" svg:x2="0.51392in" svg:y2="7.52696in" draw:id="id73" draw:style-name="a1144" draw:transform="translate(-0.45538in -7.52696in) rotate(-1.5708) translate(0.45538in 7.52696in)" draw:name="Gerade Verbindung 73">
              <svg:title/>
              <svg:desc/>
            </draw:connector>
            <draw:connector draw:type="line" svg:x1="6.94989in" svg:y1="7.52696in" svg:x2="7.06697in" svg:y2="7.52696in" draw:id="id74" draw:style-name="a1145" draw:transform="translate(-7.00843in -7.52696in) rotate(-1.5708) translate(7.00843in 7.52696in)" draw:name="Gerade Verbindung 69">
              <svg:title/>
              <svg:desc/>
            </draw:connector>
            <draw:g draw:name="Gruppieren 66" draw:id="id75">
              <svg:title/>
              <svg:desc/>
              <draw:connector draw:type="line" svg:x1="10.26385in" svg:y1="7.52696in" svg:x2="10.38093in" svg:y2="7.52696in" draw:id="id76" draw:style-name="a1146" draw:transform="translate(-10.32239in -7.52696in) rotate(-1.5708) translate(10.32239in 7.52696in)" draw:name="Gerade Verbindung 67">
                <svg:title/>
                <svg:desc/>
              </draw:connector>
              <draw:connector draw:type="line" svg:x1="7.20735in" svg:y1="7.52695in" svg:x2="7.32442in" svg:y2="7.52695in" draw:id="id77" draw:style-name="a1147" draw:transform="translate(-7.26589in -7.52695in) rotate(-1.5708) translate(7.26589in 7.52695in)" draw:name="Gerade Verbindung 68">
                <svg:title/>
                <svg:desc/>
              </draw:connector>
            </draw:g>
          </draw:g>
          <draw:g draw:name="Gruppieren 83" draw:id="id63">
            <svg:title/>
            <svg:desc/>
            <draw:connector draw:type="line" svg:x1="10.82261in" svg:y1="1.17186in" svg:x2="10.95015in" svg:y2="1.17186in" draw:id="id70" draw:style-name="a1141" draw:name="Gerade Verbindung 84">
              <svg:title/>
              <svg:desc/>
            </draw:connector>
            <draw:connector draw:type="line" svg:x1="10.82261in" svg:y1="6.43797in" svg:x2="10.95015in" svg:y2="6.43797in" draw:id="id71" draw:style-name="a1142" draw:name="Gerade Verbindung 85">
              <svg:title/>
              <svg:desc/>
            </draw:connector>
            <draw:connector draw:type="line" svg:x1="10.82261in" svg:y1="5.43076in" svg:x2="10.95015in" svg:y2="5.43076in" draw:id="id72" draw:style-name="a1143" draw:name="Gerade Verbindung 86">
              <svg:title/>
              <svg:desc/>
            </draw:connector>
          </draw:g>
          <draw:g draw:name="Gruppieren 87" draw:id="id64">
            <svg:title/>
            <svg:desc/>
            <draw:connector draw:type="line" svg:x1="0.39684in" svg:y1="-0.08056in" svg:x2="0.51392in" svg:y2="-0.08056in" draw:id="id65" draw:style-name="a1137" draw:transform="translate(-0.45538in 0.08056in) rotate(-1.5708) translate(0.45538in -0.08056in)" draw:name="Gerade Verbindung 88">
              <svg:title/>
              <svg:desc/>
            </draw:connector>
            <draw:connector draw:type="line" svg:x1="6.94989in" svg:y1="-0.08056in" svg:x2="7.06697in" svg:y2="-0.08056in" draw:id="id66" draw:style-name="a1138" draw:transform="translate(-7.00843in 0.08056in) rotate(-1.5708) translate(7.00843in -0.08056in)" draw:name="Gerade Verbindung 89">
              <svg:title/>
              <svg:desc/>
            </draw:connector>
            <draw:g draw:name="Gruppieren 90" draw:id="id67">
              <svg:title/>
              <svg:desc/>
              <draw:connector draw:type="line" svg:x1="10.26385in" svg:y1="-0.08056in" svg:x2="10.38093in" svg:y2="-0.08056in" draw:id="id68" draw:style-name="a1139" draw:transform="translate(-10.32239in 0.08056in) rotate(-1.5708) translate(10.32239in -0.08056in)" draw:name="Gerade Verbindung 91">
                <svg:title/>
                <svg:desc/>
              </draw:connector>
              <draw:connector draw:type="line" svg:x1="7.20735in" svg:y1="-0.08056in" svg:x2="7.32442in" svg:y2="-0.08056in" draw:id="id69" draw:style-name="a1140" draw:transform="translate(-7.26589in 0.08056in) rotate(-1.5708) translate(7.26589in -0.08056in)" draw:name="Gerade Verbindung 92">
                <svg:title/>
                <svg:desc/>
              </draw:connector>
            </draw:g>
          </draw:g>
        </draw:g>
        <draw:frame draw:id="id60" draw:style-name="a1136" draw:name="Picture 3" svg:x="9.1537in" svg:y="0.37779in" svg:width="1.1781in" svg:height="0.2734in" style:rel-width="scale" style:rel-height="scale">
          <draw:image xlink:href="media/image1.png" xlink:type="simple" xlink:show="embed" xlink:actuate="onLoad"/>
          <svg:title/>
          <svg:desc/>
        </draw:frame>
      </presentation:notes>
    </style:master-page>
    <style:handout-master style:page-layout-name="pageLayout3" draw:style-name="a1158">
      <draw:frame draw:id="id556" presentation:style-name="a1161" draw:name="Kopfzeilenplatzhalter 1" svg:x="0.4487in" svg:y="6.95635in" svg:width="6.54174in" svg:height="0.39212in" presentation:class="header" presentation:placeholder="false">
        <draw:text-box>
          <text:p text:style-name="a1160" text:class-names="" text:cond-style-name=""><text:span text:style-name="a1159" text:class-names=""/></text:p>
        </draw:text-box>
        <svg:title/>
        <svg:desc/>
      </draw:frame>
      <draw:frame draw:id="id557" presentation:style-name="a1165" draw:name="Datumsplatzhalter 2" svg:x="9.47878in" svg:y="6.95635in" svg:width="0.83658in" svg:height="0.39648in" presentation:class="date-time" presentation:placeholder="false">
        <draw:text-box>
          <text:p text:style-name="a1164" text:class-names="" text:cond-style-name=""><text:span text:style-name="a1162" text:class-names=""><text:date text:fixed="false" style:data-style-name="a1163">22.01.2018</text:date></text:span></text:p>
        </draw:text-box>
        <svg:title/>
        <svg:desc/>
      </draw:frame>
      <draw:frame draw:id="id558" presentation:style-name="a1168" draw:name="Fußzeilenplatzhalter 5" svg:x="3.79808in" svg:y="6.95635in" svg:width="5.6687in" svg:height="0.39648in" presentation:class="footer" presentation:placeholder="false">
        <draw:text-box>
          <text:p text:style-name="a1167" text:class-names="" text:cond-style-name=""><text:span text:style-name="a1166" text:class-names=""/></text:p>
        </draw:text-box>
        <svg:title/>
        <svg:desc/>
      </draw:frame>
      <draw:frame draw:id="id559" presentation:style-name="a1172" draw:name="Foliennummernplatzhalter 6" svg:x="0.46479in" svg:y="0.27407in" svg:width="6.52564in" svg:height="0.3717in" presentation:class="page-number" presentation:placeholder="false">
        <draw:text-box>
          <text:p text:style-name="a1171" text:class-names="" text:cond-style-name=""><text:span text:style-name="a1169" text:class-names="">Folie<text:s text:c="1"/></text:span><text:span text:style-name="a1170" text:class-names=""><text:page-number style:num-format="1" text:fixed="false"/></text:span></text:p>
        </draw:text-box>
        <svg:title/>
        <svg:desc/>
      </draw:frame>
      <draw:connector draw:type="line" svg:x1="0.43852in" svg:y1="6.91732in" svg:x2="10.3318in" svg:y2="6.91732in" draw:id="id560" draw:style-name="a1173" draw:name="Straight Connector 5">
        <svg:title/>
        <svg:desc/>
      </draw:connector>
      <draw:page-thumbnail draw:page-number="1" svg:x="0.75521in" svg:y="1.10764in" svg:width="2.80729in" svg:height="1.98438in"/>
      <draw:page-thumbnail draw:page-number="2" svg:x="3.99479in" svg:y="1.10764in" svg:width="2.80729in" svg:height="1.98438in"/>
      <draw:page-thumbnail draw:page-number="3" svg:x="7.23438in" svg:y="1.10764in" svg:width="2.80729in" svg:height="1.98438in"/>
      <draw:page-thumbnail draw:page-number="4" svg:x="0.75521in" svg:y="4.34201in" svg:width="2.80729in" svg:height="1.98438in"/>
      <draw:page-thumbnail draw:page-number="5" svg:x="3.99479in" svg:y="4.34201in" svg:width="2.80729in" svg:height="1.98438in"/>
      <draw:page-thumbnail draw:page-number="6" svg:x="7.23438in" svg:y="4.34201in" svg:width="2.80729in" svg:height="1.98438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2-Factor-App,  Build Cloud Ready Applications</dc:title>
    <meta:initial-creator>Dieter Baier</meta:initial-creator>
    <dc:creator>Dieter Baier</dc:creator>
    <meta:creation-date>2018-01-22T04:55:25Z</meta:creation-date>
    <dc:date>2018-01-22T08:16:06Z</dc:date>
    <meta:print-date>2014-09-22T14:15:15Z</meta:print-date>
    <meta:template xlink:href="Powerpoint_Folienbibliothek_NovaTec" xlink:type="simple"/>
    <meta:editing-cycles>7</meta:editing-cycles>
    <meta:editing-duration>PT0S</meta:editing-duration>
    <meta:document-statistic meta:paragraph-count="157" meta:word-count="458"/>
  </office:meta>
</office:document-meta>
</file>